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E1" svg:font-family="'Arial CE'" style:font-pitch="variable"/>
    <style:font-face style:name="Arial Cyr" svg:font-family="'Arial Cyr'" style:font-pitch="variable"/>
    <style:font-face style:name="Helv" svg:font-family="Helv" style:font-pitch="variable"/>
    <style:font-face style:name="Tms Rmn" svg:font-family="'Tms Rmn'" style:font-pitch="variable"/>
    <style:font-face style:name="µ¸¿ò" svg:font-family="µ¸¿ò" style:font-pitch="variable"/>
    <style:font-face style:name="Courier" svg:font-family="Courier" style:font-family-generic="modern" style:font-pitch="variable"/>
    <style:font-face style:name="Terminal" svg:font-family="Terminal" style:font-family-generic="modern" style:font-pitch="variable"/>
    <style:font-face style:name="ＭＳ Ｐゴシック" svg:font-family="'ＭＳ Ｐゴシック'" style:font-family-generic="modern" style:font-pitch="variable"/>
    <style:font-face style:name="Bookman" svg:font-family="Bookman" style:font-family-generic="roman" style:font-pitch="variable"/>
    <style:font-face style:name="Century Schoolbook" svg:font-family="'Century Schoolboo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明朝" svg:font-family="明朝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Mäori" svg:font-family="'Arial Mäori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Sans Serif" svg:font-family="'Microsoft Sans Serif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33.537cm"/>
    </style:style>
    <style:style style:name="co8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1.711cm"/>
    </style:style>
    <style:style style:name="co10" style:family="table-column">
      <style:table-column-properties fo:break-before="page" style:column-width="0.871cm"/>
    </style:style>
    <style:style style:name="co11" style:family="table-column">
      <style:table-column-properties fo:break-before="auto" style:column-width="2.65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page" style:use-optimal-row-height="true"/>
    </style:style>
    <style:style style:name="ro6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439cm" fo:break-before="auto" style:use-optimal-row-height="false"/>
    </style:style>
    <style:style style:name="ta2" style:family="table" style:master-page-name="PageStyle_5f_About_20_this_20_file">
      <style:table-properties table:display="true" style:writing-mode="lr-tb" table:tab-color="#99ccff"/>
    </style:style>
    <style:style style:name="ta3" style:family="table" style:master-page-name="PageStyle_5f_t1-a10">
      <style:table-properties table:display="true" style:writing-mode="lr-tb"/>
    </style:style>
    <number:number-style style:name="N10004" number:language="en" number:country="GB">
      <number:number number:decimal-places="2" number:min-decimal-places="2" number:min-integer-digits="1" number:grouping="true"/>
    </number:number-style>
    <number:date-style style:name="N10084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12" style:family="table-cell" style:parent-style-name="Normal_20_7_20_9_20_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20_7_20_9_20_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7_20_9_20_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7_20_9_20_2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solid #4f81bd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Normal_20_7_20_9_20_2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9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Normal_20_7_20_9_20_2" style:data-style-name="N10000">
      <style:table-cell-properties style:cell-protect="protected" style:print-content="true" style:text-align-source="fix" style:repeat-content="false" fo:background-color="transparent" fo:wrap-option="wrap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20_7_20_9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9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20_7_20_9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7_20_9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7_20_9_20_2" style:data-style-name="N100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42_20_2_20_2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7_20_9_20_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7_20_9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20_7_20_9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7_20_9_20_2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solid #4f81bd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7_20_9_20_2" style:data-style-name="N12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Normal_20_7_20_9_20_2" style:data-style-name="N1000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7_20_9_20_2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Normal_20_7_20_9_20_2" style:data-style-name="N10001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20_7_20_9_20_2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Normal_20_42_20_2_20_2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7_20_9_20_2" style:data-style-name="N1008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7_20_9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4f81bd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7_20_9_20_2" style:data-style-name="N12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7_20_9_20_2" style:data-style-name="N125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7_20_9_20_2" style:data-style-name="N125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7_20_9_20_2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" style:family="table-cell" style:parent-style-name="Normal_20_7_20_9_20_2" style:data-style-name="N100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7_20_9_20_2" style:data-style-name="N125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7_20_9_20_2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Normal_20_7_20_9_20_2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Normal_20_7_20_9_20_2" style:data-style-name="N100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00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_20_7_20_9_20_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1-a10" table:style-name="ta3" table:print="false">
        <office:forms form:automatic-focus="false" form:apply-design-mode="false"/>
        <table:table-column table:style-name="co4" table:default-cell-style-name="ce9"/>
        <table:table-column table:style-name="co6" table:default-cell-style-name="ce46"/>
        <table:table-column table:style-name="co9" table:number-columns-repeated="35" table:default-cell-style-name="ce46"/>
        <table:table-column table:style-name="co10" table:default-cell-style-name="ce46"/>
        <table:table-column table:style-name="co5" table:default-cell-style-name="ce46"/>
        <table:table-column table:style-name="co11" table:default-cell-style-name="ce46"/>
        <table:table-column table:style-name="co5" table:number-columns-repeated="21" table:default-cell-style-name="ce46"/>
        <table:table-column table:style-name="co5" table:number-columns-repeated="960" table:default-cell-style-name="ce73"/>
        <table:table-column table:style-name="co12" table:number-columns-repeated="3" table:default-cell-style-name="ce72"/>
        <table:table-row table:style-name="ro1">
          <table:table-cell table:style-name="ce2" office:value-type="string" calcext:value-type="string">
            <text:p>Annex Table 1-a10. Quarterly unemployment rates by place of birth in OECD countries, 2016-20</text:p>
          </table:table-cell>
          <table:table-cell table:style-name="ce48"/>
          <table:table-cell table:number-columns-repeated="8"/>
          <table:table-cell table:style-name="ce48" table:number-columns-repeated="2"/>
          <table:table-cell/>
          <table:table-cell table:style-name="ce48" table:number-columns-repeated="11"/>
          <table:table-cell table:number-columns-repeated="8"/>
          <table:table-cell table:style-name="ce48" table:number-columns-repeated="2"/>
          <table:table-cell/>
          <table:table-cell table:style-name="ce48" table:number-columns-repeated="2"/>
          <table:table-cell table:number-columns-repeated="987"/>
        </table:table-row>
        <table:table-row table:style-name="ro1">
          <table:table-cell table:style-name="ce3" office:value-type="string" calcext:value-type="string">
            <text:p>Percentage of the active population aged 15-64</text:p>
          </table:table-cell>
          <table:table-cell table:style-name="ce48"/>
          <table:table-cell table:number-columns-repeated="8"/>
          <table:table-cell table:style-name="ce48" table:number-columns-repeated="2"/>
          <table:table-cell/>
          <table:table-cell table:style-name="ce48" table:number-columns-repeated="11"/>
          <table:table-cell table:number-columns-repeated="8"/>
          <table:table-cell table:style-name="ce48" table:number-columns-repeated="2"/>
          <table:table-cell/>
          <table:table-cell table:style-name="ce48" table:number-columns-repeated="2"/>
          <table:table-cell table:number-columns-repeated="987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15"/>
          <table:table-cell table:style-name="ce22" office:value-type="string" calcext:value-type="string">
            <text:p>AUS</text:p>
          </table:table-cell>
          <table:table-cell table:style-name="ce22" office:value-type="string" calcext:value-type="string">
            <text:p>AUT</text:p>
          </table:table-cell>
          <table:table-cell table:style-name="ce22" office:value-type="string" calcext:value-type="string">
            <text:p>BEL</text:p>
          </table:table-cell>
          <table:table-cell table:style-name="ce22" office:value-type="string" calcext:value-type="string">
            <text:p>CAN</text:p>
          </table:table-cell>
          <table:table-cell table:style-name="ce22" office:value-type="string" calcext:value-type="string">
            <text:p>CHE</text:p>
          </table:table-cell>
          <table:table-cell table:style-name="ce22" office:value-type="string" calcext:value-type="string">
            <text:p>CHL</text:p>
          </table:table-cell>
          <table:table-cell table:style-name="ce22" office:value-type="string" calcext:value-type="string">
            <text:p>COL</text:p>
          </table:table-cell>
          <table:table-cell table:style-name="ce22" office:value-type="string" calcext:value-type="string">
            <text:p>CZE</text:p>
          </table:table-cell>
          <table:table-cell table:style-name="ce22" office:value-type="string" calcext:value-type="string">
            <text:p>DEU</text:p>
          </table:table-cell>
          <table:table-cell table:style-name="ce22" office:value-type="string" calcext:value-type="string">
            <text:p>DNK</text:p>
          </table:table-cell>
          <table:table-cell table:style-name="ce22" office:value-type="string" calcext:value-type="string">
            <text:p>ESP</text:p>
          </table:table-cell>
          <table:table-cell table:style-name="ce22" office:value-type="string" calcext:value-type="string">
            <text:p>EST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FRA</text:p>
          </table:table-cell>
          <table:table-cell table:style-name="ce22" office:value-type="string" calcext:value-type="string">
            <text:p>GBR</text:p>
          </table:table-cell>
          <table:table-cell table:style-name="ce22" office:value-type="string" calcext:value-type="string">
            <text:p>GRC</text:p>
          </table:table-cell>
          <table:table-cell table:style-name="ce22" office:value-type="string" calcext:value-type="string">
            <text:p>HUN</text:p>
          </table:table-cell>
          <table:table-cell table:style-name="ce22" office:value-type="string" calcext:value-type="string">
            <text:p>IRL</text:p>
          </table:table-cell>
          <table:table-cell table:style-name="ce22" office:value-type="string" calcext:value-type="string">
            <text:p>ISL</text:p>
          </table:table-cell>
          <table:table-cell table:style-name="ce22" office:value-type="string" calcext:value-type="string">
            <text:p>ISR</text:p>
          </table:table-cell>
          <table:table-cell table:style-name="ce22" office:value-type="string" calcext:value-type="string">
            <text:p>ITA</text:p>
          </table:table-cell>
          <table:table-cell table:style-name="ce22" office:value-type="string" calcext:value-type="string">
            <text:p>LTU</text:p>
          </table:table-cell>
          <table:table-cell table:style-name="ce22" office:value-type="string" calcext:value-type="string">
            <text:p>LUX</text:p>
          </table:table-cell>
          <table:table-cell table:style-name="ce22" office:value-type="string" calcext:value-type="string">
            <text:p>LVA</text:p>
          </table:table-cell>
          <table:table-cell table:style-name="ce22" office:value-type="string" calcext:value-type="string">
            <text:p>MEX</text:p>
          </table:table-cell>
          <table:table-cell table:style-name="ce22" office:value-type="string" calcext:value-type="string">
            <text:p>NLD</text:p>
          </table:table-cell>
          <table:table-cell table:style-name="ce22" office:value-type="string" calcext:value-type="string">
            <text:p>NOR</text:p>
          </table:table-cell>
          <table:table-cell table:style-name="ce22" office:value-type="string" calcext:value-type="string">
            <text:p>NZL</text:p>
          </table:table-cell>
          <table:table-cell table:style-name="ce22" office:value-type="string" calcext:value-type="string">
            <text:p>POL</text:p>
          </table:table-cell>
          <table:table-cell table:style-name="ce22" office:value-type="string" calcext:value-type="string">
            <text:p>PRT</text:p>
          </table:table-cell>
          <table:table-cell table:style-name="ce22" office:value-type="string" calcext:value-type="string">
            <text:p>SVK</text:p>
          </table:table-cell>
          <table:table-cell table:style-name="ce22" office:value-type="string" calcext:value-type="string">
            <text:p>SVN</text:p>
          </table:table-cell>
          <table:table-cell table:style-name="ce22" office:value-type="string" calcext:value-type="string">
            <text:p>SWE</text:p>
          </table:table-cell>
          <table:table-cell table:style-name="ce22" office:value-type="string" calcext:value-type="string">
            <text:p>TUR</text:p>
          </table:table-cell>
          <table:table-cell table:style-name="ce22" office:value-type="string" calcext:value-type="string">
            <text:p>USA</text:p>
          </table:table-cell>
          <table:table-cell table:style-name="ce66" table:number-columns-repeated="27"/>
          <table:table-cell table:style-name="ce70" table:number-columns-repeated="957"/>
          <table:table-cell table:number-columns-repeated="3"/>
        </table:table-row>
        <table:table-row table:style-name="ro4">
          <table:table-cell table:style-name="ce39" office:value-type="string" calcext:value-type="string" table:number-columns-spanned="1" table:number-rows-spanned="25">
            <text:p>Native-born</text:p>
          </table:table-cell>
          <table:table-cell table:style-name="ce16" office:value-type="string" calcext:value-type="string">
            <text:p>2016 Q1</text:p>
          </table:table-cell>
          <table:table-cell table:style-name="ce27" office:value-type="float" office:value="6.41784163817281" calcext:value-type="float">
            <text:p>6.4</text:p>
          </table:table-cell>
          <table:table-cell table:style-name="ce27" office:value-type="float" office:value="4.993515" calcext:value-type="float">
            <text:p>5.0</text:p>
          </table:table-cell>
          <table:table-cell table:style-name="ce27" office:value-type="float" office:value="6.439029" calcext:value-type="float">
            <text:p>6.4</text:p>
          </table:table-cell>
          <table:table-cell table:style-name="ce27" office:value-type="float" office:value="7.634257" calcext:value-type="float">
            <text:p>7.6</text:p>
          </table:table-cell>
          <table:table-cell table:style-name="ce27" office:value-type="float" office:value="3.198888" calcext:value-type="float">
            <text:p>3.2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1.2" calcext:value-type="float">
            <text:p>11.2</text:p>
          </table:table-cell>
          <table:table-cell table:style-name="ce27" office:value-type="float" office:value="4.355551" calcext:value-type="float">
            <text:p>4.4</text:p>
          </table:table-cell>
          <table:table-cell table:style-name="ce27" office:value-type="float" office:value="4.059297" calcext:value-type="float">
            <text:p>4.1</text:p>
          </table:table-cell>
          <table:table-cell table:style-name="ce27" office:value-type="float" office:value="5.582004" calcext:value-type="float">
            <text:p>5.6</text:p>
          </table:table-cell>
          <table:table-cell table:style-name="ce27" office:value-type="float" office:value="19.5449" calcext:value-type="float">
            <text:p>19.5</text:p>
          </table:table-cell>
          <table:table-cell table:style-name="ce27" office:value-type="float" office:value="6.421161" calcext:value-type="float">
            <text:p>6.4</text:p>
          </table:table-cell>
          <table:table-cell table:style-name="ce27" office:value-type="float" office:value="9.266653" calcext:value-type="float">
            <text:p>9.3</text:p>
          </table:table-cell>
          <table:table-cell table:style-name="ce27" office:value-type="float" office:value="9.778596" calcext:value-type="float">
            <text:p>9.8</text:p>
          </table:table-cell>
          <table:table-cell table:style-name="ce27" office:value-type="float" office:value="4.89195" calcext:value-type="float">
            <text:p>4.9</text:p>
          </table:table-cell>
          <table:table-cell table:style-name="ce27" office:value-type="float" office:value="24.1827" calcext:value-type="float">
            <text:p>24.2</text:p>
          </table:table-cell>
          <table:table-cell table:style-name="ce27" office:value-type="float" office:value="6.021674" calcext:value-type="float">
            <text:p>6.0</text:p>
          </table:table-cell>
          <table:table-cell table:style-name="ce27" office:value-type="float" office:value="8.125234" calcext:value-type="float">
            <text:p>8.1</text:p>
          </table:table-cell>
          <table:table-cell table:style-name="ce27" office:value-type="float" office:value="3.247575" calcext:value-type="float">
            <text:p>3.2</text:p>
          </table:table-cell>
          <table:table-cell table:style-name="ce27" office:value-type="float" office:value="5.317388" calcext:value-type="float">
            <text:p>5.3</text:p>
          </table:table-cell>
          <table:table-cell table:style-name="ce27" office:value-type="float" office:value="11.72014" calcext:value-type="float">
            <text:p>11.7</text:p>
          </table:table-cell>
          <table:table-cell table:style-name="ce27" office:value-type="float" office:value="8.51923317488344" calcext:value-type="float">
            <text:p>8.5</text:p>
          </table:table-cell>
          <table:table-cell table:style-name="ce27" office:value-type="float" office:value="3.807689" calcext:value-type="float">
            <text:p>3.8</text:p>
          </table:table-cell>
          <table:table-cell table:style-name="ce27" office:value-type="float" office:value="10.4113940390013" calcext:value-type="float">
            <text:p>10.4</text:p>
          </table:table-cell>
          <table:table-cell table:style-name="ce27" office:value-type="float" office:value="4.195748" calcext:value-type="float">
            <text:p>4.2</text:p>
          </table:table-cell>
          <table:table-cell table:style-name="ce27" office:value-type="float" office:value="6.182828" calcext:value-type="float">
            <text:p>6.2</text:p>
          </table:table-cell>
          <table:table-cell table:style-name="ce27" office:value-type="float" office:value="4.053702" calcext:value-type="float">
            <text:p>4.1</text:p>
          </table:table-cell>
          <table:table-cell table:style-name="ce27" office:value-type="float" office:value="5.9" calcext:value-type="float">
            <text:p>5.9</text:p>
          </table:table-cell>
          <table:table-cell table:style-name="ce27" office:value-type="float" office:value="7.052211" calcext:value-type="float">
            <text:p>7.1</text:p>
          </table:table-cell>
          <table:table-cell table:style-name="ce27" office:value-type="float" office:value="12.44395" calcext:value-type="float">
            <text:p>12.4</text:p>
          </table:table-cell>
          <table:table-cell table:style-name="ce27" office:value-type="float" office:value="10.41481" calcext:value-type="float">
            <text:p>10.4</text:p>
          </table:table-cell>
          <table:table-cell table:style-name="ce27" office:value-type="float" office:value="8.34938" calcext:value-type="float">
            <text:p>8.3</text:p>
          </table:table-cell>
          <table:table-cell table:style-name="ce27" office:value-type="float" office:value="5.577718" calcext:value-type="float">
            <text:p>5.6</text:p>
          </table:table-cell>
          <table:table-cell table:style-name="ce27" office:value-type="float" office:value="10.99187" calcext:value-type="float">
            <text:p>11.0</text:p>
          </table:table-cell>
          <table:table-cell table:style-name="ce27" office:value-type="float" office:value="5.467012" calcext:value-type="float">
            <text:p>5.5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6" office:value-type="string" calcext:value-type="string">
            <text:p>2016 Q2</text:p>
          </table:table-cell>
          <table:table-cell table:style-name="ce27" office:value-type="float" office:value="5.76766259714863" calcext:value-type="float">
            <text:p>5.8</text:p>
          </table:table-cell>
          <table:table-cell table:style-name="ce27" office:value-type="float" office:value="4.904943" calcext:value-type="float">
            <text:p>4.9</text:p>
          </table:table-cell>
          <table:table-cell table:style-name="ce27" office:value-type="float" office:value="6.626049" calcext:value-type="float">
            <text:p>6.6</text:p>
          </table:table-cell>
          <table:table-cell table:style-name="ce27" office:value-type="float" office:value="6.845025" calcext:value-type="float">
            <text:p>6.8</text:p>
          </table:table-cell>
          <table:table-cell table:style-name="ce27" office:value-type="float" office:value="2.972317" calcext:value-type="float">
            <text:p>3.0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9.5" calcext:value-type="float">
            <text:p>9.5</text:p>
          </table:table-cell>
          <table:table-cell table:style-name="ce27" office:value-type="float" office:value="3.942388" calcext:value-type="float">
            <text:p>3.9</text:p>
          </table:table-cell>
          <table:table-cell table:style-name="ce27" office:value-type="float" office:value="3.745337" calcext:value-type="float">
            <text:p>3.7</text:p>
          </table:table-cell>
          <table:table-cell table:style-name="ce27" office:value-type="float" office:value="5.366899" calcext:value-type="float">
            <text:p>5.4</text:p>
          </table:table-cell>
          <table:table-cell table:style-name="ce27" office:value-type="float" office:value="18.77175" calcext:value-type="float">
            <text:p>18.8</text:p>
          </table:table-cell>
          <table:table-cell table:style-name="ce27" office:value-type="float" office:value="6.526577" calcext:value-type="float">
            <text:p>6.5</text:p>
          </table:table-cell>
          <table:table-cell table:style-name="ce27" office:value-type="float" office:value="9.663541" calcext:value-type="float">
            <text:p>9.7</text:p>
          </table:table-cell>
          <table:table-cell table:style-name="ce27" office:value-type="float" office:value="8.81825" calcext:value-type="float">
            <text:p>8.8</text:p>
          </table:table-cell>
          <table:table-cell table:style-name="ce27" office:value-type="float" office:value="4.773397" calcext:value-type="float">
            <text:p>4.8</text:p>
          </table:table-cell>
          <table:table-cell table:style-name="ce27" office:value-type="float" office:value="22.63559" calcext:value-type="float">
            <text:p>22.6</text:p>
          </table:table-cell>
          <table:table-cell table:style-name="ce27" office:value-type="float" office:value="5.13812" calcext:value-type="float">
            <text:p>5.1</text:p>
          </table:table-cell>
          <table:table-cell table:style-name="ce27" office:value-type="float" office:value="8.37651" calcext:value-type="float">
            <text:p>8.4</text:p>
          </table:table-cell>
          <table:table-cell table:style-name="ce27" office:value-type="float" office:value="3.797211" calcext:value-type="float">
            <text:p>3.8</text:p>
          </table:table-cell>
          <table:table-cell table:style-name="ce27" office:value-type="float" office:value="4.886741" calcext:value-type="float">
            <text:p>4.9</text:p>
          </table:table-cell>
          <table:table-cell table:style-name="ce27" office:value-type="float" office:value="11.251" calcext:value-type="float">
            <text:p>11.3</text:p>
          </table:table-cell>
          <table:table-cell table:style-name="ce27" office:value-type="float" office:value="8.14014048035335" calcext:value-type="float">
            <text:p>8.1</text:p>
          </table:table-cell>
          <table:table-cell table:style-name="ce27" office:value-type="float" office:value="3.143875" calcext:value-type="float">
            <text:p>3.1</text:p>
          </table:table-cell>
          <table:table-cell table:style-name="ce27" office:value-type="float" office:value="9.83171392822637" calcext:value-type="float">
            <text:p>9.8</text:p>
          </table:table-cell>
          <table:table-cell table:style-name="ce27" office:value-type="float" office:value="4.092543" calcext:value-type="float">
            <text:p>4.1</text:p>
          </table:table-cell>
          <table:table-cell table:style-name="ce27" office:value-type="float" office:value="5.694897" calcext:value-type="float">
            <text:p>5.7</text:p>
          </table:table-cell>
          <table:table-cell table:style-name="ce27" office:value-type="float" office:value="4.026859" calcext:value-type="float">
            <text:p>4.0</text:p>
          </table:table-cell>
          <table:table-cell table:style-name="ce27" office:value-type="float" office:value="5.2" calcext:value-type="float">
            <text:p>5.2</text:p>
          </table:table-cell>
          <table:table-cell table:style-name="ce27" office:value-type="float" office:value="6.222614" calcext:value-type="float">
            <text:p>6.2</text:p>
          </table:table-cell>
          <table:table-cell table:style-name="ce27" office:value-type="float" office:value="11.20125" calcext:value-type="float">
            <text:p>11.2</text:p>
          </table:table-cell>
          <table:table-cell table:style-name="ce27" office:value-type="float" office:value="9.69092" calcext:value-type="float">
            <text:p>9.7</text:p>
          </table:table-cell>
          <table:table-cell table:style-name="ce27" office:value-type="float" office:value="7.637569" calcext:value-type="float">
            <text:p>7.6</text:p>
          </table:table-cell>
          <table:table-cell table:style-name="ce27" office:value-type="float" office:value="5.553329" calcext:value-type="float">
            <text:p>5.6</text:p>
          </table:table-cell>
          <table:table-cell table:style-name="ce27" office:value-type="float" office:value="9.542528" calcext:value-type="float">
            <text:p>9.5</text:p>
          </table:table-cell>
          <table:table-cell table:style-name="ce27" office:value-type="float" office:value="5.128164" calcext:value-type="float">
            <text:p>5.1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6" office:value-type="string" calcext:value-type="string">
            <text:p>2016 Q3</text:p>
          </table:table-cell>
          <table:table-cell table:style-name="ce27" office:value-type="float" office:value="5.69430061937047" calcext:value-type="float">
            <text:p>5.7</text:p>
          </table:table-cell>
          <table:table-cell table:style-name="ce27" office:value-type="float" office:value="4.740346" calcext:value-type="float">
            <text:p>4.7</text:p>
          </table:table-cell>
          <table:table-cell table:style-name="ce27" office:value-type="float" office:value="6.329115" calcext:value-type="float">
            <text:p>6.3</text:p>
          </table:table-cell>
          <table:table-cell table:style-name="ce27" office:value-type="float" office:value="7.020853" calcext:value-type="float">
            <text:p>7.0</text:p>
          </table:table-cell>
          <table:table-cell table:style-name="ce27" office:value-type="float" office:value="3.668824" calcext:value-type="float">
            <text:p>3.7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9.6" calcext:value-type="float">
            <text:p>9.6</text:p>
          </table:table-cell>
          <table:table-cell table:style-name="ce27" office:value-type="float" office:value="3.991745" calcext:value-type="float">
            <text:p>4.0</text:p>
          </table:table-cell>
          <table:table-cell table:style-name="ce27" office:value-type="float" office:value="3.506742" calcext:value-type="float">
            <text:p>3.5</text:p>
          </table:table-cell>
          <table:table-cell table:style-name="ce27" office:value-type="float" office:value="5.719944" calcext:value-type="float">
            <text:p>5.7</text:p>
          </table:table-cell>
          <table:table-cell table:style-name="ce27" office:value-type="float" office:value="17.90963" calcext:value-type="float">
            <text:p>17.9</text:p>
          </table:table-cell>
          <table:table-cell table:style-name="ce27" office:value-type="float" office:value="7.170646" calcext:value-type="float">
            <text:p>7.2</text:p>
          </table:table-cell>
          <table:table-cell table:style-name="ce27" office:value-type="float" office:value="7.225982" calcext:value-type="float">
            <text:p>7.2</text:p>
          </table:table-cell>
          <table:table-cell table:style-name="ce27" office:value-type="float" office:value="8.841354" calcext:value-type="float">
            <text:p>8.8</text:p>
          </table:table-cell>
          <table:table-cell table:style-name="ce27" office:value-type="float" office:value="4.967084" calcext:value-type="float">
            <text:p>5.0</text:p>
          </table:table-cell>
          <table:table-cell table:style-name="ce27" office:value-type="float" office:value="22.14491" calcext:value-type="float">
            <text:p>22.1</text:p>
          </table:table-cell>
          <table:table-cell table:style-name="ce27" office:value-type="float" office:value="4.937624" calcext:value-type="float">
            <text:p>4.9</text:p>
          </table:table-cell>
          <table:table-cell table:style-name="ce27" office:value-type="float" office:value="7.748528" calcext:value-type="float">
            <text:p>7.7</text:p>
          </table:table-cell>
          <table:table-cell table:style-name="ce27" office:value-type="float" office:value="2.293535" calcext:value-type="float">
            <text:p>2.3</text:p>
          </table:table-cell>
          <table:table-cell table:style-name="ce27" office:value-type="float" office:value="5.519755" calcext:value-type="float">
            <text:p>5.5</text:p>
          </table:table-cell>
          <table:table-cell table:style-name="ce27" office:value-type="float" office:value="10.68004" calcext:value-type="float">
            <text:p>10.7</text:p>
          </table:table-cell>
          <table:table-cell table:style-name="ce27" office:value-type="float" office:value="7.61252012723426" calcext:value-type="float">
            <text:p>7.6</text:p>
          </table:table-cell>
          <table:table-cell table:style-name="ce27" office:value-type="float" office:value="5.09644" calcext:value-type="float">
            <text:p>5.1</text:p>
          </table:table-cell>
          <table:table-cell table:style-name="ce27" office:value-type="float" office:value="9.62385761057012" calcext:value-type="float">
            <text:p>9.6</text:p>
          </table:table-cell>
          <table:table-cell table:style-name="ce27" office:value-type="float" office:value="4.185432" calcext:value-type="float">
            <text:p>4.2</text:p>
          </table:table-cell>
          <table:table-cell table:style-name="ce27" office:value-type="float" office:value="4.999181" calcext:value-type="float">
            <text:p>5.0</text:p>
          </table:table-cell>
          <table:table-cell table:style-name="ce27" office:value-type="float" office:value="4.148643" calcext:value-type="float">
            <text:p>4.1</text:p>
          </table:table-cell>
          <table:table-cell table:style-name="ce27" office:value-type="float" office:value="5.2" calcext:value-type="float">
            <text:p>5.2</text:p>
          </table:table-cell>
          <table:table-cell table:style-name="ce27" office:value-type="float" office:value="6.001265" calcext:value-type="float">
            <text:p>6.0</text:p>
          </table:table-cell>
          <table:table-cell table:style-name="ce27" office:value-type="float" office:value="10.8732" calcext:value-type="float">
            <text:p>10.9</text:p>
          </table:table-cell>
          <table:table-cell table:style-name="ce27" office:value-type="float" office:value="9.600917" calcext:value-type="float">
            <text:p>9.6</text:p>
          </table:table-cell>
          <table:table-cell table:style-name="ce27" office:value-type="float" office:value="7.058419" calcext:value-type="float">
            <text:p>7.1</text:p>
          </table:table-cell>
          <table:table-cell table:style-name="ce27" office:value-type="float" office:value="4.244977" calcext:value-type="float">
            <text:p>4.2</text:p>
          </table:table-cell>
          <table:table-cell table:style-name="ce27" office:value-type="float" office:value="11.35386" calcext:value-type="float">
            <text:p>11.4</text:p>
          </table:table-cell>
          <table:table-cell table:style-name="ce27" office:value-type="float" office:value="5.267862" calcext:value-type="float">
            <text:p>5.3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6" office:value-type="string" calcext:value-type="string">
            <text:p>2016 Q4</text:p>
          </table:table-cell>
          <table:table-cell table:style-name="ce27" office:value-type="float" office:value="5.4860746190226" calcext:value-type="float">
            <text:p>5.5</text:p>
          </table:table-cell>
          <table:table-cell table:style-name="ce27" office:value-type="float" office:value="4.322931" calcext:value-type="float">
            <text:p>4.3</text:p>
          </table:table-cell>
          <table:table-cell table:style-name="ce27" office:value-type="float" office:value="5.644905" calcext:value-type="float">
            <text:p>5.6</text:p>
          </table:table-cell>
          <table:table-cell table:style-name="ce27" office:value-type="float" office:value="6.278246" calcext:value-type="float">
            <text:p>6.3</text:p>
          </table:table-cell>
          <table:table-cell table:style-name="ce27" office:value-type="float" office:value="2.908672" calcext:value-type="float">
            <text:p>2.9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8.8" calcext:value-type="float">
            <text:p>8.8</text:p>
          </table:table-cell>
          <table:table-cell table:style-name="ce27" office:value-type="float" office:value="3.565787" calcext:value-type="float">
            <text:p>3.6</text:p>
          </table:table-cell>
          <table:table-cell table:style-name="ce27" office:value-type="float" office:value="3.266347" calcext:value-type="float">
            <text:p>3.3</text:p>
          </table:table-cell>
          <table:table-cell table:style-name="ce27" office:value-type="float" office:value="5.441576" calcext:value-type="float">
            <text:p>5.4</text:p>
          </table:table-cell>
          <table:table-cell table:style-name="ce27" office:value-type="float" office:value="17.61044" calcext:value-type="float">
            <text:p>17.6</text:p>
          </table:table-cell>
          <table:table-cell table:style-name="ce27" office:value-type="float" office:value="6.500482" calcext:value-type="float">
            <text:p>6.5</text:p>
          </table:table-cell>
          <table:table-cell table:style-name="ce27" office:value-type="float" office:value="7.659595" calcext:value-type="float">
            <text:p>7.7</text:p>
          </table:table-cell>
          <table:table-cell table:style-name="ce27" office:value-type="float" office:value="9.456331" calcext:value-type="float">
            <text:p>9.5</text:p>
          </table:table-cell>
          <table:table-cell table:style-name="ce27" office:value-type="float" office:value="4.562748" calcext:value-type="float">
            <text:p>4.6</text:p>
          </table:table-cell>
          <table:table-cell table:style-name="ce27" office:value-type="float" office:value="22.84559" calcext:value-type="float">
            <text:p>22.8</text:p>
          </table:table-cell>
          <table:table-cell table:style-name="ce27" office:value-type="float" office:value="4.445555" calcext:value-type="float">
            <text:p>4.4</text:p>
          </table:table-cell>
          <table:table-cell table:style-name="ce27" office:value-type="float" office:value="6.653395" calcext:value-type="float">
            <text:p>6.7</text:p>
          </table:table-cell>
          <table:table-cell table:style-name="ce27" office:value-type="float" office:value="2.639962" calcext:value-type="float">
            <text:p>2.6</text:p>
          </table:table-cell>
          <table:table-cell table:style-name="ce27" office:value-type="float" office:value="4.963109" calcext:value-type="float">
            <text:p>5.0</text:p>
          </table:table-cell>
          <table:table-cell table:style-name="ce27" office:value-type="float" office:value="11.86302" calcext:value-type="float">
            <text:p>11.9</text:p>
          </table:table-cell>
          <table:table-cell table:style-name="ce27" office:value-type="float" office:value="7.82429189186719" calcext:value-type="float">
            <text:p>7.8</text:p>
          </table:table-cell>
          <table:table-cell table:style-name="ce27" office:value-type="float" office:value="3.564807" calcext:value-type="float">
            <text:p>3.6</text:p>
          </table:table-cell>
          <table:table-cell table:style-name="ce27" office:value-type="float" office:value="9.50279025180525" calcext:value-type="float">
            <text:p>9.5</text:p>
          </table:table-cell>
          <table:table-cell table:style-name="ce27" office:value-type="float" office:value="3.66305" calcext:value-type="float">
            <text:p>3.7</text:p>
          </table:table-cell>
          <table:table-cell table:style-name="ce27" office:value-type="float" office:value="4.913665" calcext:value-type="float">
            <text:p>4.9</text:p>
          </table:table-cell>
          <table:table-cell table:style-name="ce27" office:value-type="float" office:value="3.450404" calcext:value-type="float">
            <text:p>3.5</text:p>
          </table:table-cell>
          <table:table-cell table:style-name="ce27" office:value-type="float" office:value="5.7" calcext:value-type="float">
            <text:p>5.7</text:p>
          </table:table-cell>
          <table:table-cell table:style-name="ce27" office:value-type="float" office:value="5.636565" calcext:value-type="float">
            <text:p>5.6</text:p>
          </table:table-cell>
          <table:table-cell table:style-name="ce27" office:value-type="float" office:value="10.69201" calcext:value-type="float">
            <text:p>10.7</text:p>
          </table:table-cell>
          <table:table-cell table:style-name="ce27" office:value-type="float" office:value="9.216477" calcext:value-type="float">
            <text:p>9.2</text:p>
          </table:table-cell>
          <table:table-cell table:style-name="ce27" office:value-type="float" office:value="7.961103" calcext:value-type="float">
            <text:p>8.0</text:p>
          </table:table-cell>
          <table:table-cell table:style-name="ce27" office:value-type="float" office:value="4.318145" calcext:value-type="float">
            <text:p>4.3</text:p>
          </table:table-cell>
          <table:table-cell table:style-name="ce27" office:value-type="float" office:value="12.1665" calcext:value-type="float">
            <text:p>12.2</text:p>
          </table:table-cell>
          <table:table-cell table:style-name="ce27" office:value-type="float" office:value="4.766527" calcext:value-type="float">
            <text:p>4.8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7"/>
          <table:table-cell table:style-name="ce28" table:number-columns-repeated="35"/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8" office:value-type="string" calcext:value-type="string">
            <text:p>2017 Q1</text:p>
          </table:table-cell>
          <table:table-cell table:style-name="ce27" office:value-type="float" office:value="6.3" calcext:value-type="float">
            <text:p>6.3</text:p>
          </table:table-cell>
          <table:table-cell table:style-name="ce27" office:value-type="float" office:value="4.407866" calcext:value-type="float">
            <text:p>4.4</text:p>
          </table:table-cell>
          <table:table-cell table:style-name="ce27" office:value-type="float" office:value="6.176215" calcext:value-type="float">
            <text:p>6.2</text:p>
          </table:table-cell>
          <table:table-cell table:style-name="ce27" office:value-type="float" office:value="7.195834" calcext:value-type="float">
            <text:p>7.2</text:p>
          </table:table-cell>
          <table:table-cell table:style-name="ce27" office:value-type="float" office:value="3.539724" calcext:value-type="float">
            <text:p>3.5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1.2" calcext:value-type="float">
            <text:p>11.2</text:p>
          </table:table-cell>
          <table:table-cell table:style-name="ce27" office:value-type="float" office:value="3.497126" calcext:value-type="float">
            <text:p>3.5</text:p>
          </table:table-cell>
          <table:table-cell table:style-name="ce27" office:value-type="float" office:value="3.609325" calcext:value-type="float">
            <text:p>3.6</text:p>
          </table:table-cell>
          <table:table-cell table:style-name="ce27" office:value-type="float" office:value="5.664" calcext:value-type="float">
            <text:p>5.7</text:p>
          </table:table-cell>
          <table:table-cell table:style-name="ce27" office:value-type="float" office:value="17.56433" calcext:value-type="float">
            <text:p>17.6</text:p>
          </table:table-cell>
          <table:table-cell table:style-name="ce27" office:value-type="float" office:value="6.023597" calcext:value-type="float">
            <text:p>6.0</text:p>
          </table:table-cell>
          <table:table-cell table:style-name="ce27" office:value-type="float" office:value="9.221533" calcext:value-type="float">
            <text:p>9.2</text:p>
          </table:table-cell>
          <table:table-cell table:style-name="ce27" office:value-type="float" office:value="9.192474" calcext:value-type="float">
            <text:p>9.2</text:p>
          </table:table-cell>
          <table:table-cell table:style-name="ce27" office:value-type="float" office:value="4.391893" calcext:value-type="float">
            <text:p>4.4</text:p>
          </table:table-cell>
          <table:table-cell table:style-name="ce27" office:value-type="float" office:value="22.58622" calcext:value-type="float">
            <text:p>22.6</text:p>
          </table:table-cell>
          <table:table-cell table:style-name="ce27" office:value-type="float" office:value="4.541055" calcext:value-type="float">
            <text:p>4.5</text:p>
          </table:table-cell>
          <table:table-cell table:style-name="ce27" office:value-type="float" office:value="6.864521" calcext:value-type="float">
            <text:p>6.9</text:p>
          </table:table-cell>
          <table:table-cell table:style-name="ce27" office:value-type="float" office:value="3.197654" calcext:value-type="float">
            <text:p>3.2</text:p>
          </table:table-cell>
          <table:table-cell table:style-name="ce27" office:value-type="float" office:value="4.468219" calcext:value-type="float">
            <text:p>4.5</text:p>
          </table:table-cell>
          <table:table-cell table:style-name="ce27" office:value-type="float" office:value="11.85316" calcext:value-type="float">
            <text:p>11.9</text:p>
          </table:table-cell>
          <table:table-cell table:style-name="ce27" office:value-type="float" office:value="8.36967861528919" calcext:value-type="float">
            <text:p>8.4</text:p>
          </table:table-cell>
          <table:table-cell table:style-name="ce27" office:value-type="float" office:value="4.75239" calcext:value-type="float">
            <text:p>4.8</text:p>
          </table:table-cell>
          <table:table-cell table:style-name="ce27" office:value-type="float" office:value="9.522091" calcext:value-type="float">
            <text:p>9.5</text:p>
          </table:table-cell>
          <table:table-cell table:style-name="ce27" office:value-type="float" office:value="3.521801" calcext:value-type="float">
            <text:p>3.5</text:p>
          </table:table-cell>
          <table:table-cell table:style-name="ce27" office:value-type="float" office:value="4.910294" calcext:value-type="float">
            <text:p>4.9</text:p>
          </table:table-cell>
          <table:table-cell table:style-name="ce27" office:value-type="float" office:value="3.615692" calcext:value-type="float">
            <text:p>3.6</text:p>
          </table:table-cell>
          <table:table-cell table:style-name="ce27" office:value-type="float" office:value="5.6791238568364" calcext:value-type="float">
            <text:p>5.7</text:p>
          </table:table-cell>
          <table:table-cell table:style-name="ce27" office:value-type="float" office:value="5.431223" calcext:value-type="float">
            <text:p>5.4</text:p>
          </table:table-cell>
          <table:table-cell table:style-name="ce27" office:value-type="float" office:value="10.31618" calcext:value-type="float">
            <text:p>10.3</text:p>
          </table:table-cell>
          <table:table-cell table:style-name="ce27" office:value-type="float" office:value="8.798063" calcext:value-type="float">
            <text:p>8.8</text:p>
          </table:table-cell>
          <table:table-cell table:style-name="ce27" office:value-type="float" office:value="7.529137" calcext:value-type="float">
            <text:p>7.5</text:p>
          </table:table-cell>
          <table:table-cell table:style-name="ce27" office:value-type="float" office:value="4.996624" calcext:value-type="float">
            <text:p>5.0</text:p>
          </table:table-cell>
          <table:table-cell table:style-name="ce27" office:value-type="float" office:value="12.78406" calcext:value-type="float">
            <text:p>12.8</text:p>
          </table:table-cell>
          <table:table-cell table:style-name="ce27" office:value-type="float" office:value="5.01763" calcext:value-type="float">
            <text:p>5.0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8" office:value-type="string" calcext:value-type="string">
            <text:p>2017 Q2</text:p>
          </table:table-cell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4.03479" calcext:value-type="float">
            <text:p>4.0</text:p>
          </table:table-cell>
          <table:table-cell table:style-name="ce27" office:value-type="float" office:value="5.57156" calcext:value-type="float">
            <text:p>5.6</text:p>
          </table:table-cell>
          <table:table-cell table:style-name="ce27" office:value-type="float" office:value="6.440622" calcext:value-type="float">
            <text:p>6.4</text:p>
          </table:table-cell>
          <table:table-cell table:style-name="ce27" office:value-type="float" office:value="3.091778" calcext:value-type="float">
            <text:p>3.1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9.6" calcext:value-type="float">
            <text:p>9.6</text:p>
          </table:table-cell>
          <table:table-cell table:style-name="ce27" office:value-type="float" office:value="3.045321" calcext:value-type="float">
            <text:p>3.0</text:p>
          </table:table-cell>
          <table:table-cell table:style-name="ce27" office:value-type="float" office:value="3.297455" calcext:value-type="float">
            <text:p>3.3</text:p>
          </table:table-cell>
          <table:table-cell table:style-name="ce27" office:value-type="float" office:value="4.906847" calcext:value-type="float">
            <text:p>4.9</text:p>
          </table:table-cell>
          <table:table-cell table:style-name="ce27" office:value-type="float" office:value="16.05901" calcext:value-type="float">
            <text:p>16.1</text:p>
          </table:table-cell>
          <table:table-cell table:style-name="ce27" office:value-type="float" office:value="7.271408" calcext:value-type="float">
            <text:p>7.3</text:p>
          </table:table-cell>
          <table:table-cell table:style-name="ce27" office:value-type="float" office:value="9.773954" calcext:value-type="float">
            <text:p>9.8</text:p>
          </table:table-cell>
          <table:table-cell table:style-name="ce27" office:value-type="float" office:value="8.359821" calcext:value-type="float">
            <text:p>8.4</text:p>
          </table:table-cell>
          <table:table-cell table:style-name="ce27" office:value-type="float" office:value="4.187459" calcext:value-type="float">
            <text:p>4.2</text:p>
          </table:table-cell>
          <table:table-cell table:style-name="ce27" office:value-type="float" office:value="20.60983" calcext:value-type="float">
            <text:p>20.6</text:p>
          </table:table-cell>
          <table:table-cell table:style-name="ce27" office:value-type="float" office:value="4.321223" calcext:value-type="float">
            <text:p>4.3</text:p>
          </table:table-cell>
          <table:table-cell table:style-name="ce27" office:value-type="float" office:value="6.854377" calcext:value-type="float">
            <text:p>6.9</text:p>
          </table:table-cell>
          <table:table-cell table:style-name="ce27" office:value-type="float" office:value="3.604716" calcext:value-type="float">
            <text:p>3.6</text:p>
          </table:table-cell>
          <table:table-cell table:style-name="ce27" office:value-type="float" office:value="4.42615" calcext:value-type="float">
            <text:p>4.4</text:p>
          </table:table-cell>
          <table:table-cell table:style-name="ce27" office:value-type="float" office:value="10.64929" calcext:value-type="float">
            <text:p>10.6</text:p>
          </table:table-cell>
          <table:table-cell table:style-name="ce27" office:value-type="float" office:value="7.26836614897427" calcext:value-type="float">
            <text:p>7.3</text:p>
          </table:table-cell>
          <table:table-cell table:style-name="ce27" office:value-type="float" office:value="4.853564" calcext:value-type="float">
            <text:p>4.9</text:p>
          </table:table-cell>
          <table:table-cell table:style-name="ce27" office:value-type="float" office:value="9.259983" calcext:value-type="float">
            <text:p>9.3</text:p>
          </table:table-cell>
          <table:table-cell table:style-name="ce27" office:value-type="float" office:value="3.587721" calcext:value-type="float">
            <text:p>3.6</text:p>
          </table:table-cell>
          <table:table-cell table:style-name="ce27" office:value-type="float" office:value="4.45179" calcext:value-type="float">
            <text:p>4.5</text:p>
          </table:table-cell>
          <table:table-cell table:style-name="ce27" office:value-type="float" office:value="3.437164" calcext:value-type="float">
            <text:p>3.4</text:p>
          </table:table-cell>
          <table:table-cell table:style-name="ce27" office:value-type="float" office:value="4.97087826538262" calcext:value-type="float">
            <text:p>5.0</text:p>
          </table:table-cell>
          <table:table-cell table:style-name="ce27" office:value-type="float" office:value="5.016089" calcext:value-type="float">
            <text:p>5.0</text:p>
          </table:table-cell>
          <table:table-cell table:style-name="ce27" office:value-type="float" office:value="9.17825" calcext:value-type="float">
            <text:p>9.2</text:p>
          </table:table-cell>
          <table:table-cell table:style-name="ce27" office:value-type="float" office:value="8.152248" calcext:value-type="float">
            <text:p>8.2</text:p>
          </table:table-cell>
          <table:table-cell table:style-name="ce27" office:value-type="float" office:value="6.474565" calcext:value-type="float">
            <text:p>6.5</text:p>
          </table:table-cell>
          <table:table-cell table:style-name="ce27" office:value-type="float" office:value="5.249678" calcext:value-type="float">
            <text:p>5.2</text:p>
          </table:table-cell>
          <table:table-cell table:style-name="ce27" office:value-type="float" office:value="10.33503" calcext:value-type="float">
            <text:p>10.3</text:p>
          </table:table-cell>
          <table:table-cell table:style-name="ce27" office:value-type="float" office:value="4.522992" calcext:value-type="float">
            <text:p>4.5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8" office:value-type="string" calcext:value-type="string">
            <text:p>2017 Q3</text:p>
          </table:table-cell>
          <table:table-cell table:style-name="ce27" office:value-type="float" office:value="5.4" calcext:value-type="float">
            <text:p>5.4</text:p>
          </table:table-cell>
          <table:table-cell table:style-name="ce27" office:value-type="float" office:value="4.358697" calcext:value-type="float">
            <text:p>4.4</text:p>
          </table:table-cell>
          <table:table-cell table:style-name="ce27" office:value-type="float" office:value="5.854125" calcext:value-type="float">
            <text:p>5.9</text:p>
          </table:table-cell>
          <table:table-cell table:style-name="ce27" office:value-type="float" office:value="6.158426" calcext:value-type="float">
            <text:p>6.2</text:p>
          </table:table-cell>
          <table:table-cell table:style-name="ce27" office:value-type="float" office:value="3.927833" calcext:value-type="float">
            <text:p>3.9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9.8" calcext:value-type="float">
            <text:p>9.8</text:p>
          </table:table-cell>
          <table:table-cell table:style-name="ce27" office:value-type="float" office:value="2.778828" calcext:value-type="float">
            <text:p>2.8</text:p>
          </table:table-cell>
          <table:table-cell table:style-name="ce27" office:value-type="float" office:value="3.098623" calcext:value-type="float">
            <text:p>3.1</text:p>
          </table:table-cell>
          <table:table-cell table:style-name="ce27" office:value-type="float" office:value="5.541166" calcext:value-type="float">
            <text:p>5.5</text:p>
          </table:table-cell>
          <table:table-cell table:style-name="ce27" office:value-type="float" office:value="15.299" calcext:value-type="float">
            <text:p>15.3</text:p>
          </table:table-cell>
          <table:table-cell table:style-name="ce27" office:value-type="float" office:value="5.158315" calcext:value-type="float">
            <text:p>5.2</text:p>
          </table:table-cell>
          <table:table-cell table:style-name="ce27" office:value-type="float" office:value="7.245939" calcext:value-type="float">
            <text:p>7.2</text:p>
          </table:table-cell>
          <table:table-cell table:style-name="ce27" office:value-type="float" office:value="8.479975" calcext:value-type="float">
            <text:p>8.5</text:p>
          </table:table-cell>
          <table:table-cell table:style-name="ce27" office:value-type="float" office:value="4.449743" calcext:value-type="float">
            <text:p>4.4</text:p>
          </table:table-cell>
          <table:table-cell table:style-name="ce27" office:value-type="float" office:value="19.64488" calcext:value-type="float">
            <text:p>19.6</text:p>
          </table:table-cell>
          <table:table-cell table:style-name="ce27" office:value-type="float" office:value="4.145479" calcext:value-type="float">
            <text:p>4.1</text:p>
          </table:table-cell>
          <table:table-cell table:style-name="ce27" office:value-type="float" office:value="6.613134" calcext:value-type="float">
            <text:p>6.6</text:p>
          </table:table-cell>
          <table:table-cell table:style-name="ce27" office:value-type="float" office:value="2.175903" calcext:value-type="float">
            <text:p>2.2</text:p>
          </table:table-cell>
          <table:table-cell table:style-name="ce27" office:value-type="float" office:value="4.593009" calcext:value-type="float">
            <text:p>4.6</text:p>
          </table:table-cell>
          <table:table-cell table:style-name="ce27" office:value-type="float" office:value="10.37457" calcext:value-type="float">
            <text:p>10.4</text:p>
          </table:table-cell>
          <table:table-cell table:style-name="ce27" office:value-type="float" office:value="6.64419971725617" calcext:value-type="float">
            <text:p>6.6</text:p>
          </table:table-cell>
          <table:table-cell table:style-name="ce27" office:value-type="float" office:value="3.926192" calcext:value-type="float">
            <text:p>3.9</text:p>
          </table:table-cell>
          <table:table-cell table:style-name="ce27" office:value-type="float" office:value="8.955002" calcext:value-type="float">
            <text:p>9.0</text:p>
          </table:table-cell>
          <table:table-cell table:style-name="ce27" office:value-type="float" office:value="3.681121" calcext:value-type="float">
            <text:p>3.7</text:p>
          </table:table-cell>
          <table:table-cell table:style-name="ce27" office:value-type="float" office:value="4.045953" calcext:value-type="float">
            <text:p>4.0</text:p>
          </table:table-cell>
          <table:table-cell table:style-name="ce27" office:value-type="float" office:value="3.227338" calcext:value-type="float">
            <text:p>3.2</text:p>
          </table:table-cell>
          <table:table-cell table:style-name="ce27" office:value-type="float" office:value="4.84551362444419" calcext:value-type="float">
            <text:p>4.8</text:p>
          </table:table-cell>
          <table:table-cell table:style-name="ce27" office:value-type="float" office:value="4.800088" calcext:value-type="float">
            <text:p>4.8</text:p>
          </table:table-cell>
          <table:table-cell table:style-name="ce27" office:value-type="float" office:value="8.586423" calcext:value-type="float">
            <text:p>8.6</text:p>
          </table:table-cell>
          <table:table-cell table:style-name="ce27" office:value-type="float" office:value="8.037575" calcext:value-type="float">
            <text:p>8.0</text:p>
          </table:table-cell>
          <table:table-cell table:style-name="ce27" office:value-type="float" office:value="6.184911" calcext:value-type="float">
            <text:p>6.2</text:p>
          </table:table-cell>
          <table:table-cell table:style-name="ce27" office:value-type="float" office:value="4.042489" calcext:value-type="float">
            <text:p>4.0</text:p>
          </table:table-cell>
          <table:table-cell table:style-name="ce27" office:value-type="float" office:value="10.60933" calcext:value-type="float">
            <text:p>10.6</text:p>
          </table:table-cell>
          <table:table-cell table:style-name="ce27" office:value-type="float" office:value="4.658654" calcext:value-type="float">
            <text:p>4.7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8" office:value-type="string" calcext:value-type="string">
            <text:p>2017 Q4</text:p>
          </table:table-cell>
          <table:table-cell table:style-name="ce27" office:value-type="float" office:value="5.4" calcext:value-type="float">
            <text:p>5.4</text:p>
          </table:table-cell>
          <table:table-cell table:style-name="ce27" office:value-type="float" office:value="4.013302" calcext:value-type="float">
            <text:p>4.0</text:p>
          </table:table-cell>
          <table:table-cell table:style-name="ce27" office:value-type="float" office:value="5.376388" calcext:value-type="float">
            <text:p>5.4</text:p>
          </table:table-cell>
          <table:table-cell table:style-name="ce27" office:value-type="float" office:value="5.277848" calcext:value-type="float">
            <text:p>5.3</text:p>
          </table:table-cell>
          <table:table-cell table:style-name="ce27" office:value-type="float" office:value="3.397726" calcext:value-type="float">
            <text:p>3.4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9.1" calcext:value-type="float">
            <text:p>9.1</text:p>
          </table:table-cell>
          <table:table-cell table:style-name="ce27" office:value-type="float" office:value="2.435395" calcext:value-type="float">
            <text:p>2.4</text:p>
          </table:table-cell>
          <table:table-cell table:style-name="ce27" office:value-type="float" office:value="3.009788" calcext:value-type="float">
            <text:p>3.0</text:p>
          </table:table-cell>
          <table:table-cell table:style-name="ce27" office:value-type="float" office:value="4.372277" calcext:value-type="float">
            <text:p>4.4</text:p>
          </table:table-cell>
          <table:table-cell table:style-name="ce27" office:value-type="float" office:value="15.39871" calcext:value-type="float">
            <text:p>15.4</text:p>
          </table:table-cell>
          <table:table-cell table:style-name="ce27" office:value-type="float" office:value="5.118679" calcext:value-type="float">
            <text:p>5.1</text:p>
          </table:table-cell>
          <table:table-cell table:style-name="ce27" office:value-type="float" office:value="7.245025" calcext:value-type="float">
            <text:p>7.2</text:p>
          </table:table-cell>
          <table:table-cell table:style-name="ce27" office:value-type="float" office:value="8.451552" calcext:value-type="float">
            <text:p>8.5</text:p>
          </table:table-cell>
          <table:table-cell table:style-name="ce27" office:value-type="float" office:value="4.126074" calcext:value-type="float">
            <text:p>4.1</text:p>
          </table:table-cell>
          <table:table-cell table:style-name="ce27" office:value-type="float" office:value="20.4497" calcext:value-type="float">
            <text:p>20.4</text:p>
          </table:table-cell>
          <table:table-cell table:style-name="ce27" office:value-type="float" office:value="3.8465" calcext:value-type="float">
            <text:p>3.8</text:p>
          </table:table-cell>
          <table:table-cell table:style-name="ce27" office:value-type="float" office:value="5.642119" calcext:value-type="float">
            <text:p>5.6</text:p>
          </table:table-cell>
          <table:table-cell table:style-name="ce27" office:value-type="float" office:value="2.287008" calcext:value-type="float">
            <text:p>2.3</text:p>
          </table:table-cell>
          <table:table-cell table:style-name="ce27" office:value-type="float" office:value="4.420459" calcext:value-type="float">
            <text:p>4.4</text:p>
          </table:table-cell>
          <table:table-cell table:style-name="ce27" office:value-type="float" office:value="10.93704" calcext:value-type="float">
            <text:p>10.9</text:p>
          </table:table-cell>
          <table:table-cell table:style-name="ce27" office:value-type="float" office:value="6.84545835841745" calcext:value-type="float">
            <text:p>6.8</text:p>
          </table:table-cell>
          <table:table-cell table:style-name="ce27" office:value-type="float" office:value="3.515075" calcext:value-type="float">
            <text:p>3.5</text:p>
          </table:table-cell>
          <table:table-cell table:style-name="ce27" office:value-type="float" office:value="8.281673" calcext:value-type="float">
            <text:p>8.3</text:p>
          </table:table-cell>
          <table:table-cell table:style-name="ce27" office:value-type="float" office:value="3.470795" calcext:value-type="float">
            <text:p>3.5</text:p>
          </table:table-cell>
          <table:table-cell table:style-name="ce27" office:value-type="float" office:value="3.788427" calcext:value-type="float">
            <text:p>3.8</text:p>
          </table:table-cell>
          <table:table-cell table:style-name="ce27" office:value-type="float" office:value="3.01316" calcext:value-type="float">
            <text:p>3.0</text:p>
          </table:table-cell>
          <table:table-cell table:style-name="ce27" office:value-type="float" office:value="4.87764089414126" calcext:value-type="float">
            <text:p>4.9</text:p>
          </table:table-cell>
          <table:table-cell table:style-name="ce27" office:value-type="float" office:value="4.531106" calcext:value-type="float">
            <text:p>4.5</text:p>
          </table:table-cell>
          <table:table-cell table:style-name="ce27" office:value-type="float" office:value="8.271801" calcext:value-type="float">
            <text:p>8.3</text:p>
          </table:table-cell>
          <table:table-cell table:style-name="ce27" office:value-type="float" office:value="7.818341" calcext:value-type="float">
            <text:p>7.8</text:p>
          </table:table-cell>
          <table:table-cell table:style-name="ce27" office:value-type="float" office:value="5.647519" calcext:value-type="float">
            <text:p>5.6</text:p>
          </table:table-cell>
          <table:table-cell table:style-name="ce27" office:value-type="float" office:value="3.778682" calcext:value-type="float">
            <text:p>3.8</text:p>
          </table:table-cell>
          <table:table-cell table:style-name="ce27" office:value-type="float" office:value="10.44751" calcext:value-type="float">
            <text:p>10.4</text:p>
          </table:table-cell>
          <table:table-cell table:style-name="ce27" office:value-type="float" office:value="4.076713" calcext:value-type="float">
            <text:p>4.1</text:p>
          </table:table-cell>
          <table:table-cell table:style-name="ce71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71"/>
          <table:table-cell table:style-name="ce57"/>
          <table:table-cell/>
          <table:table-cell table:style-name="ce27"/>
          <table:table-cell table:style-name="ce71" table:number-columns-repeated="14"/>
          <table:table-cell table:style-name="ce75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7"/>
          <table:table-cell table:style-name="ce28" table:number-columns-repeated="35"/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6" office:value-type="string" calcext:value-type="string">
            <text:p>2018 Q1</text:p>
          </table:table-cell>
          <table:table-cell table:style-name="ce27" office:value-type="float" office:value="6.161098" calcext:value-type="float">
            <text:p>6.2</text:p>
          </table:table-cell>
          <table:table-cell table:style-name="ce27" office:value-type="float" office:value="3.886385" calcext:value-type="float">
            <text:p>3.9</text:p>
          </table:table-cell>
          <table:table-cell table:style-name="ce27" office:value-type="float" office:value="4.809173" calcext:value-type="float">
            <text:p>4.8</text:p>
          </table:table-cell>
          <table:table-cell table:style-name="ce27" office:value-type="float" office:value="6.176334" calcext:value-type="float">
            <text:p>6.2</text:p>
          </table:table-cell>
          <table:table-cell table:style-name="ce27" office:value-type="float" office:value="3.590829" calcext:value-type="float">
            <text:p>3.6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1.2" calcext:value-type="float">
            <text:p>11.2</text:p>
          </table:table-cell>
          <table:table-cell table:style-name="ce27" office:value-type="float" office:value="2.424058" calcext:value-type="float">
            <text:p>2.4</text:p>
          </table:table-cell>
          <table:table-cell table:style-name="ce27" office:value-type="float" office:value="3.120728" calcext:value-type="float">
            <text:p>3.1</text:p>
          </table:table-cell>
          <table:table-cell table:style-name="ce27" office:value-type="float" office:value="4.482749" calcext:value-type="float">
            <text:p>4.5</text:p>
          </table:table-cell>
          <table:table-cell table:style-name="ce27" office:value-type="float" office:value="15.46007" calcext:value-type="float">
            <text:p>15.5</text:p>
          </table:table-cell>
          <table:table-cell table:style-name="ce27" office:value-type="float" office:value="6.521509" calcext:value-type="float">
            <text:p>6.5</text:p>
          </table:table-cell>
          <table:table-cell table:style-name="ce27" office:value-type="float" office:value="8.459904" calcext:value-type="float">
            <text:p>8.5</text:p>
          </table:table-cell>
          <table:table-cell table:style-name="ce27" office:value-type="float" office:value="8.84143" calcext:value-type="float">
            <text:p>8.8</text:p>
          </table:table-cell>
          <table:table-cell table:style-name="ce27" office:value-type="float" office:value="4.073598" calcext:value-type="float">
            <text:p>4.1</text:p>
          </table:table-cell>
          <table:table-cell table:style-name="ce27" office:value-type="float" office:value="20.39953" calcext:value-type="float">
            <text:p>20.4</text:p>
          </table:table-cell>
          <table:table-cell table:style-name="ce27" office:value-type="float" office:value="3.870528" calcext:value-type="float">
            <text:p>3.9</text:p>
          </table:table-cell>
          <table:table-cell table:style-name="ce27" office:value-type="float" office:value="5.239614" calcext:value-type="float">
            <text:p>5.2</text:p>
          </table:table-cell>
          <table:table-cell table:style-name="ce27" office:value-type="float" office:value="2.875042" calcext:value-type="float">
            <text:p>2.9</text:p>
          </table:table-cell>
          <table:table-cell table:style-name="ce27" office:value-type="float" office:value="3.70987052125747" calcext:value-type="float">
            <text:p>3.7</text:p>
          </table:table-cell>
          <table:table-cell table:style-name="ce27" office:value-type="float" office:value="11.25661" calcext:value-type="float">
            <text:p>11.3</text:p>
          </table:table-cell>
          <table:table-cell table:style-name="ce27" office:value-type="float" office:value="7.349144" calcext:value-type="float">
            <text:p>7.3</text:p>
          </table:table-cell>
          <table:table-cell table:style-name="ce27" office:value-type="float" office:value="3.9309" calcext:value-type="float">
            <text:p>3.9</text:p>
          </table:table-cell>
          <table:table-cell table:style-name="ce27" office:value-type="float" office:value="8.363506" calcext:value-type="float">
            <text:p>8.4</text:p>
          </table:table-cell>
          <table:table-cell table:style-name="ce27" office:value-type="float" office:value="3.252414" calcext:value-type="float">
            <text:p>3.3</text:p>
          </table:table-cell>
          <table:table-cell table:style-name="ce27" office:value-type="float" office:value="3.867112" calcext:value-type="float">
            <text:p>3.9</text:p>
          </table:table-cell>
          <table:table-cell table:style-name="ce27" office:value-type="float" office:value="2.758834" calcext:value-type="float">
            <text:p>2.8</text:p>
          </table:table-cell>
          <table:table-cell table:style-name="ce27" office:value-type="float" office:value="4.93910690121786" calcext:value-type="float">
            <text:p>4.9</text:p>
          </table:table-cell>
          <table:table-cell table:style-name="ce27" office:value-type="float" office:value="4.205024" calcext:value-type="float">
            <text:p>4.2</text:p>
          </table:table-cell>
          <table:table-cell table:style-name="ce27" office:value-type="float" office:value="7.94866" calcext:value-type="float">
            <text:p>7.9</text:p>
          </table:table-cell>
          <table:table-cell table:style-name="ce27" office:value-type="float" office:value="7.164417" calcext:value-type="float">
            <text:p>7.2</text:p>
          </table:table-cell>
          <table:table-cell table:style-name="ce27" office:value-type="float" office:value="5.815727" calcext:value-type="float">
            <text:p>5.8</text:p>
          </table:table-cell>
          <table:table-cell table:style-name="ce27" office:value-type="float" office:value="4.290189" calcext:value-type="float">
            <text:p>4.3</text:p>
          </table:table-cell>
          <table:table-cell table:style-name="ce27" office:value-type="float" office:value="10.74903" calcext:value-type="float">
            <text:p>10.7</text:p>
          </table:table-cell>
          <table:table-cell table:style-name="ce27" office:value-type="float" office:value="4.496152" calcext:value-type="float">
            <text:p>4.5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6" office:value-type="string" calcext:value-type="string">
            <text:p>2018 Q2</text:p>
          </table:table-cell>
          <table:table-cell table:style-name="ce27" office:value-type="float" office:value="5.452977" calcext:value-type="float">
            <text:p>5.5</text:p>
          </table:table-cell>
          <table:table-cell table:style-name="ce27" office:value-type="float" office:value="3.442444" calcext:value-type="float">
            <text:p>3.4</text:p>
          </table:table-cell>
          <table:table-cell table:style-name="ce27" office:value-type="float" office:value="4.851453" calcext:value-type="float">
            <text:p>4.9</text:p>
          </table:table-cell>
          <table:table-cell table:style-name="ce27" office:value-type="float" office:value="5.857752" calcext:value-type="float">
            <text:p>5.9</text:p>
          </table:table-cell>
          <table:table-cell table:style-name="ce27" office:value-type="float" office:value="3.143479" calcext:value-type="float">
            <text:p>3.1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9.9" calcext:value-type="float">
            <text:p>9.9</text:p>
          </table:table-cell>
          <table:table-cell table:style-name="ce27" office:value-type="float" office:value="2.209963" calcext:value-type="float">
            <text:p>2.2</text:p>
          </table:table-cell>
          <table:table-cell table:style-name="ce27" office:value-type="float" office:value="2.974494" calcext:value-type="float">
            <text:p>3.0</text:p>
          </table:table-cell>
          <table:table-cell table:style-name="ce27" office:value-type="float" office:value="4.048896" calcext:value-type="float">
            <text:p>4.0</text:p>
          </table:table-cell>
          <table:table-cell table:style-name="ce27" office:value-type="float" office:value="14.19323" calcext:value-type="float">
            <text:p>14.2</text:p>
          </table:table-cell>
          <table:table-cell table:style-name="ce27" office:value-type="float" office:value="4.724194" calcext:value-type="float">
            <text:p>4.7</text:p>
          </table:table-cell>
          <table:table-cell table:style-name="ce27" office:value-type="float" office:value="7.973848" calcext:value-type="float">
            <text:p>8.0</text:p>
          </table:table-cell>
          <table:table-cell table:style-name="ce27" office:value-type="float" office:value="7.967616" calcext:value-type="float">
            <text:p>8.0</text:p>
          </table:table-cell>
          <table:table-cell table:style-name="ce27" office:value-type="float" office:value="3.867832" calcext:value-type="float">
            <text:p>3.9</text:p>
          </table:table-cell>
          <table:table-cell table:style-name="ce27" office:value-type="float" office:value="18.37524" calcext:value-type="float">
            <text:p>18.4</text:p>
          </table:table-cell>
          <table:table-cell table:style-name="ce27" office:value-type="float" office:value="3.572096" calcext:value-type="float">
            <text:p>3.6</text:p>
          </table:table-cell>
          <table:table-cell table:style-name="ce27" office:value-type="float" office:value="5.732081" calcext:value-type="float">
            <text:p>5.7</text:p>
          </table:table-cell>
          <table:table-cell table:style-name="ce27" office:value-type="float" office:value="3.198587" calcext:value-type="float">
            <text:p>3.2</text:p>
          </table:table-cell>
          <table:table-cell table:style-name="ce27" office:value-type="float" office:value="4.09427532905154" calcext:value-type="float">
            <text:p>4.1</text:p>
          </table:table-cell>
          <table:table-cell table:style-name="ce27" office:value-type="float" office:value="10.48114" calcext:value-type="float">
            <text:p>10.5</text:p>
          </table:table-cell>
          <table:table-cell table:style-name="ce27" office:value-type="float" office:value="6.12364" calcext:value-type="float">
            <text:p>6.1</text:p>
          </table:table-cell>
          <table:table-cell table:style-name="ce27" office:value-type="float" office:value="3.82266" calcext:value-type="float">
            <text:p>3.8</text:p>
          </table:table-cell>
          <table:table-cell table:style-name="ce27" office:value-type="float" office:value="7.756117" calcext:value-type="float">
            <text:p>7.8</text:p>
          </table:table-cell>
          <table:table-cell table:style-name="ce27" office:value-type="float" office:value="3.480577" calcext:value-type="float">
            <text:p>3.5</text:p>
          </table:table-cell>
          <table:table-cell table:style-name="ce27" office:value-type="float" office:value="3.446541" calcext:value-type="float">
            <text:p>3.4</text:p>
          </table:table-cell>
          <table:table-cell table:style-name="ce27" office:value-type="float" office:value="3.026235" calcext:value-type="float">
            <text:p>3.0</text:p>
          </table:table-cell>
          <table:table-cell table:style-name="ce27" office:value-type="float" office:value="4.64008168358954" calcext:value-type="float">
            <text:p>4.6</text:p>
          </table:table-cell>
          <table:table-cell table:style-name="ce27" office:value-type="float" office:value="3.636515" calcext:value-type="float">
            <text:p>3.6</text:p>
          </table:table-cell>
          <table:table-cell table:style-name="ce27" office:value-type="float" office:value="6.925303" calcext:value-type="float">
            <text:p>6.9</text:p>
          </table:table-cell>
          <table:table-cell table:style-name="ce27" office:value-type="float" office:value="6.70055" calcext:value-type="float">
            <text:p>6.7</text:p>
          </table:table-cell>
          <table:table-cell table:style-name="ce27" office:value-type="float" office:value="5.202998" calcext:value-type="float">
            <text:p>5.2</text:p>
          </table:table-cell>
          <table:table-cell table:style-name="ce27" office:value-type="float" office:value="4.407007" calcext:value-type="float">
            <text:p>4.4</text:p>
          </table:table-cell>
          <table:table-cell table:style-name="ce27" office:value-type="float" office:value="9.839746" calcext:value-type="float">
            <text:p>9.8</text:p>
          </table:table-cell>
          <table:table-cell table:style-name="ce27" office:value-type="float" office:value="4.096398" calcext:value-type="float">
            <text:p>4.1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6" office:value-type="string" calcext:value-type="string">
            <text:p>2018 Q3</text:p>
          </table:table-cell>
          <table:table-cell table:style-name="ce27" office:value-type="float" office:value="5.170966" calcext:value-type="float">
            <text:p>5.2</text:p>
          </table:table-cell>
          <table:table-cell table:style-name="ce27" office:value-type="float" office:value="3.841502" calcext:value-type="float">
            <text:p>3.8</text:p>
          </table:table-cell>
          <table:table-cell table:style-name="ce27" office:value-type="float" office:value="4.954059" calcext:value-type="float">
            <text:p>5.0</text:p>
          </table:table-cell>
          <table:table-cell table:style-name="ce27" office:value-type="float" office:value="5.887026" calcext:value-type="float">
            <text:p>5.9</text:p>
          </table:table-cell>
          <table:table-cell table:style-name="ce27" office:value-type="float" office:value="3.516442" calcext:value-type="float">
            <text:p>3.5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9.8" calcext:value-type="float">
            <text:p>9.8</text:p>
          </table:table-cell>
          <table:table-cell table:style-name="ce27" office:value-type="float" office:value="2.40165" calcext:value-type="float">
            <text:p>2.4</text:p>
          </table:table-cell>
          <table:table-cell table:style-name="ce27" office:value-type="float" office:value="2.762103" calcext:value-type="float">
            <text:p>2.8</text:p>
          </table:table-cell>
          <table:table-cell table:style-name="ce27" office:value-type="float" office:value="4.348317" calcext:value-type="float">
            <text:p>4.3</text:p>
          </table:table-cell>
          <table:table-cell table:style-name="ce27" office:value-type="float" office:value="13.66813" calcext:value-type="float">
            <text:p>13.7</text:p>
          </table:table-cell>
          <table:table-cell table:style-name="ce27" office:value-type="float" office:value="5.469282" calcext:value-type="float">
            <text:p>5.5</text:p>
          </table:table-cell>
          <table:table-cell table:style-name="ce27" office:value-type="float" office:value="6.111918" calcext:value-type="float">
            <text:p>6.1</text:p>
          </table:table-cell>
          <table:table-cell table:style-name="ce27" office:value-type="float" office:value="8.203348" calcext:value-type="float">
            <text:p>8.2</text:p>
          </table:table-cell>
          <table:table-cell table:style-name="ce27" office:value-type="float" office:value="4.1402" calcext:value-type="float">
            <text:p>4.1</text:p>
          </table:table-cell>
          <table:table-cell table:style-name="ce27" office:value-type="float" office:value="17.68169" calcext:value-type="float">
            <text:p>17.7</text:p>
          </table:table-cell>
          <table:table-cell table:style-name="ce27" office:value-type="float" office:value="3.83531" calcext:value-type="float">
            <text:p>3.8</text:p>
          </table:table-cell>
          <table:table-cell table:style-name="ce27" office:value-type="float" office:value="5.722918" calcext:value-type="float">
            <text:p>5.7</text:p>
          </table:table-cell>
          <table:table-cell table:style-name="ce27" office:value-type="float" office:value="1.714123" calcext:value-type="float">
            <text:p>1.7</text:p>
          </table:table-cell>
          <table:table-cell table:style-name="ce27" office:value-type="float" office:value="4.59936950619931" calcext:value-type="float">
            <text:p>4.6</text:p>
          </table:table-cell>
          <table:table-cell table:style-name="ce27" office:value-type="float" office:value="9.132489" calcext:value-type="float">
            <text:p>9.1</text:p>
          </table:table-cell>
          <table:table-cell table:style-name="ce27" office:value-type="float" office:value="5.671544" calcext:value-type="float">
            <text:p>5.7</text:p>
          </table:table-cell>
          <table:table-cell table:style-name="ce27" office:value-type="float" office:value="5.530452" calcext:value-type="float">
            <text:p>5.5</text:p>
          </table:table-cell>
          <table:table-cell table:style-name="ce27" office:value-type="float" office:value="7.109126" calcext:value-type="float">
            <text:p>7.1</text:p>
          </table:table-cell>
          <table:table-cell table:style-name="ce27" office:value-type="float" office:value="3.598096" calcext:value-type="float">
            <text:p>3.6</text:p>
          </table:table-cell>
          <table:table-cell table:style-name="ce27" office:value-type="float" office:value="3.199499" calcext:value-type="float">
            <text:p>3.2</text:p>
          </table:table-cell>
          <table:table-cell table:style-name="ce27" office:value-type="float" office:value="2.998114" calcext:value-type="float">
            <text:p>3.0</text:p>
          </table:table-cell>
          <table:table-cell table:style-name="ce27" office:value-type="float" office:value="4.19188776376082" calcext:value-type="float">
            <text:p>4.2</text:p>
          </table:table-cell>
          <table:table-cell table:style-name="ce27" office:value-type="float" office:value="3.880833" calcext:value-type="float">
            <text:p>3.9</text:p>
          </table:table-cell>
          <table:table-cell table:style-name="ce27" office:value-type="float" office:value="6.857409" calcext:value-type="float">
            <text:p>6.9</text:p>
          </table:table-cell>
          <table:table-cell table:style-name="ce27" office:value-type="float" office:value="6.418384" calcext:value-type="float">
            <text:p>6.4</text:p>
          </table:table-cell>
          <table:table-cell table:style-name="ce27" office:value-type="float" office:value="4.946417" calcext:value-type="float">
            <text:p>4.9</text:p>
          </table:table-cell>
          <table:table-cell table:style-name="ce27" office:value-type="float" office:value="3.596519" calcext:value-type="float">
            <text:p>3.6</text:p>
          </table:table-cell>
          <table:table-cell table:style-name="ce27" office:value-type="float" office:value="11.27762" calcext:value-type="float">
            <text:p>11.3</text:p>
          </table:table-cell>
          <table:table-cell table:style-name="ce27" office:value-type="float" office:value="4.108649" calcext:value-type="float">
            <text:p>4.1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6" office:value-type="string" calcext:value-type="string">
            <text:p>2018 Q4</text:p>
          </table:table-cell>
          <table:table-cell table:style-name="ce27" office:value-type="float" office:value="4.921114" calcext:value-type="float">
            <text:p>4.9</text:p>
          </table:table-cell>
          <table:table-cell table:style-name="ce27" office:value-type="float" office:value="3.503188" calcext:value-type="float">
            <text:p>3.5</text:p>
          </table:table-cell>
          <table:table-cell table:style-name="ce27" office:value-type="float" office:value="4.27699" calcext:value-type="float">
            <text:p>4.3</text:p>
          </table:table-cell>
          <table:table-cell table:style-name="ce27" office:value-type="float" office:value="4.981293" calcext:value-type="float">
            <text:p>5.0</text:p>
          </table:table-cell>
          <table:table-cell table:style-name="ce27" office:value-type="float" office:value="3.296975" calcext:value-type="float">
            <text:p>3.3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9.6" calcext:value-type="float">
            <text:p>9.6</text:p>
          </table:table-cell>
          <table:table-cell table:style-name="ce27" office:value-type="float" office:value="2.067328" calcext:value-type="float">
            <text:p>2.1</text:p>
          </table:table-cell>
          <table:table-cell table:style-name="ce27" office:value-type="float" office:value="2.673981" calcext:value-type="float">
            <text:p>2.7</text:p>
          </table:table-cell>
          <table:table-cell table:style-name="ce27" office:value-type="float" office:value="4.39644" calcext:value-type="float">
            <text:p>4.4</text:p>
          </table:table-cell>
          <table:table-cell table:style-name="ce27" office:value-type="float" office:value="13.48617" calcext:value-type="float">
            <text:p>13.5</text:p>
          </table:table-cell>
          <table:table-cell table:style-name="ce27" office:value-type="float" office:value="3.97195" calcext:value-type="float">
            <text:p>4.0</text:p>
          </table:table-cell>
          <table:table-cell table:style-name="ce27" office:value-type="float" office:value="5.687879" calcext:value-type="float">
            <text:p>5.7</text:p>
          </table:table-cell>
          <table:table-cell table:style-name="ce27" office:value-type="float" office:value="8.366839" calcext:value-type="float">
            <text:p>8.4</text:p>
          </table:table-cell>
          <table:table-cell table:style-name="ce27" office:value-type="float" office:value="3.823378" calcext:value-type="float">
            <text:p>3.8</text:p>
          </table:table-cell>
          <table:table-cell table:style-name="ce27" office:value-type="float" office:value="17.76008" calcext:value-type="float">
            <text:p>17.8</text:p>
          </table:table-cell>
          <table:table-cell table:style-name="ce27" office:value-type="float" office:value="3.636833" calcext:value-type="float">
            <text:p>3.6</text:p>
          </table:table-cell>
          <table:table-cell table:style-name="ce27" office:value-type="float" office:value="5.077591" calcext:value-type="float">
            <text:p>5.1</text:p>
          </table:table-cell>
          <table:table-cell table:style-name="ce27" office:value-type="float" office:value="2.229198" calcext:value-type="float">
            <text:p>2.2</text:p>
          </table:table-cell>
          <table:table-cell table:style-name="ce27" office:value-type="float" office:value="4.63484029440264" calcext:value-type="float">
            <text:p>4.6</text:p>
          </table:table-cell>
          <table:table-cell table:style-name="ce27" office:value-type="float" office:value="10.40477" calcext:value-type="float">
            <text:p>10.4</text:p>
          </table:table-cell>
          <table:table-cell table:style-name="ce27" office:value-type="float" office:value="6.008912" calcext:value-type="float">
            <text:p>6.0</text:p>
          </table:table-cell>
          <table:table-cell table:style-name="ce27" office:value-type="float" office:value="4.55296" calcext:value-type="float">
            <text:p>4.6</text:p>
          </table:table-cell>
          <table:table-cell table:style-name="ce27" office:value-type="float" office:value="7.135331" calcext:value-type="float">
            <text:p>7.1</text:p>
          </table:table-cell>
          <table:table-cell table:style-name="ce27" office:value-type="float" office:value="3.383117" calcext:value-type="float">
            <text:p>3.4</text:p>
          </table:table-cell>
          <table:table-cell table:style-name="ce27" office:value-type="float" office:value="3.026146" calcext:value-type="float">
            <text:p>3.0</text:p>
          </table:table-cell>
          <table:table-cell table:style-name="ce27" office:value-type="float" office:value="2.789044" calcext:value-type="float">
            <text:p>2.8</text:p>
          </table:table-cell>
          <table:table-cell table:style-name="ce27" office:value-type="float" office:value="4.77922659354189" calcext:value-type="float">
            <text:p>4.8</text:p>
          </table:table-cell>
          <table:table-cell table:style-name="ce27" office:value-type="float" office:value="3.894625" calcext:value-type="float">
            <text:p>3.9</text:p>
          </table:table-cell>
          <table:table-cell table:style-name="ce27" office:value-type="float" office:value="6.669915" calcext:value-type="float">
            <text:p>6.7</text:p>
          </table:table-cell>
          <table:table-cell table:style-name="ce27" office:value-type="float" office:value="6.138163" calcext:value-type="float">
            <text:p>6.1</text:p>
          </table:table-cell>
          <table:table-cell table:style-name="ce27" office:value-type="float" office:value="4.256492" calcext:value-type="float">
            <text:p>4.3</text:p>
          </table:table-cell>
          <table:table-cell table:style-name="ce27" office:value-type="float" office:value="3.172142" calcext:value-type="float">
            <text:p>3.2</text:p>
          </table:table-cell>
          <table:table-cell table:style-name="ce27" office:value-type="float" office:value="12.4951" calcext:value-type="float">
            <text:p>12.5</text:p>
          </table:table-cell>
          <table:table-cell table:style-name="ce27" office:value-type="float" office:value="3.782439" calcext:value-type="float">
            <text:p>3.8</text:p>
          </table:table-cell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1">
          <table:covered-table-cell table:style-name="ce40"/>
          <table:table-cell table:style-name="ce17"/>
          <table:table-cell table:style-name="ce28" table:number-columns-repeated="35"/>
          <table:table-cell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number-columns-repeated="974"/>
        </table:table-row>
        <table:table-row table:style-name="ro4">
          <table:covered-table-cell table:style-name="ce40"/>
          <table:table-cell table:style-name="ce18" office:value-type="string" calcext:value-type="string">
            <text:p>2019 Q1</text:p>
          </table:table-cell>
          <table:table-cell table:style-name="ce27" office:value-type="float" office:value="5.496532" calcext:value-type="float">
            <text:p>5.5</text:p>
          </table:table-cell>
          <table:table-cell table:style-name="ce27" office:value-type="float" office:value="3.661932" calcext:value-type="float">
            <text:p>3.7</text:p>
          </table:table-cell>
          <table:table-cell table:style-name="ce27" office:value-type="float" office:value="4.433882" calcext:value-type="float">
            <text:p>4.4</text:p>
          </table:table-cell>
          <table:table-cell table:style-name="ce27" office:value-type="float" office:value="6.0922" calcext:value-type="float">
            <text:p>6.1</text:p>
          </table:table-cell>
          <table:table-cell table:style-name="ce27" office:value-type="float" office:value="3.395011" calcext:value-type="float">
            <text:p>3.4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2.2" calcext:value-type="float">
            <text:p>12.2</text:p>
          </table:table-cell>
          <table:table-cell table:style-name="ce27" office:value-type="float" office:value="2.062775" calcext:value-type="float">
            <text:p>2.1</text:p>
          </table:table-cell>
          <table:table-cell table:style-name="ce27" office:value-type="float" office:value="2.773916" calcext:value-type="float">
            <text:p>2.8</text:p>
          </table:table-cell>
          <table:table-cell table:style-name="ce27" office:value-type="float" office:value="5.187334" calcext:value-type="float">
            <text:p>5.2</text:p>
          </table:table-cell>
          <table:table-cell table:style-name="ce27" office:value-type="float" office:value="13.68892" calcext:value-type="float">
            <text:p>13.7</text:p>
          </table:table-cell>
          <table:table-cell table:style-name="ce27" office:value-type="float" office:value="4.541399" calcext:value-type="float">
            <text:p>4.5</text:p>
          </table:table-cell>
          <table:table-cell table:style-name="ce27" office:value-type="float" office:value="6.964635" calcext:value-type="float">
            <text:p>7.0</text:p>
          </table:table-cell>
          <table:table-cell table:style-name="ce27" office:value-type="float" office:value="8.429842" calcext:value-type="float">
            <text:p>8.4</text:p>
          </table:table-cell>
          <table:table-cell table:style-name="ce27" office:value-type="float" office:value="3.693961" calcext:value-type="float">
            <text:p>3.7</text:p>
          </table:table-cell>
          <table:table-cell table:style-name="ce27" office:value-type="float" office:value="17.98012" calcext:value-type="float">
            <text:p>18.0</text:p>
          </table:table-cell>
          <table:table-cell table:style-name="ce27" office:value-type="float" office:value="3.563159" calcext:value-type="float">
            <text:p>3.6</text:p>
          </table:table-cell>
          <table:table-cell table:style-name="ce27" office:value-type="float" office:value="4.557669" calcext:value-type="float">
            <text:p>4.6</text:p>
          </table:table-cell>
          <table:table-cell table:style-name="ce27" office:value-type="float" office:value="2.928557" calcext:value-type="float">
            <text:p>2.9</text:p>
          </table:table-cell>
          <table:table-cell table:style-name="ce27" office:value-type="float" office:value="4.044072" calcext:value-type="float">
            <text:p>4.0</text:p>
          </table:table-cell>
          <table:table-cell table:style-name="ce27" office:value-type="float" office:value="10.74477" calcext:value-type="float">
            <text:p>10.7</text:p>
          </table:table-cell>
          <table:table-cell table:style-name="ce27" office:value-type="float" office:value="6.733081" calcext:value-type="float">
            <text:p>6.7</text:p>
          </table:table-cell>
          <table:table-cell table:style-name="ce27" office:value-type="float" office:value="3.720035" calcext:value-type="float">
            <text:p>3.7</text:p>
          </table:table-cell>
          <table:table-cell table:style-name="ce27" office:value-type="float" office:value="7.127766" calcext:value-type="float">
            <text:p>7.1</text:p>
          </table:table-cell>
          <table:table-cell table:style-name="ce27" office:value-type="float" office:value="3.494712" calcext:value-type="float">
            <text:p>3.5</text:p>
          </table:table-cell>
          <table:table-cell table:style-name="ce27" office:value-type="float" office:value="3.187619" calcext:value-type="float">
            <text:p>3.2</text:p>
          </table:table-cell>
          <table:table-cell table:style-name="ce27" office:value-type="float" office:value="2.943428" calcext:value-type="float">
            <text:p>2.9</text:p>
          </table:table-cell>
          <table:table-cell table:style-name="ce27" office:value-type="float" office:value="5.068901" calcext:value-type="float">
            <text:p>5.1</text:p>
          </table:table-cell>
          <table:table-cell table:style-name="ce27" office:value-type="float" office:value="3.993535" calcext:value-type="float">
            <text:p>4.0</text:p>
          </table:table-cell>
          <table:table-cell table:style-name="ce27" office:value-type="float" office:value="6.600071" calcext:value-type="float">
            <text:p>6.6</text:p>
          </table:table-cell>
          <table:table-cell table:style-name="ce27" office:value-type="float" office:value="5.898125" calcext:value-type="float">
            <text:p>5.9</text:p>
          </table:table-cell>
          <table:table-cell table:style-name="ce27" office:value-type="float" office:value="4.597032" calcext:value-type="float">
            <text:p>4.6</text:p>
          </table:table-cell>
          <table:table-cell table:style-name="ce27" office:value-type="float" office:value="5.010601" calcext:value-type="float">
            <text:p>5.0</text:p>
          </table:table-cell>
          <table:table-cell table:style-name="ce27" office:value-type="float" office:value="14.96002" calcext:value-type="float">
            <text:p>15.0</text:p>
          </table:table-cell>
          <table:table-cell table:style-name="ce27" office:value-type="float" office:value="4.297401" calcext:value-type="float">
            <text:p>4.3</text:p>
          </table:table-cell>
          <table:table-cell table:style-name="ce66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66"/>
          <table:table-cell table:style-name="ce57"/>
          <table:table-cell/>
          <table:table-cell table:style-name="ce27"/>
          <table:table-cell table:style-name="ce66" table:number-columns-repeated="14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19 Q2</text:p>
          </table:table-cell>
          <table:table-cell table:style-name="ce27" office:value-type="float" office:value="5.188897" calcext:value-type="float">
            <text:p>5.2</text:p>
          </table:table-cell>
          <table:table-cell table:style-name="ce27" office:value-type="float" office:value="3.416827" calcext:value-type="float">
            <text:p>3.4</text:p>
          </table:table-cell>
          <table:table-cell table:style-name="ce27" office:value-type="float" office:value="4.178118" calcext:value-type="float">
            <text:p>4.2</text:p>
          </table:table-cell>
          <table:table-cell table:style-name="ce27" office:value-type="float" office:value="5.407326" calcext:value-type="float">
            <text:p>5.4</text:p>
          </table:table-cell>
          <table:table-cell table:style-name="ce27" office:value-type="float" office:value="3.027869" calcext:value-type="float">
            <text:p>3.0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0.5" calcext:value-type="float">
            <text:p>10.5</text:p>
          </table:table-cell>
          <table:table-cell table:style-name="ce27" office:value-type="float" office:value="1.922301" calcext:value-type="float">
            <text:p>1.9</text:p>
          </table:table-cell>
          <table:table-cell table:style-name="ce27" office:value-type="float" office:value="2.581558" calcext:value-type="float">
            <text:p>2.6</text:p>
          </table:table-cell>
          <table:table-cell table:style-name="ce27" office:value-type="float" office:value="4.313714" calcext:value-type="float">
            <text:p>4.3</text:p>
          </table:table-cell>
          <table:table-cell table:style-name="ce27" office:value-type="float" office:value="13.01384" calcext:value-type="float">
            <text:p>13.0</text:p>
          </table:table-cell>
          <table:table-cell table:style-name="ce27" office:value-type="float" office:value="5.197379" calcext:value-type="float">
            <text:p>5.2</text:p>
          </table:table-cell>
          <table:table-cell table:style-name="ce27" office:value-type="float" office:value="7.371336" calcext:value-type="float">
            <text:p>7.4</text:p>
          </table:table-cell>
          <table:table-cell table:style-name="ce27" office:value-type="float" office:value="7.529108" calcext:value-type="float">
            <text:p>7.5</text:p>
          </table:table-cell>
          <table:table-cell table:style-name="ce27" office:value-type="float" office:value="3.621259" calcext:value-type="float">
            <text:p>3.6</text:p>
          </table:table-cell>
          <table:table-cell table:style-name="ce27" office:value-type="float" office:value="15.81949" calcext:value-type="float">
            <text:p>15.8</text:p>
          </table:table-cell>
          <table:table-cell table:style-name="ce27" office:value-type="float" office:value="3.407486" calcext:value-type="float">
            <text:p>3.4</text:p>
          </table:table-cell>
          <table:table-cell table:style-name="ce27" office:value-type="float" office:value="5.28425" calcext:value-type="float">
            <text:p>5.3</text:p>
          </table:table-cell>
          <table:table-cell table:style-name="ce27" office:value-type="float" office:value="4.468589" calcext:value-type="float">
            <text:p>4.5</text:p>
          </table:table-cell>
          <table:table-cell table:style-name="ce27" office:value-type="float" office:value="3.899308" calcext:value-type="float">
            <text:p>3.9</text:p>
          </table:table-cell>
          <table:table-cell table:style-name="ce27" office:value-type="float" office:value="9.359494" calcext:value-type="float">
            <text:p>9.4</text:p>
          </table:table-cell>
          <table:table-cell table:style-name="ce27" office:value-type="float" office:value="6.450288" calcext:value-type="float">
            <text:p>6.5</text:p>
          </table:table-cell>
          <table:table-cell table:style-name="ce27" office:value-type="float" office:value="3.247765" calcext:value-type="float">
            <text:p>3.2</text:p>
          </table:table-cell>
          <table:table-cell table:style-name="ce27" office:value-type="float" office:value="6.514752" calcext:value-type="float">
            <text:p>6.5</text:p>
          </table:table-cell>
          <table:table-cell table:style-name="ce27" office:value-type="float" office:value="3.668901" calcext:value-type="float">
            <text:p>3.7</text:p>
          </table:table-cell>
          <table:table-cell table:style-name="ce27" office:value-type="float" office:value="2.85753" calcext:value-type="float">
            <text:p>2.9</text:p>
          </table:table-cell>
          <table:table-cell table:style-name="ce27" office:value-type="float" office:value="2.914938" calcext:value-type="float">
            <text:p>2.9</text:p>
          </table:table-cell>
          <table:table-cell table:style-name="ce27" office:value-type="float" office:value="4.185803" calcext:value-type="float">
            <text:p>4.2</text:p>
          </table:table-cell>
          <table:table-cell table:style-name="ce27" office:value-type="float" office:value="3.253515" calcext:value-type="float">
            <text:p>3.3</text:p>
          </table:table-cell>
          <table:table-cell table:style-name="ce27" office:value-type="float" office:value="6.240523" calcext:value-type="float">
            <text:p>6.2</text:p>
          </table:table-cell>
          <table:table-cell table:style-name="ce27" office:value-type="float" office:value="5.791374" calcext:value-type="float">
            <text:p>5.8</text:p>
          </table:table-cell>
          <table:table-cell table:style-name="ce27" office:value-type="float" office:value="3.992758" calcext:value-type="float">
            <text:p>4.0</text:p>
          </table:table-cell>
          <table:table-cell table:style-name="ce27" office:value-type="float" office:value="4.898193" calcext:value-type="float">
            <text:p>4.9</text:p>
          </table:table-cell>
          <table:table-cell table:style-name="ce27" office:value-type="float" office:value="13.04475" calcext:value-type="float">
            <text:p>13.0</text:p>
          </table:table-cell>
          <table:table-cell table:style-name="ce27" office:value-type="float" office:value="3.848588" calcext:value-type="float">
            <text:p>3.8</text:p>
          </table:table-cell>
          <table:table-cell table:style-name="ce66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66"/>
          <table:table-cell table:style-name="ce57"/>
          <table:table-cell/>
          <table:table-cell table:style-name="ce27"/>
          <table:table-cell table:style-name="ce66" table:number-columns-repeated="14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19 Q3</text:p>
          </table:table-cell>
          <table:table-cell table:style-name="ce27" office:value-type="float" office:value="5.220452" calcext:value-type="float">
            <text:p>5.2</text:p>
          </table:table-cell>
          <table:table-cell table:style-name="ce27" office:value-type="float" office:value="3.47938" calcext:value-type="float">
            <text:p>3.5</text:p>
          </table:table-cell>
          <table:table-cell table:style-name="ce27" office:value-type="float" office:value="4.239008" calcext:value-type="float">
            <text:p>4.2</text:p>
          </table:table-cell>
          <table:table-cell table:style-name="ce27" office:value-type="float" office:value="5.577936" calcext:value-type="float">
            <text:p>5.6</text:p>
          </table:table-cell>
          <table:table-cell table:style-name="ce27" office:value-type="float" office:value="3.431556" calcext:value-type="float">
            <text:p>3.4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0.9" calcext:value-type="float">
            <text:p>10.9</text:p>
          </table:table-cell>
          <table:table-cell table:style-name="ce27" office:value-type="float" office:value="2.113839" calcext:value-type="float">
            <text:p>2.1</text:p>
          </table:table-cell>
          <table:table-cell table:style-name="ce27" office:value-type="float" office:value="2.618943" calcext:value-type="float">
            <text:p>2.6</text:p>
          </table:table-cell>
          <table:table-cell table:style-name="ce27" office:value-type="float" office:value="4.757278" calcext:value-type="float">
            <text:p>4.8</text:p>
          </table:table-cell>
          <table:table-cell table:style-name="ce27" office:value-type="float" office:value="12.99277" calcext:value-type="float">
            <text:p>13.0</text:p>
          </table:table-cell>
          <table:table-cell table:style-name="ce27" office:value-type="float" office:value="3.928796" calcext:value-type="float">
            <text:p>3.9</text:p>
          </table:table-cell>
          <table:table-cell table:style-name="ce27" office:value-type="float" office:value="5.756762" calcext:value-type="float">
            <text:p>5.8</text:p>
          </table:table-cell>
          <table:table-cell table:style-name="ce27" office:value-type="float" office:value="7.739857" calcext:value-type="float">
            <text:p>7.7</text:p>
          </table:table-cell>
          <table:table-cell table:style-name="ce27" office:value-type="float" office:value="3.971246" calcext:value-type="float">
            <text:p>4.0</text:p>
          </table:table-cell>
          <table:table-cell table:style-name="ce27" office:value-type="float" office:value="15.57091" calcext:value-type="float">
            <text:p>15.6</text:p>
          </table:table-cell>
          <table:table-cell table:style-name="ce27" office:value-type="float" office:value="3.529576" calcext:value-type="float">
            <text:p>3.5</text:p>
          </table:table-cell>
          <table:table-cell table:style-name="ce27" office:value-type="float" office:value="5.218611" calcext:value-type="float">
            <text:p>5.2</text:p>
          </table:table-cell>
          <table:table-cell table:style-name="ce27" office:value-type="float" office:value="3.306196" calcext:value-type="float">
            <text:p>3.3</text:p>
          </table:table-cell>
          <table:table-cell table:style-name="ce27" office:value-type="float" office:value="4.220354" calcext:value-type="float">
            <text:p>4.2</text:p>
          </table:table-cell>
          <table:table-cell table:style-name="ce27" office:value-type="float" office:value="8.883215" calcext:value-type="float">
            <text:p>8.9</text:p>
          </table:table-cell>
          <table:table-cell table:style-name="ce27" office:value-type="float" office:value="6.318155" calcext:value-type="float">
            <text:p>6.3</text:p>
          </table:table-cell>
          <table:table-cell table:style-name="ce27" office:value-type="float" office:value="4.325165" calcext:value-type="float">
            <text:p>4.3</text:p>
          </table:table-cell>
          <table:table-cell table:style-name="ce27" office:value-type="float" office:value="6.197365" calcext:value-type="float">
            <text:p>6.2</text:p>
          </table:table-cell>
          <table:table-cell table:style-name="ce27" office:value-type="float" office:value="3.894865" calcext:value-type="float">
            <text:p>3.9</text:p>
          </table:table-cell>
          <table:table-cell table:style-name="ce27" office:value-type="float" office:value="2.904973" calcext:value-type="float">
            <text:p>2.9</text:p>
          </table:table-cell>
          <table:table-cell table:style-name="ce27" office:value-type="float" office:value="2.886763" calcext:value-type="float">
            <text:p>2.9</text:p>
          </table:table-cell>
          <table:table-cell table:style-name="ce27" office:value-type="float" office:value="4.385513" calcext:value-type="float">
            <text:p>4.4</text:p>
          </table:table-cell>
          <table:table-cell table:style-name="ce27" office:value-type="float" office:value="3.163817" calcext:value-type="float">
            <text:p>3.2</text:p>
          </table:table-cell>
          <table:table-cell table:style-name="ce27" office:value-type="float" office:value="6.328495" calcext:value-type="float">
            <text:p>6.3</text:p>
          </table:table-cell>
          <table:table-cell table:style-name="ce27" office:value-type="float" office:value="5.977969" calcext:value-type="float">
            <text:p>6.0</text:p>
          </table:table-cell>
          <table:table-cell table:style-name="ce27" office:value-type="float" office:value="4.654703" calcext:value-type="float">
            <text:p>4.7</text:p>
          </table:table-cell>
          <table:table-cell table:style-name="ce27" office:value-type="float" office:value="4.244483" calcext:value-type="float">
            <text:p>4.2</text:p>
          </table:table-cell>
          <table:table-cell table:style-name="ce27" office:value-type="float" office:value="14.27792" calcext:value-type="float">
            <text:p>14.3</text:p>
          </table:table-cell>
          <table:table-cell table:style-name="ce27" office:value-type="float" office:value="4.048797" calcext:value-type="float">
            <text:p>4.0</text:p>
          </table:table-cell>
          <table:table-cell table:style-name="ce66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66"/>
          <table:table-cell table:style-name="ce57"/>
          <table:table-cell/>
          <table:table-cell table:style-name="ce27"/>
          <table:table-cell table:style-name="ce66" table:number-columns-repeated="14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19 Q4</text:p>
          </table:table-cell>
          <table:table-cell table:style-name="ce27" office:value-type="float" office:value="4.976688" calcext:value-type="float">
            <text:p>5.0</text:p>
          </table:table-cell>
          <table:table-cell table:style-name="ce27" office:value-type="float" office:value="3.393483" calcext:value-type="float">
            <text:p>3.4</text:p>
          </table:table-cell>
          <table:table-cell table:style-name="ce27" office:value-type="float" office:value="4.288322" calcext:value-type="float">
            <text:p>4.3</text:p>
          </table:table-cell>
          <table:table-cell table:style-name="ce27" office:value-type="float" office:value="5.048734" calcext:value-type="float">
            <text:p>5.0</text:p>
          </table:table-cell>
          <table:table-cell table:style-name="ce27" office:value-type="float" office:value="2.814834" calcext:value-type="float">
            <text:p>2.8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0" calcext:value-type="float">
            <text:p>10.0</text:p>
          </table:table-cell>
          <table:table-cell table:style-name="ce27" office:value-type="float" office:value="1.998587" calcext:value-type="float">
            <text:p>2.0</text:p>
          </table:table-cell>
          <table:table-cell table:style-name="ce27" office:value-type="float" office:value="2.596606" calcext:value-type="float">
            <text:p>2.6</text:p>
          </table:table-cell>
          <table:table-cell table:style-name="ce27" office:value-type="float" office:value="4.701276" calcext:value-type="float">
            <text:p>4.7</text:p>
          </table:table-cell>
          <table:table-cell table:style-name="ce27" office:value-type="float" office:value="12.70754" calcext:value-type="float">
            <text:p>12.7</text:p>
          </table:table-cell>
          <table:table-cell table:style-name="ce27" office:value-type="float" office:value="3.852713" calcext:value-type="float">
            <text:p>3.9</text:p>
          </table:table-cell>
          <table:table-cell table:style-name="ce27" office:value-type="float" office:value="5.74454" calcext:value-type="float">
            <text:p>5.7</text:p>
          </table:table-cell>
          <table:table-cell table:style-name="ce27" office:value-type="float" office:value="7.683739" calcext:value-type="float">
            <text:p>7.7</text:p>
          </table:table-cell>
          <table:table-cell table:style-name="ce27" office:value-type="float" office:value="3.616849" calcext:value-type="float">
            <text:p>3.6</text:p>
          </table:table-cell>
          <table:table-cell table:style-name="ce27" office:value-type="float" office:value="15.86648" calcext:value-type="float">
            <text:p>15.9</text:p>
          </table:table-cell>
          <table:table-cell table:style-name="ce27" office:value-type="float" office:value="3.396079" calcext:value-type="float">
            <text:p>3.4</text:p>
          </table:table-cell>
          <table:table-cell table:style-name="ce27" office:value-type="float" office:value="4.155381" calcext:value-type="float">
            <text:p>4.2</text:p>
          </table:table-cell>
          <table:table-cell table:style-name="ce27" office:value-type="float" office:value="3.251424" calcext:value-type="float">
            <text:p>3.3</text:p>
          </table:table-cell>
          <table:table-cell table:style-name="ce27" office:value-type="float" office:value="4.002263" calcext:value-type="float">
            <text:p>4.0</text:p>
          </table:table-cell>
          <table:table-cell table:style-name="ce27" office:value-type="float" office:value="9.598795" calcext:value-type="float">
            <text:p>9.6</text:p>
          </table:table-cell>
          <table:table-cell table:style-name="ce27" office:value-type="float" office:value="6.56496" calcext:value-type="float">
            <text:p>6.6</text:p>
          </table:table-cell>
          <table:table-cell table:style-name="ce27" office:value-type="float" office:value="4.936931" calcext:value-type="float">
            <text:p>4.9</text:p>
          </table:table-cell>
          <table:table-cell table:style-name="ce27" office:value-type="float" office:value="5.995914" calcext:value-type="float">
            <text:p>6.0</text:p>
          </table:table-cell>
          <table:table-cell table:style-name="ce27" office:value-type="float" office:value="3.506004" calcext:value-type="float">
            <text:p>3.5</text:p>
          </table:table-cell>
          <table:table-cell table:style-name="ce27" office:value-type="float" office:value="2.8798" calcext:value-type="float">
            <text:p>2.9</text:p>
          </table:table-cell>
          <table:table-cell table:style-name="ce27" office:value-type="float" office:value="2.772362" calcext:value-type="float">
            <text:p>2.8</text:p>
          </table:table-cell>
          <table:table-cell table:style-name="ce27" office:value-type="float" office:value="4.599377" calcext:value-type="float">
            <text:p>4.6</text:p>
          </table:table-cell>
          <table:table-cell table:style-name="ce27" office:value-type="float" office:value="2.856703" calcext:value-type="float">
            <text:p>2.9</text:p>
          </table:table-cell>
          <table:table-cell table:style-name="ce27" office:value-type="float" office:value="6.75632" calcext:value-type="float">
            <text:p>6.8</text:p>
          </table:table-cell>
          <table:table-cell table:style-name="ce27" office:value-type="float" office:value="5.765783" calcext:value-type="float">
            <text:p>5.8</text:p>
          </table:table-cell>
          <table:table-cell table:style-name="ce27" office:value-type="float" office:value="4.0874" calcext:value-type="float">
            <text:p>4.1</text:p>
          </table:table-cell>
          <table:table-cell table:style-name="ce27" office:value-type="float" office:value="3.792975" calcext:value-type="float">
            <text:p>3.8</text:p>
          </table:table-cell>
          <table:table-cell table:style-name="ce27" office:value-type="float" office:value="13.50185" calcext:value-type="float">
            <text:p>13.5</text:p>
          </table:table-cell>
          <table:table-cell table:style-name="ce27" office:value-type="float" office:value="3.567393" calcext:value-type="float">
            <text:p>3.6</text:p>
          </table:table-cell>
          <table:table-cell table:style-name="ce66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66"/>
          <table:table-cell table:style-name="ce57"/>
          <table:table-cell/>
          <table:table-cell table:style-name="ce27"/>
          <table:table-cell table:style-name="ce66" table:number-columns-repeated="14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7"/>
          <table:table-cell table:style-name="ce28" table:number-columns-repeated="35"/>
          <table:table-cell table:style-name="ce66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66"/>
          <table:table-cell table:style-name="ce57"/>
          <table:table-cell/>
          <table:table-cell table:style-name="ce27"/>
          <table:table-cell table:style-name="ce66" table:number-columns-repeated="14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20 Q1</text:p>
          </table:table-cell>
          <table:table-cell table:style-name="ce27" office:value-type="float" office:value="5.645989" calcext:value-type="float">
            <text:p>5.6</text:p>
          </table:table-cell>
          <table:table-cell table:style-name="ce27" office:value-type="float" office:value="3.496796" calcext:value-type="float">
            <text:p>3.5</text:p>
          </table:table-cell>
          <table:table-cell table:style-name="ce27" office:value-type="float" office:value="4.233262" calcext:value-type="float">
            <text:p>4.2</text:p>
          </table:table-cell>
          <table:table-cell table:style-name="ce27" office:value-type="float" office:value="6.676426" calcext:value-type="float">
            <text:p>6.7</text:p>
          </table:table-cell>
          <table:table-cell table:style-name="ce27" office:value-type="float" office:value="3.207754" calcext:value-type="float">
            <text:p>3.2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3.2" calcext:value-type="float">
            <text:p>13.2</text:p>
          </table:table-cell>
          <table:table-cell table:style-name="ce27" office:value-type="float" office:value="2.027524" calcext:value-type="float">
            <text:p>2.0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5.060113" calcext:value-type="float">
            <text:p>5.1</text:p>
          </table:table-cell>
          <table:table-cell table:style-name="ce27" office:value-type="float" office:value="13.11982" calcext:value-type="float">
            <text:p>13.1</text:p>
          </table:table-cell>
          <table:table-cell table:style-name="ce27" office:value-type="float" office:value="4.756549" calcext:value-type="float">
            <text:p>4.8</text:p>
          </table:table-cell>
          <table:table-cell table:style-name="ce27" office:value-type="float" office:value="6.940141" calcext:value-type="float">
            <text:p>6.9</text:p>
          </table:table-cell>
          <table:table-cell table:style-name="ce27" office:value-type="float" office:value="7.359613" calcext:value-type="float">
            <text:p>7.4</text:p>
          </table:table-cell>
          <table:table-cell table:style-name="ce27" office:value-type="float" office:value="3.851651" calcext:value-type="float">
            <text:p>3.9</text:p>
          </table:table-cell>
          <table:table-cell table:style-name="ce27" office:value-type="float" office:value="15.23342" calcext:value-type="float">
            <text:p>15.2</text:p>
          </table:table-cell>
          <table:table-cell table:style-name="ce27" office:value-type="float" office:value="3.712948" calcext:value-type="float">
            <text:p>3.7</text:p>
          </table:table-cell>
          <table:table-cell table:style-name="ce27" office:value-type="float" office:value="4.381217" calcext:value-type="float">
            <text:p>4.4</text:p>
          </table:table-cell>
          <table:table-cell table:style-name="ce27" office:value-type="float" office:value="2.911468" calcext:value-type="float">
            <text:p>2.9</text:p>
          </table:table-cell>
          <table:table-cell table:style-name="ce27" office:value-type="float" office:value="3.494229" calcext:value-type="float">
            <text:p>3.5</text:p>
          </table:table-cell>
          <table:table-cell table:style-name="ce27" office:value-type="float" office:value="9.082867" calcext:value-type="float">
            <text:p>9.1</text:p>
          </table:table-cell>
          <table:table-cell table:style-name="ce27" office:value-type="float" office:value="7.378604" calcext:value-type="float">
            <text:p>7.4</text:p>
          </table:table-cell>
          <table:table-cell table:style-name="ce27" office:value-type="float" office:value="4.070239" calcext:value-type="float">
            <text:p>4.1</text:p>
          </table:table-cell>
          <table:table-cell table:style-name="ce27" office:value-type="float" office:value="7.547875" calcext:value-type="float">
            <text:p>7.5</text:p>
          </table:table-cell>
          <table:table-cell table:style-name="ce27" office:value-type="float" office:value="3.582621" calcext:value-type="float">
            <text:p>3.6</text:p>
          </table:table-cell>
          <table:table-cell table:style-name="ce27" office:value-type="float" office:value="2.913747" calcext:value-type="float">
            <text:p>2.9</text:p>
          </table:table-cell>
          <table:table-cell table:style-name="ce27" office:value-type="float" office:value="2.752426" calcext:value-type="float">
            <text:p>2.8</text:p>
          </table:table-cell>
          <table:table-cell table:style-name="ce27" office:value-type="float" office:value="4.839708" calcext:value-type="float">
            <text:p>4.8</text:p>
          </table:table-cell>
          <table:table-cell table:style-name="ce27" office:value-type="float" office:value="3.17031" calcext:value-type="float">
            <text:p>3.2</text:p>
          </table:table-cell>
          <table:table-cell table:style-name="ce27" office:value-type="float" office:value="6.728766" calcext:value-type="float">
            <text:p>6.7</text:p>
          </table:table-cell>
          <table:table-cell table:style-name="ce27" office:value-type="float" office:value="6.068216" calcext:value-type="float">
            <text:p>6.1</text:p>
          </table:table-cell>
          <table:table-cell table:style-name="ce27" office:value-type="float" office:value="4.412753" calcext:value-type="float">
            <text:p>4.4</text:p>
          </table:table-cell>
          <table:table-cell table:style-name="ce27" office:value-type="float" office:value="4.683889" calcext:value-type="float">
            <text:p>4.7</text:p>
          </table:table-cell>
          <table:table-cell table:style-name="ce27" office:value-type="float" office:value="13.8568" calcext:value-type="float">
            <text:p>13.9</text:p>
          </table:table-cell>
          <table:table-cell table:style-name="ce27" office:value-type="float" office:value="4.287619" calcext:value-type="float">
            <text:p>4.3</text:p>
          </table:table-cell>
          <table:table-cell table:style-name="ce66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66"/>
          <table:table-cell table:style-name="ce57"/>
          <table:table-cell/>
          <table:table-cell table:style-name="ce27"/>
          <table:table-cell table:style-name="ce66" table:number-columns-repeated="14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20 Q2</text:p>
          </table:table-cell>
          <table:table-cell table:style-name="ce27" office:value-type="float" office:value="6.663989" calcext:value-type="float">
            <text:p>6.7</text:p>
          </table:table-cell>
          <table:table-cell table:style-name="ce27" office:value-type="float" office:value="3.972476" calcext:value-type="float">
            <text:p>4.0</text:p>
          </table:table-cell>
          <table:table-cell table:style-name="ce27" office:value-type="float" office:value="3.828161" calcext:value-type="float">
            <text:p>3.8</text:p>
          </table:table-cell>
          <table:table-cell table:style-name="ce27" office:value-type="float" office:value="12.74827" calcext:value-type="float">
            <text:p>12.7</text:p>
          </table:table-cell>
          <table:table-cell table:style-name="ce27" office:value-type="float" office:value="3.497498" calcext:value-type="float">
            <text:p>3.5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20.8" calcext:value-type="float">
            <text:p>20.8</text:p>
          </table:table-cell>
          <table:table-cell table:style-name="ce27" office:value-type="float" office:value="2.398583" calcext:value-type="float">
            <text:p>2.4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5.060934" calcext:value-type="float">
            <text:p>5.1</text:p>
          </table:table-cell>
          <table:table-cell table:style-name="ce27" office:value-type="float" office:value="13.5223" calcext:value-type="float">
            <text:p>13.5</text:p>
          </table:table-cell>
          <table:table-cell table:style-name="ce27" office:value-type="float" office:value="7.427882" calcext:value-type="float">
            <text:p>7.4</text:p>
          </table:table-cell>
          <table:table-cell table:style-name="ce27" office:value-type="float" office:value="8.681798" calcext:value-type="float">
            <text:p>8.7</text:p>
          </table:table-cell>
          <table:table-cell table:style-name="ce27" office:value-type="float" office:value="6.322534" calcext:value-type="float">
            <text:p>6.3</text:p>
          </table:table-cell>
          <table:table-cell table:style-name="ce27" office:value-type="float" office:value="3.78507" calcext:value-type="float">
            <text:p>3.8</text:p>
          </table:table-cell>
          <table:table-cell table:style-name="ce27" office:value-type="float" office:value="15.48942" calcext:value-type="float">
            <text:p>15.5</text:p>
          </table:table-cell>
          <table:table-cell table:style-name="ce27" office:value-type="float" office:value="4.733177" calcext:value-type="float">
            <text:p>4.7</text:p>
          </table:table-cell>
          <table:table-cell table:style-name="ce27" office:value-type="float" office:value="4.873755" calcext:value-type="float">
            <text:p>4.9</text:p>
          </table:table-cell>
          <table:table-cell table:style-name="ce27" office:value-type="float" office:value="6.451291" calcext:value-type="float">
            <text:p>6.5</text:p>
          </table:table-cell>
          <table:table-cell table:style-name="ce27" office:value-type="float" office:value="4.162599" calcext:value-type="float">
            <text:p>4.2</text:p>
          </table:table-cell>
          <table:table-cell table:style-name="ce27" office:value-type="float" office:value="7.574257" calcext:value-type="float">
            <text:p>7.6</text:p>
          </table:table-cell>
          <table:table-cell table:style-name="ce27" office:value-type="float" office:value="8.843559" calcext:value-type="float">
            <text:p>8.8</text:p>
          </table:table-cell>
          <table:table-cell table:style-name="ce27" office:value-type="float" office:value="5.471703" calcext:value-type="float">
            <text:p>5.5</text:p>
          </table:table-cell>
          <table:table-cell table:style-name="ce27" office:value-type="float" office:value="8.729424" calcext:value-type="float">
            <text:p>8.7</text:p>
          </table:table-cell>
          <table:table-cell table:style-name="ce27" office:value-type="float" office:value="4.920448" calcext:value-type="float">
            <text:p>4.9</text:p>
          </table:table-cell>
          <table:table-cell table:style-name="ce27" office:value-type="float" office:value="3.415279" calcext:value-type="float">
            <text:p>3.4</text:p>
          </table:table-cell>
          <table:table-cell table:style-name="ce27" office:value-type="float" office:value="3.473149" calcext:value-type="float">
            <text:p>3.5</text:p>
          </table:table-cell>
          <table:table-cell table:style-name="ce27" office:value-type="float" office:value="4.086575" calcext:value-type="float">
            <text:p>4.1</text:p>
          </table:table-cell>
          <table:table-cell table:style-name="ce27" office:value-type="float" office:value="3.191865" calcext:value-type="float">
            <text:p>3.2</text:p>
          </table:table-cell>
          <table:table-cell table:style-name="ce27" office:value-type="float" office:value="5.271332" calcext:value-type="float">
            <text:p>5.3</text:p>
          </table:table-cell>
          <table:table-cell table:style-name="ce27" office:value-type="float" office:value="6.742109" calcext:value-type="float">
            <text:p>6.7</text:p>
          </table:table-cell>
          <table:table-cell table:style-name="ce27" office:value-type="float" office:value="4.967542" calcext:value-type="float">
            <text:p>5.0</text:p>
          </table:table-cell>
          <table:table-cell table:style-name="ce27" office:value-type="float" office:value="6.27958" calcext:value-type="float">
            <text:p>6.3</text:p>
          </table:table-cell>
          <table:table-cell table:style-name="ce27" office:value-type="float" office:value="13.0991" calcext:value-type="float">
            <text:p>13.1</text:p>
          </table:table-cell>
          <table:table-cell table:style-name="ce27" office:value-type="float" office:value="12.4727" calcext:value-type="float">
            <text:p>12.5</text:p>
          </table:table-cell>
          <table:table-cell table:style-name="ce66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66"/>
          <table:table-cell table:style-name="ce57"/>
          <table:table-cell/>
          <table:table-cell table:style-name="ce27"/>
          <table:table-cell table:style-name="ce66" table:number-columns-repeated="14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20 Q3</text:p>
          </table:table-cell>
          <table:table-cell table:style-name="ce27" office:value-type="float" office:value="6.999156" calcext:value-type="float">
            <text:p>7.0</text:p>
          </table:table-cell>
          <table:table-cell table:style-name="ce27" office:value-type="float" office:value="4.408217" calcext:value-type="float">
            <text:p>4.4</text:p>
          </table:table-cell>
          <table:table-cell table:style-name="ce27" office:value-type="float" office:value="5.090711" calcext:value-type="float">
            <text:p>5.1</text:p>
          </table:table-cell>
          <table:table-cell table:style-name="ce27" office:value-type="float" office:value="9.678792" calcext:value-type="float">
            <text:p>9.7</text:p>
          </table:table-cell>
          <table:table-cell table:style-name="ce27" office:value-type="float" office:value="4.245506" calcext:value-type="float">
            <text:p>4.2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8.3" calcext:value-type="float">
            <text:p>18.3</text:p>
          </table:table-cell>
          <table:table-cell table:style-name="ce27" office:value-type="float" office:value="2.910926" calcext:value-type="float">
            <text:p>2.9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6.075928" calcext:value-type="float">
            <text:p>6.1</text:p>
          </table:table-cell>
          <table:table-cell table:style-name="ce27" office:value-type="float" office:value="14.41348" calcext:value-type="float">
            <text:p>14.4</text:p>
          </table:table-cell>
          <table:table-cell table:style-name="ce27" office:value-type="float" office:value="7.598849" calcext:value-type="float">
            <text:p>7.6</text:p>
          </table:table-cell>
          <table:table-cell table:style-name="ce27" office:value-type="float" office:value="7.301918" calcext:value-type="float">
            <text:p>7.3</text:p>
          </table:table-cell>
          <table:table-cell table:style-name="ce27" office:value-type="float" office:value="8.290809" calcext:value-type="float">
            <text:p>8.3</text:p>
          </table:table-cell>
          <table:table-cell table:style-name="ce27" office:value-type="float" office:value="4.685657" calcext:value-type="float">
            <text:p>4.7</text:p>
          </table:table-cell>
          <table:table-cell table:style-name="ce27" office:value-type="float" office:value="15.66288" calcext:value-type="float">
            <text:p>15.7</text:p>
          </table:table-cell>
          <table:table-cell table:style-name="ce27" office:value-type="float" office:value="4.434095" calcext:value-type="float">
            <text:p>4.4</text:p>
          </table:table-cell>
          <table:table-cell table:style-name="ce27" office:value-type="float" office:value="6.736092" calcext:value-type="float">
            <text:p>6.7</text:p>
          </table:table-cell>
          <table:table-cell table:style-name="ce27" office:value-type="float" office:value="4.47041" calcext:value-type="float">
            <text:p>4.5</text:p>
          </table:table-cell>
          <table:table-cell table:style-name="ce27" office:value-type="float" office:value="5.331994" calcext:value-type="float">
            <text:p>5.3</text:p>
          </table:table-cell>
          <table:table-cell table:style-name="ce27" office:value-type="float" office:value="9.672921" calcext:value-type="float">
            <text:p>9.7</text:p>
          </table:table-cell>
          <table:table-cell table:style-name="ce27" office:value-type="float" office:value="9.645772" calcext:value-type="float">
            <text:p>9.6</text:p>
          </table:table-cell>
          <table:table-cell table:style-name="ce27" office:value-type="float" office:value="5.657717" calcext:value-type="float">
            <text:p>5.7</text:p>
          </table:table-cell>
          <table:table-cell table:style-name="ce27" office:value-type="float" office:value="8.698045" calcext:value-type="float">
            <text:p>8.7</text:p>
          </table:table-cell>
          <table:table-cell table:style-name="ce27" office:value-type="float" office:value="5.309591" calcext:value-type="float">
            <text:p>5.3</text:p>
          </table:table-cell>
          <table:table-cell table:style-name="ce27" office:value-type="float" office:value="3.865603" calcext:value-type="float">
            <text:p>3.9</text:p>
          </table:table-cell>
          <table:table-cell table:style-name="ce27" office:value-type="float" office:value="4.073267" calcext:value-type="float">
            <text:p>4.1</text:p>
          </table:table-cell>
          <table:table-cell table:style-name="ce27" office:value-type="float" office:value="5.55299" calcext:value-type="float">
            <text:p>5.6</text:p>
          </table:table-cell>
          <table:table-cell table:style-name="ce27" office:value-type="float" office:value="3.324156" calcext:value-type="float">
            <text:p>3.3</text:p>
          </table:table-cell>
          <table:table-cell table:style-name="ce27" office:value-type="float" office:value="7.92203" calcext:value-type="float">
            <text:p>7.9</text:p>
          </table:table-cell>
          <table:table-cell table:style-name="ce27" office:value-type="float" office:value="7.307666" calcext:value-type="float">
            <text:p>7.3</text:p>
          </table:table-cell>
          <table:table-cell table:style-name="ce27" office:value-type="float" office:value="4.791173" calcext:value-type="float">
            <text:p>4.8</text:p>
          </table:table-cell>
          <table:table-cell table:style-name="ce27" office:value-type="float" office:value="5.366213" calcext:value-type="float">
            <text:p>5.4</text:p>
          </table:table-cell>
          <table:table-cell table:style-name="ce27" office:value-type="float" office:value="13.36213" calcext:value-type="float">
            <text:p>13.4</text:p>
          </table:table-cell>
          <table:table-cell table:style-name="ce27" office:value-type="float" office:value="8.641163" calcext:value-type="float">
            <text:p>8.6</text:p>
          </table:table-cell>
          <table:table-cell table:style-name="ce66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66"/>
          <table:table-cell table:style-name="ce57"/>
          <table:table-cell/>
          <table:table-cell table:style-name="ce27"/>
          <table:table-cell table:style-name="ce66" table:number-columns-repeated="14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20 Q4</text:p>
          </table:table-cell>
          <table:table-cell table:style-name="ce27" office:value-type="float" office:value="6.348224" calcext:value-type="float">
            <text:p>6.3</text:p>
          </table:table-cell>
          <table:table-cell table:style-name="ce27" office:value-type="float" office:value="3.895284" calcext:value-type="float">
            <text:p>3.9</text:p>
          </table:table-cell>
          <table:table-cell table:style-name="ce27" office:value-type="float" office:value="4.670617" calcext:value-type="float">
            <text:p>4.7</text:p>
          </table:table-cell>
          <table:table-cell table:style-name="ce27" office:value-type="float" office:value="7.603041" calcext:value-type="float">
            <text:p>7.6</text:p>
          </table:table-cell>
          <table:table-cell table:style-name="ce27" office:value-type="float" office:value="3.777034" calcext:value-type="float">
            <text:p>3.8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4.4" calcext:value-type="float">
            <text:p>14.4</text:p>
          </table:table-cell>
          <table:table-cell table:style-name="ce27" office:value-type="float" office:value="3.062022" calcext:value-type="float">
            <text:p>3.1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5.459818" calcext:value-type="float">
            <text:p>5.5</text:p>
          </table:table-cell>
          <table:table-cell table:style-name="ce27" office:value-type="float" office:value="13.98903" calcext:value-type="float">
            <text:p>14.0</text:p>
          </table:table-cell>
          <table:table-cell table:style-name="ce27" office:value-type="float" office:value="7.435969" calcext:value-type="float">
            <text:p>7.4</text:p>
          </table:table-cell>
          <table:table-cell table:style-name="ce27" office:value-type="float" office:value="6.960723" calcext:value-type="float">
            <text:p>7.0</text:p>
          </table:table-cell>
          <table:table-cell table:style-name="ce27" office:value-type="float" office:value="7.699663" calcext:value-type="float">
            <text:p>7.7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5.56392" calcext:value-type="float">
            <text:p>15.6</text:p>
          </table:table-cell>
          <table:table-cell table:style-name="ce27" office:value-type="float" office:value="4.155605" calcext:value-type="float">
            <text:p>4.2</text:p>
          </table:table-cell>
          <table:table-cell table:style-name="ce27" office:value-type="float" office:value="5.111452" calcext:value-type="float">
            <text:p>5.1</text:p>
          </table:table-cell>
          <table:table-cell table:style-name="ce27" office:value-type="float" office:value="5.450342" calcext:value-type="float">
            <text:p>5.5</text:p>
          </table:table-cell>
          <table:table-cell table:style-name="ce27" office:value-type="float" office:value="5.116821" calcext:value-type="float">
            <text:p>5.1</text:p>
          </table:table-cell>
          <table:table-cell table:style-name="ce27" office:value-type="float" office:value="8.984137" calcext:value-type="float">
            <text:p>9.0</text:p>
          </table:table-cell>
          <table:table-cell table:style-name="ce27" office:value-type="float" office:value="9.385541" calcext:value-type="float">
            <text:p>9.4</text:p>
          </table:table-cell>
          <table:table-cell table:style-name="ce27" office:value-type="float" office:value="4.41277" calcext:value-type="float">
            <text:p>4.4</text:p>
          </table:table-cell>
          <table:table-cell table:style-name="ce27" office:value-type="float" office:value="8.14603" calcext:value-type="float">
            <text:p>8.1</text:p>
          </table:table-cell>
          <table:table-cell table:style-name="ce27" office:value-type="float" office:value="4.713168" calcext:value-type="float">
            <text:p>4.7</text:p>
          </table:table-cell>
          <table:table-cell table:style-name="ce27" office:value-type="float" office:value="3.519344" calcext:value-type="float">
            <text:p>3.5</text:p>
          </table:table-cell>
          <table:table-cell table:style-name="ce27" office:value-type="float" office:value="3.351205" calcext:value-type="float">
            <text:p>3.4</text:p>
          </table:table-cell>
          <table:table-cell table:style-name="ce27" office:value-type="float" office:value="5.361649" calcext:value-type="float">
            <text:p>5.4</text:p>
          </table:table-cell>
          <table:table-cell table:style-name="ce27" office:value-type="float" office:value="3.138179" calcext:value-type="float">
            <text:p>3.1</text:p>
          </table:table-cell>
          <table:table-cell table:style-name="ce27" office:value-type="float" office:value="7.378416" calcext:value-type="float">
            <text:p>7.4</text:p>
          </table:table-cell>
          <table:table-cell table:style-name="ce27" office:value-type="float" office:value="7.006399" calcext:value-type="float">
            <text:p>7.0</text:p>
          </table:table-cell>
          <table:table-cell table:style-name="ce27" office:value-type="float" office:value="4.966635" calcext:value-type="float">
            <text:p>5.0</text:p>
          </table:table-cell>
          <table:table-cell table:style-name="ce27" office:value-type="float" office:value="4.753111" calcext:value-type="float">
            <text:p>4.8</text:p>
          </table:table-cell>
          <table:table-cell table:style-name="ce27" office:value-type="float" office:value="12.95775" calcext:value-type="float">
            <text:p>13.0</text:p>
          </table:table-cell>
          <table:table-cell table:style-name="ce27" office:value-type="float" office:value="6.439006" calcext:value-type="float">
            <text:p>6.4</text:p>
          </table:table-cell>
          <table:table-cell table:style-name="ce66" table:number-columns-repeated="2"/>
          <table:table-cell table:style-name="ce57"/>
          <table:table-cell/>
          <table:table-cell table:style-name="ce27"/>
          <table:table-cell/>
          <table:table-cell table:style-name="ce57"/>
          <table:table-cell/>
          <table:table-cell table:style-name="ce27"/>
          <table:table-cell table:style-name="ce66"/>
          <table:table-cell table:style-name="ce57"/>
          <table:table-cell/>
          <table:table-cell table:style-name="ce27"/>
          <table:table-cell table:style-name="ce66" table:number-columns-repeated="14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4">
          <table:table-cell table:style-name="ce41" office:value-type="string" calcext:value-type="string" table:number-columns-spanned="1" table:number-rows-spanned="25">
            <text:p>Foreign-born</text:p>
          </table:table-cell>
          <table:table-cell table:style-name="ce16" office:value-type="string" calcext:value-type="string">
            <text:p>2016 Q1</text:p>
          </table:table-cell>
          <table:table-cell table:style-name="ce27" office:value-type="float" office:value="6.31841642561398" calcext:value-type="float">
            <text:p>6.3</text:p>
          </table:table-cell>
          <table:table-cell table:style-name="ce27" office:value-type="float" office:value="11.58897" calcext:value-type="float">
            <text:p>11.6</text:p>
          </table:table-cell>
          <table:table-cell table:style-name="ce27" office:value-type="float" office:value="17.65486" calcext:value-type="float">
            <text:p>17.7</text:p>
          </table:table-cell>
          <table:table-cell table:style-name="ce27" office:value-type="float" office:value="8.128431" calcext:value-type="float">
            <text:p>8.1</text:p>
          </table:table-cell>
          <table:table-cell table:style-name="ce27" office:value-type="float" office:value="9.495765" calcext:value-type="float">
            <text:p>9.5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3.6" calcext:value-type="float">
            <text:p>13.6</text:p>
          </table:table-cell>
          <table:table-cell table:style-name="ce27" office:value-type="float" office:value="6.698013" calcext:value-type="float">
            <text:p>6.7</text:p>
          </table:table-cell>
          <table:table-cell table:style-name="ce27" office:value-type="float" office:value="7.172595" calcext:value-type="float">
            <text:p>7.2</text:p>
          </table:table-cell>
          <table:table-cell table:style-name="ce27" office:value-type="float" office:value="11.99302" calcext:value-type="float">
            <text:p>12.0</text:p>
          </table:table-cell>
          <table:table-cell table:style-name="ce27" office:value-type="float" office:value="28.88677" calcext:value-type="float">
            <text:p>28.9</text:p>
          </table:table-cell>
          <table:table-cell table:style-name="ce27" office:value-type="float" office:value="8.868867" calcext:value-type="float">
            <text:p>8.9</text:p>
          </table:table-cell>
          <table:table-cell table:style-name="ce27" office:value-type="float" office:value="18.56937" calcext:value-type="float">
            <text:p>18.6</text:p>
          </table:table-cell>
          <table:table-cell table:style-name="ce27" office:value-type="float" office:value="18.07033" calcext:value-type="float">
            <text:p>18.1</text:p>
          </table:table-cell>
          <table:table-cell table:style-name="ce27" office:value-type="float" office:value="6.092492" calcext:value-type="float">
            <text:p>6.1</text:p>
          </table:table-cell>
          <table:table-cell table:style-name="ce27" office:value-type="float" office:value="33.25006" calcext:value-type="float">
            <text:p>33.3</text:p>
          </table:table-cell>
          <table:table-cell table:style-name="ce27" office:value-type="float" office:value="7.338986" calcext:value-type="float">
            <text:p>7.3</text:p>
          </table:table-cell>
          <table:table-cell table:style-name="ce27" office:value-type="float" office:value="9.960803" calcext:value-type="float">
            <text:p>10.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4.572718" calcext:value-type="float">
            <text:p>4.6</text:p>
          </table:table-cell>
          <table:table-cell table:style-name="ce27" office:value-type="float" office:value="15.85762" calcext:value-type="float">
            <text:p>15.9</text:p>
          </table:table-cell>
          <table:table-cell table:style-name="ce27" office:value-type="float" office:value="9.16431748500942" calcext:value-type="float">
            <text:p>9.2</text:p>
          </table:table-cell>
          <table:table-cell table:style-name="ce27" office:value-type="float" office:value="7.490462" calcext:value-type="float">
            <text:p>7.5</text:p>
          </table:table-cell>
          <table:table-cell table:style-name="ce27" office:value-type="float" office:value="11.2581581180813" calcext:value-type="float">
            <text:p>11.3</text:p>
          </table:table-cell>
          <table:table-cell table:style-name="ce27" office:value-type="float" office:value="3.329954" calcext:value-type="float">
            <text:p>3.3</text:p>
          </table:table-cell>
          <table:table-cell table:style-name="ce27" office:value-type="float" office:value="11.8754" calcext:value-type="float">
            <text:p>11.9</text:p>
          </table:table-cell>
          <table:table-cell table:style-name="ce27" office:value-type="float" office:value="9.820672" calcext:value-type="float">
            <text:p>9.8</text:p>
          </table:table-cell>
          <table:table-cell table:style-name="ce27" office:value-type="float" office:value="5.4" calcext:value-type="float">
            <text:p>5.4</text:p>
          </table:table-cell>
          <table:table-cell table:style-name="ce27" office:value-type="float" office:value="12.6711" calcext:value-type="float">
            <text:p>12.7</text:p>
          </table:table-cell>
          <table:table-cell table:style-name="ce27" office:value-type="float" office:value="16.65788" calcext:value-type="float">
            <text:p>16.7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4.20125" calcext:value-type="float">
            <text:p>14.2</text:p>
          </table:table-cell>
          <table:table-cell table:style-name="ce27" office:value-type="float" office:value="16.94868" calcext:value-type="float">
            <text:p>16.9</text:p>
          </table:table-cell>
          <table:table-cell table:style-name="ce27" office:value-type="float" office:value="13.01512" calcext:value-type="float">
            <text:p>13.0</text:p>
          </table:table-cell>
          <table:table-cell table:style-name="ce27" office:value-type="float" office:value="4.836002" calcext:value-type="float">
            <text:p>4.8</text:p>
          </table:table-cell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6" office:value-type="string" calcext:value-type="string">
            <text:p>2016 Q2</text:p>
          </table:table-cell>
          <table:table-cell table:style-name="ce27" office:value-type="float" office:value="5.81548246309369" calcext:value-type="float">
            <text:p>5.8</text:p>
          </table:table-cell>
          <table:table-cell table:style-name="ce27" office:value-type="float" office:value="11.16147" calcext:value-type="float">
            <text:p>11.2</text:p>
          </table:table-cell>
          <table:table-cell table:style-name="ce27" office:value-type="float" office:value="14.40519" calcext:value-type="float">
            <text:p>14.4</text:p>
          </table:table-cell>
          <table:table-cell table:style-name="ce27" office:value-type="float" office:value="7.703443" calcext:value-type="float">
            <text:p>7.7</text:p>
          </table:table-cell>
          <table:table-cell table:style-name="ce27" office:value-type="float" office:value="7.486814" calcext:value-type="float">
            <text:p>7.5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2.7" calcext:value-type="float">
            <text:p>12.7</text:p>
          </table:table-cell>
          <table:table-cell table:style-name="ce27" office:value-type="float" office:value="5.857212" calcext:value-type="float">
            <text:p>5.9</text:p>
          </table:table-cell>
          <table:table-cell table:style-name="ce27" office:value-type="float" office:value="6.661889" calcext:value-type="float">
            <text:p>6.7</text:p>
          </table:table-cell>
          <table:table-cell table:style-name="ce27" office:value-type="float" office:value="10.93143" calcext:value-type="float">
            <text:p>10.9</text:p>
          </table:table-cell>
          <table:table-cell table:style-name="ce27" office:value-type="float" office:value="26.77703" calcext:value-type="float">
            <text:p>26.8</text:p>
          </table:table-cell>
          <table:table-cell table:style-name="ce27" office:value-type="float" office:value="6.654029" calcext:value-type="float">
            <text:p>6.7</text:p>
          </table:table-cell>
          <table:table-cell table:style-name="ce27" office:value-type="float" office:value="18.7628" calcext:value-type="float">
            <text:p>18.8</text:p>
          </table:table-cell>
          <table:table-cell table:style-name="ce27" office:value-type="float" office:value="15.9799" calcext:value-type="float">
            <text:p>16.0</text:p>
          </table:table-cell>
          <table:table-cell table:style-name="ce27" office:value-type="float" office:value="5.451591" calcext:value-type="float">
            <text:p>5.5</text:p>
          </table:table-cell>
          <table:table-cell table:style-name="ce27" office:value-type="float" office:value="29.0058" calcext:value-type="float">
            <text:p>29.0</text:p>
          </table:table-cell>
          <table:table-cell table:style-name="ce27" office:value-type="float" office:value="5.269369" calcext:value-type="float">
            <text:p>5.3</text:p>
          </table:table-cell>
          <table:table-cell table:style-name="ce27" office:value-type="float" office:value="10.01646" calcext:value-type="float">
            <text:p>10.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569568" calcext:value-type="float">
            <text:p>3.6</text:p>
          </table:table-cell>
          <table:table-cell table:style-name="ce27" office:value-type="float" office:value="14.58974" calcext:value-type="float">
            <text:p>14.6</text:p>
          </table:table-cell>
          <table:table-cell table:style-name="ce27" office:value-type="float" office:value="10.3760031791234" calcext:value-type="float">
            <text:p>10.4</text:p>
          </table:table-cell>
          <table:table-cell table:style-name="ce27" office:value-type="float" office:value="8.404719" calcext:value-type="float">
            <text:p>8.4</text:p>
          </table:table-cell>
          <table:table-cell table:style-name="ce27" office:value-type="float" office:value="8.87087996984161" calcext:value-type="float">
            <text:p>8.9</text:p>
          </table:table-cell>
          <table:table-cell table:style-name="ce27" office:value-type="float" office:value="4.568964" calcext:value-type="float">
            <text:p>4.6</text:p>
          </table:table-cell>
          <table:table-cell table:style-name="ce27" office:value-type="float" office:value="10.49621" calcext:value-type="float">
            <text:p>10.5</text:p>
          </table:table-cell>
          <table:table-cell table:style-name="ce27" office:value-type="float" office:value="10.01381" calcext:value-type="float">
            <text:p>10.0</text:p>
          </table:table-cell>
          <table:table-cell table:style-name="ce27" office:value-type="float" office:value="5" calcext:value-type="float">
            <text:p>5.0</text:p>
          </table:table-cell>
          <table:table-cell table:style-name="ce27" office:value-type="float" office:value="13.63739" calcext:value-type="float">
            <text:p>13.6</text:p>
          </table:table-cell>
          <table:table-cell table:style-name="ce27" office:value-type="float" office:value="11.96938" calcext:value-type="float">
            <text:p>12.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9.773838" calcext:value-type="float">
            <text:p>9.8</text:p>
          </table:table-cell>
          <table:table-cell table:style-name="ce27" office:value-type="float" office:value="16.49275" calcext:value-type="float">
            <text:p>16.5</text:p>
          </table:table-cell>
          <table:table-cell table:style-name="ce27" office:value-type="float" office:value="10.22945" calcext:value-type="float">
            <text:p>10.2</text:p>
          </table:table-cell>
          <table:table-cell table:style-name="ce27" office:value-type="float" office:value="3.957889" calcext:value-type="float">
            <text:p>4.0</text:p>
          </table:table-cell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6" office:value-type="string" calcext:value-type="string">
            <text:p>2016 Q3</text:p>
          </table:table-cell>
          <table:table-cell table:style-name="ce27" office:value-type="float" office:value="5.83153946359445" calcext:value-type="float">
            <text:p>5.8</text:p>
          </table:table-cell>
          <table:table-cell table:style-name="ce27" office:value-type="float" office:value="11.8712" calcext:value-type="float">
            <text:p>11.9</text:p>
          </table:table-cell>
          <table:table-cell table:style-name="ce27" office:value-type="float" office:value="15.90457" calcext:value-type="float">
            <text:p>15.9</text:p>
          </table:table-cell>
          <table:table-cell table:style-name="ce27" office:value-type="float" office:value="7.630995" calcext:value-type="float">
            <text:p>7.6</text:p>
          </table:table-cell>
          <table:table-cell table:style-name="ce27" office:value-type="float" office:value="7.939906" calcext:value-type="float">
            <text:p>7.9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2.5" calcext:value-type="float">
            <text:p>12.5</text:p>
          </table:table-cell>
          <table:table-cell table:style-name="ce27" office:value-type="float" office:value="5.663547" calcext:value-type="float">
            <text:p>5.7</text:p>
          </table:table-cell>
          <table:table-cell table:style-name="ce27" office:value-type="float" office:value="7.006316" calcext:value-type="float">
            <text:p>7.0</text:p>
          </table:table-cell>
          <table:table-cell table:style-name="ce27" office:value-type="float" office:value="11.50911" calcext:value-type="float">
            <text:p>11.5</text:p>
          </table:table-cell>
          <table:table-cell table:style-name="ce27" office:value-type="float" office:value="24.48618" calcext:value-type="float">
            <text:p>24.5</text:p>
          </table:table-cell>
          <table:table-cell table:style-name="ce27" office:value-type="float" office:value="12.00692" calcext:value-type="float">
            <text:p>12.0</text:p>
          </table:table-cell>
          <table:table-cell table:style-name="ce27" office:value-type="float" office:value="15.38029" calcext:value-type="float">
            <text:p>15.4</text:p>
          </table:table-cell>
          <table:table-cell table:style-name="ce27" office:value-type="float" office:value="15.62497" calcext:value-type="float">
            <text:p>15.6</text:p>
          </table:table-cell>
          <table:table-cell table:style-name="ce27" office:value-type="float" office:value="5.515417" calcext:value-type="float">
            <text:p>5.5</text:p>
          </table:table-cell>
          <table:table-cell table:style-name="ce27" office:value-type="float" office:value="28.5611" calcext:value-type="float">
            <text:p>28.6</text:p>
          </table:table-cell>
          <table:table-cell table:style-name="ce27" office:value-type="float" office:value="4.821714" calcext:value-type="float">
            <text:p>4.8</text:p>
          </table:table-cell>
          <table:table-cell table:style-name="ce27" office:value-type="float" office:value="9.613599" calcext:value-type="float">
            <text:p>9.6</text:p>
          </table:table-cell>
          <table:table-cell table:style-name="ce27" office:value-type="float" office:value="5.027228" calcext:value-type="float">
            <text:p>5.0</text:p>
          </table:table-cell>
          <table:table-cell table:style-name="ce27" office:value-type="float" office:value="3.947634" calcext:value-type="float">
            <text:p>3.9</text:p>
          </table:table-cell>
          <table:table-cell table:style-name="ce27" office:value-type="float" office:value="13.68838" calcext:value-type="float">
            <text:p>13.7</text:p>
          </table:table-cell>
          <table:table-cell table:style-name="ce27" office:value-type="float" office:value="8.43841801227732" calcext:value-type="float">
            <text:p>8.4</text:p>
          </table:table-cell>
          <table:table-cell table:style-name="ce27" office:value-type="float" office:value="8.598261" calcext:value-type="float">
            <text:p>8.6</text:p>
          </table:table-cell>
          <table:table-cell table:style-name="ce27" office:value-type="float" office:value="11.5335361228609" calcext:value-type="float">
            <text:p>11.5</text:p>
          </table:table-cell>
          <table:table-cell table:style-name="ce27" office:value-type="float" office:value="5.94698" calcext:value-type="float">
            <text:p>5.9</text:p>
          </table:table-cell>
          <table:table-cell table:style-name="ce27" office:value-type="float" office:value="10.34029" calcext:value-type="float">
            <text:p>10.3</text:p>
          </table:table-cell>
          <table:table-cell table:style-name="ce27" office:value-type="float" office:value="9.450457" calcext:value-type="float">
            <text:p>9.5</text:p>
          </table:table-cell>
          <table:table-cell table:style-name="ce27" office:value-type="float" office:value="4.9" calcext:value-type="float">
            <text:p>4.9</text:p>
          </table:table-cell>
          <table:table-cell table:style-name="ce27" office:value-type="float" office:value="10.87339" calcext:value-type="float">
            <text:p>10.9</text:p>
          </table:table-cell>
          <table:table-cell table:style-name="ce27" office:value-type="float" office:value="12.0083" calcext:value-type="float">
            <text:p>12.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1.04385" calcext:value-type="float">
            <text:p>11.0</text:p>
          </table:table-cell>
          <table:table-cell table:style-name="ce27" office:value-type="float" office:value="15.13705" calcext:value-type="float">
            <text:p>15.1</text:p>
          </table:table-cell>
          <table:table-cell table:style-name="ce27" office:value-type="float" office:value="14.2048" calcext:value-type="float">
            <text:p>14.2</text:p>
          </table:table-cell>
          <table:table-cell table:style-name="ce27" office:value-type="float" office:value="4.312176" calcext:value-type="float">
            <text:p>4.3</text:p>
          </table:table-cell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6" office:value-type="string" calcext:value-type="string">
            <text:p>2016 Q4</text:p>
          </table:table-cell>
          <table:table-cell table:style-name="ce27" office:value-type="float" office:value="5.90019800541336" calcext:value-type="float">
            <text:p>5.9</text:p>
          </table:table-cell>
          <table:table-cell table:style-name="ce27" office:value-type="float" office:value="11.09583" calcext:value-type="float">
            <text:p>11.1</text:p>
          </table:table-cell>
          <table:table-cell table:style-name="ce27" office:value-type="float" office:value="14.98368" calcext:value-type="float">
            <text:p>15.0</text:p>
          </table:table-cell>
          <table:table-cell table:style-name="ce27" office:value-type="float" office:value="6.944321" calcext:value-type="float">
            <text:p>6.9</text:p>
          </table:table-cell>
          <table:table-cell table:style-name="ce27" office:value-type="float" office:value="7.867371" calcext:value-type="float">
            <text:p>7.9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1.9" calcext:value-type="float">
            <text:p>11.9</text:p>
          </table:table-cell>
          <table:table-cell table:style-name="ce27" office:value-type="float" office:value="5.207458" calcext:value-type="float">
            <text:p>5.2</text:p>
          </table:table-cell>
          <table:table-cell table:style-name="ce27" office:value-type="float" office:value="6.523386" calcext:value-type="float">
            <text:p>6.5</text:p>
          </table:table-cell>
          <table:table-cell table:style-name="ce27" office:value-type="float" office:value="11.3439" calcext:value-type="float">
            <text:p>11.3</text:p>
          </table:table-cell>
          <table:table-cell table:style-name="ce27" office:value-type="float" office:value="24.35364" calcext:value-type="float">
            <text:p>24.4</text:p>
          </table:table-cell>
          <table:table-cell table:style-name="ce27" office:value-type="float" office:value="8.126533" calcext:value-type="float">
            <text:p>8.1</text:p>
          </table:table-cell>
          <table:table-cell table:style-name="ce27" office:value-type="float" office:value="16.43101" calcext:value-type="float">
            <text:p>16.4</text:p>
          </table:table-cell>
          <table:table-cell table:style-name="ce27" office:value-type="float" office:value="17.06064" calcext:value-type="float">
            <text:p>17.1</text:p>
          </table:table-cell>
          <table:table-cell table:style-name="ce27" office:value-type="float" office:value="5.149267" calcext:value-type="float">
            <text:p>5.1</text:p>
          </table:table-cell>
          <table:table-cell table:style-name="ce27" office:value-type="float" office:value="31.96454" calcext:value-type="float">
            <text:p>32.0</text:p>
          </table:table-cell>
          <table:table-cell table:style-name="ce27" office:value-type="float" office:value="5.564125" calcext:value-type="float">
            <text:p>5.6</text:p>
          </table:table-cell>
          <table:table-cell table:style-name="ce27" office:value-type="float" office:value="7.661864" calcext:value-type="float">
            <text:p>7.7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889022" calcext:value-type="float">
            <text:p>3.9</text:p>
          </table:table-cell>
          <table:table-cell table:style-name="ce27" office:value-type="float" office:value="15.44655" calcext:value-type="float">
            <text:p>15.4</text:p>
          </table:table-cell>
          <table:table-cell table:style-name="ce27" office:value-type="float" office:value="7.35267968356264" calcext:value-type="float">
            <text:p>7.4</text:p>
          </table:table-cell>
          <table:table-cell table:style-name="ce27" office:value-type="float" office:value="7.751602" calcext:value-type="float">
            <text:p>7.8</text:p>
          </table:table-cell>
          <table:table-cell table:style-name="ce27" office:value-type="float" office:value="10.2294564664502" calcext:value-type="float">
            <text:p>10.2</text:p>
          </table:table-cell>
          <table:table-cell table:style-name="ce27" office:value-type="float" office:value="4.317719" calcext:value-type="float">
            <text:p>4.3</text:p>
          </table:table-cell>
          <table:table-cell table:style-name="ce27" office:value-type="float" office:value="9.63553" calcext:value-type="float">
            <text:p>9.6</text:p>
          </table:table-cell>
          <table:table-cell table:style-name="ce27" office:value-type="float" office:value="9.55883" calcext:value-type="float">
            <text:p>9.6</text:p>
          </table:table-cell>
          <table:table-cell table:style-name="ce27" office:value-type="float" office:value="4.7" calcext:value-type="float">
            <text:p>4.7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2.51761" calcext:value-type="float">
            <text:p>12.5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9.542159" calcext:value-type="float">
            <text:p>9.5</text:p>
          </table:table-cell>
          <table:table-cell table:style-name="ce27" office:value-type="float" office:value="15.14034" calcext:value-type="float">
            <text:p>15.1</text:p>
          </table:table-cell>
          <table:table-cell table:style-name="ce27" office:value-type="float" office:value="12.60932" calcext:value-type="float">
            <text:p>12.6</text:p>
          </table:table-cell>
          <table:table-cell table:style-name="ce27" office:value-type="float" office:value="4.283554" calcext:value-type="float">
            <text:p>4.3</text:p>
          </table:table-cell>
          <table:table-cell table:style-name="ce71" table:number-columns-repeated="2"/>
          <table:table-cell table:style-name="ce57"/>
          <table:table-cell/>
          <table:table-cell table:style-name="ce57"/>
          <table:table-cell table:style-name="ce71" table:number-columns-repeated="22"/>
          <table:table-cell table:style-name="ce75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7"/>
          <table:table-cell table:style-name="ce28" table:number-columns-repeated="35"/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8" office:value-type="string" calcext:value-type="string">
            <text:p>2017 Q1</text:p>
          </table:table-cell>
          <table:table-cell table:style-name="ce27" office:value-type="float" office:value="6.7" calcext:value-type="float">
            <text:p>6.7</text:p>
          </table:table-cell>
          <table:table-cell table:style-name="ce27" office:value-type="float" office:value="12.25337" calcext:value-type="float">
            <text:p>12.3</text:p>
          </table:table-cell>
          <table:table-cell table:style-name="ce27" office:value-type="float" office:value="15.14676" calcext:value-type="float">
            <text:p>15.1</text:p>
          </table:table-cell>
          <table:table-cell table:style-name="ce27" office:value-type="float" office:value="7.101912" calcext:value-type="float">
            <text:p>7.1</text:p>
          </table:table-cell>
          <table:table-cell table:style-name="ce27" office:value-type="float" office:value="9.391037" calcext:value-type="float">
            <text:p>9.4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4.1" calcext:value-type="float">
            <text:p>14.1</text:p>
          </table:table-cell>
          <table:table-cell table:style-name="ce27" office:value-type="float" office:value="3.79063" calcext:value-type="float">
            <text:p>3.8</text:p>
          </table:table-cell>
          <table:table-cell table:style-name="ce27" office:value-type="float" office:value="6.724428" calcext:value-type="float">
            <text:p>6.7</text:p>
          </table:table-cell>
          <table:table-cell table:style-name="ce27" office:value-type="float" office:value="12.48465" calcext:value-type="float">
            <text:p>12.5</text:p>
          </table:table-cell>
          <table:table-cell table:style-name="ce27" office:value-type="float" office:value="25.27504" calcext:value-type="float">
            <text:p>25.3</text:p>
          </table:table-cell>
          <table:table-cell table:style-name="ce27" office:value-type="float" office:value="4.268766" calcext:value-type="float">
            <text:p>4.3</text:p>
          </table:table-cell>
          <table:table-cell table:style-name="ce27" office:value-type="float" office:value="14.47856" calcext:value-type="float">
            <text:p>14.5</text:p>
          </table:table-cell>
          <table:table-cell table:style-name="ce27" office:value-type="float" office:value="16.4389" calcext:value-type="float">
            <text:p>16.4</text:p>
          </table:table-cell>
          <table:table-cell table:style-name="ce27" office:value-type="float" office:value="5.824785" calcext:value-type="float">
            <text:p>5.8</text:p>
          </table:table-cell>
          <table:table-cell table:style-name="ce27" office:value-type="float" office:value="32.8218" calcext:value-type="float">
            <text:p>32.8</text:p>
          </table:table-cell>
          <table:table-cell table:style-name="ce27" office:value-type="float" office:value="5.157162" calcext:value-type="float">
            <text:p>5.2</text:p>
          </table:table-cell>
          <table:table-cell table:style-name="ce27" office:value-type="float" office:value="8.340933" calcext:value-type="float">
            <text:p>8.3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777201" calcext:value-type="float">
            <text:p>3.8</text:p>
          </table:table-cell>
          <table:table-cell table:style-name="ce27" office:value-type="float" office:value="15.28481" calcext:value-type="float">
            <text:p>15.3</text:p>
          </table:table-cell>
          <table:table-cell table:style-name="ce27" office:value-type="float" office:value="7.11384" calcext:value-type="float">
            <text:p>7.1</text:p>
          </table:table-cell>
          <table:table-cell table:number-columns-repeated="2" table:style-name="ce27" office:value-type="float" office:value="11.22344" calcext:value-type="float">
            <text:p>11.2</text:p>
          </table:table-cell>
          <table:table-cell table:style-name="ce27" office:value-type="float" office:value="4.635199" calcext:value-type="float">
            <text:p>4.6</text:p>
          </table:table-cell>
          <table:table-cell table:style-name="ce27" office:value-type="float" office:value="10.50383" calcext:value-type="float">
            <text:p>10.5</text:p>
          </table:table-cell>
          <table:table-cell table:style-name="ce27" office:value-type="float" office:value="9.939453" calcext:value-type="float">
            <text:p>9.9</text:p>
          </table:table-cell>
          <table:table-cell table:style-name="ce27" office:value-type="float" office:value="4.90601253166245" calcext:value-type="float">
            <text:p>4.9</text:p>
          </table:table-cell>
          <table:table-cell table:number-columns-repeated="2" table:style-name="ce27" office:value-type="float" office:value="11.72903" calcext:value-type="float">
            <text:p>11.7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1.2" calcext:value-type="float">
            <text:p>11.2</text:p>
          </table:table-cell>
          <table:table-cell table:style-name="ce27" office:value-type="float" office:value="16.11281" calcext:value-type="float">
            <text:p>16.1</text:p>
          </table:table-cell>
          <table:table-cell table:style-name="ce27" office:value-type="float" office:value="16" calcext:value-type="float">
            <text:p>16.0</text:p>
          </table:table-cell>
          <table:table-cell table:style-name="ce27" office:value-type="float" office:value="4.790432" calcext:value-type="float">
            <text:p>4.8</text:p>
          </table:table-cell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8" office:value-type="string" calcext:value-type="string">
            <text:p>2017 Q2</text:p>
          </table:table-cell>
          <table:table-cell table:style-name="ce27" office:value-type="float" office:value="5.8" calcext:value-type="float">
            <text:p>5.8</text:p>
          </table:table-cell>
          <table:table-cell table:style-name="ce27" office:value-type="float" office:value="10.73667" calcext:value-type="float">
            <text:p>10.7</text:p>
          </table:table-cell>
          <table:table-cell table:style-name="ce27" office:value-type="float" office:value="13.76464" calcext:value-type="float">
            <text:p>13.8</text:p>
          </table:table-cell>
          <table:table-cell table:style-name="ce27" office:value-type="float" office:value="6.691325" calcext:value-type="float">
            <text:p>6.7</text:p>
          </table:table-cell>
          <table:table-cell table:style-name="ce27" office:value-type="float" office:value="7.461719" calcext:value-type="float">
            <text:p>7.5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4.4" calcext:value-type="float">
            <text:p>14.4</text:p>
          </table:table-cell>
          <table:table-cell table:style-name="ce27" office:value-type="float" office:value="2.283833" calcext:value-type="float">
            <text:p>2.3</text:p>
          </table:table-cell>
          <table:table-cell table:style-name="ce27" office:value-type="float" office:value="6.329908" calcext:value-type="float">
            <text:p>6.3</text:p>
          </table:table-cell>
          <table:table-cell table:style-name="ce27" office:value-type="float" office:value="10.34889" calcext:value-type="float">
            <text:p>10.3</text:p>
          </table:table-cell>
          <table:table-cell table:style-name="ce27" office:value-type="float" office:value="23.56739" calcext:value-type="float">
            <text:p>23.6</text:p>
          </table:table-cell>
          <table:table-cell table:style-name="ce27" office:value-type="float" office:value="6.6933" calcext:value-type="float">
            <text:p>6.7</text:p>
          </table:table-cell>
          <table:table-cell table:style-name="ce27" office:value-type="float" office:value="16.68921" calcext:value-type="float">
            <text:p>16.7</text:p>
          </table:table-cell>
          <table:table-cell table:style-name="ce27" office:value-type="float" office:value="14.72002" calcext:value-type="float">
            <text:p>14.7</text:p>
          </table:table-cell>
          <table:table-cell table:style-name="ce27" office:value-type="float" office:value="5.302864" calcext:value-type="float">
            <text:p>5.3</text:p>
          </table:table-cell>
          <table:table-cell table:style-name="ce27" office:value-type="float" office:value="28.19559" calcext:value-type="float">
            <text:p>28.2</text:p>
          </table:table-cell>
          <table:table-cell table:style-name="ce27" office:value-type="float" office:value="3.238005" calcext:value-type="float">
            <text:p>3.2</text:p>
          </table:table-cell>
          <table:table-cell table:style-name="ce27" office:value-type="float" office:value="7.611963" calcext:value-type="float">
            <text:p>7.6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854537" calcext:value-type="float">
            <text:p>3.9</text:p>
          </table:table-cell>
          <table:table-cell table:style-name="ce27" office:value-type="float" office:value="14.10954" calcext:value-type="float">
            <text:p>14.1</text:p>
          </table:table-cell>
          <table:table-cell table:style-name="ce27" office:value-type="float" office:value="5.68784" calcext:value-type="float">
            <text:p>5.7</text:p>
          </table:table-cell>
          <table:table-cell table:number-columns-repeated="2" table:style-name="ce27" office:value-type="float" office:value="6.651665" calcext:value-type="float">
            <text:p>6.7</text:p>
          </table:table-cell>
          <table:table-cell table:style-name="ce27" office:value-type="float" office:value="4.530606" calcext:value-type="float">
            <text:p>4.5</text:p>
          </table:table-cell>
          <table:table-cell table:style-name="ce27" office:value-type="float" office:value="9.224109" calcext:value-type="float">
            <text:p>9.2</text:p>
          </table:table-cell>
          <table:table-cell table:style-name="ce27" office:value-type="float" office:value="9.976954" calcext:value-type="float">
            <text:p>10.0</text:p>
          </table:table-cell>
          <table:table-cell table:style-name="ce27" office:value-type="float" office:value="4.56651224354732" calcext:value-type="float">
            <text:p>4.6</text:p>
          </table:table-cell>
          <table:table-cell table:style-name="ce27" office:value-type="float" office:value="10.877" calcext:value-type="float">
            <text:p>10.9</text:p>
          </table:table-cell>
          <table:table-cell table:style-name="ce27" office:value-type="float" office:value="9" calcext:value-type="float">
            <text:p>9.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9" calcext:value-type="float">
            <text:p>6.9</text:p>
          </table:table-cell>
          <table:table-cell table:style-name="ce27" office:value-type="float" office:value="15.69331" calcext:value-type="float">
            <text:p>15.7</text:p>
          </table:table-cell>
          <table:table-cell table:style-name="ce27" office:value-type="float" office:value="9.3" calcext:value-type="float">
            <text:p>9.3</text:p>
          </table:table-cell>
          <table:table-cell table:style-name="ce27" office:value-type="float" office:value="3.682928" calcext:value-type="float">
            <text:p>3.7</text:p>
          </table:table-cell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8" office:value-type="string" calcext:value-type="string">
            <text:p>2017 Q3</text:p>
          </table:table-cell>
          <table:table-cell table:style-name="ce27" office:value-type="float" office:value="6" calcext:value-type="float">
            <text:p>6.0</text:p>
          </table:table-cell>
          <table:table-cell table:style-name="ce27" office:value-type="float" office:value="9.816912" calcext:value-type="float">
            <text:p>9.8</text:p>
          </table:table-cell>
          <table:table-cell table:style-name="ce27" office:value-type="float" office:value="13.53734" calcext:value-type="float">
            <text:p>13.5</text:p>
          </table:table-cell>
          <table:table-cell table:style-name="ce27" office:value-type="float" office:value="7.205656" calcext:value-type="float">
            <text:p>7.2</text:p>
          </table:table-cell>
          <table:table-cell table:style-name="ce27" office:value-type="float" office:value="7.660747" calcext:value-type="float">
            <text:p>7.7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2.2" calcext:value-type="float">
            <text:p>12.2</text:p>
          </table:table-cell>
          <table:table-cell table:style-name="ce27" office:value-type="float" office:value="3.410572" calcext:value-type="float">
            <text:p>3.4</text:p>
          </table:table-cell>
          <table:table-cell table:style-name="ce27" office:value-type="float" office:value="6.48713" calcext:value-type="float">
            <text:p>6.5</text:p>
          </table:table-cell>
          <table:table-cell table:style-name="ce27" office:value-type="float" office:value="9.058409" calcext:value-type="float">
            <text:p>9.1</text:p>
          </table:table-cell>
          <table:table-cell table:style-name="ce27" office:value-type="float" office:value="22.2269" calcext:value-type="float">
            <text:p>22.2</text:p>
          </table:table-cell>
          <table:table-cell table:style-name="ce27" office:value-type="float" office:value="7.872623" calcext:value-type="float">
            <text:p>7.9</text:p>
          </table:table-cell>
          <table:table-cell table:style-name="ce27" office:value-type="float" office:value="16.64565" calcext:value-type="float">
            <text:p>16.6</text:p>
          </table:table-cell>
          <table:table-cell table:style-name="ce27" office:value-type="float" office:value="15.26089" calcext:value-type="float">
            <text:p>15.3</text:p>
          </table:table-cell>
          <table:table-cell table:style-name="ce27" office:value-type="float" office:value="4.627228" calcext:value-type="float">
            <text:p>4.6</text:p>
          </table:table-cell>
          <table:table-cell table:style-name="ce27" office:value-type="float" office:value="27.45702" calcext:value-type="float">
            <text:p>27.5</text:p>
          </table:table-cell>
          <table:table-cell table:style-name="ce27" office:value-type="float" office:value="1.812594" calcext:value-type="float">
            <text:p>1.8</text:p>
          </table:table-cell>
          <table:table-cell table:style-name="ce27" office:value-type="float" office:value="8.645926" calcext:value-type="float">
            <text:p>8.6</text:p>
          </table:table-cell>
          <table:table-cell table:style-name="ce27" office:value-type="float" office:value="2.660757" calcext:value-type="float">
            <text:p>2.7</text:p>
          </table:table-cell>
          <table:table-cell table:style-name="ce27" office:value-type="float" office:value="3.278131" calcext:value-type="float">
            <text:p>3.3</text:p>
          </table:table-cell>
          <table:table-cell table:style-name="ce27" office:value-type="float" office:value="13.10765" calcext:value-type="float">
            <text:p>13.1</text:p>
          </table:table-cell>
          <table:table-cell table:style-name="ce27" office:value-type="float" office:value="6.789528" calcext:value-type="float">
            <text:p>6.8</text:p>
          </table:table-cell>
          <table:table-cell table:number-columns-repeated="2" table:style-name="ce27" office:value-type="float" office:value="5.965303" calcext:value-type="float">
            <text:p>6.0</text:p>
          </table:table-cell>
          <table:table-cell table:style-name="ce27" office:value-type="float" office:value="3.277704" calcext:value-type="float">
            <text:p>3.3</text:p>
          </table:table-cell>
          <table:table-cell table:style-name="ce27" office:value-type="float" office:value="7.9533" calcext:value-type="float">
            <text:p>8.0</text:p>
          </table:table-cell>
          <table:table-cell table:style-name="ce27" office:value-type="float" office:value="8.55612" calcext:value-type="float">
            <text:p>8.6</text:p>
          </table:table-cell>
          <table:table-cell table:style-name="ce27" office:value-type="float" office:value="4.6953822273962" calcext:value-type="float">
            <text:p>4.7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0.2" calcext:value-type="float">
            <text:p>10.2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8.2" calcext:value-type="float">
            <text:p>8.2</text:p>
          </table:table-cell>
          <table:table-cell table:style-name="ce27" office:value-type="float" office:value="14.95601" calcext:value-type="float">
            <text:p>15.0</text:p>
          </table:table-cell>
          <table:table-cell table:style-name="ce27" office:value-type="float" office:value="12.3" calcext:value-type="float">
            <text:p>12.3</text:p>
          </table:table-cell>
          <table:table-cell table:style-name="ce27" office:value-type="float" office:value="4.032774" calcext:value-type="float">
            <text:p>4.0</text:p>
          </table:table-cell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8" office:value-type="string" calcext:value-type="string">
            <text:p>2017 Q4</text:p>
          </table:table-cell>
          <table:table-cell table:style-name="ce27" office:value-type="float" office:value="5.3" calcext:value-type="float">
            <text:p>5.3</text:p>
          </table:table-cell>
          <table:table-cell table:style-name="ce27" office:value-type="float" office:value="10.00013" calcext:value-type="float">
            <text:p>10.0</text:p>
          </table:table-cell>
          <table:table-cell table:style-name="ce27" office:value-type="float" office:value="11.15211" calcext:value-type="float">
            <text:p>11.2</text:p>
          </table:table-cell>
          <table:table-cell table:style-name="ce27" office:value-type="float" office:value="6.208244" calcext:value-type="float">
            <text:p>6.2</text:p>
          </table:table-cell>
          <table:table-cell table:style-name="ce27" office:value-type="float" office:value="7.359822" calcext:value-type="float">
            <text:p>7.4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3.5" calcext:value-type="float">
            <text:p>13.5</text:p>
          </table:table-cell>
          <table:table-cell table:style-name="ce27" office:value-type="float" office:value="2.556416" calcext:value-type="float">
            <text:p>2.6</text:p>
          </table:table-cell>
          <table:table-cell table:style-name="ce27" office:value-type="float" office:value="6.054189" calcext:value-type="float">
            <text:p>6.1</text:p>
          </table:table-cell>
          <table:table-cell table:style-name="ce27" office:value-type="float" office:value="10.4746" calcext:value-type="float">
            <text:p>10.5</text:p>
          </table:table-cell>
          <table:table-cell table:style-name="ce27" office:value-type="float" office:value="22.59628" calcext:value-type="float">
            <text:p>22.6</text:p>
          </table:table-cell>
          <table:table-cell table:style-name="ce27" office:value-type="float" office:value="6.832242" calcext:value-type="float">
            <text:p>6.8</text:p>
          </table:table-cell>
          <table:table-cell table:style-name="ce27" office:value-type="float" office:value="15.26848" calcext:value-type="float">
            <text:p>15.3</text:p>
          </table:table-cell>
          <table:table-cell table:style-name="ce27" office:value-type="float" office:value="15.2579" calcext:value-type="float">
            <text:p>15.3</text:p>
          </table:table-cell>
          <table:table-cell table:style-name="ce27" office:value-type="float" office:value="4.789161" calcext:value-type="float">
            <text:p>4.8</text:p>
          </table:table-cell>
          <table:table-cell table:style-name="ce27" office:value-type="float" office:value="31.30513" calcext:value-type="float">
            <text:p>31.3</text:p>
          </table:table-cell>
          <table:table-cell table:style-name="ce27" office:value-type="float" office:value="3.024163" calcext:value-type="float">
            <text:p>3.0</text:p>
          </table:table-cell>
          <table:table-cell table:style-name="ce27" office:value-type="float" office:value="8.075411" calcext:value-type="float">
            <text:p>8.1</text:p>
          </table:table-cell>
          <table:table-cell table:style-name="ce27" office:value-type="float" office:value="6.137747" calcext:value-type="float">
            <text:p>6.1</text:p>
          </table:table-cell>
          <table:table-cell table:style-name="ce27" office:value-type="float" office:value="3.812086" calcext:value-type="float">
            <text:p>3.8</text:p>
          </table:table-cell>
          <table:table-cell table:style-name="ce27" office:value-type="float" office:value="14.29647" calcext:value-type="float">
            <text:p>14.3</text:p>
          </table:table-cell>
          <table:table-cell table:style-name="ce27" office:value-type="float" office:value="6.584174" calcext:value-type="float">
            <text:p>6.6</text:p>
          </table:table-cell>
          <table:table-cell table:number-columns-repeated="2" table:style-name="ce27" office:value-type="float" office:value="8.313488" calcext:value-type="float">
            <text:p>8.3</text:p>
          </table:table-cell>
          <table:table-cell table:style-name="ce27" office:value-type="float" office:value="4.402922" calcext:value-type="float">
            <text:p>4.4</text:p>
          </table:table-cell>
          <table:table-cell table:style-name="ce27" office:value-type="float" office:value="7.980844" calcext:value-type="float">
            <text:p>8.0</text:p>
          </table:table-cell>
          <table:table-cell table:style-name="ce27" office:value-type="float" office:value="7.846725" calcext:value-type="float">
            <text:p>7.8</text:p>
          </table:table-cell>
          <table:table-cell table:style-name="ce27" office:value-type="float" office:value="4.08663142967642" calcext:value-type="float">
            <text:p>4.1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9.1" calcext:value-type="float">
            <text:p>9.1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7.6" calcext:value-type="float">
            <text:p>7.6</text:p>
          </table:table-cell>
          <table:table-cell table:style-name="ce27" office:value-type="float" office:value="14.9658" calcext:value-type="float">
            <text:p>15.0</text:p>
          </table:table-cell>
          <table:table-cell table:style-name="ce27" office:value-type="float" office:value="10" calcext:value-type="float">
            <text:p>10.0</text:p>
          </table:table-cell>
          <table:table-cell table:style-name="ce27" office:value-type="float" office:value="3.67118" calcext:value-type="float">
            <text:p>3.7</text:p>
          </table:table-cell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7"/>
          <table:table-cell table:style-name="ce28" table:number-columns-repeated="35"/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6" office:value-type="string" calcext:value-type="string">
            <text:p>2018 Q1</text:p>
          </table:table-cell>
          <table:table-cell table:style-name="ce27" office:value-type="float" office:value="6.075154" calcext:value-type="float">
            <text:p>6.1</text:p>
          </table:table-cell>
          <table:table-cell table:style-name="ce27" office:value-type="float" office:value="10.4547" calcext:value-type="float">
            <text:p>10.5</text:p>
          </table:table-cell>
          <table:table-cell table:style-name="ce27" office:value-type="float" office:value="12.1959" calcext:value-type="float">
            <text:p>12.2</text:p>
          </table:table-cell>
          <table:table-cell table:style-name="ce27" office:value-type="float" office:value="6.525013" calcext:value-type="float">
            <text:p>6.5</text:p>
          </table:table-cell>
          <table:table-cell table:style-name="ce27" office:value-type="float" office:value="9.00752" calcext:value-type="float">
            <text:p>9.0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6.4" calcext:value-type="float">
            <text:p>16.4</text:p>
          </table:table-cell>
          <table:table-cell table:style-name="ce27" office:value-type="float" office:value="2.991524" calcext:value-type="float">
            <text:p>3.0</text:p>
          </table:table-cell>
          <table:table-cell table:style-name="ce27" office:value-type="float" office:value="6.206691" calcext:value-type="float">
            <text:p>6.2</text:p>
          </table:table-cell>
          <table:table-cell table:style-name="ce27" office:value-type="float" office:value="10.843" calcext:value-type="float">
            <text:p>10.8</text:p>
          </table:table-cell>
          <table:table-cell table:style-name="ce27" office:value-type="float" office:value="23.45187" calcext:value-type="float">
            <text:p>23.5</text:p>
          </table:table-cell>
          <table:table-cell table:style-name="ce27" office:value-type="float" office:value="10.54292" calcext:value-type="float">
            <text:p>10.5</text:p>
          </table:table-cell>
          <table:table-cell table:style-name="ce27" office:value-type="float" office:value="16.10147" calcext:value-type="float">
            <text:p>16.1</text:p>
          </table:table-cell>
          <table:table-cell table:style-name="ce27" office:value-type="float" office:value="15.70402" calcext:value-type="float">
            <text:p>15.7</text:p>
          </table:table-cell>
          <table:table-cell table:style-name="ce27" office:value-type="float" office:value="5.00413" calcext:value-type="float">
            <text:p>5.0</text:p>
          </table:table-cell>
          <table:table-cell table:style-name="ce27" office:value-type="float" office:value="31.76898" calcext:value-type="float">
            <text:p>31.8</text:p>
          </table:table-cell>
          <table:table-cell table:style-name="ce27" office:value-type="float" office:value="5.199634" calcext:value-type="float">
            <text:p>5.2</text:p>
          </table:table-cell>
          <table:table-cell table:style-name="ce27" office:value-type="float" office:value="7.47038" calcext:value-type="float">
            <text:p>7.5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38764635883641" calcext:value-type="float">
            <text:p>3.4</text:p>
          </table:table-cell>
          <table:table-cell table:style-name="ce27" office:value-type="float" office:value="15.15261" calcext:value-type="float">
            <text:p>15.2</text:p>
          </table:table-cell>
          <table:table-cell table:style-name="ce27" office:value-type="float" office:value="7.43465" calcext:value-type="float">
            <text:p>7.4</text:p>
          </table:table-cell>
          <table:table-cell table:style-name="ce27" office:value-type="float" office:value="6.781162" calcext:value-type="float">
            <text:p>6.8</text:p>
          </table:table-cell>
          <table:table-cell table:style-name="ce27" office:value-type="float" office:value="8.452415" calcext:value-type="float">
            <text:p>8.5</text:p>
          </table:table-cell>
          <table:table-cell table:style-name="ce27" office:value-type="float" office:value="3.768634" calcext:value-type="float">
            <text:p>3.8</text:p>
          </table:table-cell>
          <table:table-cell table:style-name="ce27" office:value-type="float" office:value="8.102348" calcext:value-type="float">
            <text:p>8.1</text:p>
          </table:table-cell>
          <table:table-cell table:style-name="ce27" office:value-type="float" office:value="9.087933" calcext:value-type="float">
            <text:p>9.1</text:p>
          </table:table-cell>
          <table:table-cell table:style-name="ce27" office:value-type="float" office:value="4.55558306511513" calcext:value-type="float">
            <text:p>4.6</text:p>
          </table:table-cell>
          <table:table-cell table:style-name="ce27" office:value-type="float" office:value="4.593783" calcext:value-type="float">
            <text:p>4.6</text:p>
          </table:table-cell>
          <table:table-cell table:style-name="ce27" office:value-type="float" office:value="10.04781" calcext:value-type="float">
            <text:p>10.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7.921565" calcext:value-type="float">
            <text:p>7.9</text:p>
          </table:table-cell>
          <table:table-cell table:style-name="ce27" office:value-type="float" office:value="15.78238" calcext:value-type="float">
            <text:p>15.8</text:p>
          </table:table-cell>
          <table:table-cell table:style-name="ce27" office:value-type="float" office:value="13.06568" calcext:value-type="float">
            <text:p>13.1</text:p>
          </table:table-cell>
          <table:table-cell table:style-name="ce27" office:value-type="float" office:value="4.259041" calcext:value-type="float">
            <text:p>4.3</text:p>
          </table:table-cell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6" office:value-type="string" calcext:value-type="string">
            <text:p>2018 Q2</text:p>
          </table:table-cell>
          <table:table-cell table:style-name="ce27" office:value-type="float" office:value="5.642962" calcext:value-type="float">
            <text:p>5.6</text:p>
          </table:table-cell>
          <table:table-cell table:style-name="ce27" office:value-type="float" office:value="8.985283" calcext:value-type="float">
            <text:p>9.0</text:p>
          </table:table-cell>
          <table:table-cell table:style-name="ce27" office:value-type="float" office:value="11.62969" calcext:value-type="float">
            <text:p>11.6</text:p>
          </table:table-cell>
          <table:table-cell table:style-name="ce27" office:value-type="float" office:value="6.278097" calcext:value-type="float">
            <text:p>6.3</text:p>
          </table:table-cell>
          <table:table-cell table:style-name="ce27" office:value-type="float" office:value="8.087017" calcext:value-type="float">
            <text:p>8.1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4.9" calcext:value-type="float">
            <text:p>14.9</text:p>
          </table:table-cell>
          <table:table-cell table:style-name="ce27" office:value-type="float" office:value="2.643869" calcext:value-type="float">
            <text:p>2.6</text:p>
          </table:table-cell>
          <table:table-cell table:style-name="ce27" office:value-type="float" office:value="5.962029" calcext:value-type="float">
            <text:p>6.0</text:p>
          </table:table-cell>
          <table:table-cell table:style-name="ce27" office:value-type="float" office:value="10.57219" calcext:value-type="float">
            <text:p>10.6</text:p>
          </table:table-cell>
          <table:table-cell table:style-name="ce27" office:value-type="float" office:value="20.88202" calcext:value-type="float">
            <text:p>20.9</text:p>
          </table:table-cell>
          <table:table-cell table:style-name="ce27" office:value-type="float" office:value="8.360784" calcext:value-type="float">
            <text:p>8.4</text:p>
          </table:table-cell>
          <table:table-cell table:style-name="ce27" office:value-type="float" office:value="14.40238" calcext:value-type="float">
            <text:p>14.4</text:p>
          </table:table-cell>
          <table:table-cell table:style-name="ce27" office:value-type="float" office:value="14.4953" calcext:value-type="float">
            <text:p>14.5</text:p>
          </table:table-cell>
          <table:table-cell table:style-name="ce27" office:value-type="float" office:value="4.524532" calcext:value-type="float">
            <text:p>4.5</text:p>
          </table:table-cell>
          <table:table-cell table:style-name="ce27" office:value-type="float" office:value="27.23595" calcext:value-type="float">
            <text:p>27.2</text:p>
          </table:table-cell>
          <table:table-cell table:style-name="ce27" office:value-type="float" office:value="4.750095" calcext:value-type="float">
            <text:p>4.8</text:p>
          </table:table-cell>
          <table:table-cell table:style-name="ce27" office:value-type="float" office:value="7.532683" calcext:value-type="float">
            <text:p>7.5</text:p>
          </table:table-cell>
          <table:table-cell table:style-name="ce27" office:value-type="float" office:value="6.639304" calcext:value-type="float">
            <text:p>6.6</text:p>
          </table:table-cell>
          <table:table-cell table:style-name="ce27" office:value-type="float" office:value="3.28848856359601" calcext:value-type="float">
            <text:p>3.3</text:p>
          </table:table-cell>
          <table:table-cell table:style-name="ce27" office:value-type="float" office:value="13.28722" calcext:value-type="float">
            <text:p>13.3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782816" calcext:value-type="float">
            <text:p>6.8</text:p>
          </table:table-cell>
          <table:table-cell table:style-name="ce27" office:value-type="float" office:value="9.434344" calcext:value-type="float">
            <text:p>9.4</text:p>
          </table:table-cell>
          <table:table-cell table:style-name="ce27" office:value-type="float" office:value="3.637534" calcext:value-type="float">
            <text:p>3.6</text:p>
          </table:table-cell>
          <table:table-cell table:style-name="ce27" office:value-type="float" office:value="6.842229" calcext:value-type="float">
            <text:p>6.8</text:p>
          </table:table-cell>
          <table:table-cell table:style-name="ce27" office:value-type="float" office:value="7.655919" calcext:value-type="float">
            <text:p>7.7</text:p>
          </table:table-cell>
          <table:table-cell table:style-name="ce27" office:value-type="float" office:value="4.33976261127596" calcext:value-type="float">
            <text:p>4.3</text:p>
          </table:table-cell>
          <table:table-cell table:style-name="ce27" office:value-type="float" office:value="5.508347" calcext:value-type="float">
            <text:p>5.5</text:p>
          </table:table-cell>
          <table:table-cell table:style-name="ce27" office:value-type="float" office:value="7.622756" calcext:value-type="float">
            <text:p>7.6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04598" calcext:value-type="float">
            <text:p>6.0</text:p>
          </table:table-cell>
          <table:table-cell table:style-name="ce27" office:value-type="float" office:value="16.44593" calcext:value-type="float">
            <text:p>16.4</text:p>
          </table:table-cell>
          <table:table-cell table:style-name="ce27" office:value-type="float" office:value="9.666841" calcext:value-type="float">
            <text:p>9.7</text:p>
          </table:table-cell>
          <table:table-cell table:style-name="ce27" office:value-type="float" office:value="3.276662" calcext:value-type="float">
            <text:p>3.3</text:p>
          </table:table-cell>
          <table:table-cell table:number-columns-repeated="2"/>
          <table:table-cell table:style-name="ce57"/>
          <table:table-cell/>
          <table:table-cell table:style-name="ce57"/>
          <table:table-cell table:number-columns-repeated="982"/>
        </table:table-row>
        <table:table-row table:style-name="ro1">
          <table:covered-table-cell table:style-name="ce40"/>
          <table:table-cell table:style-name="ce16" office:value-type="string" calcext:value-type="string">
            <text:p>2018 Q3</text:p>
          </table:table-cell>
          <table:table-cell table:style-name="ce27" office:value-type="float" office:value="5.500036" calcext:value-type="float">
            <text:p>5.5</text:p>
          </table:table-cell>
          <table:table-cell table:style-name="ce27" office:value-type="float" office:value="9.055481" calcext:value-type="float">
            <text:p>9.1</text:p>
          </table:table-cell>
          <table:table-cell table:style-name="ce27" office:value-type="float" office:value="10.31916" calcext:value-type="float">
            <text:p>10.3</text:p>
          </table:table-cell>
          <table:table-cell table:style-name="ce27" office:value-type="float" office:value="6.74474" calcext:value-type="float">
            <text:p>6.7</text:p>
          </table:table-cell>
          <table:table-cell table:style-name="ce27" office:value-type="float" office:value="6.772054" calcext:value-type="float">
            <text:p>6.8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2.7" calcext:value-type="float">
            <text:p>12.7</text:p>
          </table:table-cell>
          <table:table-cell table:style-name="ce27" office:value-type="float" office:value="2.024003" calcext:value-type="float">
            <text:p>2.0</text:p>
          </table:table-cell>
          <table:table-cell table:style-name="ce27" office:value-type="float" office:value="6.079292" calcext:value-type="float">
            <text:p>6.1</text:p>
          </table:table-cell>
          <table:table-cell table:style-name="ce27" office:value-type="float" office:value="8.968141" calcext:value-type="float">
            <text:p>9.0</text:p>
          </table:table-cell>
          <table:table-cell table:style-name="ce27" office:value-type="float" office:value="19.17522" calcext:value-type="float">
            <text:p>19.2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4.35662" calcext:value-type="float">
            <text:p>14.4</text:p>
          </table:table-cell>
          <table:table-cell table:style-name="ce27" office:value-type="float" office:value="13.81037" calcext:value-type="float">
            <text:p>13.8</text:p>
          </table:table-cell>
          <table:table-cell table:style-name="ce27" office:value-type="float" office:value="4.893344" calcext:value-type="float">
            <text:p>4.9</text:p>
          </table:table-cell>
          <table:table-cell table:style-name="ce27" office:value-type="float" office:value="25.90356" calcext:value-type="float">
            <text:p>25.9</text:p>
          </table:table-cell>
          <table:table-cell table:style-name="ce27" office:value-type="float" office:value="4.976326" calcext:value-type="float">
            <text:p>5.0</text:p>
          </table:table-cell>
          <table:table-cell table:style-name="ce27" office:value-type="float" office:value="7.235359" calcext:value-type="float">
            <text:p>7.2</text:p>
          </table:table-cell>
          <table:table-cell table:style-name="ce27" office:value-type="float" office:value="5.783558" calcext:value-type="float">
            <text:p>5.8</text:p>
          </table:table-cell>
          <table:table-cell table:style-name="ce27" office:value-type="float" office:value="3.6965697411516" calcext:value-type="float">
            <text:p>3.7</text:p>
          </table:table-cell>
          <table:table-cell table:style-name="ce27" office:value-type="float" office:value="11.80256" calcext:value-type="float">
            <text:p>11.8</text:p>
          </table:table-cell>
          <table:table-cell table:style-name="ce27" office:value-type="float" office:value="7.808806" calcext:value-type="float">
            <text:p>7.8</text:p>
          </table:table-cell>
          <table:table-cell table:style-name="ce27" office:value-type="float" office:value="6.425779" calcext:value-type="float">
            <text:p>6.4</text:p>
          </table:table-cell>
          <table:table-cell table:style-name="ce27" office:value-type="float" office:value="6.700945" calcext:value-type="float">
            <text:p>6.7</text:p>
          </table:table-cell>
          <table:table-cell table:style-name="ce27" office:value-type="float" office:value="4.247608" calcext:value-type="float">
            <text:p>4.2</text:p>
          </table:table-cell>
          <table:table-cell table:style-name="ce27" office:value-type="float" office:value="6.000087" calcext:value-type="float">
            <text:p>6.0</text:p>
          </table:table-cell>
          <table:table-cell table:style-name="ce27" office:value-type="float" office:value="7.976336" calcext:value-type="float">
            <text:p>8.0</text:p>
          </table:table-cell>
          <table:table-cell table:style-name="ce27" office:value-type="float" office:value="3.51634793337446" calcext:value-type="float">
            <text:p>3.5</text:p>
          </table:table-cell>
          <table:table-cell table:style-name="ce27" office:value-type="float" office:value="6.579032" calcext:value-type="float">
            <text:p>6.6</text:p>
          </table:table-cell>
          <table:table-cell table:style-name="ce27" office:value-type="float" office:value="7.852158" calcext:value-type="float">
            <text:p>7.9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134115" calcext:value-type="float">
            <text:p>6.1</text:p>
          </table:table-cell>
          <table:table-cell table:style-name="ce27" office:value-type="float" office:value="15.37385" calcext:value-type="float">
            <text:p>15.4</text:p>
          </table:table-cell>
          <table:table-cell table:style-name="ce27" office:value-type="float" office:value="12.29629" calcext:value-type="float">
            <text:p>12.3</text:p>
          </table:table-cell>
          <table:table-cell table:style-name="ce27" office:value-type="float" office:value="3.260169" calcext:value-type="float">
            <text:p>3.3</text:p>
          </table:table-cell>
          <table:table-cell table:style-name="ce71" table:number-columns-repeated="2"/>
          <table:table-cell table:style-name="ce57"/>
          <table:table-cell/>
          <table:table-cell table:style-name="ce57"/>
          <table:table-cell table:style-name="ce71" table:number-columns-repeated="22"/>
          <table:table-cell table:style-name="ce75" table:number-columns-repeated="957"/>
          <table:table-cell table:number-columns-repeated="3"/>
        </table:table-row>
        <table:table-row table:style-name="ro4">
          <table:covered-table-cell table:style-name="ce40"/>
          <table:table-cell table:style-name="ce16" office:value-type="string" calcext:value-type="string">
            <text:p>2018 Q4</text:p>
          </table:table-cell>
          <table:table-cell table:style-name="ce27" office:value-type="float" office:value="4.883868" calcext:value-type="float">
            <text:p>4.9</text:p>
          </table:table-cell>
          <table:table-cell table:style-name="ce27" office:value-type="float" office:value="9.026397" calcext:value-type="float">
            <text:p>9.0</text:p>
          </table:table-cell>
          <table:table-cell table:style-name="ce27" office:value-type="float" office:value="12.04062" calcext:value-type="float">
            <text:p>12.0</text:p>
          </table:table-cell>
          <table:table-cell table:style-name="ce27" office:value-type="float" office:value="5.95162" calcext:value-type="float">
            <text:p>6.0</text:p>
          </table:table-cell>
          <table:table-cell table:style-name="ce27" office:value-type="float" office:value="7.651976" calcext:value-type="float">
            <text:p>7.7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4.5" calcext:value-type="float">
            <text:p>14.5</text:p>
          </table:table-cell>
          <table:table-cell table:style-name="ce27" office:value-type="float" office:value="2.27977" calcext:value-type="float">
            <text:p>2.3</text:p>
          </table:table-cell>
          <table:table-cell table:style-name="ce27" office:value-type="float" office:value="5.604554" calcext:value-type="float">
            <text:p>5.6</text:p>
          </table:table-cell>
          <table:table-cell table:style-name="ce27" office:value-type="float" office:value="8.747082" calcext:value-type="float">
            <text:p>8.7</text:p>
          </table:table-cell>
          <table:table-cell table:style-name="ce27" office:value-type="float" office:value="19.33931" calcext:value-type="float">
            <text:p>19.3</text:p>
          </table:table-cell>
          <table:table-cell table:style-name="ce27" office:value-type="float" office:value="8.093701" calcext:value-type="float">
            <text:p>8.1</text:p>
          </table:table-cell>
          <table:table-cell table:style-name="ce27" office:value-type="float" office:value="11.73972" calcext:value-type="float">
            <text:p>11.7</text:p>
          </table:table-cell>
          <table:table-cell table:style-name="ce27" office:value-type="float" office:value="14.47687" calcext:value-type="float">
            <text:p>14.5</text:p>
          </table:table-cell>
          <table:table-cell table:style-name="ce27" office:value-type="float" office:value="4.271524" calcext:value-type="float">
            <text:p>4.3</text:p>
          </table:table-cell>
          <table:table-cell table:style-name="ce27" office:value-type="float" office:value="29.52626" calcext:value-type="float">
            <text:p>29.5</text:p>
          </table:table-cell>
          <table:table-cell table:style-name="ce27" office:value-type="float" office:value="3.699671" calcext:value-type="float">
            <text:p>3.7</text:p>
          </table:table-cell>
          <table:table-cell table:style-name="ce27" office:value-type="float" office:value="6.670077" calcext:value-type="float">
            <text:p>6.7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64974577953673" calcext:value-type="float">
            <text:p>3.6</text:p>
          </table:table-cell>
          <table:table-cell table:style-name="ce27" office:value-type="float" office:value="14.59561" calcext:value-type="float">
            <text:p>14.6</text:p>
          </table:table-cell>
          <table:table-cell table:style-name="ce27" office:value-type="float" office:value="9.032027" calcext:value-type="float">
            <text:p>9.0</text:p>
          </table:table-cell>
          <table:table-cell table:style-name="ce27" office:value-type="float" office:value="5.727668" calcext:value-type="float">
            <text:p>5.7</text:p>
          </table:table-cell>
          <table:table-cell table:style-name="ce27" office:value-type="float" office:value="6.098926" calcext:value-type="float">
            <text:p>6.1</text:p>
          </table:table-cell>
          <table:table-cell table:style-name="ce27" office:value-type="float" office:value="4.928761" calcext:value-type="float">
            <text:p>4.9</text:p>
          </table:table-cell>
          <table:table-cell table:style-name="ce27" office:value-type="float" office:value="6.995879" calcext:value-type="float">
            <text:p>7.0</text:p>
          </table:table-cell>
          <table:table-cell table:style-name="ce27" office:value-type="float" office:value="6.834908" calcext:value-type="float">
            <text:p>6.8</text:p>
          </table:table-cell>
          <table:table-cell table:style-name="ce27" office:value-type="float" office:value="4.03225806451613" calcext:value-type="float">
            <text:p>4.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8.627312" calcext:value-type="float">
            <text:p>8.6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5.714979" calcext:value-type="float">
            <text:p>5.7</text:p>
          </table:table-cell>
          <table:table-cell table:style-name="ce27" office:value-type="float" office:value="15.07989" calcext:value-type="float">
            <text:p>15.1</text:p>
          </table:table-cell>
          <table:table-cell table:style-name="ce27" office:value-type="float" office:value="13.42998" calcext:value-type="float">
            <text:p>13.4</text:p>
          </table:table-cell>
          <table:table-cell table:style-name="ce27" office:value-type="float" office:value="3.266585" calcext:value-type="float">
            <text:p>3.3</text:p>
          </table:table-cell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7"/>
          <table:table-cell table:style-name="ce28" table:number-columns-repeated="35"/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19 Q1</text:p>
          </table:table-cell>
          <table:table-cell table:style-name="ce27" office:value-type="float" office:value="5.691435" calcext:value-type="float">
            <text:p>5.7</text:p>
          </table:table-cell>
          <table:table-cell table:style-name="ce27" office:value-type="float" office:value="9.707532" calcext:value-type="float">
            <text:p>9.7</text:p>
          </table:table-cell>
          <table:table-cell table:style-name="ce27" office:value-type="float" office:value="11.25075" calcext:value-type="float">
            <text:p>11.3</text:p>
          </table:table-cell>
          <table:table-cell table:style-name="ce27" office:value-type="float" office:value="6.52" calcext:value-type="float">
            <text:p>6.5</text:p>
          </table:table-cell>
          <table:table-cell table:style-name="ce27" office:value-type="float" office:value="8.444489" calcext:value-type="float">
            <text:p>8.4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7.4" calcext:value-type="float">
            <text:p>17.4</text:p>
          </table:table-cell>
          <table:table-cell table:style-name="ce27" office:value-type="float" office:value="2.207399" calcext:value-type="float">
            <text:p>2.2</text:p>
          </table:table-cell>
          <table:table-cell table:style-name="ce27" office:value-type="float" office:value="6.111799" calcext:value-type="float">
            <text:p>6.1</text:p>
          </table:table-cell>
          <table:table-cell table:style-name="ce27" office:value-type="float" office:value="8.887945" calcext:value-type="float">
            <text:p>8.9</text:p>
          </table:table-cell>
          <table:table-cell table:style-name="ce27" office:value-type="float" office:value="19.66991" calcext:value-type="float">
            <text:p>19.7</text:p>
          </table:table-cell>
          <table:table-cell table:style-name="ce27" office:value-type="float" office:value="6.619004" calcext:value-type="float">
            <text:p>6.6</text:p>
          </table:table-cell>
          <table:table-cell table:style-name="ce27" office:value-type="float" office:value="10.56669" calcext:value-type="float">
            <text:p>10.6</text:p>
          </table:table-cell>
          <table:table-cell table:style-name="ce27" office:value-type="float" office:value="13.88115" calcext:value-type="float">
            <text:p>13.9</text:p>
          </table:table-cell>
          <table:table-cell table:style-name="ce27" office:value-type="float" office:value="4.417927" calcext:value-type="float">
            <text:p>4.4</text:p>
          </table:table-cell>
          <table:table-cell table:style-name="ce27" office:value-type="float" office:value="32.92937" calcext:value-type="float">
            <text:p>32.9</text:p>
          </table:table-cell>
          <table:table-cell table:style-name="ce27" office:value-type="float" office:value="4.493646" calcext:value-type="float">
            <text:p>4.5</text:p>
          </table:table-cell>
          <table:table-cell table:style-name="ce27" office:value-type="float" office:value="5.63718" calcext:value-type="float">
            <text:p>5.6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683516" calcext:value-type="float">
            <text:p>3.7</text:p>
          </table:table-cell>
          <table:table-cell table:style-name="ce27" office:value-type="float" office:value="14.40499" calcext:value-type="float">
            <text:p>14.4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67108" calcext:value-type="float">
            <text:p>6.7</text:p>
          </table:table-cell>
          <table:table-cell table:style-name="ce27" office:value-type="float" office:value="6.71271" calcext:value-type="float">
            <text:p>6.7</text:p>
          </table:table-cell>
          <table:table-cell table:style-name="ce27" office:value-type="float" office:value="5.371737" calcext:value-type="float">
            <text:p>5.4</text:p>
          </table:table-cell>
          <table:table-cell table:style-name="ce27" office:value-type="float" office:value="7.032711" calcext:value-type="float">
            <text:p>7.0</text:p>
          </table:table-cell>
          <table:table-cell table:style-name="ce27" office:value-type="float" office:value="7.403359" calcext:value-type="float">
            <text:p>7.4</text:p>
          </table:table-cell>
          <table:table-cell table:style-name="ce27" office:value-type="float" office:value="3.694494" calcext:value-type="float">
            <text:p>3.7</text:p>
          </table:table-cell>
          <table:table-cell table:style-name="ce27" office:value-type="float" office:value="4.722388" calcext:value-type="float">
            <text:p>4.7</text:p>
          </table:table-cell>
          <table:table-cell table:style-name="ce27" office:value-type="float" office:value="10.2949" calcext:value-type="float">
            <text:p>10.3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7.48767" calcext:value-type="float">
            <text:p>7.5</text:p>
          </table:table-cell>
          <table:table-cell table:style-name="ce27" office:value-type="float" office:value="16.17303" calcext:value-type="float">
            <text:p>16.2</text:p>
          </table:table-cell>
          <table:table-cell table:style-name="ce27" office:value-type="float" office:value="15.2198" calcext:value-type="float">
            <text:p>15.2</text:p>
          </table:table-cell>
          <table:table-cell table:style-name="ce27" office:value-type="float" office:value="4.052545" calcext:value-type="float">
            <text:p>4.1</text:p>
          </table:table-cell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19 Q2</text:p>
          </table:table-cell>
          <table:table-cell table:style-name="ce27" office:value-type="float" office:value="5.579319" calcext:value-type="float">
            <text:p>5.6</text:p>
          </table:table-cell>
          <table:table-cell table:style-name="ce27" office:value-type="float" office:value="8.334146" calcext:value-type="float">
            <text:p>8.3</text:p>
          </table:table-cell>
          <table:table-cell table:style-name="ce27" office:value-type="float" office:value="10.53347" calcext:value-type="float">
            <text:p>10.5</text:p>
          </table:table-cell>
          <table:table-cell table:style-name="ce27" office:value-type="float" office:value="6.126033" calcext:value-type="float">
            <text:p>6.1</text:p>
          </table:table-cell>
          <table:table-cell table:style-name="ce27" office:value-type="float" office:value="6.888374" calcext:value-type="float">
            <text:p>6.9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5.4" calcext:value-type="float">
            <text:p>15.4</text:p>
          </table:table-cell>
          <table:table-cell table:style-name="ce27" office:value-type="float" office:value="2.506902" calcext:value-type="float">
            <text:p>2.5</text:p>
          </table:table-cell>
          <table:table-cell table:style-name="ce27" office:value-type="float" office:value="5.503598" calcext:value-type="float">
            <text:p>5.5</text:p>
          </table:table-cell>
          <table:table-cell table:style-name="ce27" office:value-type="float" office:value="8.847666" calcext:value-type="float">
            <text:p>8.8</text:p>
          </table:table-cell>
          <table:table-cell table:style-name="ce27" office:value-type="float" office:value="18.83651" calcext:value-type="float">
            <text:p>18.8</text:p>
          </table:table-cell>
          <table:table-cell table:style-name="ce27" office:value-type="float" office:value="6.014652" calcext:value-type="float">
            <text:p>6.0</text:p>
          </table:table-cell>
          <table:table-cell table:style-name="ce27" office:value-type="float" office:value="13.75256" calcext:value-type="float">
            <text:p>13.8</text:p>
          </table:table-cell>
          <table:table-cell table:style-name="ce27" office:value-type="float" office:value="12.42085" calcext:value-type="float">
            <text:p>12.4</text:p>
          </table:table-cell>
          <table:table-cell table:style-name="ce27" office:value-type="float" office:value="4.590692" calcext:value-type="float">
            <text:p>4.6</text:p>
          </table:table-cell>
          <table:table-cell table:style-name="ce27" office:value-type="float" office:value="28.73794" calcext:value-type="float">
            <text:p>28.7</text:p>
          </table:table-cell>
          <table:table-cell table:style-name="ce27" office:value-type="float" office:value="2.167198" calcext:value-type="float">
            <text:p>2.2</text:p>
          </table:table-cell>
          <table:table-cell table:style-name="ce27" office:value-type="float" office:value="6.180336" calcext:value-type="float">
            <text:p>6.2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2412" calcext:value-type="float">
            <text:p>3.2</text:p>
          </table:table-cell>
          <table:table-cell table:style-name="ce27" office:value-type="float" office:value="13.36705" calcext:value-type="float">
            <text:p>13.4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835047" calcext:value-type="float">
            <text:p>6.8</text:p>
          </table:table-cell>
          <table:table-cell table:style-name="ce27" office:value-type="float" office:value="6.958416" calcext:value-type="float">
            <text:p>7.0</text:p>
          </table:table-cell>
          <table:table-cell table:style-name="ce27" office:value-type="float" office:value="5.201101" calcext:value-type="float">
            <text:p>5.2</text:p>
          </table:table-cell>
          <table:table-cell table:style-name="ce27" office:value-type="float" office:value="5.634902" calcext:value-type="float">
            <text:p>5.6</text:p>
          </table:table-cell>
          <table:table-cell table:style-name="ce27" office:value-type="float" office:value="6.128791" calcext:value-type="float">
            <text:p>6.1</text:p>
          </table:table-cell>
          <table:table-cell table:style-name="ce27" office:value-type="float" office:value="3.727152" calcext:value-type="float">
            <text:p>3.7</text:p>
          </table:table-cell>
          <table:table-cell table:style-name="ce27" office:value-type="float" office:value="6.60273" calcext:value-type="float">
            <text:p>6.6</text:p>
          </table:table-cell>
          <table:table-cell table:style-name="ce27" office:value-type="float" office:value="8.499579" calcext:value-type="float">
            <text:p>8.5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475257" calcext:value-type="float">
            <text:p>6.5</text:p>
          </table:table-cell>
          <table:table-cell table:style-name="ce27" office:value-type="float" office:value="15.36526" calcext:value-type="float">
            <text:p>15.4</text:p>
          </table:table-cell>
          <table:table-cell table:style-name="ce27" office:value-type="float" office:value="14.20943" calcext:value-type="float">
            <text:p>14.2</text:p>
          </table:table-cell>
          <table:table-cell table:style-name="ce27" office:value-type="float" office:value="2.657167" calcext:value-type="float">
            <text:p>2.7</text:p>
          </table:table-cell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19 Q3</text:p>
          </table:table-cell>
          <table:table-cell table:style-name="ce27" office:value-type="float" office:value="5.627545" calcext:value-type="float">
            <text:p>5.6</text:p>
          </table:table-cell>
          <table:table-cell table:style-name="ce27" office:value-type="float" office:value="8.036793" calcext:value-type="float">
            <text:p>8.0</text:p>
          </table:table-cell>
          <table:table-cell table:style-name="ce27" office:value-type="float" office:value="10.49645" calcext:value-type="float">
            <text:p>10.5</text:p>
          </table:table-cell>
          <table:table-cell table:style-name="ce27" office:value-type="float" office:value="6.612444" calcext:value-type="float">
            <text:p>6.6</text:p>
          </table:table-cell>
          <table:table-cell table:style-name="ce27" office:value-type="float" office:value="7.25948" calcext:value-type="float">
            <text:p>7.3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5.4" calcext:value-type="float">
            <text:p>15.4</text:p>
          </table:table-cell>
          <table:table-cell table:style-name="ce27" office:value-type="float" office:value="3.274521" calcext:value-type="float">
            <text:p>3.3</text:p>
          </table:table-cell>
          <table:table-cell table:style-name="ce27" office:value-type="float" office:value="5.457178" calcext:value-type="float">
            <text:p>5.5</text:p>
          </table:table-cell>
          <table:table-cell table:style-name="ce27" office:value-type="float" office:value="8.035624" calcext:value-type="float">
            <text:p>8.0</text:p>
          </table:table-cell>
          <table:table-cell table:style-name="ce27" office:value-type="float" office:value="18.45299" calcext:value-type="float">
            <text:p>18.5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1.72024" calcext:value-type="float">
            <text:p>11.7</text:p>
          </table:table-cell>
          <table:table-cell table:style-name="ce27" office:value-type="float" office:value="12.80591" calcext:value-type="float">
            <text:p>12.8</text:p>
          </table:table-cell>
          <table:table-cell table:style-name="ce27" office:value-type="float" office:value="4.262882" calcext:value-type="float">
            <text:p>4.3</text:p>
          </table:table-cell>
          <table:table-cell table:style-name="ce27" office:value-type="float" office:value="25.29996" calcext:value-type="float">
            <text:p>25.3</text:p>
          </table:table-cell>
          <table:table-cell table:style-name="ce27" office:value-type="float" office:value="2.147123" calcext:value-type="float">
            <text:p>2.1</text:p>
          </table:table-cell>
          <table:table-cell table:style-name="ce27" office:value-type="float" office:value="5.73257" calcext:value-type="float">
            <text:p>5.7</text:p>
          </table:table-cell>
          <table:table-cell table:style-name="ce27" office:value-type="float" office:value="5.450585" calcext:value-type="float">
            <text:p>5.5</text:p>
          </table:table-cell>
          <table:table-cell table:style-name="ce27" office:value-type="float" office:value="3.160008" calcext:value-type="float">
            <text:p>3.2</text:p>
          </table:table-cell>
          <table:table-cell table:style-name="ce27" office:value-type="float" office:value="11.50799" calcext:value-type="float">
            <text:p>11.5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7.039694" calcext:value-type="float">
            <text:p>7.0</text:p>
          </table:table-cell>
          <table:table-cell table:style-name="ce27" office:value-type="float" office:value="6.485918" calcext:value-type="float">
            <text:p>6.5</text:p>
          </table:table-cell>
          <table:table-cell table:style-name="ce27" office:value-type="float" office:value="6.602344" calcext:value-type="float">
            <text:p>6.6</text:p>
          </table:table-cell>
          <table:table-cell table:style-name="ce27" office:value-type="float" office:value="5.317915" calcext:value-type="float">
            <text:p>5.3</text:p>
          </table:table-cell>
          <table:table-cell table:style-name="ce27" office:value-type="float" office:value="7.893264" calcext:value-type="float">
            <text:p>7.9</text:p>
          </table:table-cell>
          <table:table-cell table:style-name="ce27" office:value-type="float" office:value="3.612843" calcext:value-type="float">
            <text:p>3.6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754768" calcext:value-type="float">
            <text:p>6.8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210388" calcext:value-type="float">
            <text:p>6.2</text:p>
          </table:table-cell>
          <table:table-cell table:style-name="ce27" office:value-type="float" office:value="15.14322" calcext:value-type="float">
            <text:p>15.1</text:p>
          </table:table-cell>
          <table:table-cell table:style-name="ce27" office:value-type="float" office:value="14.34269" calcext:value-type="float">
            <text:p>14.3</text:p>
          </table:table-cell>
          <table:table-cell table:style-name="ce27" office:value-type="float" office:value="2.945504" calcext:value-type="float">
            <text:p>2.9</text:p>
          </table:table-cell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19 Q4</text:p>
          </table:table-cell>
          <table:table-cell table:style-name="ce27" office:value-type="float" office:value="5.183465" calcext:value-type="float">
            <text:p>5.2</text:p>
          </table:table-cell>
          <table:table-cell table:style-name="ce27" office:value-type="float" office:value="7.134927" calcext:value-type="float">
            <text:p>7.1</text:p>
          </table:table-cell>
          <table:table-cell table:style-name="ce27" office:value-type="float" office:value="9.235094" calcext:value-type="float">
            <text:p>9.2</text:p>
          </table:table-cell>
          <table:table-cell table:style-name="ce27" office:value-type="float" office:value="5.899104" calcext:value-type="float">
            <text:p>5.9</text:p>
          </table:table-cell>
          <table:table-cell table:style-name="ce27" office:value-type="float" office:value="6.469152" calcext:value-type="float">
            <text:p>6.5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2" calcext:value-type="float">
            <text:p>12.0</text:p>
          </table:table-cell>
          <table:table-cell table:style-name="ce27" office:value-type="float" office:value="3.385498" calcext:value-type="float">
            <text:p>3.4</text:p>
          </table:table-cell>
          <table:table-cell table:style-name="ce27" office:value-type="float" office:value="5.341251" calcext:value-type="float">
            <text:p>5.3</text:p>
          </table:table-cell>
          <table:table-cell table:style-name="ce27" office:value-type="float" office:value="7.93577" calcext:value-type="float">
            <text:p>7.9</text:p>
          </table:table-cell>
          <table:table-cell table:style-name="ce27" office:value-type="float" office:value="18.80099" calcext:value-type="float">
            <text:p>18.8</text:p>
          </table:table-cell>
          <table:table-cell table:style-name="ce27" office:value-type="float" office:value="7.327585" calcext:value-type="float">
            <text:p>7.3</text:p>
          </table:table-cell>
          <table:table-cell table:style-name="ce27" office:value-type="float" office:value="11.7283" calcext:value-type="float">
            <text:p>11.7</text:p>
          </table:table-cell>
          <table:table-cell table:style-name="ce27" office:value-type="float" office:value="13.44044" calcext:value-type="float">
            <text:p>13.4</text:p>
          </table:table-cell>
          <table:table-cell table:style-name="ce27" office:value-type="float" office:value="3.865567" calcext:value-type="float">
            <text:p>3.9</text:p>
          </table:table-cell>
          <table:table-cell table:style-name="ce27" office:value-type="float" office:value="27.40281" calcext:value-type="float">
            <text:p>27.4</text:p>
          </table:table-cell>
          <table:table-cell table:style-name="ce27" office:value-type="float" office:value="2.160122" calcext:value-type="float">
            <text:p>2.2</text:p>
          </table:table-cell>
          <table:table-cell table:style-name="ce27" office:value-type="float" office:value="5.908336" calcext:value-type="float">
            <text:p>5.9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477958" calcext:value-type="float">
            <text:p>3.5</text:p>
          </table:table-cell>
          <table:table-cell table:style-name="ce27" office:value-type="float" office:value="13.08661" calcext:value-type="float">
            <text:p>13.1</text:p>
          </table:table-cell>
          <table:table-cell table:style-name="ce27" office:value-type="float" office:value="6.814152" calcext:value-type="float">
            <text:p>6.8</text:p>
          </table:table-cell>
          <table:table-cell table:style-name="ce27" office:value-type="float" office:value="6.45426" calcext:value-type="float">
            <text:p>6.5</text:p>
          </table:table-cell>
          <table:table-cell table:style-name="ce27" office:value-type="float" office:value="7.928811" calcext:value-type="float">
            <text:p>7.9</text:p>
          </table:table-cell>
          <table:table-cell table:style-name="ce27" office:value-type="float" office:value="4.116734" calcext:value-type="float">
            <text:p>4.1</text:p>
          </table:table-cell>
          <table:table-cell table:style-name="ce27" office:value-type="float" office:value="6.187483" calcext:value-type="float">
            <text:p>6.2</text:p>
          </table:table-cell>
          <table:table-cell table:style-name="ce27" office:value-type="float" office:value="8.197138" calcext:value-type="float">
            <text:p>8.2</text:p>
          </table:table-cell>
          <table:table-cell table:style-name="ce27" office:value-type="float" office:value="3.406414" calcext:value-type="float">
            <text:p>3.4</text:p>
          </table:table-cell>
          <table:table-cell table:style-name="ce27" office:value-type="float" office:value="7.979839" calcext:value-type="float">
            <text:p>8.0</text:p>
          </table:table-cell>
          <table:table-cell table:style-name="ce27" office:value-type="float" office:value="8.244095" calcext:value-type="float">
            <text:p>8.2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.665344" calcext:value-type="float">
            <text:p>3.7</text:p>
          </table:table-cell>
          <table:table-cell table:style-name="ce27" office:value-type="float" office:value="15.49757" calcext:value-type="float">
            <text:p>15.5</text:p>
          </table:table-cell>
          <table:table-cell table:style-name="ce27" office:value-type="float" office:value="14.56295" calcext:value-type="float">
            <text:p>14.6</text:p>
          </table:table-cell>
          <table:table-cell table:style-name="ce27" office:value-type="float" office:value="2.837673" calcext:value-type="float">
            <text:p>2.8</text:p>
          </table:table-cell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7"/>
          <table:table-cell table:style-name="ce28" table:number-columns-repeated="35"/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20 Q1</text:p>
          </table:table-cell>
          <table:table-cell table:style-name="ce27" office:value-type="float" office:value="5.937654" calcext:value-type="float">
            <text:p>5.9</text:p>
          </table:table-cell>
          <table:table-cell table:style-name="ce27" office:value-type="float" office:value="9.031315" calcext:value-type="float">
            <text:p>9.0</text:p>
          </table:table-cell>
          <table:table-cell table:style-name="ce27" office:value-type="float" office:value="9.052044" calcext:value-type="float">
            <text:p>9.1</text:p>
          </table:table-cell>
          <table:table-cell table:style-name="ce27" office:value-type="float" office:value="7.177616" calcext:value-type="float">
            <text:p>7.2</text:p>
          </table:table-cell>
          <table:table-cell table:style-name="ce27" office:value-type="float" office:value="7.328825" calcext:value-type="float">
            <text:p>7.3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4" calcext:value-type="float">
            <text:p>14.0</text:p>
          </table:table-cell>
          <table:table-cell table:style-name="ce27" office:value-type="float" office:value="1.970942" calcext:value-type="float">
            <text:p>2.0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7.145397" calcext:value-type="float">
            <text:p>7.1</text:p>
          </table:table-cell>
          <table:table-cell table:style-name="ce27" office:value-type="float" office:value="20.31561" calcext:value-type="float">
            <text:p>20.3</text:p>
          </table:table-cell>
          <table:table-cell table:style-name="ce27" office:value-type="float" office:value="7.59717" calcext:value-type="float">
            <text:p>7.6</text:p>
          </table:table-cell>
          <table:table-cell table:style-name="ce27" office:value-type="float" office:value="11.83955" calcext:value-type="float">
            <text:p>11.8</text:p>
          </table:table-cell>
          <table:table-cell table:style-name="ce27" office:value-type="float" office:value="13.54244" calcext:value-type="float">
            <text:p>13.5</text:p>
          </table:table-cell>
          <table:table-cell table:style-name="ce27" office:value-type="float" office:value="4.340801" calcext:value-type="float">
            <text:p>4.3</text:p>
          </table:table-cell>
          <table:table-cell table:style-name="ce27" office:value-type="float" office:value="28.54957" calcext:value-type="float">
            <text:p>28.5</text:p>
          </table:table-cell>
          <table:table-cell table:style-name="ce27" office:value-type="float" office:value="5.024971" calcext:value-type="float">
            <text:p>5.0</text:p>
          </table:table-cell>
          <table:table-cell table:style-name="ce27" office:value-type="float" office:value="5.745868" calcext:value-type="float">
            <text:p>5.7</text:p>
          </table:table-cell>
          <table:table-cell table:style-name="ce27" office:value-type="float" office:value="5.285159" calcext:value-type="float">
            <text:p>5.3</text:p>
          </table:table-cell>
          <table:table-cell table:style-name="ce27" office:value-type="float" office:value="3.282081" calcext:value-type="float">
            <text:p>3.3</text:p>
          </table:table-cell>
          <table:table-cell table:style-name="ce27" office:value-type="float" office:value="12.86799" calcext:value-type="float">
            <text:p>12.9</text:p>
          </table:table-cell>
          <table:table-cell table:style-name="ce27" office:value-type="float" office:value="7.803648" calcext:value-type="float">
            <text:p>7.8</text:p>
          </table:table-cell>
          <table:table-cell table:style-name="ce27" office:value-type="float" office:value="7.92621" calcext:value-type="float">
            <text:p>7.9</text:p>
          </table:table-cell>
          <table:table-cell table:style-name="ce27" office:value-type="float" office:value="11.37775" calcext:value-type="float">
            <text:p>11.4</text:p>
          </table:table-cell>
          <table:table-cell table:style-name="ce27" office:value-type="float" office:value="5.286236" calcext:value-type="float">
            <text:p>5.3</text:p>
          </table:table-cell>
          <table:table-cell table:style-name="ce27" office:value-type="float" office:value="5.547771" calcext:value-type="float">
            <text:p>5.5</text:p>
          </table:table-cell>
          <table:table-cell table:style-name="ce27" office:value-type="float" office:value="7.400256" calcext:value-type="float">
            <text:p>7.4</text:p>
          </table:table-cell>
          <table:table-cell table:style-name="ce27" office:value-type="float" office:value="4.239163" calcext:value-type="float">
            <text:p>4.2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8.264574" calcext:value-type="float">
            <text:p>8.3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6.04515" calcext:value-type="float">
            <text:p>6.0</text:p>
          </table:table-cell>
          <table:table-cell table:style-name="ce27" office:value-type="float" office:value="17.81128" calcext:value-type="float">
            <text:p>17.8</text:p>
          </table:table-cell>
          <table:table-cell table:style-name="ce27" office:value-type="float" office:value="15.91229" calcext:value-type="float">
            <text:p>15.9</text:p>
          </table:table-cell>
          <table:table-cell table:style-name="ce27" office:value-type="float" office:value="4.074603" calcext:value-type="float">
            <text:p>4.1</text:p>
          </table:table-cell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20 Q2</text:p>
          </table:table-cell>
          <table:table-cell table:style-name="ce27" office:value-type="float" office:value="7.856405" calcext:value-type="float">
            <text:p>7.9</text:p>
          </table:table-cell>
          <table:table-cell table:style-name="ce27" office:value-type="float" office:value="11.73096" calcext:value-type="float">
            <text:p>11.7</text:p>
          </table:table-cell>
          <table:table-cell table:style-name="ce27" office:value-type="float" office:value="10.01611" calcext:value-type="float">
            <text:p>10.0</text:p>
          </table:table-cell>
          <table:table-cell table:style-name="ce27" office:value-type="float" office:value="14.71279" calcext:value-type="float">
            <text:p>14.7</text:p>
          </table:table-cell>
          <table:table-cell table:style-name="ce27" office:value-type="float" office:value="7.145316" calcext:value-type="float">
            <text:p>7.1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27.4" calcext:value-type="float">
            <text:p>27.4</text:p>
          </table:table-cell>
          <table:table-cell table:style-name="ce27" office:value-type="float" office:value="3.16402" calcext:value-type="float">
            <text:p>3.2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7.324811" calcext:value-type="float">
            <text:p>7.3</text:p>
          </table:table-cell>
          <table:table-cell table:style-name="ce27" office:value-type="float" office:value="23.47645" calcext:value-type="float">
            <text:p>23.5</text:p>
          </table:table-cell>
          <table:table-cell table:style-name="ce27" office:value-type="float" office:value="7.963901" calcext:value-type="float">
            <text:p>8.0</text:p>
          </table:table-cell>
          <table:table-cell table:style-name="ce27" office:value-type="float" office:value="13.84397" calcext:value-type="float">
            <text:p>13.8</text:p>
          </table:table-cell>
          <table:table-cell table:style-name="ce27" office:value-type="float" office:value="10.40737" calcext:value-type="float">
            <text:p>10.4</text:p>
          </table:table-cell>
          <table:table-cell table:style-name="ce27" office:value-type="float" office:value="4.517754" calcext:value-type="float">
            <text:p>4.5</text:p>
          </table:table-cell>
          <table:table-cell table:style-name="ce27" office:value-type="float" office:value="31.00589" calcext:value-type="float">
            <text:p>31.0</text:p>
          </table:table-cell>
          <table:table-cell table:style-name="ce27" office:value-type="float" office:value="4.283181" calcext:value-type="float">
            <text:p>4.3</text:p>
          </table:table-cell>
          <table:table-cell table:style-name="ce27" office:value-type="float" office:value="6.253144" calcext:value-type="float">
            <text:p>6.3</text:p>
          </table:table-cell>
          <table:table-cell table:style-name="ce27" office:value-type="float" office:value="9.72923" calcext:value-type="float">
            <text:p>9.7</text:p>
          </table:table-cell>
          <table:table-cell table:style-name="ce27" office:value-type="float" office:value="3.992432" calcext:value-type="float">
            <text:p>4.0</text:p>
          </table:table-cell>
          <table:table-cell table:style-name="ce27" office:value-type="float" office:value="9.863396" calcext:value-type="float">
            <text:p>9.9</text:p>
          </table:table-cell>
          <table:table-cell table:style-name="ce27" office:value-type="float" office:value="9.153898" calcext:value-type="float">
            <text:p>9.2</text:p>
          </table:table-cell>
          <table:table-cell table:style-name="ce27" office:value-type="float" office:value="7.10602" calcext:value-type="float">
            <text:p>7.1</text:p>
          </table:table-cell>
          <table:table-cell table:style-name="ce27" office:value-type="float" office:value="10.61567" calcext:value-type="float">
            <text:p>10.6</text:p>
          </table:table-cell>
          <table:table-cell table:style-name="ce27" office:value-type="float" office:value="4.285141" calcext:value-type="float">
            <text:p>4.3</text:p>
          </table:table-cell>
          <table:table-cell table:style-name="ce27" office:value-type="float" office:value="6.302466" calcext:value-type="float">
            <text:p>6.3</text:p>
          </table:table-cell>
          <table:table-cell table:style-name="ce27" office:value-type="float" office:value="8.788721" calcext:value-type="float">
            <text:p>8.8</text:p>
          </table:table-cell>
          <table:table-cell table:style-name="ce27" office:value-type="float" office:value="4.125457" calcext:value-type="float">
            <text:p>4.1</text:p>
          </table:table-cell>
          <table:table-cell table:style-name="ce27" office:value-type="float" office:value="5.073013" calcext:value-type="float">
            <text:p>5.1</text:p>
          </table:table-cell>
          <table:table-cell table:style-name="ce27" office:value-type="float" office:value="9.745431" calcext:value-type="float">
            <text:p>9.7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7.229438" calcext:value-type="float">
            <text:p>7.2</text:p>
          </table:table-cell>
          <table:table-cell table:style-name="ce27" office:value-type="float" office:value="19.46214" calcext:value-type="float">
            <text:p>19.5</text:p>
          </table:table-cell>
          <table:table-cell table:style-name="ce27" office:value-type="float" office:value="15.19248" calcext:value-type="float">
            <text:p>15.2</text:p>
          </table:table-cell>
          <table:table-cell table:style-name="ce27" office:value-type="float" office:value="14.94313" calcext:value-type="float">
            <text:p>14.9</text:p>
          </table:table-cell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20 Q3</text:p>
          </table:table-cell>
          <table:table-cell table:style-name="ce27" office:value-type="float" office:value="7.591975" calcext:value-type="float">
            <text:p>7.6</text:p>
          </table:table-cell>
          <table:table-cell table:style-name="ce27" office:value-type="float" office:value="10.35966" calcext:value-type="float">
            <text:p>10.4</text:p>
          </table:table-cell>
          <table:table-cell table:style-name="ce27" office:value-type="float" office:value="12.81876" calcext:value-type="float">
            <text:p>12.8</text:p>
          </table:table-cell>
          <table:table-cell table:style-name="ce27" office:value-type="float" office:value="12.25821" calcext:value-type="float">
            <text:p>12.3</text:p>
          </table:table-cell>
          <table:table-cell table:style-name="ce27" office:value-type="float" office:value="7.777705" calcext:value-type="float">
            <text:p>7.8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8.4" calcext:value-type="float">
            <text:p>18.4</text:p>
          </table:table-cell>
          <table:table-cell table:style-name="ce27" office:value-type="float" office:value="3.252079" calcext:value-type="float">
            <text:p>3.3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0.27783" calcext:value-type="float">
            <text:p>10.3</text:p>
          </table:table-cell>
          <table:table-cell table:style-name="ce27" office:value-type="float" office:value="24.33684" calcext:value-type="float">
            <text:p>24.3</text:p>
          </table:table-cell>
          <table:table-cell table:style-name="ce27" office:value-type="float" office:value="9.066462" calcext:value-type="float">
            <text:p>9.1</text:p>
          </table:table-cell>
          <table:table-cell table:style-name="ce27" office:value-type="float" office:value="14.42404" calcext:value-type="float">
            <text:p>14.4</text:p>
          </table:table-cell>
          <table:table-cell table:style-name="ce27" office:value-type="float" office:value="13.76292" calcext:value-type="float">
            <text:p>13.8</text:p>
          </table:table-cell>
          <table:table-cell table:style-name="ce27" office:value-type="float" office:value="6.384009" calcext:value-type="float">
            <text:p>6.4</text:p>
          </table:table-cell>
          <table:table-cell table:style-name="ce27" office:value-type="float" office:value="24.09197" calcext:value-type="float">
            <text:p>24.1</text:p>
          </table:table-cell>
          <table:table-cell table:style-name="ce27" office:value-type="float" office:value="6.064771" calcext:value-type="float">
            <text:p>6.1</text:p>
          </table:table-cell>
          <table:table-cell table:style-name="ce27" office:value-type="float" office:value="8.774468" calcext:value-type="float">
            <text:p>8.8</text:p>
          </table:table-cell>
          <table:table-cell table:style-name="ce27" office:value-type="float" office:value="10.2529" calcext:value-type="float">
            <text:p>10.3</text:p>
          </table:table-cell>
          <table:table-cell table:style-name="ce27" office:value-type="float" office:value="4.711902" calcext:value-type="float">
            <text:p>4.7</text:p>
          </table:table-cell>
          <table:table-cell table:style-name="ce27" office:value-type="float" office:value="13.49318" calcext:value-type="float">
            <text:p>13.5</text:p>
          </table:table-cell>
          <table:table-cell table:style-name="ce27" office:value-type="float" office:value="9.698838" calcext:value-type="float">
            <text:p>9.7</text:p>
          </table:table-cell>
          <table:table-cell table:style-name="ce27" office:value-type="float" office:value="9.502948" calcext:value-type="float">
            <text:p>9.5</text:p>
          </table:table-cell>
          <table:table-cell table:style-name="ce27" office:value-type="float" office:value="7.704262" calcext:value-type="float">
            <text:p>7.7</text:p>
          </table:table-cell>
          <table:table-cell table:style-name="ce27" office:value-type="float" office:value="8.615782" calcext:value-type="float">
            <text:p>8.6</text:p>
          </table:table-cell>
          <table:table-cell table:style-name="ce27" office:value-type="float" office:value="7.430512" calcext:value-type="float">
            <text:p>7.4</text:p>
          </table:table-cell>
          <table:table-cell table:style-name="ce27" office:value-type="float" office:value="9.303923" calcext:value-type="float">
            <text:p>9.3</text:p>
          </table:table-cell>
          <table:table-cell table:style-name="ce27" office:value-type="float" office:value="4.808486" calcext:value-type="float">
            <text:p>4.8</text:p>
          </table:table-cell>
          <table:table-cell table:style-name="ce27" office:value-type="float" office:value="6.411768" calcext:value-type="float">
            <text:p>6.4</text:p>
          </table:table-cell>
          <table:table-cell table:style-name="ce27" office:value-type="float" office:value="9.604886" calcext:value-type="float">
            <text:p>9.6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8.145446" calcext:value-type="float">
            <text:p>8.1</text:p>
          </table:table-cell>
          <table:table-cell table:style-name="ce27" office:value-type="float" office:value="20.05902" calcext:value-type="float">
            <text:p>20.1</text:p>
          </table:table-cell>
          <table:table-cell table:style-name="ce27" office:value-type="float" office:value="15.73685" calcext:value-type="float">
            <text:p>15.7</text:p>
          </table:table-cell>
          <table:table-cell table:style-name="ce27" office:value-type="float" office:value="10.08957" calcext:value-type="float">
            <text:p>10.1</text:p>
          </table:table-cell>
          <table:table-cell table:style-name="ce66" table:number-columns-repeated="2"/>
          <table:table-cell table:style-name="ce57"/>
          <table:table-cell/>
          <table:table-cell table:style-name="ce57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0"/>
          <table:table-cell table:style-name="ce18" office:value-type="string" calcext:value-type="string">
            <text:p>2020 Q4</text:p>
          </table:table-cell>
          <table:table-cell table:style-name="ce27" office:value-type="float" office:value="7.194803" calcext:value-type="float">
            <text:p>7.2</text:p>
          </table:table-cell>
          <table:table-cell table:style-name="ce27" office:value-type="float" office:value="10.87654" calcext:value-type="float">
            <text:p>10.9</text:p>
          </table:table-cell>
          <table:table-cell table:style-name="ce27" office:value-type="float" office:value="10.72811" calcext:value-type="float">
            <text:p>10.7</text:p>
          </table:table-cell>
          <table:table-cell table:style-name="ce27" office:value-type="float" office:value="9.422197" calcext:value-type="float">
            <text:p>9.4</text:p>
          </table:table-cell>
          <table:table-cell table:style-name="ce27" office:value-type="float" office:value="7.675014" calcext:value-type="float">
            <text:p>7.7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14.3" calcext:value-type="float">
            <text:p>14.3</text:p>
          </table:table-cell>
          <table:table-cell table:style-name="ce27" office:value-type="float" office:value="3.609911" calcext:value-type="float">
            <text:p>3.6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9.546405" calcext:value-type="float">
            <text:p>9.5</text:p>
          </table:table-cell>
          <table:table-cell table:style-name="ce27" office:value-type="float" office:value="25.47046" calcext:value-type="float">
            <text:p>25.5</text:p>
          </table:table-cell>
          <table:table-cell table:style-name="ce27" office:value-type="float" office:value="9.090202" calcext:value-type="float">
            <text:p>9.1</text:p>
          </table:table-cell>
          <table:table-cell table:style-name="ce27" office:value-type="float" office:value="14.87429" calcext:value-type="float">
            <text:p>14.9</text:p>
          </table:table-cell>
          <table:table-cell table:style-name="ce27" office:value-type="float" office:value="12.6353" calcext:value-type="float">
            <text:p>12.6</text:p>
          </table:table-cell>
          <table:table-cell table:style-name="ce27" office:value-type="string" calcext:value-type="string">
            <text:p>..</text:p>
          </table:table-cell>
          <table:table-cell table:style-name="ce27" office:value-type="float" office:value="26.65652" calcext:value-type="float">
            <text:p>26.7</text:p>
          </table:table-cell>
          <table:table-cell table:style-name="ce27" office:value-type="float" office:value="6.975333" calcext:value-type="float">
            <text:p>7.0</text:p>
          </table:table-cell>
          <table:table-cell table:style-name="ce27" office:value-type="float" office:value="7.929342" calcext:value-type="float">
            <text:p>7.9</text:p>
          </table:table-cell>
          <table:table-cell table:style-name="ce27" office:value-type="float" office:value="18.22" calcext:value-type="float">
            <text:p>18.2</text:p>
          </table:table-cell>
          <table:table-cell table:style-name="ce27" office:value-type="float" office:value="4.927845" calcext:value-type="float">
            <text:p>4.9</text:p>
          </table:table-cell>
          <table:table-cell table:style-name="ce27" office:value-type="float" office:value="13.74797" calcext:value-type="float">
            <text:p>13.7</text:p>
          </table:table-cell>
          <table:table-cell table:style-name="ce27" office:value-type="float" office:value="9.025844" calcext:value-type="float">
            <text:p>9.0</text:p>
          </table:table-cell>
          <table:table-cell table:style-name="ce27" office:value-type="float" office:value="8.181447" calcext:value-type="float">
            <text:p>8.2</text:p>
          </table:table-cell>
          <table:table-cell table:style-name="ce27" office:value-type="float" office:value="8.722634" calcext:value-type="float">
            <text:p>8.7</text:p>
          </table:table-cell>
          <table:table-cell table:style-name="ce27" office:value-type="float" office:value="7.366571" calcext:value-type="float">
            <text:p>7.4</text:p>
          </table:table-cell>
          <table:table-cell table:style-name="ce27" office:value-type="float" office:value="7.689939" calcext:value-type="float">
            <text:p>7.7</text:p>
          </table:table-cell>
          <table:table-cell table:style-name="ce27" office:value-type="float" office:value="9.928278" calcext:value-type="float">
            <text:p>9.9</text:p>
          </table:table-cell>
          <table:table-cell table:style-name="ce27" office:value-type="float" office:value="4.536075" calcext:value-type="float">
            <text:p>4.5</text:p>
          </table:table-cell>
          <table:table-cell table:style-name="ce27" office:value-type="float" office:value="5.341146" calcext:value-type="float">
            <text:p>5.3</text:p>
          </table:table-cell>
          <table:table-cell table:style-name="ce27" office:value-type="float" office:value="8.159151" calcext:value-type="float">
            <text:p>8.2</text:p>
          </table:table-cell>
          <table:table-cell table:style-name="ce27" office:value-type="float" office:value="11.3637" calcext:value-type="float">
            <text:p>11.4</text:p>
          </table:table-cell>
          <table:table-cell table:style-name="ce27" office:value-type="float" office:value="6.513973" calcext:value-type="float">
            <text:p>6.5</text:p>
          </table:table-cell>
          <table:table-cell table:style-name="ce27" office:value-type="float" office:value="18.76421" calcext:value-type="float">
            <text:p>18.8</text:p>
          </table:table-cell>
          <table:table-cell table:style-name="ce27" office:value-type="float" office:value="16.41954" calcext:value-type="float">
            <text:p>16.4</text:p>
          </table:table-cell>
          <table:table-cell table:style-name="ce27" office:value-type="float" office:value="7.091099" calcext:value-type="float">
            <text:p>7.1</text:p>
          </table:table-cell>
          <table:table-cell table:style-name="ce66" table:number-columns-repeated="3"/>
          <table:table-cell/>
          <table:table-cell table:style-name="ce66" table:number-columns-repeated="23"/>
          <table:table-cell table:style-name="ce70" table:number-columns-repeated="957"/>
          <table:table-cell table:number-columns-repeated="3"/>
        </table:table-row>
        <table:table-row table:style-name="ro1">
          <table:covered-table-cell table:style-name="ce42"/>
          <table:table-cell table:style-name="ce1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29"/>
          <table:table-cell table:style-name="ce62"/>
          <table:table-cell table:style-name="ce66" table:number-columns-repeated="27"/>
          <table:table-cell table:style-name="ce70" table:number-columns-repeated="957"/>
          <table:table-cell table:number-columns-repeated="3"/>
        </table:table-row>
        <table:table-row table:style-name="ro5">
          <table:table-cell/>
          <table:table-cell table:style-name="ce20"/>
          <table:table-cell table:style-name="ce26" table:number-columns-repeated="3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66" table:number-columns-repeated="2"/>
          <table:table-cell table:number-columns-repeated="3"/>
          <table:table-cell table:style-name="ce66" table:number-columns-repeated="22"/>
          <table:table-cell table:style-name="ce70" table:number-columns-repeated="957"/>
          <table:table-cell table:number-columns-repeated="3"/>
        </table:table-row>
        <table:table-row table:style-name="ro1">
          <table:table-cell table:style-name="ce10" office:value-type="string" calcext:value-type="string">
            <text:p><text:span text:style-name="T1">Note: </text:span><text:span text:style-name="T2">Data are not adjusted for seasonal variations. </text:span></text:p>
          </table:table-cell>
          <table:table-cell table:number-columns-repeated="38"/>
          <table:table-cell table:style-name="ce72" table:number-columns-repeated="3"/>
          <table:table-cell table:number-columns-repeated="982"/>
        </table:table-row>
        <table:table-row table:style-name="ro6">
          <table:table-cell table:style-name="ce11" office:value-type="string" calcext:value-type="string" table:number-columns-spanned="37" table:number-rows-spanned="1">
            <text:p><text:span text:style-name="T1">Source:</text:span><text:span text:style-name="T2"> European countries and Turkey: Labour Force Surveys (Eurostat); Australia, Canada, Israel, New Zealand: Labour Force surveys; Chile: </text:span><text:span text:style-name="T3">Encuesta de Caracterización Socioeconómica Nacional</text:span><text:span text:style-name="T2"> (CASEN) ; Colombia: </text:span><text:span text:style-name="T3">Gran Encuesta Integrada de Hogares</text:span><text:span text:style-name="T2"> (GEIH); Mexico: </text:span><text:span text:style-name="T3">Encuesta Nacional de Ocupación y Empleo</text:span><text:span text:style-name="T2"> (ENOE); United States: Current Population Surveys.</text:span></text:p>
          </table:table-cell>
          <table:covered-table-cell table:number-columns-repeated="36" table:style-name="ce21"/>
          <table:table-cell table:number-columns-repeated="987"/>
        </table:table-row>
        <table:table-row table:style-name="ro8">
          <table:table-cell table:style-name="ce46"/>
          <table:table-cell table:number-columns-repeated="1023"/>
        </table:table-row>
        <table:table-row table:style-name="ro8">
          <table:table-cell table:style-name="ce13"/>
          <table:table-cell office:value-type="string" calcext:value-type="string">
            <text:p>date</text:p>
          </table:table-cell>
          <table:table-cell table:number-columns-repeated="35" office:value-type="string" calcext:value-type="string">
            <text:p>value</text:p>
          </table:table-cell>
          <table:table-cell table:number-columns-repeated="987"/>
        </table:table-row>
        <table:table-row table:style-name="ro8">
          <table:table-cell table:style-name="ce13"/>
          <table:table-cell table:style-name="ce57" office:value-type="date" office:date-value="2016-01-01" calcext:value-type="date">
            <text:p>2016-01-01</text:p>
          </table:table-cell>
          <table:table-cell table:style-name="ce64" table:formula="of:=IFERROR(([.C29]-[.C4])/[.C4]*-1;&quot;&quot;)" office:value-type="float" office:value="0.0154920015426147" calcext:value-type="float">
            <text:p>0.02</text:p>
          </table:table-cell>
          <table:table-cell table:style-name="ce64" table:formula="of:=IFERROR(([.D29]-[.D4])/[.D4]*-1;&quot;&quot;)" office:value-type="float" office:value="-1.32080408289552" calcext:value-type="float">
            <text:p>-1.32</text:p>
          </table:table-cell>
          <table:table-cell table:style-name="ce64" table:formula="of:=IFERROR(([.E29]-[.E4])/[.E4]*-1;&quot;&quot;)" office:value-type="float" office:value="-1.74185129465949" calcext:value-type="float">
            <text:p>-1.74</text:p>
          </table:table-cell>
          <table:table-cell table:style-name="ce64" table:formula="of:=IFERROR(([.F29]-[.F4])/[.F4]*-1;&quot;&quot;)" office:value-type="float" office:value="-0.0647311192169717" calcext:value-type="float">
            <text:p>-0.06</text:p>
          </table:table-cell>
          <table:table-cell table:style-name="ce64" table:formula="of:=IFERROR(([.G29]-[.G4])/[.G4]*-1;&quot;&quot;)" office:value-type="float" office:value="-1.96845810169034" calcext:value-type="float">
            <text:p>-1.97</text:p>
          </table:table-cell>
          <table:table-cell table:style-name="ce64" table:formula="of:=IFERROR(([.H29]-[.H4])/[.H4]*-1;&quot;&quot;)">
            <text:p/>
          </table:table-cell>
          <table:table-cell table:style-name="ce64" table:formula="of:=IFERROR(([.I29]-[.I4])/[.I4]*-1;&quot;&quot;)" office:value-type="float" office:value="-0.214285714285714" calcext:value-type="float">
            <text:p>-0.21</text:p>
          </table:table-cell>
          <table:table-cell table:style-name="ce64" table:formula="of:=IFERROR(([.J29]-[.J4])/[.J4]*-1;&quot;&quot;)" office:value-type="float" office:value="-0.53781071556733" calcext:value-type="float">
            <text:p>-0.54</text:p>
          </table:table-cell>
          <table:table-cell table:style-name="ce64" table:formula="of:=IFERROR(([.K29]-[.K4])/[.K4]*-1;&quot;&quot;)" office:value-type="float" office:value="-0.766954967818319" calcext:value-type="float">
            <text:p>-0.77</text:p>
          </table:table-cell>
          <table:table-cell table:style-name="ce64" table:formula="of:=IFERROR(([.L29]-[.L4])/[.L4]*-1;&quot;&quot;)" office:value-type="float" office:value="-1.14851512109271" calcext:value-type="float">
            <text:p>-1.15</text:p>
          </table:table-cell>
          <table:table-cell table:style-name="ce64" table:formula="of:=IFERROR(([.M29]-[.M4])/[.M4]*-1;&quot;&quot;)" office:value-type="float" office:value="-0.47796970053569" calcext:value-type="float">
            <text:p>-0.48</text:p>
          </table:table-cell>
          <table:table-cell table:style-name="ce64" table:formula="of:=IFERROR(([.N29]-[.N4])/[.N4]*-1;&quot;&quot;)" office:value-type="float" office:value="-0.381193681329591" calcext:value-type="float">
            <text:p>-0.38</text:p>
          </table:table-cell>
          <table:table-cell table:style-name="ce64" table:formula="of:=IFERROR(([.O29]-[.O4])/[.O4]*-1;&quot;&quot;)" office:value-type="float" office:value="-1.00389180430086" calcext:value-type="float">
            <text:p>-1.00</text:p>
          </table:table-cell>
          <table:table-cell table:style-name="ce64" table:formula="of:=IFERROR(([.P29]-[.P4])/[.P4]*-1;&quot;&quot;)" office:value-type="float" office:value="-0.847947292228864" calcext:value-type="float">
            <text:p>-0.85</text:p>
          </table:table-cell>
          <table:table-cell table:style-name="ce64" table:formula="of:=IFERROR(([.Q29]-[.Q4])/[.Q4]*-1;&quot;&quot;)" office:value-type="float" office:value="-0.245411747871503" calcext:value-type="float">
            <text:p>-0.25</text:p>
          </table:table-cell>
          <table:table-cell table:style-name="ce64" table:formula="of:=IFERROR(([.R29]-[.R4])/[.R4]*-1;&quot;&quot;)" office:value-type="float" office:value="-0.37495234196347" calcext:value-type="float">
            <text:p>-0.37</text:p>
          </table:table-cell>
          <table:table-cell table:style-name="ce64" table:formula="of:=IFERROR(([.S29]-[.S4])/[.S4]*-1;&quot;&quot;)" office:value-type="float" office:value="-0.218761759603725" calcext:value-type="float">
            <text:p>-0.22</text:p>
          </table:table-cell>
          <table:table-cell table:style-name="ce64" table:formula="of:=IFERROR(([.T29]-[.T4])/[.T4]*-1;&quot;&quot;)" office:value-type="float" office:value="-0.225909678416646" calcext:value-type="float">
            <text:p>-0.23</text:p>
          </table:table-cell>
          <table:table-cell table:style-name="ce64" table:formula="of:=IFERROR(([.U29]-[.U4])/[.U4]*-1;&quot;&quot;)">
            <text:p/>
          </table:table-cell>
          <table:table-cell table:style-name="ce64" table:formula="of:=IFERROR(([.V29]-[.V4])/[.V4]*-1;&quot;&quot;)" office:value-type="float" office:value="0.140044322513234" calcext:value-type="float">
            <text:p>0.14</text:p>
          </table:table-cell>
          <table:table-cell table:style-name="ce64" table:formula="of:=IFERROR(([.W29]-[.W4])/[.W4]*-1;&quot;&quot;)" office:value-type="float" office:value="-0.353023086754936" calcext:value-type="float">
            <text:p>-0.35</text:p>
          </table:table-cell>
          <table:table-cell table:style-name="ce64" table:formula="of:=IFERROR(([.X29]-[.X4])/[.X4]*-1;&quot;&quot;)" office:value-type="float" office:value="-0.0757209360142683" calcext:value-type="float">
            <text:p>-0.08</text:p>
          </table:table-cell>
          <table:table-cell table:style-name="ce64" table:formula="of:=IFERROR(([.Y29]-[.Y4])/[.Y4]*-1;&quot;&quot;)" office:value-type="float" office:value="-0.967193749279419" calcext:value-type="float">
            <text:p>-0.97</text:p>
          </table:table-cell>
          <table:table-cell table:style-name="ce64" table:formula="of:=IFERROR(([.Z29]-[.Z4])/[.Z4]*-1;&quot;&quot;)" office:value-type="float" office:value="-0.0813305188438747" calcext:value-type="float">
            <text:p>-0.08</text:p>
          </table:table-cell>
          <table:table-cell table:style-name="ce64" table:formula="of:=IFERROR(([.AA29]-[.AA4])/[.AA4]*-1;&quot;&quot;)" office:value-type="float" office:value="0.206350333718803" calcext:value-type="float">
            <text:p>0.21</text:p>
          </table:table-cell>
          <table:table-cell table:style-name="ce64" table:formula="of:=IFERROR(([.AB29]-[.AB4])/[.AB4]*-1;&quot;&quot;)" office:value-type="float" office:value="-0.920706835124639" calcext:value-type="float">
            <text:p>-0.92</text:p>
          </table:table-cell>
          <table:table-cell table:style-name="ce64" table:formula="of:=IFERROR(([.AC29]-[.AC4])/[.AC4]*-1;&quot;&quot;)" office:value-type="float" office:value="-1.4226428089682" calcext:value-type="float">
            <text:p>-1.42</text:p>
          </table:table-cell>
          <table:table-cell table:style-name="ce64" table:formula="of:=IFERROR(([.AD29]-[.AD4])/[.AD4]*-1;&quot;&quot;)" office:value-type="float" office:value="0.0847457627118644" calcext:value-type="float">
            <text:p>0.08</text:p>
          </table:table-cell>
          <table:table-cell table:style-name="ce64" table:formula="of:=IFERROR(([.AE29]-[.AE4])/[.AE4]*-1;&quot;&quot;)" office:value-type="float" office:value="-0.796755655779443" calcext:value-type="float">
            <text:p>-0.80</text:p>
          </table:table-cell>
          <table:table-cell table:style-name="ce64" table:formula="of:=IFERROR(([.AF29]-[.AF4])/[.AF4]*-1;&quot;&quot;)" office:value-type="float" office:value="-0.338632829607962" calcext:value-type="float">
            <text:p>-0.34</text:p>
          </table:table-cell>
          <table:table-cell table:style-name="ce64" table:formula="of:=IFERROR(([.AG29]-[.AG4])/[.AG4]*-1;&quot;&quot;)">
            <text:p/>
          </table:table-cell>
          <table:table-cell table:style-name="ce64" table:formula="of:=IFERROR(([.AH29]-[.AH4])/[.AH4]*-1;&quot;&quot;)" office:value-type="float" office:value="-0.700874795493797" calcext:value-type="float">
            <text:p>-0.70</text:p>
          </table:table-cell>
          <table:table-cell table:style-name="ce64" table:formula="of:=IFERROR(([.AI29]-[.AI4])/[.AI4]*-1;&quot;&quot;)" office:value-type="float" office:value="-2.03864053363759" calcext:value-type="float">
            <text:p>-2.04</text:p>
          </table:table-cell>
          <table:table-cell table:style-name="ce64" table:formula="of:=IFERROR(([.AJ29]-[.AJ4])/[.AJ4]*-1;&quot;&quot;)" office:value-type="float" office:value="-0.184067861064587" calcext:value-type="float">
            <text:p>-0.18</text:p>
          </table:table-cell>
          <table:table-cell table:style-name="ce64" table:formula="of:=IFERROR(([.AK29]-[.AK4])/[.AK4]*-1;&quot;&quot;)" office:value-type="float" office:value="0.115421367284359" calcext:value-type="float">
            <text:p>0.12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6-03-01" calcext:value-type="date">
            <text:p>2016-03-01</text:p>
          </table:table-cell>
          <table:table-cell table:style-name="ce64" table:formula="of:=IFERROR(([.C30]-[.C5])/[.C5]*-1;&quot;&quot;)" office:value-type="float" office:value="-0.00829103040262809" calcext:value-type="float">
            <text:p>-0.01</text:p>
          </table:table-cell>
          <table:table-cell table:style-name="ce64" table:formula="of:=IFERROR(([.D30]-[.D5])/[.D5]*-1;&quot;&quot;)" office:value-type="float" office:value="-1.27555549575194" calcext:value-type="float">
            <text:p>-1.28</text:p>
          </table:table-cell>
          <table:table-cell table:style-name="ce64" table:formula="of:=IFERROR(([.E30]-[.E5])/[.E5]*-1;&quot;&quot;)" office:value-type="float" office:value="-1.17402406773629" calcext:value-type="float">
            <text:p>-1.17</text:p>
          </table:table-cell>
          <table:table-cell table:style-name="ce64" table:formula="of:=IFERROR(([.F30]-[.F5])/[.F5]*-1;&quot;&quot;)" office:value-type="float" office:value="-0.125407577035876" calcext:value-type="float">
            <text:p>-0.13</text:p>
          </table:table-cell>
          <table:table-cell table:style-name="ce64" table:formula="of:=IFERROR(([.G30]-[.G5])/[.G5]*-1;&quot;&quot;)" office:value-type="float" office:value="-1.51884775412582" calcext:value-type="float">
            <text:p>-1.52</text:p>
          </table:table-cell>
          <table:table-cell table:style-name="ce64" table:formula="of:=IFERROR(([.H30]-[.H5])/[.H5]*-1;&quot;&quot;)">
            <text:p/>
          </table:table-cell>
          <table:table-cell table:style-name="ce64" table:formula="of:=IFERROR(([.I30]-[.I5])/[.I5]*-1;&quot;&quot;)" office:value-type="float" office:value="-0.336842105263158" calcext:value-type="float">
            <text:p>-0.34</text:p>
          </table:table-cell>
          <table:table-cell table:style-name="ce64" table:formula="of:=IFERROR(([.J30]-[.J5])/[.J5]*-1;&quot;&quot;)" office:value-type="float" office:value="-0.485701559562377" calcext:value-type="float">
            <text:p>-0.49</text:p>
          </table:table-cell>
          <table:table-cell table:style-name="ce64" table:formula="of:=IFERROR(([.K30]-[.K5])/[.K5]*-1;&quot;&quot;)" office:value-type="float" office:value="-0.778715506775492" calcext:value-type="float">
            <text:p>-0.78</text:p>
          </table:table-cell>
          <table:table-cell table:style-name="ce64" table:formula="of:=IFERROR(([.L30]-[.L5])/[.L5]*-1;&quot;&quot;)" office:value-type="float" office:value="-1.03682424431688" calcext:value-type="float">
            <text:p>-1.04</text:p>
          </table:table-cell>
          <table:table-cell table:style-name="ce64" table:formula="of:=IFERROR(([.M30]-[.M5])/[.M5]*-1;&quot;&quot;)" office:value-type="float" office:value="-0.426453580513271" calcext:value-type="float">
            <text:p>-0.43</text:p>
          </table:table-cell>
          <table:table-cell table:style-name="ce64" table:formula="of:=IFERROR(([.N30]-[.N5])/[.N5]*-1;&quot;&quot;)" office:value-type="float" office:value="-0.0195281538852603" calcext:value-type="float">
            <text:p>-0.02</text:p>
          </table:table-cell>
          <table:table-cell table:style-name="ce64" table:formula="of:=IFERROR(([.O30]-[.O5])/[.O5]*-1;&quot;&quot;)" office:value-type="float" office:value="-0.941607118963949" calcext:value-type="float">
            <text:p>-0.94</text:p>
          </table:table-cell>
          <table:table-cell table:style-name="ce64" table:formula="of:=IFERROR(([.P30]-[.P5])/[.P5]*-1;&quot;&quot;)" office:value-type="float" office:value="-0.812139596858787" calcext:value-type="float">
            <text:p>-0.81</text:p>
          </table:table-cell>
          <table:table-cell table:style-name="ce64" table:formula="of:=IFERROR(([.Q30]-[.Q5])/[.Q5]*-1;&quot;&quot;)" office:value-type="float" office:value="-0.142077853570528" calcext:value-type="float">
            <text:p>-0.14</text:p>
          </table:table-cell>
          <table:table-cell table:style-name="ce64" table:formula="of:=IFERROR(([.R30]-[.R5])/[.R5]*-1;&quot;&quot;)" office:value-type="float" office:value="-0.281424517761631" calcext:value-type="float">
            <text:p>-0.28</text:p>
          </table:table-cell>
          <table:table-cell table:style-name="ce64" table:formula="of:=IFERROR(([.S30]-[.S5])/[.S5]*-1;&quot;&quot;)" office:value-type="float" office:value="-0.0255441679057711" calcext:value-type="float">
            <text:p>-0.03</text:p>
          </table:table-cell>
          <table:table-cell table:style-name="ce64" table:formula="of:=IFERROR(([.T30]-[.T5])/[.T5]*-1;&quot;&quot;)" office:value-type="float" office:value="-0.195779626598667" calcext:value-type="float">
            <text:p>-0.20</text:p>
          </table:table-cell>
          <table:table-cell table:style-name="ce64" table:formula="of:=IFERROR(([.U30]-[.U5])/[.U5]*-1;&quot;&quot;)">
            <text:p/>
          </table:table-cell>
          <table:table-cell table:style-name="ce64" table:formula="of:=IFERROR(([.V30]-[.V5])/[.V5]*-1;&quot;&quot;)" office:value-type="float" office:value="0.269540170023335" calcext:value-type="float">
            <text:p>0.27</text:p>
          </table:table-cell>
          <table:table-cell table:style-name="ce64" table:formula="of:=IFERROR(([.W30]-[.W5])/[.W5]*-1;&quot;&quot;)" office:value-type="float" office:value="-0.296750511065683" calcext:value-type="float">
            <text:p>-0.30</text:p>
          </table:table-cell>
          <table:table-cell table:style-name="ce64" table:formula="of:=IFERROR(([.X30]-[.X5])/[.X5]*-1;&quot;&quot;)" office:value-type="float" office:value="-0.274671266935309" calcext:value-type="float">
            <text:p>-0.27</text:p>
          </table:table-cell>
          <table:table-cell table:style-name="ce64" table:formula="of:=IFERROR(([.Y30]-[.Y5])/[.Y5]*-1;&quot;&quot;)" office:value-type="float" office:value="-1.67336296767524" calcext:value-type="float">
            <text:p>-1.67</text:p>
          </table:table-cell>
          <table:table-cell table:style-name="ce64" table:formula="of:=IFERROR(([.Z30]-[.Z5])/[.Z5]*-1;&quot;&quot;)" office:value-type="float" office:value="0.0977280223365991" calcext:value-type="float">
            <text:p>0.10</text:p>
          </table:table-cell>
          <table:table-cell table:style-name="ce64" table:formula="of:=IFERROR(([.AA30]-[.AA5])/[.AA5]*-1;&quot;&quot;)" office:value-type="float" office:value="-0.11641197172516" calcext:value-type="float">
            <text:p>-0.12</text:p>
          </table:table-cell>
          <table:table-cell table:style-name="ce64" table:formula="of:=IFERROR(([.AB30]-[.AB5])/[.AB5]*-1;&quot;&quot;)" office:value-type="float" office:value="-0.843090401810603" calcext:value-type="float">
            <text:p>-0.84</text:p>
          </table:table-cell>
          <table:table-cell table:style-name="ce64" table:formula="of:=IFERROR(([.AC30]-[.AC5])/[.AC5]*-1;&quot;&quot;)" office:value-type="float" office:value="-1.4867545647861" calcext:value-type="float">
            <text:p>-1.49</text:p>
          </table:table-cell>
          <table:table-cell table:style-name="ce64" table:formula="of:=IFERROR(([.AD30]-[.AD5])/[.AD5]*-1;&quot;&quot;)" office:value-type="float" office:value="0.0384615384615385" calcext:value-type="float">
            <text:p>0.04</text:p>
          </table:table-cell>
          <table:table-cell table:style-name="ce64" table:formula="of:=IFERROR(([.AE30]-[.AE5])/[.AE5]*-1;&quot;&quot;)" office:value-type="float" office:value="-1.19158540124777" calcext:value-type="float">
            <text:p>-1.19</text:p>
          </table:table-cell>
          <table:table-cell table:style-name="ce64" table:formula="of:=IFERROR(([.AF30]-[.AF5])/[.AF5]*-1;&quot;&quot;)" office:value-type="float" office:value="-0.0685753822118067" calcext:value-type="float">
            <text:p>-0.07</text:p>
          </table:table-cell>
          <table:table-cell table:style-name="ce64" table:formula="of:=IFERROR(([.AG30]-[.AG5])/[.AG5]*-1;&quot;&quot;)">
            <text:p/>
          </table:table-cell>
          <table:table-cell table:style-name="ce64" table:formula="of:=IFERROR(([.AH30]-[.AH5])/[.AH5]*-1;&quot;&quot;)" office:value-type="float" office:value="-0.279705361745341" calcext:value-type="float">
            <text:p>-0.28</text:p>
          </table:table-cell>
          <table:table-cell table:style-name="ce64" table:formula="of:=IFERROR(([.AI30]-[.AI5])/[.AI5]*-1;&quot;&quot;)" office:value-type="float" office:value="-1.96988527061876" calcext:value-type="float">
            <text:p>-1.97</text:p>
          </table:table-cell>
          <table:table-cell table:style-name="ce64" table:formula="of:=IFERROR(([.AJ30]-[.AJ5])/[.AJ5]*-1;&quot;&quot;)" office:value-type="float" office:value="-0.0719853271585893" calcext:value-type="float">
            <text:p>-0.07</text:p>
          </table:table-cell>
          <table:table-cell table:style-name="ce64" table:formula="of:=IFERROR(([.AK30]-[.AK5])/[.AK5]*-1;&quot;&quot;)" office:value-type="float" office:value="0.228205455207751" calcext:value-type="float">
            <text:p>0.23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6-09-01" calcext:value-type="date">
            <text:p>2016-09-01</text:p>
          </table:table-cell>
          <table:table-cell table:style-name="ce64" table:formula="of:=IFERROR(([.C31]-[.C6])/[.C6]*-1;&quot;&quot;)" office:value-type="float" office:value="-0.0241010886845579" calcext:value-type="float">
            <text:p>-0.02</text:p>
          </table:table-cell>
          <table:table-cell table:style-name="ce64" table:formula="of:=IFERROR(([.D31]-[.D6])/[.D6]*-1;&quot;&quot;)" office:value-type="float" office:value="-1.50428977125298" calcext:value-type="float">
            <text:p>-1.50</text:p>
          </table:table-cell>
          <table:table-cell table:style-name="ce64" table:formula="of:=IFERROR(([.E31]-[.E6])/[.E6]*-1;&quot;&quot;)" office:value-type="float" office:value="-1.51292163280332" calcext:value-type="float">
            <text:p>-1.51</text:p>
          </table:table-cell>
          <table:table-cell table:style-name="ce64" table:formula="of:=IFERROR(([.F31]-[.F6])/[.F6]*-1;&quot;&quot;)" office:value-type="float" office:value="-0.0869042550812559" calcext:value-type="float">
            <text:p>-0.09</text:p>
          </table:table-cell>
          <table:table-cell table:style-name="ce64" table:formula="of:=IFERROR(([.G31]-[.G6])/[.G6]*-1;&quot;&quot;)" office:value-type="float" office:value="-1.16415559863324" calcext:value-type="float">
            <text:p>-1.16</text:p>
          </table:table-cell>
          <table:table-cell table:style-name="ce64" table:formula="of:=IFERROR(([.H31]-[.H6])/[.H6]*-1;&quot;&quot;)">
            <text:p/>
          </table:table-cell>
          <table:table-cell table:style-name="ce64" table:formula="of:=IFERROR(([.I31]-[.I6])/[.I6]*-1;&quot;&quot;)" office:value-type="float" office:value="-0.302083333333333" calcext:value-type="float">
            <text:p>-0.30</text:p>
          </table:table-cell>
          <table:table-cell table:style-name="ce64" table:formula="of:=IFERROR(([.J31]-[.J6])/[.J6]*-1;&quot;&quot;)" office:value-type="float" office:value="-0.418814829103563" calcext:value-type="float">
            <text:p>-0.42</text:p>
          </table:table-cell>
          <table:table-cell table:style-name="ce64" table:formula="of:=IFERROR(([.K31]-[.K6])/[.K6]*-1;&quot;&quot;)" office:value-type="float" office:value="-0.997955937448492" calcext:value-type="float">
            <text:p>-1.00</text:p>
          </table:table-cell>
          <table:table-cell table:style-name="ce64" table:formula="of:=IFERROR(([.L31]-[.L6])/[.L6]*-1;&quot;&quot;)" office:value-type="float" office:value="-1.01210186673156" calcext:value-type="float">
            <text:p>-1.01</text:p>
          </table:table-cell>
          <table:table-cell table:style-name="ce64" table:formula="of:=IFERROR(([.M31]-[.M6])/[.M6]*-1;&quot;&quot;)" office:value-type="float" office:value="-0.367207474414603" calcext:value-type="float">
            <text:p>-0.37</text:p>
          </table:table-cell>
          <table:table-cell table:style-name="ce64" table:formula="of:=IFERROR(([.N31]-[.N6])/[.N6]*-1;&quot;&quot;)" office:value-type="float" office:value="-0.674454435486008" calcext:value-type="float">
            <text:p>-0.67</text:p>
          </table:table-cell>
          <table:table-cell table:style-name="ce64" table:formula="of:=IFERROR(([.O31]-[.O6])/[.O6]*-1;&quot;&quot;)" office:value-type="float" office:value="-1.12847056635347" calcext:value-type="float">
            <text:p>-1.13</text:p>
          </table:table-cell>
          <table:table-cell table:style-name="ce64" table:formula="of:=IFERROR(([.P31]-[.P6])/[.P6]*-1;&quot;&quot;)" office:value-type="float" office:value="-0.767259856352319" calcext:value-type="float">
            <text:p>-0.77</text:p>
          </table:table-cell>
          <table:table-cell table:style-name="ce64" table:formula="of:=IFERROR(([.Q31]-[.Q6])/[.Q6]*-1;&quot;&quot;)" office:value-type="float" office:value="-0.110393341445403" calcext:value-type="float">
            <text:p>-0.11</text:p>
          </table:table-cell>
          <table:table-cell table:style-name="ce64" table:formula="of:=IFERROR(([.R31]-[.R6])/[.R6]*-1;&quot;&quot;)" office:value-type="float" office:value="-0.289736557972012" calcext:value-type="float">
            <text:p>-0.29</text:p>
          </table:table-cell>
          <table:table-cell table:style-name="ce64" table:formula="of:=IFERROR(([.S31]-[.S6])/[.S6]*-1;&quot;&quot;)" office:value-type="float" office:value="0.0234748534922869" calcext:value-type="float">
            <text:p>0.02</text:p>
          </table:table-cell>
          <table:table-cell table:style-name="ce64" table:formula="of:=IFERROR(([.T31]-[.T6])/[.T6]*-1;&quot;&quot;)" office:value-type="float" office:value="-0.240700040059222" calcext:value-type="float">
            <text:p>-0.24</text:p>
          </table:table-cell>
          <table:table-cell table:style-name="ce64" table:formula="of:=IFERROR(([.U31]-[.U6])/[.U6]*-1;&quot;&quot;)" office:value-type="float" office:value="-1.19191248443996" calcext:value-type="float">
            <text:p>-1.19</text:p>
          </table:table-cell>
          <table:table-cell table:style-name="ce64" table:formula="of:=IFERROR(([.V31]-[.V6])/[.V6]*-1;&quot;&quot;)" office:value-type="float" office:value="0.284817170327306" calcext:value-type="float">
            <text:p>0.28</text:p>
          </table:table-cell>
          <table:table-cell table:style-name="ce64" table:formula="of:=IFERROR(([.W31]-[.W6])/[.W6]*-1;&quot;&quot;)" office:value-type="float" office:value="-0.281678720304418" calcext:value-type="float">
            <text:p>-0.28</text:p>
          </table:table-cell>
          <table:table-cell table:style-name="ce64" table:formula="of:=IFERROR(([.X31]-[.X6])/[.X6]*-1;&quot;&quot;)" office:value-type="float" office:value="-0.108492046160687" calcext:value-type="float">
            <text:p>-0.11</text:p>
          </table:table-cell>
          <table:table-cell table:style-name="ce64" table:formula="of:=IFERROR(([.Y31]-[.Y6])/[.Y6]*-1;&quot;&quot;)" office:value-type="float" office:value="-0.687111199190023" calcext:value-type="float">
            <text:p>-0.69</text:p>
          </table:table-cell>
          <table:table-cell table:style-name="ce64" table:formula="of:=IFERROR(([.Z31]-[.Z6])/[.Z6]*-1;&quot;&quot;)" office:value-type="float" office:value="-0.19843170894313" calcext:value-type="float">
            <text:p>-0.20</text:p>
          </table:table-cell>
          <table:table-cell table:style-name="ce64" table:formula="of:=IFERROR(([.AA31]-[.AA6])/[.AA6]*-1;&quot;&quot;)" office:value-type="float" office:value="-0.420876029045509" calcext:value-type="float">
            <text:p>-0.42</text:p>
          </table:table-cell>
          <table:table-cell table:style-name="ce64" table:formula="of:=IFERROR(([.AB31]-[.AB6])/[.AB6]*-1;&quot;&quot;)" office:value-type="float" office:value="-1.0683968033964" calcext:value-type="float">
            <text:p>-1.07</text:p>
          </table:table-cell>
          <table:table-cell table:style-name="ce64" table:formula="of:=IFERROR(([.AC31]-[.AC6])/[.AC6]*-1;&quot;&quot;)" office:value-type="float" office:value="-1.27796342081013" calcext:value-type="float">
            <text:p>-1.28</text:p>
          </table:table-cell>
          <table:table-cell table:style-name="ce64" table:formula="of:=IFERROR(([.AD31]-[.AD6])/[.AD6]*-1;&quot;&quot;)" office:value-type="float" office:value="0.0576923076923077" calcext:value-type="float">
            <text:p>0.06</text:p>
          </table:table-cell>
          <table:table-cell table:style-name="ce64" table:formula="of:=IFERROR(([.AE31]-[.AE6])/[.AE6]*-1;&quot;&quot;)" office:value-type="float" office:value="-0.811849668361587" calcext:value-type="float">
            <text:p>-0.81</text:p>
          </table:table-cell>
          <table:table-cell table:style-name="ce64" table:formula="of:=IFERROR(([.AF31]-[.AF6])/[.AF6]*-1;&quot;&quot;)" office:value-type="float" office:value="-0.10439429054924" calcext:value-type="float">
            <text:p>-0.10</text:p>
          </table:table-cell>
          <table:table-cell table:style-name="ce64" table:formula="of:=IFERROR(([.AG31]-[.AG6])/[.AG6]*-1;&quot;&quot;)">
            <text:p/>
          </table:table-cell>
          <table:table-cell table:style-name="ce64" table:formula="of:=IFERROR(([.AH31]-[.AH6])/[.AH6]*-1;&quot;&quot;)" office:value-type="float" office:value="-0.564635083295565" calcext:value-type="float">
            <text:p>-0.56</text:p>
          </table:table-cell>
          <table:table-cell table:style-name="ce64" table:formula="of:=IFERROR(([.AI31]-[.AI6])/[.AI6]*-1;&quot;&quot;)" office:value-type="float" office:value="-2.56587326621558" calcext:value-type="float">
            <text:p>-2.57</text:p>
          </table:table-cell>
          <table:table-cell table:style-name="ce64" table:formula="of:=IFERROR(([.AJ31]-[.AJ6])/[.AJ6]*-1;&quot;&quot;)" office:value-type="float" office:value="-0.251098745272533" calcext:value-type="float">
            <text:p>-0.25</text:p>
          </table:table-cell>
          <table:table-cell table:style-name="ce64" table:formula="of:=IFERROR(([.AK31]-[.AK6])/[.AK6]*-1;&quot;&quot;)" office:value-type="float" office:value="0.181418192048311" calcext:value-type="float">
            <text:p>0.18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6-12-01" calcext:value-type="date">
            <text:p>2016-12-01</text:p>
          </table:table-cell>
          <table:table-cell table:style-name="ce64" table:formula="of:=IFERROR(([.C32]-[.C7])/[.C7]*-1;&quot;&quot;)" office:value-type="float" office:value="-0.0754862839369364" calcext:value-type="float">
            <text:p>-0.08</text:p>
          </table:table-cell>
          <table:table-cell table:style-name="ce64" table:formula="of:=IFERROR(([.D32]-[.D7])/[.D7]*-1;&quot;&quot;)" office:value-type="float" office:value="-1.56673770643112" calcext:value-type="float">
            <text:p>-1.57</text:p>
          </table:table-cell>
          <table:table-cell table:style-name="ce64" table:formula="of:=IFERROR(([.E32]-[.E7])/[.E7]*-1;&quot;&quot;)" office:value-type="float" office:value="-1.65437239422098" calcext:value-type="float">
            <text:p>-1.65</text:p>
          </table:table-cell>
          <table:table-cell table:style-name="ce64" table:formula="of:=IFERROR(([.F32]-[.F7])/[.F7]*-1;&quot;&quot;)" office:value-type="float" office:value="-0.106092529665133" calcext:value-type="float">
            <text:p>-0.11</text:p>
          </table:table-cell>
          <table:table-cell table:style-name="ce64" table:formula="of:=IFERROR(([.G32]-[.G7])/[.G7]*-1;&quot;&quot;)" office:value-type="float" office:value="-1.7047982722012" calcext:value-type="float">
            <text:p>-1.70</text:p>
          </table:table-cell>
          <table:table-cell table:style-name="ce64" table:formula="of:=IFERROR(([.H32]-[.H7])/[.H7]*-1;&quot;&quot;)">
            <text:p/>
          </table:table-cell>
          <table:table-cell table:style-name="ce64" table:formula="of:=IFERROR(([.I32]-[.I7])/[.I7]*-1;&quot;&quot;)" office:value-type="float" office:value="-0.352272727272727" calcext:value-type="float">
            <text:p>-0.35</text:p>
          </table:table-cell>
          <table:table-cell table:style-name="ce64" table:formula="of:=IFERROR(([.J32]-[.J7])/[.J7]*-1;&quot;&quot;)" office:value-type="float" office:value="-0.460395138576701" calcext:value-type="float">
            <text:p>-0.46</text:p>
          </table:table-cell>
          <table:table-cell table:style-name="ce64" table:formula="of:=IFERROR(([.K32]-[.K7])/[.K7]*-1;&quot;&quot;)" office:value-type="float" office:value="-0.997150333384665" calcext:value-type="float">
            <text:p>-1.00</text:p>
          </table:table-cell>
          <table:table-cell table:style-name="ce64" table:formula="of:=IFERROR(([.L32]-[.L7])/[.L7]*-1;&quot;&quot;)" office:value-type="float" office:value="-1.08467179361273" calcext:value-type="float">
            <text:p>-1.08</text:p>
          </table:table-cell>
          <table:table-cell table:style-name="ce64" table:formula="of:=IFERROR(([.M32]-[.M7])/[.M7]*-1;&quot;&quot;)" office:value-type="float" office:value="-0.382909228843799" calcext:value-type="float">
            <text:p>-0.38</text:p>
          </table:table-cell>
          <table:table-cell table:style-name="ce64" table:formula="of:=IFERROR(([.N32]-[.N7])/[.N7]*-1;&quot;&quot;)" office:value-type="float" office:value="-0.250143143231533" calcext:value-type="float">
            <text:p>-0.25</text:p>
          </table:table-cell>
          <table:table-cell table:style-name="ce64" table:formula="of:=IFERROR(([.O32]-[.O7])/[.O7]*-1;&quot;&quot;)" office:value-type="float" office:value="-1.14515388868472" calcext:value-type="float">
            <text:p>-1.15</text:p>
          </table:table-cell>
          <table:table-cell table:style-name="ce64" table:formula="of:=IFERROR(([.P32]-[.P7])/[.P7]*-1;&quot;&quot;)" office:value-type="float" office:value="-0.804150045086197" calcext:value-type="float">
            <text:p>-0.80</text:p>
          </table:table-cell>
          <table:table-cell table:style-name="ce64" table:formula="of:=IFERROR(([.Q32]-[.Q7])/[.Q7]*-1;&quot;&quot;)" office:value-type="float" office:value="-0.128545122369239" calcext:value-type="float">
            <text:p>-0.13</text:p>
          </table:table-cell>
          <table:table-cell table:style-name="ce64" table:formula="of:=IFERROR(([.R32]-[.R7])/[.R7]*-1;&quot;&quot;)" office:value-type="float" office:value="-0.399155810815129" calcext:value-type="float">
            <text:p>-0.40</text:p>
          </table:table-cell>
          <table:table-cell table:style-name="ce64" table:formula="of:=IFERROR(([.S32]-[.S7])/[.S7]*-1;&quot;&quot;)" office:value-type="float" office:value="-0.25161537760752" calcext:value-type="float">
            <text:p>-0.25</text:p>
          </table:table-cell>
          <table:table-cell table:style-name="ce64" table:formula="of:=IFERROR(([.T32]-[.T7])/[.T7]*-1;&quot;&quot;)" office:value-type="float" office:value="-0.151572092142433" calcext:value-type="float">
            <text:p>-0.15</text:p>
          </table:table-cell>
          <table:table-cell table:style-name="ce64" table:formula="of:=IFERROR(([.U32]-[.U7])/[.U7]*-1;&quot;&quot;)">
            <text:p/>
          </table:table-cell>
          <table:table-cell table:style-name="ce64" table:formula="of:=IFERROR(([.V32]-[.V7])/[.V7]*-1;&quot;&quot;)" office:value-type="float" office:value="0.21641414685835" calcext:value-type="float">
            <text:p>0.22</text:p>
          </table:table-cell>
          <table:table-cell table:style-name="ce64" table:formula="of:=IFERROR(([.W32]-[.W7])/[.W7]*-1;&quot;&quot;)" office:value-type="float" office:value="-0.302075694047553" calcext:value-type="float">
            <text:p>-0.30</text:p>
          </table:table-cell>
          <table:table-cell table:style-name="ce64" table:formula="of:=IFERROR(([.X32]-[.X7])/[.X7]*-1;&quot;&quot;)" office:value-type="float" office:value="0.0602753852773258" calcext:value-type="float">
            <text:p>0.06</text:p>
          </table:table-cell>
          <table:table-cell table:style-name="ce64" table:formula="of:=IFERROR(([.Y32]-[.Y7])/[.Y7]*-1;&quot;&quot;)" office:value-type="float" office:value="-1.17448013314606" calcext:value-type="float">
            <text:p>-1.17</text:p>
          </table:table-cell>
          <table:table-cell table:style-name="ce64" table:formula="of:=IFERROR(([.Z32]-[.Z7])/[.Z7]*-1;&quot;&quot;)" office:value-type="float" office:value="-0.0764687208061764" calcext:value-type="float">
            <text:p>-0.08</text:p>
          </table:table-cell>
          <table:table-cell table:style-name="ce64" table:formula="of:=IFERROR(([.AA32]-[.AA7])/[.AA7]*-1;&quot;&quot;)" office:value-type="float" office:value="-0.178722376161942" calcext:value-type="float">
            <text:p>-0.18</text:p>
          </table:table-cell>
          <table:table-cell table:style-name="ce64" table:formula="of:=IFERROR(([.AB32]-[.AB7])/[.AB7]*-1;&quot;&quot;)" office:value-type="float" office:value="-0.960965999920629" calcext:value-type="float">
            <text:p>-0.96</text:p>
          </table:table-cell>
          <table:table-cell table:style-name="ce64" table:formula="of:=IFERROR(([.AC32]-[.AC7])/[.AC7]*-1;&quot;&quot;)" office:value-type="float" office:value="-1.77035095020757" calcext:value-type="float">
            <text:p>-1.77</text:p>
          </table:table-cell>
          <table:table-cell table:style-name="ce64" table:formula="of:=IFERROR(([.AD32]-[.AD7])/[.AD7]*-1;&quot;&quot;)" office:value-type="float" office:value="0.175438596491228" calcext:value-type="float">
            <text:p>0.18</text:p>
          </table:table-cell>
          <table:table-cell table:style-name="ce64" table:formula="of:=IFERROR(([.AE32]-[.AE7])/[.AE7]*-1;&quot;&quot;)">
            <text:p/>
          </table:table-cell>
          <table:table-cell table:style-name="ce64" table:formula="of:=IFERROR(([.AF32]-[.AF7])/[.AF7]*-1;&quot;&quot;)" office:value-type="float" office:value="-0.170744322162063" calcext:value-type="float">
            <text:p>-0.17</text:p>
          </table:table-cell>
          <table:table-cell table:style-name="ce64" table:formula="of:=IFERROR(([.AG32]-[.AG7])/[.AG7]*-1;&quot;&quot;)">
            <text:p/>
          </table:table-cell>
          <table:table-cell table:style-name="ce64" table:formula="of:=IFERROR(([.AH32]-[.AH7])/[.AH7]*-1;&quot;&quot;)" office:value-type="float" office:value="-0.198597606386954" calcext:value-type="float">
            <text:p>-0.20</text:p>
          </table:table-cell>
          <table:table-cell table:style-name="ce64" table:formula="of:=IFERROR(([.AI32]-[.AI7])/[.AI7]*-1;&quot;&quot;)" office:value-type="float" office:value="-2.50621389508689" calcext:value-type="float">
            <text:p>-2.51</text:p>
          </table:table-cell>
          <table:table-cell table:style-name="ce64" table:formula="of:=IFERROR(([.AJ32]-[.AJ7])/[.AJ7]*-1;&quot;&quot;)" office:value-type="float" office:value="-0.036396662967986" calcext:value-type="float">
            <text:p>-0.04</text:p>
          </table:table-cell>
          <table:table-cell table:style-name="ce64" table:formula="of:=IFERROR(([.AK32]-[.AK7])/[.AK7]*-1;&quot;&quot;)" office:value-type="float" office:value="0.101325975914959" calcext:value-type="float">
            <text:p>0.10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/>
          <table:table-cell table:style-name="ce64" table:formula="of:=IFERROR(([.C33]-[.C8])/[.C8]*-1;&quot;&quot;)">
            <text:p/>
          </table:table-cell>
          <table:table-cell table:style-name="ce64" table:formula="of:=IFERROR(([.D33]-[.D8])/[.D8]*-1;&quot;&quot;)">
            <text:p/>
          </table:table-cell>
          <table:table-cell table:style-name="ce64" table:formula="of:=IFERROR(([.E33]-[.E8])/[.E8]*-1;&quot;&quot;)">
            <text:p/>
          </table:table-cell>
          <table:table-cell table:style-name="ce64" table:formula="of:=IFERROR(([.F33]-[.F8])/[.F8]*-1;&quot;&quot;)">
            <text:p/>
          </table:table-cell>
          <table:table-cell table:style-name="ce64" table:formula="of:=IFERROR(([.G33]-[.G8])/[.G8]*-1;&quot;&quot;)">
            <text:p/>
          </table:table-cell>
          <table:table-cell table:style-name="ce64" table:formula="of:=IFERROR(([.H33]-[.H8])/[.H8]*-1;&quot;&quot;)">
            <text:p/>
          </table:table-cell>
          <table:table-cell table:style-name="ce64" table:formula="of:=IFERROR(([.I33]-[.I8])/[.I8]*-1;&quot;&quot;)">
            <text:p/>
          </table:table-cell>
          <table:table-cell table:style-name="ce64" table:formula="of:=IFERROR(([.J33]-[.J8])/[.J8]*-1;&quot;&quot;)">
            <text:p/>
          </table:table-cell>
          <table:table-cell table:style-name="ce64" table:formula="of:=IFERROR(([.K33]-[.K8])/[.K8]*-1;&quot;&quot;)">
            <text:p/>
          </table:table-cell>
          <table:table-cell table:style-name="ce64" table:formula="of:=IFERROR(([.L33]-[.L8])/[.L8]*-1;&quot;&quot;)">
            <text:p/>
          </table:table-cell>
          <table:table-cell table:style-name="ce64" table:formula="of:=IFERROR(([.M33]-[.M8])/[.M8]*-1;&quot;&quot;)">
            <text:p/>
          </table:table-cell>
          <table:table-cell table:style-name="ce64" table:formula="of:=IFERROR(([.N33]-[.N8])/[.N8]*-1;&quot;&quot;)">
            <text:p/>
          </table:table-cell>
          <table:table-cell table:style-name="ce64" table:formula="of:=IFERROR(([.O33]-[.O8])/[.O8]*-1;&quot;&quot;)">
            <text:p/>
          </table:table-cell>
          <table:table-cell table:style-name="ce64" table:formula="of:=IFERROR(([.P33]-[.P8])/[.P8]*-1;&quot;&quot;)">
            <text:p/>
          </table:table-cell>
          <table:table-cell table:style-name="ce64" table:formula="of:=IFERROR(([.Q33]-[.Q8])/[.Q8]*-1;&quot;&quot;)">
            <text:p/>
          </table:table-cell>
          <table:table-cell table:style-name="ce64" table:formula="of:=IFERROR(([.R33]-[.R8])/[.R8]*-1;&quot;&quot;)">
            <text:p/>
          </table:table-cell>
          <table:table-cell table:style-name="ce64" table:formula="of:=IFERROR(([.S33]-[.S8])/[.S8]*-1;&quot;&quot;)">
            <text:p/>
          </table:table-cell>
          <table:table-cell table:style-name="ce64" table:formula="of:=IFERROR(([.T33]-[.T8])/[.T8]*-1;&quot;&quot;)">
            <text:p/>
          </table:table-cell>
          <table:table-cell table:style-name="ce64" table:formula="of:=IFERROR(([.U33]-[.U8])/[.U8]*-1;&quot;&quot;)">
            <text:p/>
          </table:table-cell>
          <table:table-cell table:style-name="ce64" table:formula="of:=IFERROR(([.V33]-[.V8])/[.V8]*-1;&quot;&quot;)">
            <text:p/>
          </table:table-cell>
          <table:table-cell table:style-name="ce64" table:formula="of:=IFERROR(([.W33]-[.W8])/[.W8]*-1;&quot;&quot;)">
            <text:p/>
          </table:table-cell>
          <table:table-cell table:style-name="ce64" table:formula="of:=IFERROR(([.X33]-[.X8])/[.X8]*-1;&quot;&quot;)">
            <text:p/>
          </table:table-cell>
          <table:table-cell table:style-name="ce64" table:formula="of:=IFERROR(([.Y33]-[.Y8])/[.Y8]*-1;&quot;&quot;)">
            <text:p/>
          </table:table-cell>
          <table:table-cell table:style-name="ce64" table:formula="of:=IFERROR(([.Z33]-[.Z8])/[.Z8]*-1;&quot;&quot;)">
            <text:p/>
          </table:table-cell>
          <table:table-cell table:style-name="ce64" table:formula="of:=IFERROR(([.AA33]-[.AA8])/[.AA8]*-1;&quot;&quot;)">
            <text:p/>
          </table:table-cell>
          <table:table-cell table:style-name="ce64" table:formula="of:=IFERROR(([.AB33]-[.AB8])/[.AB8]*-1;&quot;&quot;)">
            <text:p/>
          </table:table-cell>
          <table:table-cell table:style-name="ce64" table:formula="of:=IFERROR(([.AC33]-[.AC8])/[.AC8]*-1;&quot;&quot;)">
            <text:p/>
          </table:table-cell>
          <table:table-cell table:style-name="ce64" table:formula="of:=IFERROR(([.AD33]-[.AD8])/[.AD8]*-1;&quot;&quot;)">
            <text:p/>
          </table:table-cell>
          <table:table-cell table:style-name="ce64" table:formula="of:=IFERROR(([.AE33]-[.AE8])/[.AE8]*-1;&quot;&quot;)">
            <text:p/>
          </table:table-cell>
          <table:table-cell table:style-name="ce64" table:formula="of:=IFERROR(([.AF33]-[.AF8])/[.AF8]*-1;&quot;&quot;)">
            <text:p/>
          </table:table-cell>
          <table:table-cell table:style-name="ce64" table:formula="of:=IFERROR(([.AG33]-[.AG8])/[.AG8]*-1;&quot;&quot;)">
            <text:p/>
          </table:table-cell>
          <table:table-cell table:style-name="ce64" table:formula="of:=IFERROR(([.AH33]-[.AH8])/[.AH8]*-1;&quot;&quot;)">
            <text:p/>
          </table:table-cell>
          <table:table-cell table:style-name="ce64" table:formula="of:=IFERROR(([.AI33]-[.AI8])/[.AI8]*-1;&quot;&quot;)">
            <text:p/>
          </table:table-cell>
          <table:table-cell table:style-name="ce64" table:formula="of:=IFERROR(([.AJ33]-[.AJ8])/[.AJ8]*-1;&quot;&quot;)">
            <text:p/>
          </table:table-cell>
          <table:table-cell table:style-name="ce64" table:formula="of:=IFERROR(([.AK33]-[.AK8])/[.AK8]*-1;&quot;&quot;)">
            <text:p/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7-01-01" calcext:value-type="date">
            <text:p>2017-01-01</text:p>
          </table:table-cell>
          <table:table-cell table:style-name="ce64" table:formula="of:=IFERROR(([.C34]-[.C9])/[.C9]*-1;&quot;&quot;)" office:value-type="float" office:value="-0.0634920634920635" calcext:value-type="float">
            <text:p>-0.06</text:p>
          </table:table-cell>
          <table:table-cell table:style-name="ce64" table:formula="of:=IFERROR(([.D34]-[.D9])/[.D9]*-1;&quot;&quot;)" office:value-type="float" office:value="-1.77988713812988" calcext:value-type="float">
            <text:p>-1.78</text:p>
          </table:table-cell>
          <table:table-cell table:style-name="ce64" table:formula="of:=IFERROR(([.E34]-[.E9])/[.E9]*-1;&quot;&quot;)" office:value-type="float" office:value="-1.45243405548544" calcext:value-type="float">
            <text:p>-1.45</text:p>
          </table:table-cell>
          <table:table-cell table:style-name="ce64" table:formula="of:=IFERROR(([.F34]-[.F9])/[.F9]*-1;&quot;&quot;)" office:value-type="float" office:value="0.013052274413223" calcext:value-type="float">
            <text:p>0.01</text:p>
          </table:table-cell>
          <table:table-cell table:style-name="ce64" table:formula="of:=IFERROR(([.G34]-[.G9])/[.G9]*-1;&quot;&quot;)" office:value-type="float" office:value="-1.65304215808916" calcext:value-type="float">
            <text:p>-1.65</text:p>
          </table:table-cell>
          <table:table-cell table:style-name="ce64" table:formula="of:=IFERROR(([.H34]-[.H9])/[.H9]*-1;&quot;&quot;)">
            <text:p/>
          </table:table-cell>
          <table:table-cell table:style-name="ce64" table:formula="of:=IFERROR(([.I34]-[.I9])/[.I9]*-1;&quot;&quot;)" office:value-type="float" office:value="-0.258928571428571" calcext:value-type="float">
            <text:p>-0.26</text:p>
          </table:table-cell>
          <table:table-cell table:style-name="ce64" table:formula="of:=IFERROR(([.J34]-[.J9])/[.J9]*-1;&quot;&quot;)" office:value-type="float" office:value="-0.083927201936676" calcext:value-type="float">
            <text:p>-0.08</text:p>
          </table:table-cell>
          <table:table-cell table:style-name="ce64" table:formula="of:=IFERROR(([.K34]-[.K9])/[.K9]*-1;&quot;&quot;)" office:value-type="float" office:value="-0.863070795785916" calcext:value-type="float">
            <text:p>-0.86</text:p>
          </table:table-cell>
          <table:table-cell table:style-name="ce64" table:formula="of:=IFERROR(([.L34]-[.L9])/[.L9]*-1;&quot;&quot;)" office:value-type="float" office:value="-1.20421080508475" calcext:value-type="float">
            <text:p>-1.20</text:p>
          </table:table-cell>
          <table:table-cell table:style-name="ce64" table:formula="of:=IFERROR(([.M34]-[.M9])/[.M9]*-1;&quot;&quot;)" office:value-type="float" office:value="-0.438998242460714" calcext:value-type="float">
            <text:p>-0.44</text:p>
          </table:table-cell>
          <table:table-cell table:style-name="ce64" table:formula="of:=IFERROR(([.N34]-[.N9])/[.N9]*-1;&quot;&quot;)" office:value-type="float" office:value="0.291326096350735" calcext:value-type="float">
            <text:p>0.29</text:p>
          </table:table-cell>
          <table:table-cell table:style-name="ce64" table:formula="of:=IFERROR(([.O34]-[.O9])/[.O9]*-1;&quot;&quot;)" office:value-type="float" office:value="-0.570081677308968" calcext:value-type="float">
            <text:p>-0.57</text:p>
          </table:table-cell>
          <table:table-cell table:style-name="ce64" table:formula="of:=IFERROR(([.P34]-[.P9])/[.P9]*-1;&quot;&quot;)" office:value-type="float" office:value="-0.788299863562301" calcext:value-type="float">
            <text:p>-0.79</text:p>
          </table:table-cell>
          <table:table-cell table:style-name="ce64" table:formula="of:=IFERROR(([.Q34]-[.Q9])/[.Q9]*-1;&quot;&quot;)" office:value-type="float" office:value="-0.326258403836341" calcext:value-type="float">
            <text:p>-0.33</text:p>
          </table:table-cell>
          <table:table-cell table:style-name="ce64" table:formula="of:=IFERROR(([.R34]-[.R9])/[.R9]*-1;&quot;&quot;)" office:value-type="float" office:value="-0.45317808823256" calcext:value-type="float">
            <text:p>-0.45</text:p>
          </table:table-cell>
          <table:table-cell table:style-name="ce64" table:formula="of:=IFERROR(([.S34]-[.S9])/[.S9]*-1;&quot;&quot;)" office:value-type="float" office:value="-0.1356748596967" calcext:value-type="float">
            <text:p>-0.14</text:p>
          </table:table-cell>
          <table:table-cell table:style-name="ce64" table:formula="of:=IFERROR(([.T34]-[.T9])/[.T9]*-1;&quot;&quot;)" office:value-type="float" office:value="-0.215078663172565" calcext:value-type="float">
            <text:p>-0.22</text:p>
          </table:table-cell>
          <table:table-cell table:style-name="ce64" table:formula="of:=IFERROR(([.U34]-[.U9])/[.U9]*-1;&quot;&quot;)">
            <text:p/>
          </table:table-cell>
          <table:table-cell table:style-name="ce64" table:formula="of:=IFERROR(([.V34]-[.V9])/[.V9]*-1;&quot;&quot;)" office:value-type="float" office:value="0.154651775125615" calcext:value-type="float">
            <text:p>0.15</text:p>
          </table:table-cell>
          <table:table-cell table:style-name="ce64" table:formula="of:=IFERROR(([.W34]-[.W9])/[.W9]*-1;&quot;&quot;)" office:value-type="float" office:value="-0.289513513695926" calcext:value-type="float">
            <text:p>-0.29</text:p>
          </table:table-cell>
          <table:table-cell table:style-name="ce64" table:formula="of:=IFERROR(([.X34]-[.X9])/[.X9]*-1;&quot;&quot;)" office:value-type="float" office:value="0.150046217186297" calcext:value-type="float">
            <text:p>0.15</text:p>
          </table:table-cell>
          <table:table-cell table:style-name="ce64" table:formula="of:=IFERROR(([.Y34]-[.Y9])/[.Y9]*-1;&quot;&quot;)" office:value-type="float" office:value="-1.36164119527227" calcext:value-type="float">
            <text:p>-1.36</text:p>
          </table:table-cell>
          <table:table-cell table:style-name="ce64" table:formula="of:=IFERROR(([.Z34]-[.Z9])/[.Z9]*-1;&quot;&quot;)" office:value-type="float" office:value="-0.178673885809325" calcext:value-type="float">
            <text:p>-0.18</text:p>
          </table:table-cell>
          <table:table-cell table:style-name="ce64" table:formula="of:=IFERROR(([.AA34]-[.AA9])/[.AA9]*-1;&quot;&quot;)" office:value-type="float" office:value="-0.316144495387445" calcext:value-type="float">
            <text:p>-0.32</text:p>
          </table:table-cell>
          <table:table-cell table:style-name="ce64" table:formula="of:=IFERROR(([.AB34]-[.AB9])/[.AB9]*-1;&quot;&quot;)" office:value-type="float" office:value="-1.13914482513674" calcext:value-type="float">
            <text:p>-1.14</text:p>
          </table:table-cell>
          <table:table-cell table:style-name="ce64" table:formula="of:=IFERROR(([.AC34]-[.AC9])/[.AC9]*-1;&quot;&quot;)" office:value-type="float" office:value="-1.74897668274842" calcext:value-type="float">
            <text:p>-1.75</text:p>
          </table:table-cell>
          <table:table-cell table:style-name="ce64" table:formula="of:=IFERROR(([.AD34]-[.AD9])/[.AD9]*-1;&quot;&quot;)" office:value-type="float" office:value="0.136132147257767" calcext:value-type="float">
            <text:p>0.14</text:p>
          </table:table-cell>
          <table:table-cell table:style-name="ce64" table:formula="of:=IFERROR(([.AE34]-[.AE9])/[.AE9]*-1;&quot;&quot;)" office:value-type="float" office:value="-1.15955596004804" calcext:value-type="float">
            <text:p>-1.16</text:p>
          </table:table-cell>
          <table:table-cell table:style-name="ce64" table:formula="of:=IFERROR(([.AF34]-[.AF9])/[.AF9]*-1;&quot;&quot;)" office:value-type="float" office:value="-0.136954764263516" calcext:value-type="float">
            <text:p>-0.14</text:p>
          </table:table-cell>
          <table:table-cell table:style-name="ce64" table:formula="of:=IFERROR(([.AG34]-[.AG9])/[.AG9]*-1;&quot;&quot;)">
            <text:p/>
          </table:table-cell>
          <table:table-cell table:style-name="ce64" table:formula="of:=IFERROR(([.AH34]-[.AH9])/[.AH9]*-1;&quot;&quot;)" office:value-type="float" office:value="-0.487554284109852" calcext:value-type="float">
            <text:p>-0.49</text:p>
          </table:table-cell>
          <table:table-cell table:style-name="ce64" table:formula="of:=IFERROR(([.AI34]-[.AI9])/[.AI9]*-1;&quot;&quot;)" office:value-type="float" office:value="-2.22473934400507" calcext:value-type="float">
            <text:p>-2.22</text:p>
          </table:table-cell>
          <table:table-cell table:style-name="ce64" table:formula="of:=IFERROR(([.AJ34]-[.AJ9])/[.AJ9]*-1;&quot;&quot;)" office:value-type="float" office:value="-0.251558581546082" calcext:value-type="float">
            <text:p>-0.25</text:p>
          </table:table-cell>
          <table:table-cell table:style-name="ce64" table:formula="of:=IFERROR(([.AK34]-[.AK9])/[.AK9]*-1;&quot;&quot;)" office:value-type="float" office:value="0.0452799429212596" calcext:value-type="float">
            <text:p>0.05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7-03-01" calcext:value-type="date">
            <text:p>2017-03-01</text:p>
          </table:table-cell>
          <table:table-cell table:style-name="ce64" table:formula="of:=IFERROR(([.C35]-[.C10])/[.C10]*-1;&quot;&quot;)" office:value-type="float" office:value="-0.0357142857142857" calcext:value-type="float">
            <text:p>-0.04</text:p>
          </table:table-cell>
          <table:table-cell table:style-name="ce64" table:formula="of:=IFERROR(([.D35]-[.D10])/[.D10]*-1;&quot;&quot;)" office:value-type="float" office:value="-1.66102325028068" calcext:value-type="float">
            <text:p>-1.66</text:p>
          </table:table-cell>
          <table:table-cell table:style-name="ce64" table:formula="of:=IFERROR(([.E35]-[.E10])/[.E10]*-1;&quot;&quot;)" office:value-type="float" office:value="-1.47051813136716" calcext:value-type="float">
            <text:p>-1.47</text:p>
          </table:table-cell>
          <table:table-cell table:style-name="ce64" table:formula="of:=IFERROR(([.F35]-[.F10])/[.F10]*-1;&quot;&quot;)" office:value-type="float" office:value="-0.0389252777138605" calcext:value-type="float">
            <text:p>-0.04</text:p>
          </table:table-cell>
          <table:table-cell table:style-name="ce64" table:formula="of:=IFERROR(([.G35]-[.G10])/[.G10]*-1;&quot;&quot;)" office:value-type="float" office:value="-1.41340710749608" calcext:value-type="float">
            <text:p>-1.41</text:p>
          </table:table-cell>
          <table:table-cell table:style-name="ce64" table:formula="of:=IFERROR(([.H35]-[.H10])/[.H10]*-1;&quot;&quot;)">
            <text:p/>
          </table:table-cell>
          <table:table-cell table:style-name="ce64" table:formula="of:=IFERROR(([.I35]-[.I10])/[.I10]*-1;&quot;&quot;)" office:value-type="float" office:value="-0.5" calcext:value-type="float">
            <text:p>-0.50</text:p>
          </table:table-cell>
          <table:table-cell table:style-name="ce64" table:formula="of:=IFERROR(([.J35]-[.J10])/[.J10]*-1;&quot;&quot;)" office:value-type="float" office:value="0.250051800778965" calcext:value-type="float">
            <text:p>0.25</text:p>
          </table:table-cell>
          <table:table-cell table:style-name="ce64" table:formula="of:=IFERROR(([.K35]-[.K10])/[.K10]*-1;&quot;&quot;)" office:value-type="float" office:value="-0.919634384699715" calcext:value-type="float">
            <text:p>-0.92</text:p>
          </table:table-cell>
          <table:table-cell table:style-name="ce64" table:formula="of:=IFERROR(([.L35]-[.L10])/[.L10]*-1;&quot;&quot;)" office:value-type="float" office:value="-1.10907126307382" calcext:value-type="float">
            <text:p>-1.11</text:p>
          </table:table-cell>
          <table:table-cell table:style-name="ce64" table:formula="of:=IFERROR(([.M35]-[.M10])/[.M10]*-1;&quot;&quot;)" office:value-type="float" office:value="-0.46754936948168" calcext:value-type="float">
            <text:p>-0.47</text:p>
          </table:table-cell>
          <table:table-cell table:style-name="ce64" table:formula="of:=IFERROR(([.N35]-[.N10])/[.N10]*-1;&quot;&quot;)" office:value-type="float" office:value="0.0795042720749544" calcext:value-type="float">
            <text:p>0.08</text:p>
          </table:table-cell>
          <table:table-cell table:style-name="ce64" table:formula="of:=IFERROR(([.O35]-[.O10])/[.O10]*-1;&quot;&quot;)" office:value-type="float" office:value="-0.707518778991593" calcext:value-type="float">
            <text:p>-0.71</text:p>
          </table:table-cell>
          <table:table-cell table:style-name="ce64" table:formula="of:=IFERROR(([.P35]-[.P10])/[.P10]*-1;&quot;&quot;)" office:value-type="float" office:value="-0.760805644044292" calcext:value-type="float">
            <text:p>-0.76</text:p>
          </table:table-cell>
          <table:table-cell table:style-name="ce64" table:formula="of:=IFERROR(([.Q35]-[.Q10])/[.Q10]*-1;&quot;&quot;)" office:value-type="float" office:value="-0.266367981155159" calcext:value-type="float">
            <text:p>-0.27</text:p>
          </table:table-cell>
          <table:table-cell table:style-name="ce64" table:formula="of:=IFERROR(([.R35]-[.R10])/[.R10]*-1;&quot;&quot;)" office:value-type="float" office:value="-0.368065141730912" calcext:value-type="float">
            <text:p>-0.37</text:p>
          </table:table-cell>
          <table:table-cell table:style-name="ce64" table:formula="of:=IFERROR(([.S35]-[.S10])/[.S10]*-1;&quot;&quot;)" office:value-type="float" office:value="0.250673941150457" calcext:value-type="float">
            <text:p>0.25</text:p>
          </table:table-cell>
          <table:table-cell table:style-name="ce64" table:formula="of:=IFERROR(([.T35]-[.T10])/[.T10]*-1;&quot;&quot;)" office:value-type="float" office:value="-0.11052587273796" calcext:value-type="float">
            <text:p>-0.11</text:p>
          </table:table-cell>
          <table:table-cell table:style-name="ce64" table:formula="of:=IFERROR(([.U35]-[.U10])/[.U10]*-1;&quot;&quot;)">
            <text:p/>
          </table:table-cell>
          <table:table-cell table:style-name="ce64" table:formula="of:=IFERROR(([.V35]-[.V10])/[.V10]*-1;&quot;&quot;)" office:value-type="float" office:value="0.129144516114456" calcext:value-type="float">
            <text:p>0.13</text:p>
          </table:table-cell>
          <table:table-cell table:style-name="ce64" table:formula="of:=IFERROR(([.W35]-[.W10])/[.W10]*-1;&quot;&quot;)" office:value-type="float" office:value="-0.324927765137394" calcext:value-type="float">
            <text:p>-0.32</text:p>
          </table:table-cell>
          <table:table-cell table:style-name="ce64" table:formula="of:=IFERROR(([.X35]-[.X10])/[.X10]*-1;&quot;&quot;)" office:value-type="float" office:value="0.217452742002729" calcext:value-type="float">
            <text:p>0.22</text:p>
          </table:table-cell>
          <table:table-cell table:style-name="ce64" table:formula="of:=IFERROR(([.Y35]-[.Y10])/[.Y10]*-1;&quot;&quot;)" office:value-type="float" office:value="-0.370470235892635" calcext:value-type="float">
            <text:p>-0.37</text:p>
          </table:table-cell>
          <table:table-cell table:style-name="ce64" table:formula="of:=IFERROR(([.Z35]-[.Z10])/[.Z10]*-1;&quot;&quot;)" office:value-type="float" office:value="0.281676327051572" calcext:value-type="float">
            <text:p>0.28</text:p>
          </table:table-cell>
          <table:table-cell table:style-name="ce64" table:formula="of:=IFERROR(([.AA35]-[.AA10])/[.AA10]*-1;&quot;&quot;)" office:value-type="float" office:value="-0.262808897347369" calcext:value-type="float">
            <text:p>-0.26</text:p>
          </table:table-cell>
          <table:table-cell table:style-name="ce64" table:formula="of:=IFERROR(([.AB35]-[.AB10])/[.AB10]*-1;&quot;&quot;)" office:value-type="float" office:value="-1.07200002695545" calcext:value-type="float">
            <text:p>-1.07</text:p>
          </table:table-cell>
          <table:table-cell table:style-name="ce64" table:formula="of:=IFERROR(([.AC35]-[.AC10])/[.AC10]*-1;&quot;&quot;)" office:value-type="float" office:value="-1.9026703410137" calcext:value-type="float">
            <text:p>-1.90</text:p>
          </table:table-cell>
          <table:table-cell table:style-name="ce64" table:formula="of:=IFERROR(([.AD35]-[.AD10])/[.AD10]*-1;&quot;&quot;)" office:value-type="float" office:value="0.0813469975016929" calcext:value-type="float">
            <text:p>0.08</text:p>
          </table:table-cell>
          <table:table-cell table:style-name="ce64" table:formula="of:=IFERROR(([.AE35]-[.AE10])/[.AE10]*-1;&quot;&quot;)" office:value-type="float" office:value="-1.16842245023962" calcext:value-type="float">
            <text:p>-1.17</text:p>
          </table:table-cell>
          <table:table-cell table:style-name="ce64" table:formula="of:=IFERROR(([.AF35]-[.AF10])/[.AF10]*-1;&quot;&quot;)" office:value-type="float" office:value="0.0194209135728489" calcext:value-type="float">
            <text:p>0.02</text:p>
          </table:table-cell>
          <table:table-cell table:style-name="ce64" table:formula="of:=IFERROR(([.AG35]-[.AG10])/[.AG10]*-1;&quot;&quot;)">
            <text:p/>
          </table:table-cell>
          <table:table-cell table:style-name="ce64" table:formula="of:=IFERROR(([.AH35]-[.AH10])/[.AH10]*-1;&quot;&quot;)" office:value-type="float" office:value="-0.0657086615085338" calcext:value-type="float">
            <text:p>-0.07</text:p>
          </table:table-cell>
          <table:table-cell table:style-name="ce64" table:formula="of:=IFERROR(([.AI35]-[.AI10])/[.AI10]*-1;&quot;&quot;)" office:value-type="float" office:value="-1.98938525372413" calcext:value-type="float">
            <text:p>-1.99</text:p>
          </table:table-cell>
          <table:table-cell table:style-name="ce64" table:formula="of:=IFERROR(([.AJ35]-[.AJ10])/[.AJ10]*-1;&quot;&quot;)" office:value-type="float" office:value="0.100147749933962" calcext:value-type="float">
            <text:p>0.10</text:p>
          </table:table-cell>
          <table:table-cell table:style-name="ce64" table:formula="of:=IFERROR(([.AK35]-[.AK10])/[.AK10]*-1;&quot;&quot;)" office:value-type="float" office:value="0.185731922585757" calcext:value-type="float">
            <text:p>0.19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7-09-01" calcext:value-type="date">
            <text:p>2017-09-01</text:p>
          </table:table-cell>
          <table:table-cell table:style-name="ce64" table:formula="of:=IFERROR(([.C36]-[.C11])/[.C11]*-1;&quot;&quot;)" office:value-type="float" office:value="-0.111111111111111" calcext:value-type="float">
            <text:p>-0.11</text:p>
          </table:table-cell>
          <table:table-cell table:style-name="ce64" table:formula="of:=IFERROR(([.D36]-[.D11])/[.D11]*-1;&quot;&quot;)" office:value-type="float" office:value="-1.25225841576049" calcext:value-type="float">
            <text:p>-1.25</text:p>
          </table:table-cell>
          <table:table-cell table:style-name="ce64" table:formula="of:=IFERROR(([.E36]-[.E11])/[.E11]*-1;&quot;&quot;)" office:value-type="float" office:value="-1.31244464373412" calcext:value-type="float">
            <text:p>-1.31</text:p>
          </table:table-cell>
          <table:table-cell table:style-name="ce64" table:formula="of:=IFERROR(([.F36]-[.F11])/[.F11]*-1;&quot;&quot;)" office:value-type="float" office:value="-0.170048320788461" calcext:value-type="float">
            <text:p>-0.17</text:p>
          </table:table-cell>
          <table:table-cell table:style-name="ce64" table:formula="of:=IFERROR(([.G36]-[.G11])/[.G11]*-1;&quot;&quot;)" office:value-type="float" office:value="-0.950374926836248" calcext:value-type="float">
            <text:p>-0.95</text:p>
          </table:table-cell>
          <table:table-cell table:style-name="ce64" table:formula="of:=IFERROR(([.H36]-[.H11])/[.H11]*-1;&quot;&quot;)">
            <text:p/>
          </table:table-cell>
          <table:table-cell table:style-name="ce64" table:formula="of:=IFERROR(([.I36]-[.I11])/[.I11]*-1;&quot;&quot;)" office:value-type="float" office:value="-0.244897959183673" calcext:value-type="float">
            <text:p>-0.24</text:p>
          </table:table-cell>
          <table:table-cell table:style-name="ce64" table:formula="of:=IFERROR(([.J36]-[.J11])/[.J11]*-1;&quot;&quot;)" office:value-type="float" office:value="-0.227341886579522" calcext:value-type="float">
            <text:p>-0.23</text:p>
          </table:table-cell>
          <table:table-cell table:style-name="ce64" table:formula="of:=IFERROR(([.K36]-[.K11])/[.K11]*-1;&quot;&quot;)" office:value-type="float" office:value="-1.09355252316916" calcext:value-type="float">
            <text:p>-1.09</text:p>
          </table:table-cell>
          <table:table-cell table:style-name="ce64" table:formula="of:=IFERROR(([.L36]-[.L11])/[.L11]*-1;&quot;&quot;)" office:value-type="float" office:value="-0.634747813005422" calcext:value-type="float">
            <text:p>-0.63</text:p>
          </table:table-cell>
          <table:table-cell table:style-name="ce64" table:formula="of:=IFERROR(([.M36]-[.M11])/[.M11]*-1;&quot;&quot;)" office:value-type="float" office:value="-0.452833518530623" calcext:value-type="float">
            <text:p>-0.45</text:p>
          </table:table-cell>
          <table:table-cell table:style-name="ce64" table:formula="of:=IFERROR(([.N36]-[.N11])/[.N11]*-1;&quot;&quot;)" office:value-type="float" office:value="-0.526200513152066" calcext:value-type="float">
            <text:p>-0.53</text:p>
          </table:table-cell>
          <table:table-cell table:style-name="ce64" table:formula="of:=IFERROR(([.O36]-[.O11])/[.O11]*-1;&quot;&quot;)" office:value-type="float" office:value="-1.29723849455536" calcext:value-type="float">
            <text:p>-1.30</text:p>
          </table:table-cell>
          <table:table-cell table:style-name="ce64" table:formula="of:=IFERROR(([.P36]-[.P11])/[.P11]*-1;&quot;&quot;)" office:value-type="float" office:value="-0.79963856025519" calcext:value-type="float">
            <text:p>-0.80</text:p>
          </table:table-cell>
          <table:table-cell table:style-name="ce64" table:formula="of:=IFERROR(([.Q36]-[.Q11])/[.Q11]*-1;&quot;&quot;)" office:value-type="float" office:value="-0.039886573224566" calcext:value-type="float">
            <text:p>-0.04</text:p>
          </table:table-cell>
          <table:table-cell table:style-name="ce64" table:formula="of:=IFERROR(([.R36]-[.R11])/[.R11]*-1;&quot;&quot;)" office:value-type="float" office:value="-0.397667992881606" calcext:value-type="float">
            <text:p>-0.40</text:p>
          </table:table-cell>
          <table:table-cell table:style-name="ce64" table:formula="of:=IFERROR(([.S36]-[.S11])/[.S11]*-1;&quot;&quot;)" office:value-type="float" office:value="0.562754026736114" calcext:value-type="float">
            <text:p>0.56</text:p>
          </table:table-cell>
          <table:table-cell table:style-name="ce64" table:formula="of:=IFERROR(([.T36]-[.T11])/[.T11]*-1;&quot;&quot;)" office:value-type="float" office:value="-0.307387087574515" calcext:value-type="float">
            <text:p>-0.31</text:p>
          </table:table-cell>
          <table:table-cell table:style-name="ce64" table:formula="of:=IFERROR(([.U36]-[.U11])/[.U11]*-1;&quot;&quot;)" office:value-type="float" office:value="-0.222828866911806" calcext:value-type="float">
            <text:p>-0.22</text:p>
          </table:table-cell>
          <table:table-cell table:style-name="ce64" table:formula="of:=IFERROR(([.V36]-[.V11])/[.V11]*-1;&quot;&quot;)" office:value-type="float" office:value="0.286278123992354" calcext:value-type="float">
            <text:p>0.29</text:p>
          </table:table-cell>
          <table:table-cell table:style-name="ce64" table:formula="of:=IFERROR(([.W36]-[.W11])/[.W11]*-1;&quot;&quot;)" office:value-type="float" office:value="-0.26344031608057" calcext:value-type="float">
            <text:p>-0.26</text:p>
          </table:table-cell>
          <table:table-cell table:style-name="ce64" table:formula="of:=IFERROR(([.X36]-[.X11])/[.X11]*-1;&quot;&quot;)" office:value-type="float" office:value="-0.021872955198259" calcext:value-type="float">
            <text:p>-0.02</text:p>
          </table:table-cell>
          <table:table-cell table:style-name="ce64" table:formula="of:=IFERROR(([.Y36]-[.Y11])/[.Y11]*-1;&quot;&quot;)" office:value-type="float" office:value="-0.519360999156434" calcext:value-type="float">
            <text:p>-0.52</text:p>
          </table:table-cell>
          <table:table-cell table:style-name="ce64" table:formula="of:=IFERROR(([.Z36]-[.Z11])/[.Z11]*-1;&quot;&quot;)" office:value-type="float" office:value="0.333857993554887" calcext:value-type="float">
            <text:p>0.33</text:p>
          </table:table-cell>
          <table:table-cell table:style-name="ce64" table:formula="of:=IFERROR(([.AA36]-[.AA11])/[.AA11]*-1;&quot;&quot;)" office:value-type="float" office:value="0.109590801280371" calcext:value-type="float">
            <text:p>0.11</text:p>
          </table:table-cell>
          <table:table-cell table:style-name="ce64" table:formula="of:=IFERROR(([.AB36]-[.AB11])/[.AB11]*-1;&quot;&quot;)" office:value-type="float" office:value="-0.965742063736282" calcext:value-type="float">
            <text:p>-0.97</text:p>
          </table:table-cell>
          <table:table-cell table:style-name="ce64" table:formula="of:=IFERROR(([.AC36]-[.AC11])/[.AC11]*-1;&quot;&quot;)" office:value-type="float" office:value="-1.65113849246655" calcext:value-type="float">
            <text:p>-1.65</text:p>
          </table:table-cell>
          <table:table-cell table:style-name="ce64" table:formula="of:=IFERROR(([.AD36]-[.AD11])/[.AD11]*-1;&quot;&quot;)" office:value-type="float" office:value="0.0309835878472452" calcext:value-type="float">
            <text:p>0.03</text:p>
          </table:table-cell>
          <table:table-cell table:style-name="ce64" table:formula="of:=IFERROR(([.AE36]-[.AE11])/[.AE11]*-1;&quot;&quot;)">
            <text:p/>
          </table:table-cell>
          <table:table-cell table:style-name="ce64" table:formula="of:=IFERROR(([.AF36]-[.AF11])/[.AF11]*-1;&quot;&quot;)" office:value-type="float" office:value="-0.187921908808825" calcext:value-type="float">
            <text:p>-0.19</text:p>
          </table:table-cell>
          <table:table-cell table:style-name="ce64" table:formula="of:=IFERROR(([.AG36]-[.AG11])/[.AG11]*-1;&quot;&quot;)">
            <text:p/>
          </table:table-cell>
          <table:table-cell table:style-name="ce64" table:formula="of:=IFERROR(([.AH36]-[.AH11])/[.AH11]*-1;&quot;&quot;)" office:value-type="float" office:value="-0.325807275157233" calcext:value-type="float">
            <text:p>-0.33</text:p>
          </table:table-cell>
          <table:table-cell table:style-name="ce64" table:formula="of:=IFERROR(([.AI36]-[.AI11])/[.AI11]*-1;&quot;&quot;)" office:value-type="float" office:value="-2.69970332634177" calcext:value-type="float">
            <text:p>-2.70</text:p>
          </table:table-cell>
          <table:table-cell table:style-name="ce64" table:formula="of:=IFERROR(([.AJ36]-[.AJ11])/[.AJ11]*-1;&quot;&quot;)" office:value-type="float" office:value="-0.159356905666993" calcext:value-type="float">
            <text:p>-0.16</text:p>
          </table:table-cell>
          <table:table-cell table:style-name="ce64" table:formula="of:=IFERROR(([.AK36]-[.AK11])/[.AK11]*-1;&quot;&quot;)" office:value-type="float" office:value="0.134347818060753" calcext:value-type="float">
            <text:p>0.13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7-12-01" calcext:value-type="date">
            <text:p>2017-12-01</text:p>
          </table:table-cell>
          <table:table-cell table:style-name="ce64" table:formula="of:=IFERROR(([.C37]-[.C12])/[.C12]*-1;&quot;&quot;)" office:value-type="float" office:value="0.0185185185185186" calcext:value-type="float">
            <text:p>0.02</text:p>
          </table:table-cell>
          <table:table-cell table:style-name="ce64" table:formula="of:=IFERROR(([.D37]-[.D12])/[.D12]*-1;&quot;&quot;)" office:value-type="float" office:value="-1.49174619801849" calcext:value-type="float">
            <text:p>-1.49</text:p>
          </table:table-cell>
          <table:table-cell table:style-name="ce64" table:formula="of:=IFERROR(([.E37]-[.E12])/[.E12]*-1;&quot;&quot;)" office:value-type="float" office:value="-1.07427551731757" calcext:value-type="float">
            <text:p>-1.07</text:p>
          </table:table-cell>
          <table:table-cell table:style-name="ce64" table:formula="of:=IFERROR(([.F37]-[.F12])/[.F12]*-1;&quot;&quot;)" office:value-type="float" office:value="-0.176283212400206" calcext:value-type="float">
            <text:p>-0.18</text:p>
          </table:table-cell>
          <table:table-cell table:style-name="ce64" table:formula="of:=IFERROR(([.G37]-[.G12])/[.G12]*-1;&quot;&quot;)" office:value-type="float" office:value="-1.16610226957677" calcext:value-type="float">
            <text:p>-1.17</text:p>
          </table:table-cell>
          <table:table-cell table:style-name="ce64" table:formula="of:=IFERROR(([.H37]-[.H12])/[.H12]*-1;&quot;&quot;)">
            <text:p/>
          </table:table-cell>
          <table:table-cell table:style-name="ce64" table:formula="of:=IFERROR(([.I37]-[.I12])/[.I12]*-1;&quot;&quot;)" office:value-type="float" office:value="-0.483516483516484" calcext:value-type="float">
            <text:p>-0.48</text:p>
          </table:table-cell>
          <table:table-cell table:style-name="ce64" table:formula="of:=IFERROR(([.J37]-[.J12])/[.J12]*-1;&quot;&quot;)" office:value-type="float" office:value="-0.0496925550064773" calcext:value-type="float">
            <text:p>-0.05</text:p>
          </table:table-cell>
          <table:table-cell table:style-name="ce64" table:formula="of:=IFERROR(([.K37]-[.K12])/[.K12]*-1;&quot;&quot;)" office:value-type="float" office:value="-1.0115001455252" calcext:value-type="float">
            <text:p>-1.01</text:p>
          </table:table-cell>
          <table:table-cell table:style-name="ce64" table:formula="of:=IFERROR(([.L37]-[.L12])/[.L12]*-1;&quot;&quot;)" office:value-type="float" office:value="-1.39568536028253" calcext:value-type="float">
            <text:p>-1.40</text:p>
          </table:table-cell>
          <table:table-cell table:style-name="ce64" table:formula="of:=IFERROR(([.M37]-[.M12])/[.M12]*-1;&quot;&quot;)" office:value-type="float" office:value="-0.467413828820726" calcext:value-type="float">
            <text:p>-0.47</text:p>
          </table:table-cell>
          <table:table-cell table:style-name="ce64" table:formula="of:=IFERROR(([.N37]-[.N12])/[.N12]*-1;&quot;&quot;)" office:value-type="float" office:value="-0.334766645847493" calcext:value-type="float">
            <text:p>-0.33</text:p>
          </table:table-cell>
          <table:table-cell table:style-name="ce64" table:formula="of:=IFERROR(([.O37]-[.O12])/[.O12]*-1;&quot;&quot;)" office:value-type="float" office:value="-1.1074433835632" calcext:value-type="float">
            <text:p>-1.11</text:p>
          </table:table-cell>
          <table:table-cell table:style-name="ce64" table:formula="of:=IFERROR(([.P37]-[.P12])/[.P12]*-1;&quot;&quot;)" office:value-type="float" office:value="-0.805337055253284" calcext:value-type="float">
            <text:p>-0.81</text:p>
          </table:table-cell>
          <table:table-cell table:style-name="ce64" table:formula="of:=IFERROR(([.Q37]-[.Q12])/[.Q12]*-1;&quot;&quot;)" office:value-type="float" office:value="-0.160706521502038" calcext:value-type="float">
            <text:p>-0.16</text:p>
          </table:table-cell>
          <table:table-cell table:style-name="ce64" table:formula="of:=IFERROR(([.R37]-[.R12])/[.R12]*-1;&quot;&quot;)" office:value-type="float" office:value="-0.530835660180834" calcext:value-type="float">
            <text:p>-0.53</text:p>
          </table:table-cell>
          <table:table-cell table:style-name="ce64" table:formula="of:=IFERROR(([.S37]-[.S12])/[.S12]*-1;&quot;&quot;)" office:value-type="float" office:value="0.213788379045886" calcext:value-type="float">
            <text:p>0.21</text:p>
          </table:table-cell>
          <table:table-cell table:style-name="ce64" table:formula="of:=IFERROR(([.T37]-[.T12])/[.T12]*-1;&quot;&quot;)" office:value-type="float" office:value="-0.431272718636385" calcext:value-type="float">
            <text:p>-0.43</text:p>
          </table:table-cell>
          <table:table-cell table:style-name="ce64" table:formula="of:=IFERROR(([.U37]-[.U12])/[.U12]*-1;&quot;&quot;)" office:value-type="float" office:value="-1.68374531265304" calcext:value-type="float">
            <text:p>-1.68</text:p>
          </table:table-cell>
          <table:table-cell table:style-name="ce64" table:formula="of:=IFERROR(([.V37]-[.V12])/[.V12]*-1;&quot;&quot;)" office:value-type="float" office:value="0.137626658227121" calcext:value-type="float">
            <text:p>0.14</text:p>
          </table:table-cell>
          <table:table-cell table:style-name="ce64" table:formula="of:=IFERROR(([.W37]-[.W12])/[.W12]*-1;&quot;&quot;)" office:value-type="float" office:value="-0.3071608040201" calcext:value-type="float">
            <text:p>-0.31</text:p>
          </table:table-cell>
          <table:table-cell table:style-name="ce64" table:formula="of:=IFERROR(([.X37]-[.X12])/[.X12]*-1;&quot;&quot;)" office:value-type="float" office:value="0.0381690085217105" calcext:value-type="float">
            <text:p>0.04</text:p>
          </table:table-cell>
          <table:table-cell table:style-name="ce64" table:formula="of:=IFERROR(([.Y37]-[.Y12])/[.Y12]*-1;&quot;&quot;)" office:value-type="float" office:value="-1.36509548160423" calcext:value-type="float">
            <text:p>-1.37</text:p>
          </table:table-cell>
          <table:table-cell table:style-name="ce64" table:formula="of:=IFERROR(([.Z37]-[.Z12])/[.Z12]*-1;&quot;&quot;)" office:value-type="float" office:value="-0.00384161509395504" calcext:value-type="float">
            <text:p>0.00</text:p>
          </table:table-cell>
          <table:table-cell table:style-name="ce64" table:formula="of:=IFERROR(([.AA37]-[.AA12])/[.AA12]*-1;&quot;&quot;)" office:value-type="float" office:value="-0.268562966121595" calcext:value-type="float">
            <text:p>-0.27</text:p>
          </table:table-cell>
          <table:table-cell table:style-name="ce64" table:formula="of:=IFERROR(([.AB37]-[.AB12])/[.AB12]*-1;&quot;&quot;)" office:value-type="float" office:value="-1.10663792650617" calcext:value-type="float">
            <text:p>-1.11</text:p>
          </table:table-cell>
          <table:table-cell table:style-name="ce64" table:formula="of:=IFERROR(([.AC37]-[.AC12])/[.AC12]*-1;&quot;&quot;)" office:value-type="float" office:value="-1.6041514556147" calcext:value-type="float">
            <text:p>-1.60</text:p>
          </table:table-cell>
          <table:table-cell table:style-name="ce64" table:formula="of:=IFERROR(([.AD37]-[.AD12])/[.AD12]*-1;&quot;&quot;)" office:value-type="float" office:value="0.16217050037754" calcext:value-type="float">
            <text:p>0.16</text:p>
          </table:table-cell>
          <table:table-cell table:style-name="ce64" table:formula="of:=IFERROR(([.AE37]-[.AE12])/[.AE12]*-1;&quot;&quot;)">
            <text:p/>
          </table:table-cell>
          <table:table-cell table:style-name="ce64" table:formula="of:=IFERROR(([.AF37]-[.AF12])/[.AF12]*-1;&quot;&quot;)" office:value-type="float" office:value="-0.100123177528086" calcext:value-type="float">
            <text:p>-0.10</text:p>
          </table:table-cell>
          <table:table-cell table:style-name="ce64" table:formula="of:=IFERROR(([.AG37]-[.AG12])/[.AG12]*-1;&quot;&quot;)">
            <text:p/>
          </table:table-cell>
          <table:table-cell table:style-name="ce64" table:formula="of:=IFERROR(([.AH37]-[.AH12])/[.AH12]*-1;&quot;&quot;)" office:value-type="float" office:value="-0.345723670872112" calcext:value-type="float">
            <text:p>-0.35</text:p>
          </table:table-cell>
          <table:table-cell table:style-name="ce64" table:formula="of:=IFERROR(([.AI37]-[.AI12])/[.AI12]*-1;&quot;&quot;)" office:value-type="float" office:value="-2.9605873158948" calcext:value-type="float">
            <text:p>-2.96</text:p>
          </table:table-cell>
          <table:table-cell table:style-name="ce64" table:formula="of:=IFERROR(([.AJ37]-[.AJ12])/[.AJ12]*-1;&quot;&quot;)" office:value-type="float" office:value="0.0428341298548649" calcext:value-type="float">
            <text:p>0.04</text:p>
          </table:table-cell>
          <table:table-cell table:style-name="ce64" table:formula="of:=IFERROR(([.AK37]-[.AK12])/[.AK12]*-1;&quot;&quot;)" office:value-type="float" office:value="0.099475484293351" calcext:value-type="float">
            <text:p>0.10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/>
          <table:table-cell table:style-name="ce64" table:formula="of:=IFERROR(([.C38]-[.C13])/[.C13]*-1;&quot;&quot;)">
            <text:p/>
          </table:table-cell>
          <table:table-cell table:style-name="ce64" table:formula="of:=IFERROR(([.D38]-[.D13])/[.D13]*-1;&quot;&quot;)">
            <text:p/>
          </table:table-cell>
          <table:table-cell table:style-name="ce64" table:formula="of:=IFERROR(([.E38]-[.E13])/[.E13]*-1;&quot;&quot;)">
            <text:p/>
          </table:table-cell>
          <table:table-cell table:style-name="ce64" table:formula="of:=IFERROR(([.F38]-[.F13])/[.F13]*-1;&quot;&quot;)">
            <text:p/>
          </table:table-cell>
          <table:table-cell table:style-name="ce64" table:formula="of:=IFERROR(([.G38]-[.G13])/[.G13]*-1;&quot;&quot;)">
            <text:p/>
          </table:table-cell>
          <table:table-cell table:style-name="ce64" table:formula="of:=IFERROR(([.H38]-[.H13])/[.H13]*-1;&quot;&quot;)">
            <text:p/>
          </table:table-cell>
          <table:table-cell table:style-name="ce64" table:formula="of:=IFERROR(([.I38]-[.I13])/[.I13]*-1;&quot;&quot;)">
            <text:p/>
          </table:table-cell>
          <table:table-cell table:style-name="ce64" table:formula="of:=IFERROR(([.J38]-[.J13])/[.J13]*-1;&quot;&quot;)">
            <text:p/>
          </table:table-cell>
          <table:table-cell table:style-name="ce64" table:formula="of:=IFERROR(([.K38]-[.K13])/[.K13]*-1;&quot;&quot;)">
            <text:p/>
          </table:table-cell>
          <table:table-cell table:style-name="ce64" table:formula="of:=IFERROR(([.L38]-[.L13])/[.L13]*-1;&quot;&quot;)">
            <text:p/>
          </table:table-cell>
          <table:table-cell table:style-name="ce64" table:formula="of:=IFERROR(([.M38]-[.M13])/[.M13]*-1;&quot;&quot;)">
            <text:p/>
          </table:table-cell>
          <table:table-cell table:style-name="ce64" table:formula="of:=IFERROR(([.N38]-[.N13])/[.N13]*-1;&quot;&quot;)">
            <text:p/>
          </table:table-cell>
          <table:table-cell table:style-name="ce64" table:formula="of:=IFERROR(([.O38]-[.O13])/[.O13]*-1;&quot;&quot;)">
            <text:p/>
          </table:table-cell>
          <table:table-cell table:style-name="ce64" table:formula="of:=IFERROR(([.P38]-[.P13])/[.P13]*-1;&quot;&quot;)">
            <text:p/>
          </table:table-cell>
          <table:table-cell table:style-name="ce64" table:formula="of:=IFERROR(([.Q38]-[.Q13])/[.Q13]*-1;&quot;&quot;)">
            <text:p/>
          </table:table-cell>
          <table:table-cell table:style-name="ce64" table:formula="of:=IFERROR(([.R38]-[.R13])/[.R13]*-1;&quot;&quot;)">
            <text:p/>
          </table:table-cell>
          <table:table-cell table:style-name="ce64" table:formula="of:=IFERROR(([.S38]-[.S13])/[.S13]*-1;&quot;&quot;)">
            <text:p/>
          </table:table-cell>
          <table:table-cell table:style-name="ce64" table:formula="of:=IFERROR(([.T38]-[.T13])/[.T13]*-1;&quot;&quot;)">
            <text:p/>
          </table:table-cell>
          <table:table-cell table:style-name="ce64" table:formula="of:=IFERROR(([.U38]-[.U13])/[.U13]*-1;&quot;&quot;)">
            <text:p/>
          </table:table-cell>
          <table:table-cell table:style-name="ce64" table:formula="of:=IFERROR(([.V38]-[.V13])/[.V13]*-1;&quot;&quot;)">
            <text:p/>
          </table:table-cell>
          <table:table-cell table:style-name="ce64" table:formula="of:=IFERROR(([.W38]-[.W13])/[.W13]*-1;&quot;&quot;)">
            <text:p/>
          </table:table-cell>
          <table:table-cell table:style-name="ce64" table:formula="of:=IFERROR(([.X38]-[.X13])/[.X13]*-1;&quot;&quot;)">
            <text:p/>
          </table:table-cell>
          <table:table-cell table:style-name="ce64" table:formula="of:=IFERROR(([.Y38]-[.Y13])/[.Y13]*-1;&quot;&quot;)">
            <text:p/>
          </table:table-cell>
          <table:table-cell table:style-name="ce64" table:formula="of:=IFERROR(([.Z38]-[.Z13])/[.Z13]*-1;&quot;&quot;)">
            <text:p/>
          </table:table-cell>
          <table:table-cell table:style-name="ce64" table:formula="of:=IFERROR(([.AA38]-[.AA13])/[.AA13]*-1;&quot;&quot;)">
            <text:p/>
          </table:table-cell>
          <table:table-cell table:style-name="ce64" table:formula="of:=IFERROR(([.AB38]-[.AB13])/[.AB13]*-1;&quot;&quot;)">
            <text:p/>
          </table:table-cell>
          <table:table-cell table:style-name="ce64" table:formula="of:=IFERROR(([.AC38]-[.AC13])/[.AC13]*-1;&quot;&quot;)">
            <text:p/>
          </table:table-cell>
          <table:table-cell table:style-name="ce64" table:formula="of:=IFERROR(([.AD38]-[.AD13])/[.AD13]*-1;&quot;&quot;)">
            <text:p/>
          </table:table-cell>
          <table:table-cell table:style-name="ce64" table:formula="of:=IFERROR(([.AE38]-[.AE13])/[.AE13]*-1;&quot;&quot;)">
            <text:p/>
          </table:table-cell>
          <table:table-cell table:style-name="ce64" table:formula="of:=IFERROR(([.AF38]-[.AF13])/[.AF13]*-1;&quot;&quot;)">
            <text:p/>
          </table:table-cell>
          <table:table-cell table:style-name="ce64" table:formula="of:=IFERROR(([.AG38]-[.AG13])/[.AG13]*-1;&quot;&quot;)">
            <text:p/>
          </table:table-cell>
          <table:table-cell table:style-name="ce64" table:formula="of:=IFERROR(([.AH38]-[.AH13])/[.AH13]*-1;&quot;&quot;)">
            <text:p/>
          </table:table-cell>
          <table:table-cell table:style-name="ce64" table:formula="of:=IFERROR(([.AI38]-[.AI13])/[.AI13]*-1;&quot;&quot;)">
            <text:p/>
          </table:table-cell>
          <table:table-cell table:style-name="ce64" table:formula="of:=IFERROR(([.AJ38]-[.AJ13])/[.AJ13]*-1;&quot;&quot;)">
            <text:p/>
          </table:table-cell>
          <table:table-cell table:style-name="ce64" table:formula="of:=IFERROR(([.AK38]-[.AK13])/[.AK13]*-1;&quot;&quot;)">
            <text:p/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8-01-01" calcext:value-type="date">
            <text:p>2018-01-01</text:p>
          </table:table-cell>
          <table:table-cell table:style-name="ce64" table:formula="of:=IFERROR(([.C39]-[.C14])/[.C14]*-1;&quot;&quot;)" office:value-type="float" office:value="0.0139494616057072" calcext:value-type="float">
            <text:p>0.01</text:p>
          </table:table-cell>
          <table:table-cell table:style-name="ce64" table:formula="of:=IFERROR(([.D39]-[.D14])/[.D14]*-1;&quot;&quot;)" office:value-type="float" office:value="-1.69008345802076" calcext:value-type="float">
            <text:p>-1.69</text:p>
          </table:table-cell>
          <table:table-cell table:style-name="ce64" table:formula="of:=IFERROR(([.E39]-[.E14])/[.E14]*-1;&quot;&quot;)" office:value-type="float" office:value="-1.53596616299726" calcext:value-type="float">
            <text:p>-1.54</text:p>
          </table:table-cell>
          <table:table-cell table:style-name="ce64" table:formula="of:=IFERROR(([.F39]-[.F14])/[.F14]*-1;&quot;&quot;)" office:value-type="float" office:value="-0.0564540389169369" calcext:value-type="float">
            <text:p>-0.06</text:p>
          </table:table-cell>
          <table:table-cell table:style-name="ce64" table:formula="of:=IFERROR(([.G39]-[.G14])/[.G14]*-1;&quot;&quot;)" office:value-type="float" office:value="-1.50847923975216" calcext:value-type="float">
            <text:p>-1.51</text:p>
          </table:table-cell>
          <table:table-cell table:style-name="ce64" table:formula="of:=IFERROR(([.H39]-[.H14])/[.H14]*-1;&quot;&quot;)">
            <text:p/>
          </table:table-cell>
          <table:table-cell table:style-name="ce64" table:formula="of:=IFERROR(([.I39]-[.I14])/[.I14]*-1;&quot;&quot;)" office:value-type="float" office:value="-0.464285714285714" calcext:value-type="float">
            <text:p>-0.46</text:p>
          </table:table-cell>
          <table:table-cell table:style-name="ce64" table:formula="of:=IFERROR(([.J39]-[.J14])/[.J14]*-1;&quot;&quot;)" office:value-type="float" office:value="-0.234097533969897" calcext:value-type="float">
            <text:p>-0.23</text:p>
          </table:table-cell>
          <table:table-cell table:style-name="ce64" table:formula="of:=IFERROR(([.K39]-[.K14])/[.K14]*-1;&quot;&quot;)" office:value-type="float" office:value="-0.98885997113494" calcext:value-type="float">
            <text:p>-0.99</text:p>
          </table:table-cell>
          <table:table-cell table:style-name="ce64" table:formula="of:=IFERROR(([.L39]-[.L14])/[.L14]*-1;&quot;&quot;)" office:value-type="float" office:value="-1.41882826810067" calcext:value-type="float">
            <text:p>-1.42</text:p>
          </table:table-cell>
          <table:table-cell table:style-name="ce64" table:formula="of:=IFERROR(([.M39]-[.M14])/[.M14]*-1;&quot;&quot;)" office:value-type="float" office:value="-0.516931682715537" calcext:value-type="float">
            <text:p>-0.52</text:p>
          </table:table-cell>
          <table:table-cell table:style-name="ce64" table:formula="of:=IFERROR(([.N39]-[.N14])/[.N14]*-1;&quot;&quot;)" office:value-type="float" office:value="-0.616638112436861" calcext:value-type="float">
            <text:p>-0.62</text:p>
          </table:table-cell>
          <table:table-cell table:style-name="ce64" table:formula="of:=IFERROR(([.O39]-[.O14])/[.O14]*-1;&quot;&quot;)" office:value-type="float" office:value="-0.903268642291922" calcext:value-type="float">
            <text:p>-0.90</text:p>
          </table:table-cell>
          <table:table-cell table:style-name="ce64" table:formula="of:=IFERROR(([.P39]-[.P14])/[.P14]*-1;&quot;&quot;)" office:value-type="float" office:value="-0.776185526549438" calcext:value-type="float">
            <text:p>-0.78</text:p>
          </table:table-cell>
          <table:table-cell table:style-name="ce64" table:formula="of:=IFERROR(([.Q39]-[.Q14])/[.Q14]*-1;&quot;&quot;)" office:value-type="float" office:value="-0.228430002174982" calcext:value-type="float">
            <text:p>-0.23</text:p>
          </table:table-cell>
          <table:table-cell table:style-name="ce64" table:formula="of:=IFERROR(([.R39]-[.R14])/[.R14]*-1;&quot;&quot;)" office:value-type="float" office:value="-0.557338821041465" calcext:value-type="float">
            <text:p>-0.56</text:p>
          </table:table-cell>
          <table:table-cell table:style-name="ce64" table:formula="of:=IFERROR(([.S39]-[.S14])/[.S14]*-1;&quot;&quot;)" office:value-type="float" office:value="-0.343391392595532" calcext:value-type="float">
            <text:p>-0.34</text:p>
          </table:table-cell>
          <table:table-cell table:style-name="ce64" table:formula="of:=IFERROR(([.T39]-[.T14])/[.T14]*-1;&quot;&quot;)" office:value-type="float" office:value="-0.425750064794849" calcext:value-type="float">
            <text:p>-0.43</text:p>
          </table:table-cell>
          <table:table-cell table:style-name="ce64" table:formula="of:=IFERROR(([.U39]-[.U14])/[.U14]*-1;&quot;&quot;)">
            <text:p/>
          </table:table-cell>
          <table:table-cell table:style-name="ce64" table:formula="of:=IFERROR(([.V39]-[.V14])/[.V14]*-1;&quot;&quot;)" office:value-type="float" office:value="0.0868559052330056" calcext:value-type="float">
            <text:p>0.09</text:p>
          </table:table-cell>
          <table:table-cell table:style-name="ce64" table:formula="of:=IFERROR(([.W39]-[.W14])/[.W14]*-1;&quot;&quot;)" office:value-type="float" office:value="-0.346107753577676" calcext:value-type="float">
            <text:p>-0.35</text:p>
          </table:table-cell>
          <table:table-cell table:style-name="ce64" table:formula="of:=IFERROR(([.X39]-[.X14])/[.X14]*-1;&quot;&quot;)" office:value-type="float" office:value="-0.0116348244094823" calcext:value-type="float">
            <text:p>-0.01</text:p>
          </table:table-cell>
          <table:table-cell table:style-name="ce64" table:formula="of:=IFERROR(([.Y39]-[.Y14])/[.Y14]*-1;&quot;&quot;)" office:value-type="float" office:value="-0.725091454883106" calcext:value-type="float">
            <text:p>-0.73</text:p>
          </table:table-cell>
          <table:table-cell table:style-name="ce64" table:formula="of:=IFERROR(([.Z39]-[.Z14])/[.Z14]*-1;&quot;&quot;)" office:value-type="float" office:value="-0.0106305896115817" calcext:value-type="float">
            <text:p>-0.01</text:p>
          </table:table-cell>
          <table:table-cell table:style-name="ce64" table:formula="of:=IFERROR(([.AA39]-[.AA14])/[.AA14]*-1;&quot;&quot;)" office:value-type="float" office:value="-0.158719031464014" calcext:value-type="float">
            <text:p>-0.16</text:p>
          </table:table-cell>
          <table:table-cell table:style-name="ce64" table:formula="of:=IFERROR(([.AB39]-[.AB14])/[.AB14]*-1;&quot;&quot;)" office:value-type="float" office:value="-1.09519351909125" calcext:value-type="float">
            <text:p>-1.10</text:p>
          </table:table-cell>
          <table:table-cell table:style-name="ce64" table:formula="of:=IFERROR(([.AC39]-[.AC14])/[.AC14]*-1;&quot;&quot;)" office:value-type="float" office:value="-2.29412099459409" calcext:value-type="float">
            <text:p>-2.29</text:p>
          </table:table-cell>
          <table:table-cell table:style-name="ce64" table:formula="of:=IFERROR(([.AD39]-[.AD14])/[.AD14]*-1;&quot;&quot;)" office:value-type="float" office:value="0.0776504424328542" calcext:value-type="float">
            <text:p>0.08</text:p>
          </table:table-cell>
          <table:table-cell table:style-name="ce64" table:formula="of:=IFERROR(([.AE39]-[.AE14])/[.AE14]*-1;&quot;&quot;)" office:value-type="float" office:value="-0.0924510775681662" calcext:value-type="float">
            <text:p>-0.09</text:p>
          </table:table-cell>
          <table:table-cell table:style-name="ce64" table:formula="of:=IFERROR(([.AF39]-[.AF14])/[.AF14]*-1;&quot;&quot;)" office:value-type="float" office:value="-0.264088538193859" calcext:value-type="float">
            <text:p>-0.26</text:p>
          </table:table-cell>
          <table:table-cell table:style-name="ce64" table:formula="of:=IFERROR(([.AG39]-[.AG14])/[.AG14]*-1;&quot;&quot;)">
            <text:p/>
          </table:table-cell>
          <table:table-cell table:style-name="ce64" table:formula="of:=IFERROR(([.AH39]-[.AH14])/[.AH14]*-1;&quot;&quot;)" office:value-type="float" office:value="-0.362093681495022" calcext:value-type="float">
            <text:p>-0.36</text:p>
          </table:table-cell>
          <table:table-cell table:style-name="ce64" table:formula="of:=IFERROR(([.AI39]-[.AI14])/[.AI14]*-1;&quot;&quot;)" office:value-type="float" office:value="-2.6787143876412" calcext:value-type="float">
            <text:p>-2.68</text:p>
          </table:table-cell>
          <table:table-cell table:style-name="ce64" table:formula="of:=IFERROR(([.AJ39]-[.AJ14])/[.AJ14]*-1;&quot;&quot;)" office:value-type="float" office:value="-0.215521772662278" calcext:value-type="float">
            <text:p>-0.22</text:p>
          </table:table-cell>
          <table:table-cell table:style-name="ce64" table:formula="of:=IFERROR(([.AK39]-[.AK14])/[.AK14]*-1;&quot;&quot;)" office:value-type="float" office:value="0.0527364288395945" calcext:value-type="float">
            <text:p>0.05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8-03-01" calcext:value-type="date">
            <text:p>2018-03-01</text:p>
          </table:table-cell>
          <table:table-cell table:style-name="ce64" table:formula="of:=IFERROR(([.C40]-[.C15])/[.C15]*-1;&quot;&quot;)" office:value-type="float" office:value="-0.0348406017483661" calcext:value-type="float">
            <text:p>-0.03</text:p>
          </table:table-cell>
          <table:table-cell table:style-name="ce64" table:formula="of:=IFERROR(([.D40]-[.D15])/[.D15]*-1;&quot;&quot;)" office:value-type="float" office:value="-1.61014645408901" calcext:value-type="float">
            <text:p>-1.61</text:p>
          </table:table-cell>
          <table:table-cell table:style-name="ce64" table:formula="of:=IFERROR(([.E40]-[.E15])/[.E15]*-1;&quot;&quot;)" office:value-type="float" office:value="-1.39715606850154" calcext:value-type="float">
            <text:p>-1.40</text:p>
          </table:table-cell>
          <table:table-cell table:style-name="ce64" table:formula="of:=IFERROR(([.F40]-[.F15])/[.F15]*-1;&quot;&quot;)" office:value-type="float" office:value="-0.0717587566015086" calcext:value-type="float">
            <text:p>-0.07</text:p>
          </table:table-cell>
          <table:table-cell table:style-name="ce64" table:formula="of:=IFERROR(([.G40]-[.G15])/[.G15]*-1;&quot;&quot;)" office:value-type="float" office:value="-1.57263274225786" calcext:value-type="float">
            <text:p>-1.57</text:p>
          </table:table-cell>
          <table:table-cell table:style-name="ce64" table:formula="of:=IFERROR(([.H40]-[.H15])/[.H15]*-1;&quot;&quot;)">
            <text:p/>
          </table:table-cell>
          <table:table-cell table:style-name="ce64" table:formula="of:=IFERROR(([.I40]-[.I15])/[.I15]*-1;&quot;&quot;)" office:value-type="float" office:value="-0.505050505050505" calcext:value-type="float">
            <text:p>-0.51</text:p>
          </table:table-cell>
          <table:table-cell table:style-name="ce64" table:formula="of:=IFERROR(([.J40]-[.J15])/[.J15]*-1;&quot;&quot;)" office:value-type="float" office:value="-0.196340843715483" calcext:value-type="float">
            <text:p>-0.20</text:p>
          </table:table-cell>
          <table:table-cell table:style-name="ce64" table:formula="of:=IFERROR(([.K40]-[.K15])/[.K15]*-1;&quot;&quot;)" office:value-type="float" office:value="-1.00438427510696" calcext:value-type="float">
            <text:p>-1.00</text:p>
          </table:table-cell>
          <table:table-cell table:style-name="ce64" table:formula="of:=IFERROR(([.L40]-[.L15])/[.L15]*-1;&quot;&quot;)" office:value-type="float" office:value="-1.61112905839024" calcext:value-type="float">
            <text:p>-1.61</text:p>
          </table:table-cell>
          <table:table-cell table:style-name="ce64" table:formula="of:=IFERROR(([.M40]-[.M15])/[.M15]*-1;&quot;&quot;)" office:value-type="float" office:value="-0.471266230449306" calcext:value-type="float">
            <text:p>-0.47</text:p>
          </table:table-cell>
          <table:table-cell table:style-name="ce64" table:formula="of:=IFERROR(([.N40]-[.N15])/[.N15]*-1;&quot;&quot;)" office:value-type="float" office:value="-0.769779987866714" calcext:value-type="float">
            <text:p>-0.77</text:p>
          </table:table-cell>
          <table:table-cell table:style-name="ce64" table:formula="of:=IFERROR(([.O40]-[.O15])/[.O15]*-1;&quot;&quot;)" office:value-type="float" office:value="-0.806201974253836" calcext:value-type="float">
            <text:p>-0.81</text:p>
          </table:table-cell>
          <table:table-cell table:style-name="ce64" table:formula="of:=IFERROR(([.P40]-[.P15])/[.P15]*-1;&quot;&quot;)" office:value-type="float" office:value="-0.819276933024885" calcext:value-type="float">
            <text:p>-0.82</text:p>
          </table:table-cell>
          <table:table-cell table:style-name="ce64" table:formula="of:=IFERROR(([.Q40]-[.Q15])/[.Q15]*-1;&quot;&quot;)" office:value-type="float" office:value="-0.169785037199134" calcext:value-type="float">
            <text:p>-0.17</text:p>
          </table:table-cell>
          <table:table-cell table:style-name="ce64" table:formula="of:=IFERROR(([.R40]-[.R15])/[.R15]*-1;&quot;&quot;)" office:value-type="float" office:value="-0.482209211961313" calcext:value-type="float">
            <text:p>-0.48</text:p>
          </table:table-cell>
          <table:table-cell table:style-name="ce64" table:formula="of:=IFERROR(([.S40]-[.S15])/[.S15]*-1;&quot;&quot;)" office:value-type="float" office:value="-0.329778091070341" calcext:value-type="float">
            <text:p>-0.33</text:p>
          </table:table-cell>
          <table:table-cell table:style-name="ce64" table:formula="of:=IFERROR(([.T40]-[.T15])/[.T15]*-1;&quot;&quot;)" office:value-type="float" office:value="-0.314127103228304" calcext:value-type="float">
            <text:p>-0.31</text:p>
          </table:table-cell>
          <table:table-cell table:style-name="ce64" table:formula="of:=IFERROR(([.U40]-[.U15])/[.U15]*-1;&quot;&quot;)" office:value-type="float" office:value="-1.07569905086215" calcext:value-type="float">
            <text:p>-1.08</text:p>
          </table:table-cell>
          <table:table-cell table:style-name="ce64" table:formula="of:=IFERROR(([.V40]-[.V15])/[.V15]*-1;&quot;&quot;)" office:value-type="float" office:value="0.196808153017446" calcext:value-type="float">
            <text:p>0.20</text:p>
          </table:table-cell>
          <table:table-cell table:style-name="ce64" table:formula="of:=IFERROR(([.W40]-[.W15])/[.W15]*-1;&quot;&quot;)" office:value-type="float" office:value="-0.267726602258915" calcext:value-type="float">
            <text:p>-0.27</text:p>
          </table:table-cell>
          <table:table-cell table:style-name="ce64" table:formula="of:=IFERROR(([.X40]-[.X15])/[.X15]*-1;&quot;&quot;)">
            <text:p/>
          </table:table-cell>
          <table:table-cell table:style-name="ce64" table:formula="of:=IFERROR(([.Y40]-[.Y15])/[.Y15]*-1;&quot;&quot;)" office:value-type="float" office:value="-0.774370726143575" calcext:value-type="float">
            <text:p>-0.77</text:p>
          </table:table-cell>
          <table:table-cell table:style-name="ce64" table:formula="of:=IFERROR(([.Z40]-[.Z15])/[.Z15]*-1;&quot;&quot;)" office:value-type="float" office:value="-0.216374636947844" calcext:value-type="float">
            <text:p>-0.22</text:p>
          </table:table-cell>
          <table:table-cell table:style-name="ce64" table:formula="of:=IFERROR(([.AA40]-[.AA15])/[.AA15]*-1;&quot;&quot;)" office:value-type="float" office:value="-0.0450951092304524" calcext:value-type="float">
            <text:p>-0.05</text:p>
          </table:table-cell>
          <table:table-cell table:style-name="ce64" table:formula="of:=IFERROR(([.AB40]-[.AB15])/[.AB15]*-1;&quot;&quot;)" office:value-type="float" office:value="-0.985245206715951" calcext:value-type="float">
            <text:p>-0.99</text:p>
          </table:table-cell>
          <table:table-cell table:style-name="ce64" table:formula="of:=IFERROR(([.AC40]-[.AC15])/[.AC15]*-1;&quot;&quot;)" office:value-type="float" office:value="-1.52984946641619" calcext:value-type="float">
            <text:p>-1.53</text:p>
          </table:table-cell>
          <table:table-cell table:style-name="ce64" table:formula="of:=IFERROR(([.AD40]-[.AD15])/[.AD15]*-1;&quot;&quot;)" office:value-type="float" office:value="0.0647227986041088" calcext:value-type="float">
            <text:p>0.06</text:p>
          </table:table-cell>
          <table:table-cell table:style-name="ce64" table:formula="of:=IFERROR(([.AE40]-[.AE15])/[.AE15]*-1;&quot;&quot;)" office:value-type="float" office:value="-0.514732374264921" calcext:value-type="float">
            <text:p>-0.51</text:p>
          </table:table-cell>
          <table:table-cell table:style-name="ce64" table:formula="of:=IFERROR(([.AF40]-[.AF15])/[.AF15]*-1;&quot;&quot;)" office:value-type="float" office:value="-0.100710828103839" calcext:value-type="float">
            <text:p>-0.10</text:p>
          </table:table-cell>
          <table:table-cell table:style-name="ce64" table:formula="of:=IFERROR(([.AG40]-[.AG15])/[.AG15]*-1;&quot;&quot;)">
            <text:p/>
          </table:table-cell>
          <table:table-cell table:style-name="ce64" table:formula="of:=IFERROR(([.AH40]-[.AH15])/[.AH15]*-1;&quot;&quot;)" office:value-type="float" office:value="-0.162018513172598" calcext:value-type="float">
            <text:p>-0.16</text:p>
          </table:table-cell>
          <table:table-cell table:style-name="ce64" table:formula="of:=IFERROR(([.AI40]-[.AI15])/[.AI15]*-1;&quot;&quot;)" office:value-type="float" office:value="-2.73176852226466" calcext:value-type="float">
            <text:p>-2.73</text:p>
          </table:table-cell>
          <table:table-cell table:style-name="ce64" table:formula="of:=IFERROR(([.AJ40]-[.AJ15])/[.AJ15]*-1;&quot;&quot;)" office:value-type="float" office:value="0.0175720999302218" calcext:value-type="float">
            <text:p>0.02</text:p>
          </table:table-cell>
          <table:table-cell table:style-name="ce64" table:formula="of:=IFERROR(([.AK40]-[.AK15])/[.AK15]*-1;&quot;&quot;)" office:value-type="float" office:value="0.200111414955285" calcext:value-type="float">
            <text:p>0.20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8-09-01" calcext:value-type="date">
            <text:p>2018-09-01</text:p>
          </table:table-cell>
          <table:table-cell table:style-name="ce64" table:formula="of:=IFERROR(([.C41]-[.C16])/[.C16]*-1;&quot;&quot;)" office:value-type="float" office:value="-0.0636380127040092" calcext:value-type="float">
            <text:p>-0.06</text:p>
          </table:table-cell>
          <table:table-cell table:style-name="ce64" table:formula="of:=IFERROR(([.D41]-[.D16])/[.D16]*-1;&quot;&quot;)" office:value-type="float" office:value="-1.3572761383438" calcext:value-type="float">
            <text:p>-1.36</text:p>
          </table:table-cell>
          <table:table-cell table:style-name="ce64" table:formula="of:=IFERROR(([.E41]-[.E16])/[.E16]*-1;&quot;&quot;)" office:value-type="float" office:value="-1.08297075186226" calcext:value-type="float">
            <text:p>-1.08</text:p>
          </table:table-cell>
          <table:table-cell table:style-name="ce64" table:formula="of:=IFERROR(([.F41]-[.F16])/[.F16]*-1;&quot;&quot;)" office:value-type="float" office:value="-0.145695636472474" calcext:value-type="float">
            <text:p>-0.15</text:p>
          </table:table-cell>
          <table:table-cell table:style-name="ce64" table:formula="of:=IFERROR(([.G41]-[.G16])/[.G16]*-1;&quot;&quot;)" office:value-type="float" office:value="-0.925825593028408" calcext:value-type="float">
            <text:p>-0.93</text:p>
          </table:table-cell>
          <table:table-cell table:style-name="ce64" table:formula="of:=IFERROR(([.H41]-[.H16])/[.H16]*-1;&quot;&quot;)">
            <text:p/>
          </table:table-cell>
          <table:table-cell table:style-name="ce64" table:formula="of:=IFERROR(([.I41]-[.I16])/[.I16]*-1;&quot;&quot;)" office:value-type="float" office:value="-0.295918367346939" calcext:value-type="float">
            <text:p>-0.30</text:p>
          </table:table-cell>
          <table:table-cell table:style-name="ce64" table:formula="of:=IFERROR(([.J41]-[.J16])/[.J16]*-1;&quot;&quot;)" office:value-type="float" office:value="0.157244810859201" calcext:value-type="float">
            <text:p>0.16</text:p>
          </table:table-cell>
          <table:table-cell table:style-name="ce64" table:formula="of:=IFERROR(([.K41]-[.K16])/[.K16]*-1;&quot;&quot;)" office:value-type="float" office:value="-1.20096498935775" calcext:value-type="float">
            <text:p>-1.20</text:p>
          </table:table-cell>
          <table:table-cell table:style-name="ce64" table:formula="of:=IFERROR(([.L41]-[.L16])/[.L16]*-1;&quot;&quot;)" office:value-type="float" office:value="-1.06243955994929" calcext:value-type="float">
            <text:p>-1.06</text:p>
          </table:table-cell>
          <table:table-cell table:style-name="ce64" table:formula="of:=IFERROR(([.M41]-[.M16])/[.M16]*-1;&quot;&quot;)" office:value-type="float" office:value="-0.402914663527491" calcext:value-type="float">
            <text:p>-0.40</text:p>
          </table:table-cell>
          <table:table-cell table:style-name="ce64" table:formula="of:=IFERROR(([.N41]-[.N16])/[.N16]*-1;&quot;&quot;)">
            <text:p/>
          </table:table-cell>
          <table:table-cell table:style-name="ce64" table:formula="of:=IFERROR(([.O41]-[.O16])/[.O16]*-1;&quot;&quot;)" office:value-type="float" office:value="-1.34895494344001" calcext:value-type="float">
            <text:p>-1.35</text:p>
          </table:table-cell>
          <table:table-cell table:style-name="ce64" table:formula="of:=IFERROR(([.P41]-[.P16])/[.P16]*-1;&quot;&quot;)" office:value-type="float" office:value="-0.683504101008515" calcext:value-type="float">
            <text:p>-0.68</text:p>
          </table:table-cell>
          <table:table-cell table:style-name="ce64" table:formula="of:=IFERROR(([.Q41]-[.Q16])/[.Q16]*-1;&quot;&quot;)" office:value-type="float" office:value="-0.181910052654461" calcext:value-type="float">
            <text:p>-0.18</text:p>
          </table:table-cell>
          <table:table-cell table:style-name="ce64" table:formula="of:=IFERROR(([.R41]-[.R16])/[.R16]*-1;&quot;&quot;)" office:value-type="float" office:value="-0.464993448024482" calcext:value-type="float">
            <text:p>-0.46</text:p>
          </table:table-cell>
          <table:table-cell table:style-name="ce64" table:formula="of:=IFERROR(([.S41]-[.S16])/[.S16]*-1;&quot;&quot;)" office:value-type="float" office:value="-0.297502939788439" calcext:value-type="float">
            <text:p>-0.30</text:p>
          </table:table-cell>
          <table:table-cell table:style-name="ce64" table:formula="of:=IFERROR(([.T41]-[.T16])/[.T16]*-1;&quot;&quot;)" office:value-type="float" office:value="-0.264277943524615" calcext:value-type="float">
            <text:p>-0.26</text:p>
          </table:table-cell>
          <table:table-cell table:style-name="ce64" table:formula="of:=IFERROR(([.U41]-[.U16])/[.U16]*-1;&quot;&quot;)" office:value-type="float" office:value="-2.37406242142483" calcext:value-type="float">
            <text:p>-2.37</text:p>
          </table:table-cell>
          <table:table-cell table:style-name="ce64" table:formula="of:=IFERROR(([.V41]-[.V16])/[.V16]*-1;&quot;&quot;)" office:value-type="float" office:value="0.196287722443448" calcext:value-type="float">
            <text:p>0.20</text:p>
          </table:table-cell>
          <table:table-cell table:style-name="ce64" table:formula="of:=IFERROR(([.W41]-[.W16])/[.W16]*-1;&quot;&quot;)" office:value-type="float" office:value="-0.292370568417876" calcext:value-type="float">
            <text:p>-0.29</text:p>
          </table:table-cell>
          <table:table-cell table:style-name="ce64" table:formula="of:=IFERROR(([.X41]-[.X16])/[.X16]*-1;&quot;&quot;)" office:value-type="float" office:value="-0.376839534349024" calcext:value-type="float">
            <text:p>-0.38</text:p>
          </table:table-cell>
          <table:table-cell table:style-name="ce64" table:formula="of:=IFERROR(([.Y41]-[.Y16])/[.Y16]*-1;&quot;&quot;)" office:value-type="float" office:value="-0.161890384366413" calcext:value-type="float">
            <text:p>-0.16</text:p>
          </table:table-cell>
          <table:table-cell table:style-name="ce64" table:formula="of:=IFERROR(([.Z41]-[.Z16])/[.Z16]*-1;&quot;&quot;)" office:value-type="float" office:value="0.0574164812946064" calcext:value-type="float">
            <text:p>0.06</text:p>
          </table:table-cell>
          <table:table-cell table:style-name="ce64" table:formula="of:=IFERROR(([.AA41]-[.AA16])/[.AA16]*-1;&quot;&quot;)" office:value-type="float" office:value="-0.180515472627745" calcext:value-type="float">
            <text:p>-0.18</text:p>
          </table:table-cell>
          <table:table-cell table:style-name="ce64" table:formula="of:=IFERROR(([.AB41]-[.AB16])/[.AB16]*-1;&quot;&quot;)" office:value-type="float" office:value="-0.875320792411562" calcext:value-type="float">
            <text:p>-0.88</text:p>
          </table:table-cell>
          <table:table-cell table:style-name="ce64" table:formula="of:=IFERROR(([.AC41]-[.AC16])/[.AC16]*-1;&quot;&quot;)" office:value-type="float" office:value="-1.6604512036567" calcext:value-type="float">
            <text:p>-1.66</text:p>
          </table:table-cell>
          <table:table-cell table:style-name="ce64" table:formula="of:=IFERROR(([.AD41]-[.AD16])/[.AD16]*-1;&quot;&quot;)" office:value-type="float" office:value="0.161154083424287" calcext:value-type="float">
            <text:p>0.16</text:p>
          </table:table-cell>
          <table:table-cell table:style-name="ce64" table:formula="of:=IFERROR(([.AE41]-[.AE16])/[.AE16]*-1;&quot;&quot;)" office:value-type="float" office:value="-0.69526284691972" calcext:value-type="float">
            <text:p>-0.70</text:p>
          </table:table-cell>
          <table:table-cell table:style-name="ce64" table:formula="of:=IFERROR(([.AF41]-[.AF16])/[.AF16]*-1;&quot;&quot;)" office:value-type="float" office:value="-0.145061932283753" calcext:value-type="float">
            <text:p>-0.15</text:p>
          </table:table-cell>
          <table:table-cell table:style-name="ce64" table:formula="of:=IFERROR(([.AG41]-[.AG16])/[.AG16]*-1;&quot;&quot;)">
            <text:p/>
          </table:table-cell>
          <table:table-cell table:style-name="ce64" table:formula="of:=IFERROR(([.AH41]-[.AH16])/[.AH16]*-1;&quot;&quot;)" office:value-type="float" office:value="-0.240112792754836" calcext:value-type="float">
            <text:p>-0.24</text:p>
          </table:table-cell>
          <table:table-cell table:style-name="ce64" table:formula="of:=IFERROR(([.AI41]-[.AI16])/[.AI16]*-1;&quot;&quot;)" office:value-type="float" office:value="-3.27464723528501" calcext:value-type="float">
            <text:p>-3.27</text:p>
          </table:table-cell>
          <table:table-cell table:style-name="ce64" table:formula="of:=IFERROR(([.AJ41]-[.AJ16])/[.AJ16]*-1;&quot;&quot;)" office:value-type="float" office:value="-0.0903266824028474" calcext:value-type="float">
            <text:p>-0.09</text:p>
          </table:table-cell>
          <table:table-cell table:style-name="ce64" table:formula="of:=IFERROR(([.AK41]-[.AK16])/[.AK16]*-1;&quot;&quot;)" office:value-type="float" office:value="0.206510704613609" calcext:value-type="float">
            <text:p>0.21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8-12-01" calcext:value-type="date">
            <text:p>2018-12-01</text:p>
          </table:table-cell>
          <table:table-cell table:style-name="ce64" table:formula="of:=IFERROR(([.C42]-[.C17])/[.C17]*-1;&quot;&quot;)" office:value-type="float" office:value="0.00756861149731556" calcext:value-type="float">
            <text:p>0.01</text:p>
          </table:table-cell>
          <table:table-cell table:style-name="ce64" table:formula="of:=IFERROR(([.D42]-[.D17])/[.D17]*-1;&quot;&quot;)" office:value-type="float" office:value="-1.57662363538583" calcext:value-type="float">
            <text:p>-1.58</text:p>
          </table:table-cell>
          <table:table-cell table:style-name="ce64" table:formula="of:=IFERROR(([.E42]-[.E17])/[.E17]*-1;&quot;&quot;)" office:value-type="float" office:value="-1.81520882676836" calcext:value-type="float">
            <text:p>-1.82</text:p>
          </table:table-cell>
          <table:table-cell table:style-name="ce64" table:formula="of:=IFERROR(([.F42]-[.F17])/[.F17]*-1;&quot;&quot;)" office:value-type="float" office:value="-0.194794203031221" calcext:value-type="float">
            <text:p>-0.19</text:p>
          </table:table-cell>
          <table:table-cell table:style-name="ce64" table:formula="of:=IFERROR(([.G42]-[.G17])/[.G17]*-1;&quot;&quot;)" office:value-type="float" office:value="-1.320908105157" calcext:value-type="float">
            <text:p>-1.32</text:p>
          </table:table-cell>
          <table:table-cell table:style-name="ce64" table:formula="of:=IFERROR(([.H42]-[.H17])/[.H17]*-1;&quot;&quot;)">
            <text:p/>
          </table:table-cell>
          <table:table-cell table:style-name="ce64" table:formula="of:=IFERROR(([.I42]-[.I17])/[.I17]*-1;&quot;&quot;)" office:value-type="float" office:value="-0.510416666666667" calcext:value-type="float">
            <text:p>-0.51</text:p>
          </table:table-cell>
          <table:table-cell table:style-name="ce64" table:formula="of:=IFERROR(([.J42]-[.J17])/[.J17]*-1;&quot;&quot;)" office:value-type="float" office:value="-0.102761632406662" calcext:value-type="float">
            <text:p>-0.10</text:p>
          </table:table-cell>
          <table:table-cell table:style-name="ce64" table:formula="of:=IFERROR(([.K42]-[.K17])/[.K17]*-1;&quot;&quot;)" office:value-type="float" office:value="-1.09595879701464" calcext:value-type="float">
            <text:p>-1.10</text:p>
          </table:table-cell>
          <table:table-cell table:style-name="ce64" table:formula="of:=IFERROR(([.L42]-[.L17])/[.L17]*-1;&quot;&quot;)" office:value-type="float" office:value="-0.989582935284003" calcext:value-type="float">
            <text:p>-0.99</text:p>
          </table:table-cell>
          <table:table-cell table:style-name="ce64" table:formula="of:=IFERROR(([.M42]-[.M17])/[.M17]*-1;&quot;&quot;)" office:value-type="float" office:value="-0.434010545618215" calcext:value-type="float">
            <text:p>-0.43</text:p>
          </table:table-cell>
          <table:table-cell table:style-name="ce64" table:formula="of:=IFERROR(([.N42]-[.N17])/[.N17]*-1;&quot;&quot;)" office:value-type="float" office:value="-1.0377147245056" calcext:value-type="float">
            <text:p>-1.04</text:p>
          </table:table-cell>
          <table:table-cell table:style-name="ce64" table:formula="of:=IFERROR(([.O42]-[.O17])/[.O17]*-1;&quot;&quot;)" office:value-type="float" office:value="-1.06398905461948" calcext:value-type="float">
            <text:p>-1.06</text:p>
          </table:table-cell>
          <table:table-cell table:style-name="ce64" table:formula="of:=IFERROR(([.P42]-[.P17])/[.P17]*-1;&quot;&quot;)" office:value-type="float" office:value="-0.730267547875607" calcext:value-type="float">
            <text:p>-0.73</text:p>
          </table:table-cell>
          <table:table-cell table:style-name="ce64" table:formula="of:=IFERROR(([.Q42]-[.Q17])/[.Q17]*-1;&quot;&quot;)" office:value-type="float" office:value="-0.117212056982072" calcext:value-type="float">
            <text:p>-0.12</text:p>
          </table:table-cell>
          <table:table-cell table:style-name="ce64" table:formula="of:=IFERROR(([.R42]-[.R17])/[.R17]*-1;&quot;&quot;)" office:value-type="float" office:value="-0.66250715086869" calcext:value-type="float">
            <text:p>-0.66</text:p>
          </table:table-cell>
          <table:table-cell table:style-name="ce64" table:formula="of:=IFERROR(([.S42]-[.S17])/[.S17]*-1;&quot;&quot;)" office:value-type="float" office:value="-0.0172782198137775" calcext:value-type="float">
            <text:p>-0.02</text:p>
          </table:table-cell>
          <table:table-cell table:style-name="ce64" table:formula="of:=IFERROR(([.T42]-[.T17])/[.T17]*-1;&quot;&quot;)" office:value-type="float" office:value="-0.313630223466207" calcext:value-type="float">
            <text:p>-0.31</text:p>
          </table:table-cell>
          <table:table-cell table:style-name="ce64" table:formula="of:=IFERROR(([.U42]-[.U17])/[.U17]*-1;&quot;&quot;)">
            <text:p/>
          </table:table-cell>
          <table:table-cell table:style-name="ce64" table:formula="of:=IFERROR(([.V42]-[.V17])/[.V17]*-1;&quot;&quot;)" office:value-type="float" office:value="0.212541199327964" calcext:value-type="float">
            <text:p>0.21</text:p>
          </table:table-cell>
          <table:table-cell table:style-name="ce64" table:formula="of:=IFERROR(([.W42]-[.W17])/[.W17]*-1;&quot;&quot;)" office:value-type="float" office:value="-0.402780647722151" calcext:value-type="float">
            <text:p>-0.40</text:p>
          </table:table-cell>
          <table:table-cell table:style-name="ce64" table:formula="of:=IFERROR(([.X42]-[.X17])/[.X17]*-1;&quot;&quot;)" office:value-type="float" office:value="-0.503105221045008" calcext:value-type="float">
            <text:p>-0.50</text:p>
          </table:table-cell>
          <table:table-cell table:style-name="ce64" table:formula="of:=IFERROR(([.Y42]-[.Y17])/[.Y17]*-1;&quot;&quot;)" office:value-type="float" office:value="-0.25800973432668" calcext:value-type="float">
            <text:p>-0.26</text:p>
          </table:table-cell>
          <table:table-cell table:style-name="ce64" table:formula="of:=IFERROR(([.Z42]-[.Z17])/[.Z17]*-1;&quot;&quot;)" office:value-type="float" office:value="0.1452497438451" calcext:value-type="float">
            <text:p>0.15</text:p>
          </table:table-cell>
          <table:table-cell table:style-name="ce64" table:formula="of:=IFERROR(([.AA42]-[.AA17])/[.AA17]*-1;&quot;&quot;)" office:value-type="float" office:value="-0.456869803793366" calcext:value-type="float">
            <text:p>-0.46</text:p>
          </table:table-cell>
          <table:table-cell table:style-name="ce64" table:formula="of:=IFERROR(([.AB42]-[.AB17])/[.AB17]*-1;&quot;&quot;)" office:value-type="float" office:value="-1.31181145919595" calcext:value-type="float">
            <text:p>-1.31</text:p>
          </table:table-cell>
          <table:table-cell table:style-name="ce64" table:formula="of:=IFERROR(([.AC42]-[.AC17])/[.AC17]*-1;&quot;&quot;)" office:value-type="float" office:value="-1.45062752685149" calcext:value-type="float">
            <text:p>-1.45</text:p>
          </table:table-cell>
          <table:table-cell table:style-name="ce64" table:formula="of:=IFERROR(([.AD42]-[.AD17])/[.AD17]*-1;&quot;&quot;)" office:value-type="float" office:value="0.156294855329758" calcext:value-type="float">
            <text:p>0.16</text:p>
          </table:table-cell>
          <table:table-cell table:style-name="ce64" table:formula="of:=IFERROR(([.AE42]-[.AE17])/[.AE17]*-1;&quot;&quot;)">
            <text:p/>
          </table:table-cell>
          <table:table-cell table:style-name="ce64" table:formula="of:=IFERROR(([.AF42]-[.AF17])/[.AF17]*-1;&quot;&quot;)" office:value-type="float" office:value="-0.29346655841941" calcext:value-type="float">
            <text:p>-0.29</text:p>
          </table:table-cell>
          <table:table-cell table:style-name="ce64" table:formula="of:=IFERROR(([.AG42]-[.AG17])/[.AG17]*-1;&quot;&quot;)">
            <text:p/>
          </table:table-cell>
          <table:table-cell table:style-name="ce64" table:formula="of:=IFERROR(([.AH42]-[.AH17])/[.AH17]*-1;&quot;&quot;)" office:value-type="float" office:value="-0.342650003805951" calcext:value-type="float">
            <text:p>-0.34</text:p>
          </table:table-cell>
          <table:table-cell table:style-name="ce64" table:formula="of:=IFERROR(([.AI42]-[.AI17])/[.AI17]*-1;&quot;&quot;)" office:value-type="float" office:value="-3.75385086796241" calcext:value-type="float">
            <text:p>-3.75</text:p>
          </table:table-cell>
          <table:table-cell table:style-name="ce64" table:formula="of:=IFERROR(([.AJ42]-[.AJ17])/[.AJ17]*-1;&quot;&quot;)" office:value-type="float" office:value="-0.0748197293338989" calcext:value-type="float">
            <text:p>-0.07</text:p>
          </table:table-cell>
          <table:table-cell table:style-name="ce64" table:formula="of:=IFERROR(([.AK42]-[.AK17])/[.AK17]*-1;&quot;&quot;)" office:value-type="float" office:value="0.136381313750202" calcext:value-type="float">
            <text:p>0.14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/>
          <table:table-cell table:style-name="ce64" table:formula="of:=IFERROR(([.C43]-[.C18])/[.C18]*-1;&quot;&quot;)">
            <text:p/>
          </table:table-cell>
          <table:table-cell table:style-name="ce64" table:formula="of:=IFERROR(([.D43]-[.D18])/[.D18]*-1;&quot;&quot;)">
            <text:p/>
          </table:table-cell>
          <table:table-cell table:style-name="ce64" table:formula="of:=IFERROR(([.E43]-[.E18])/[.E18]*-1;&quot;&quot;)">
            <text:p/>
          </table:table-cell>
          <table:table-cell table:style-name="ce64" table:formula="of:=IFERROR(([.F43]-[.F18])/[.F18]*-1;&quot;&quot;)">
            <text:p/>
          </table:table-cell>
          <table:table-cell table:style-name="ce64" table:formula="of:=IFERROR(([.G43]-[.G18])/[.G18]*-1;&quot;&quot;)">
            <text:p/>
          </table:table-cell>
          <table:table-cell table:style-name="ce64" table:formula="of:=IFERROR(([.H43]-[.H18])/[.H18]*-1;&quot;&quot;)">
            <text:p/>
          </table:table-cell>
          <table:table-cell table:style-name="ce64" table:formula="of:=IFERROR(([.I43]-[.I18])/[.I18]*-1;&quot;&quot;)">
            <text:p/>
          </table:table-cell>
          <table:table-cell table:style-name="ce64" table:formula="of:=IFERROR(([.J43]-[.J18])/[.J18]*-1;&quot;&quot;)">
            <text:p/>
          </table:table-cell>
          <table:table-cell table:style-name="ce64" table:formula="of:=IFERROR(([.K43]-[.K18])/[.K18]*-1;&quot;&quot;)">
            <text:p/>
          </table:table-cell>
          <table:table-cell table:style-name="ce64" table:formula="of:=IFERROR(([.L43]-[.L18])/[.L18]*-1;&quot;&quot;)">
            <text:p/>
          </table:table-cell>
          <table:table-cell table:style-name="ce64" table:formula="of:=IFERROR(([.M43]-[.M18])/[.M18]*-1;&quot;&quot;)">
            <text:p/>
          </table:table-cell>
          <table:table-cell table:style-name="ce64" table:formula="of:=IFERROR(([.N43]-[.N18])/[.N18]*-1;&quot;&quot;)">
            <text:p/>
          </table:table-cell>
          <table:table-cell table:style-name="ce64" table:formula="of:=IFERROR(([.O43]-[.O18])/[.O18]*-1;&quot;&quot;)">
            <text:p/>
          </table:table-cell>
          <table:table-cell table:style-name="ce64" table:formula="of:=IFERROR(([.P43]-[.P18])/[.P18]*-1;&quot;&quot;)">
            <text:p/>
          </table:table-cell>
          <table:table-cell table:style-name="ce64" table:formula="of:=IFERROR(([.Q43]-[.Q18])/[.Q18]*-1;&quot;&quot;)">
            <text:p/>
          </table:table-cell>
          <table:table-cell table:style-name="ce64" table:formula="of:=IFERROR(([.R43]-[.R18])/[.R18]*-1;&quot;&quot;)">
            <text:p/>
          </table:table-cell>
          <table:table-cell table:style-name="ce64" table:formula="of:=IFERROR(([.S43]-[.S18])/[.S18]*-1;&quot;&quot;)">
            <text:p/>
          </table:table-cell>
          <table:table-cell table:style-name="ce64" table:formula="of:=IFERROR(([.T43]-[.T18])/[.T18]*-1;&quot;&quot;)">
            <text:p/>
          </table:table-cell>
          <table:table-cell table:style-name="ce64" table:formula="of:=IFERROR(([.U43]-[.U18])/[.U18]*-1;&quot;&quot;)">
            <text:p/>
          </table:table-cell>
          <table:table-cell table:style-name="ce64" table:formula="of:=IFERROR(([.V43]-[.V18])/[.V18]*-1;&quot;&quot;)">
            <text:p/>
          </table:table-cell>
          <table:table-cell table:style-name="ce64" table:formula="of:=IFERROR(([.W43]-[.W18])/[.W18]*-1;&quot;&quot;)">
            <text:p/>
          </table:table-cell>
          <table:table-cell table:style-name="ce64" table:formula="of:=IFERROR(([.X43]-[.X18])/[.X18]*-1;&quot;&quot;)">
            <text:p/>
          </table:table-cell>
          <table:table-cell table:style-name="ce64" table:formula="of:=IFERROR(([.Y43]-[.Y18])/[.Y18]*-1;&quot;&quot;)">
            <text:p/>
          </table:table-cell>
          <table:table-cell table:style-name="ce64" table:formula="of:=IFERROR(([.Z43]-[.Z18])/[.Z18]*-1;&quot;&quot;)">
            <text:p/>
          </table:table-cell>
          <table:table-cell table:style-name="ce64" table:formula="of:=IFERROR(([.AA43]-[.AA18])/[.AA18]*-1;&quot;&quot;)">
            <text:p/>
          </table:table-cell>
          <table:table-cell table:style-name="ce64" table:formula="of:=IFERROR(([.AB43]-[.AB18])/[.AB18]*-1;&quot;&quot;)">
            <text:p/>
          </table:table-cell>
          <table:table-cell table:style-name="ce64" table:formula="of:=IFERROR(([.AC43]-[.AC18])/[.AC18]*-1;&quot;&quot;)">
            <text:p/>
          </table:table-cell>
          <table:table-cell table:style-name="ce64" table:formula="of:=IFERROR(([.AD43]-[.AD18])/[.AD18]*-1;&quot;&quot;)">
            <text:p/>
          </table:table-cell>
          <table:table-cell table:style-name="ce64" table:formula="of:=IFERROR(([.AE43]-[.AE18])/[.AE18]*-1;&quot;&quot;)">
            <text:p/>
          </table:table-cell>
          <table:table-cell table:style-name="ce64" table:formula="of:=IFERROR(([.AF43]-[.AF18])/[.AF18]*-1;&quot;&quot;)">
            <text:p/>
          </table:table-cell>
          <table:table-cell table:style-name="ce64" table:formula="of:=IFERROR(([.AG43]-[.AG18])/[.AG18]*-1;&quot;&quot;)">
            <text:p/>
          </table:table-cell>
          <table:table-cell table:style-name="ce64" table:formula="of:=IFERROR(([.AH43]-[.AH18])/[.AH18]*-1;&quot;&quot;)">
            <text:p/>
          </table:table-cell>
          <table:table-cell table:style-name="ce64" table:formula="of:=IFERROR(([.AI43]-[.AI18])/[.AI18]*-1;&quot;&quot;)">
            <text:p/>
          </table:table-cell>
          <table:table-cell table:style-name="ce64" table:formula="of:=IFERROR(([.AJ43]-[.AJ18])/[.AJ18]*-1;&quot;&quot;)">
            <text:p/>
          </table:table-cell>
          <table:table-cell table:style-name="ce64" table:formula="of:=IFERROR(([.AK43]-[.AK18])/[.AK18]*-1;&quot;&quot;)">
            <text:p/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9-01-01" calcext:value-type="date">
            <text:p>2019-01-01</text:p>
          </table:table-cell>
          <table:table-cell table:style-name="ce64" table:formula="of:=IFERROR(([.C44]-[.C19])/[.C19]*-1;&quot;&quot;)" office:value-type="float" office:value="-0.0354592677710236" calcext:value-type="float">
            <text:p>-0.04</text:p>
          </table:table-cell>
          <table:table-cell table:style-name="ce64" table:formula="of:=IFERROR(([.D44]-[.D19])/[.D19]*-1;&quot;&quot;)" office:value-type="float" office:value="-1.65093180321208" calcext:value-type="float">
            <text:p>-1.65</text:p>
          </table:table-cell>
          <table:table-cell table:style-name="ce64" table:formula="of:=IFERROR(([.E44]-[.E19])/[.E19]*-1;&quot;&quot;)" office:value-type="float" office:value="-1.53744912471735" calcext:value-type="float">
            <text:p>-1.54</text:p>
          </table:table-cell>
          <table:table-cell table:style-name="ce64" table:formula="of:=IFERROR(([.F44]-[.F19])/[.F19]*-1;&quot;&quot;)" office:value-type="float" office:value="-0.0702209382489084" calcext:value-type="float">
            <text:p>-0.07</text:p>
          </table:table-cell>
          <table:table-cell table:style-name="ce64" table:formula="of:=IFERROR(([.G44]-[.G19])/[.G19]*-1;&quot;&quot;)" office:value-type="float" office:value="-1.48732301603736" calcext:value-type="float">
            <text:p>-1.49</text:p>
          </table:table-cell>
          <table:table-cell table:style-name="ce64" table:formula="of:=IFERROR(([.H44]-[.H19])/[.H19]*-1;&quot;&quot;)">
            <text:p/>
          </table:table-cell>
          <table:table-cell table:style-name="ce64" table:formula="of:=IFERROR(([.I44]-[.I19])/[.I19]*-1;&quot;&quot;)" office:value-type="float" office:value="-0.426229508196721" calcext:value-type="float">
            <text:p>-0.43</text:p>
          </table:table-cell>
          <table:table-cell table:style-name="ce64" table:formula="of:=IFERROR(([.J44]-[.J19])/[.J19]*-1;&quot;&quot;)" office:value-type="float" office:value="-0.0701113790888489" calcext:value-type="float">
            <text:p>-0.07</text:p>
          </table:table-cell>
          <table:table-cell table:style-name="ce64" table:formula="of:=IFERROR(([.K44]-[.K19])/[.K19]*-1;&quot;&quot;)" office:value-type="float" office:value="-1.20331077076595" calcext:value-type="float">
            <text:p>-1.20</text:p>
          </table:table-cell>
          <table:table-cell table:style-name="ce64" table:formula="of:=IFERROR(([.L44]-[.L19])/[.L19]*-1;&quot;&quot;)" office:value-type="float" office:value="-0.713393623776684" calcext:value-type="float">
            <text:p>-0.71</text:p>
          </table:table-cell>
          <table:table-cell table:style-name="ce64" table:formula="of:=IFERROR(([.M44]-[.M19])/[.M19]*-1;&quot;&quot;)" office:value-type="float" office:value="-0.436921977774726" calcext:value-type="float">
            <text:p>-0.44</text:p>
          </table:table-cell>
          <table:table-cell table:style-name="ce64" table:formula="of:=IFERROR(([.N44]-[.N19])/[.N19]*-1;&quot;&quot;)" office:value-type="float" office:value="-0.457481273942237" calcext:value-type="float">
            <text:p>-0.46</text:p>
          </table:table-cell>
          <table:table-cell table:style-name="ce64" table:formula="of:=IFERROR(([.O44]-[.O19])/[.O19]*-1;&quot;&quot;)" office:value-type="float" office:value="-0.517192214667387" calcext:value-type="float">
            <text:p>-0.52</text:p>
          </table:table-cell>
          <table:table-cell table:style-name="ce64" table:formula="of:=IFERROR(([.P44]-[.P19])/[.P19]*-1;&quot;&quot;)" office:value-type="float" office:value="-0.646667873490393" calcext:value-type="float">
            <text:p>-0.65</text:p>
          </table:table-cell>
          <table:table-cell table:style-name="ce64" table:formula="of:=IFERROR(([.Q44]-[.Q19])/[.Q19]*-1;&quot;&quot;)" office:value-type="float" office:value="-0.195986368020669" calcext:value-type="float">
            <text:p>-0.20</text:p>
          </table:table-cell>
          <table:table-cell table:style-name="ce64" table:formula="of:=IFERROR(([.R44]-[.R19])/[.R19]*-1;&quot;&quot;)" office:value-type="float" office:value="-0.831432159518401" calcext:value-type="float">
            <text:p>-0.83</text:p>
          </table:table-cell>
          <table:table-cell table:style-name="ce64" table:formula="of:=IFERROR(([.S44]-[.S19])/[.S19]*-1;&quot;&quot;)" office:value-type="float" office:value="-0.261141026824792" calcext:value-type="float">
            <text:p>-0.26</text:p>
          </table:table-cell>
          <table:table-cell table:style-name="ce64" table:formula="of:=IFERROR(([.T44]-[.T19])/[.T19]*-1;&quot;&quot;)" office:value-type="float" office:value="-0.236855945440531" calcext:value-type="float">
            <text:p>-0.24</text:p>
          </table:table-cell>
          <table:table-cell table:style-name="ce64" table:formula="of:=IFERROR(([.U44]-[.U19])/[.U19]*-1;&quot;&quot;)">
            <text:p/>
          </table:table-cell>
          <table:table-cell table:style-name="ce64" table:formula="of:=IFERROR(([.V44]-[.V19])/[.V19]*-1;&quot;&quot;)" office:value-type="float" office:value="0.0891566717902154" calcext:value-type="float">
            <text:p>0.09</text:p>
          </table:table-cell>
          <table:table-cell table:style-name="ce64" table:formula="of:=IFERROR(([.W44]-[.W19])/[.W19]*-1;&quot;&quot;)" office:value-type="float" office:value="-0.340651312219805" calcext:value-type="float">
            <text:p>-0.34</text:p>
          </table:table-cell>
          <table:table-cell table:style-name="ce64" table:formula="of:=IFERROR(([.X44]-[.X19])/[.X19]*-1;&quot;&quot;)">
            <text:p/>
          </table:table-cell>
          <table:table-cell table:style-name="ce64" table:formula="of:=IFERROR(([.Y44]-[.Y19])/[.Y19]*-1;&quot;&quot;)" office:value-type="float" office:value="-0.793284202971208" calcext:value-type="float">
            <text:p>-0.79</text:p>
          </table:table-cell>
          <table:table-cell table:style-name="ce64" table:formula="of:=IFERROR(([.Z44]-[.Z19])/[.Z19]*-1;&quot;&quot;)" office:value-type="float" office:value="0.0582308678483553" calcext:value-type="float">
            <text:p>0.06</text:p>
          </table:table-cell>
          <table:table-cell table:style-name="ce64" table:formula="of:=IFERROR(([.AA44]-[.AA19])/[.AA19]*-1;&quot;&quot;)" office:value-type="float" office:value="-0.53710434507908" calcext:value-type="float">
            <text:p>-0.54</text:p>
          </table:table-cell>
          <table:table-cell table:style-name="ce64" table:formula="of:=IFERROR(([.AB44]-[.AB19])/[.AB19]*-1;&quot;&quot;)" office:value-type="float" office:value="-1.20625833890437" calcext:value-type="float">
            <text:p>-1.21</text:p>
          </table:table-cell>
          <table:table-cell table:style-name="ce64" table:formula="of:=IFERROR(([.AC44]-[.AC19])/[.AC19]*-1;&quot;&quot;)" office:value-type="float" office:value="-1.51521661137966" calcext:value-type="float">
            <text:p>-1.52</text:p>
          </table:table-cell>
          <table:table-cell table:style-name="ce64" table:formula="of:=IFERROR(([.AD44]-[.AD19])/[.AD19]*-1;&quot;&quot;)" office:value-type="float" office:value="0.271144968110444" calcext:value-type="float">
            <text:p>0.27</text:p>
          </table:table-cell>
          <table:table-cell table:style-name="ce64" table:formula="of:=IFERROR(([.AE44]-[.AE19])/[.AE19]*-1;&quot;&quot;)" office:value-type="float" office:value="-0.182508228925" calcext:value-type="float">
            <text:p>-0.18</text:p>
          </table:table-cell>
          <table:table-cell table:style-name="ce64" table:formula="of:=IFERROR(([.AF44]-[.AF19])/[.AF19]*-1;&quot;&quot;)" office:value-type="float" office:value="-0.559816553488591" calcext:value-type="float">
            <text:p>-0.56</text:p>
          </table:table-cell>
          <table:table-cell table:style-name="ce64" table:formula="of:=IFERROR(([.AG44]-[.AG19])/[.AG19]*-1;&quot;&quot;)">
            <text:p/>
          </table:table-cell>
          <table:table-cell table:style-name="ce64" table:formula="of:=IFERROR(([.AH44]-[.AH19])/[.AH19]*-1;&quot;&quot;)" office:value-type="float" office:value="-0.628805281320644" calcext:value-type="float">
            <text:p>-0.63</text:p>
          </table:table-cell>
          <table:table-cell table:style-name="ce64" table:formula="of:=IFERROR(([.AI44]-[.AI19])/[.AI19]*-1;&quot;&quot;)" office:value-type="float" office:value="-2.22776249795184" calcext:value-type="float">
            <text:p>-2.23</text:p>
          </table:table-cell>
          <table:table-cell table:style-name="ce64" table:formula="of:=IFERROR(([.AJ44]-[.AJ19])/[.AJ19]*-1;&quot;&quot;)" office:value-type="float" office:value="-0.0173649500468582" calcext:value-type="float">
            <text:p>-0.02</text:p>
          </table:table-cell>
          <table:table-cell table:style-name="ce64" table:formula="of:=IFERROR(([.AK44]-[.AK19])/[.AK19]*-1;&quot;&quot;)" office:value-type="float" office:value="0.0569776941923734" calcext:value-type="float">
            <text:p>0.06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9-03-01" calcext:value-type="date">
            <text:p>2019-03-01</text:p>
          </table:table-cell>
          <table:table-cell table:style-name="ce64" table:formula="of:=IFERROR(([.C45]-[.C20])/[.C20]*-1;&quot;&quot;)" office:value-type="float" office:value="-0.0752418095791842" calcext:value-type="float">
            <text:p>-0.08</text:p>
          </table:table-cell>
          <table:table-cell table:style-name="ce64" table:formula="of:=IFERROR(([.D45]-[.D20])/[.D20]*-1;&quot;&quot;)" office:value-type="float" office:value="-1.43914778243089" calcext:value-type="float">
            <text:p>-1.44</text:p>
          </table:table-cell>
          <table:table-cell table:style-name="ce64" table:formula="of:=IFERROR(([.E45]-[.E20])/[.E20]*-1;&quot;&quot;)" office:value-type="float" office:value="-1.52110399945621" calcext:value-type="float">
            <text:p>-1.52</text:p>
          </table:table-cell>
          <table:table-cell table:style-name="ce64" table:formula="of:=IFERROR(([.F45]-[.F20])/[.F20]*-1;&quot;&quot;)" office:value-type="float" office:value="-0.132913569479628" calcext:value-type="float">
            <text:p>-0.13</text:p>
          </table:table-cell>
          <table:table-cell table:style-name="ce64" table:formula="of:=IFERROR(([.G45]-[.G20])/[.G20]*-1;&quot;&quot;)" office:value-type="float" office:value="-1.27499076082882" calcext:value-type="float">
            <text:p>-1.27</text:p>
          </table:table-cell>
          <table:table-cell table:style-name="ce64" table:formula="of:=IFERROR(([.H45]-[.H20])/[.H20]*-1;&quot;&quot;)">
            <text:p/>
          </table:table-cell>
          <table:table-cell table:style-name="ce64" table:formula="of:=IFERROR(([.I45]-[.I20])/[.I20]*-1;&quot;&quot;)" office:value-type="float" office:value="-0.466666666666667" calcext:value-type="float">
            <text:p>-0.47</text:p>
          </table:table-cell>
          <table:table-cell table:style-name="ce64" table:formula="of:=IFERROR(([.J45]-[.J20])/[.J20]*-1;&quot;&quot;)" office:value-type="float" office:value="-0.304115224410745" calcext:value-type="float">
            <text:p>-0.30</text:p>
          </table:table-cell>
          <table:table-cell table:style-name="ce64" table:formula="of:=IFERROR(([.K45]-[.K20])/[.K20]*-1;&quot;&quot;)" office:value-type="float" office:value="-1.13189012216654" calcext:value-type="float">
            <text:p>-1.13</text:p>
          </table:table-cell>
          <table:table-cell table:style-name="ce64" table:formula="of:=IFERROR(([.L45]-[.L20])/[.L20]*-1;&quot;&quot;)" office:value-type="float" office:value="-1.05105530872005" calcext:value-type="float">
            <text:p>-1.05</text:p>
          </table:table-cell>
          <table:table-cell table:style-name="ce64" table:formula="of:=IFERROR(([.M45]-[.M20])/[.M20]*-1;&quot;&quot;)" office:value-type="float" office:value="-0.447421360643745" calcext:value-type="float">
            <text:p>-0.45</text:p>
          </table:table-cell>
          <table:table-cell table:style-name="ce64" table:formula="of:=IFERROR(([.N45]-[.N20])/[.N20]*-1;&quot;&quot;)" office:value-type="float" office:value="-0.157247143223536" calcext:value-type="float">
            <text:p>-0.16</text:p>
          </table:table-cell>
          <table:table-cell table:style-name="ce64" table:formula="of:=IFERROR(([.O45]-[.O20])/[.O20]*-1;&quot;&quot;)" office:value-type="float" office:value="-0.865680793820822" calcext:value-type="float">
            <text:p>-0.87</text:p>
          </table:table-cell>
          <table:table-cell table:style-name="ce64" table:formula="of:=IFERROR(([.P45]-[.P20])/[.P20]*-1;&quot;&quot;)" office:value-type="float" office:value="-0.649710696140897" calcext:value-type="float">
            <text:p>-0.65</text:p>
          </table:table-cell>
          <table:table-cell table:style-name="ce64" table:formula="of:=IFERROR(([.Q45]-[.Q20])/[.Q20]*-1;&quot;&quot;)" office:value-type="float" office:value="-0.267706065763316" calcext:value-type="float">
            <text:p>-0.27</text:p>
          </table:table-cell>
          <table:table-cell table:style-name="ce64" table:formula="of:=IFERROR(([.R45]-[.R20])/[.R20]*-1;&quot;&quot;)" office:value-type="float" office:value="-0.816616085600737" calcext:value-type="float">
            <text:p>-0.82</text:p>
          </table:table-cell>
          <table:table-cell table:style-name="ce64" table:formula="of:=IFERROR(([.S45]-[.S20])/[.S20]*-1;&quot;&quot;)" office:value-type="float" office:value="0.363989169728063" calcext:value-type="float">
            <text:p>0.36</text:p>
          </table:table-cell>
          <table:table-cell table:style-name="ce64" table:formula="of:=IFERROR(([.T45]-[.T20])/[.T20]*-1;&quot;&quot;)" office:value-type="float" office:value="-0.169576761129772" calcext:value-type="float">
            <text:p>-0.17</text:p>
          </table:table-cell>
          <table:table-cell table:style-name="ce64" table:formula="of:=IFERROR(([.U45]-[.U20])/[.U20]*-1;&quot;&quot;)">
            <text:p/>
          </table:table-cell>
          <table:table-cell table:style-name="ce64" table:formula="of:=IFERROR(([.V45]-[.V20])/[.V20]*-1;&quot;&quot;)" office:value-type="float" office:value="0.168775587873541" calcext:value-type="float">
            <text:p>0.17</text:p>
          </table:table-cell>
          <table:table-cell table:style-name="ce64" table:formula="of:=IFERROR(([.W45]-[.W20])/[.W20]*-1;&quot;&quot;)" office:value-type="float" office:value="-0.428180839690693" calcext:value-type="float">
            <text:p>-0.43</text:p>
          </table:table-cell>
          <table:table-cell table:style-name="ce64" table:formula="of:=IFERROR(([.X45]-[.X20])/[.X20]*-1;&quot;&quot;)">
            <text:p/>
          </table:table-cell>
          <table:table-cell table:style-name="ce64" table:formula="of:=IFERROR(([.Y45]-[.Y20])/[.Y20]*-1;&quot;&quot;)" office:value-type="float" office:value="-1.10453865966288" calcext:value-type="float">
            <text:p>-1.10</text:p>
          </table:table-cell>
          <table:table-cell table:style-name="ce64" table:formula="of:=IFERROR(([.Z45]-[.Z20])/[.Z20]*-1;&quot;&quot;)" office:value-type="float" office:value="-0.0681014411600012" calcext:value-type="float">
            <text:p>-0.07</text:p>
          </table:table-cell>
          <table:table-cell table:style-name="ce64" table:formula="of:=IFERROR(([.AA45]-[.AA20])/[.AA20]*-1;&quot;&quot;)" office:value-type="float" office:value="-0.417618245899794" calcext:value-type="float">
            <text:p>-0.42</text:p>
          </table:table-cell>
          <table:table-cell table:style-name="ce64" table:formula="of:=IFERROR(([.AB45]-[.AB20])/[.AB20]*-1;&quot;&quot;)" office:value-type="float" office:value="-0.971948500978117" calcext:value-type="float">
            <text:p>-0.97</text:p>
          </table:table-cell>
          <table:table-cell table:style-name="ce64" table:formula="of:=IFERROR(([.AC45]-[.AC20])/[.AC20]*-1;&quot;&quot;)" office:value-type="float" office:value="-1.1025459203592" calcext:value-type="float">
            <text:p>-1.10</text:p>
          </table:table-cell>
          <table:table-cell table:style-name="ce64" table:formula="of:=IFERROR(([.AD45]-[.AD20])/[.AD20]*-1;&quot;&quot;)" office:value-type="float" office:value="0.109573001882793" calcext:value-type="float">
            <text:p>0.11</text:p>
          </table:table-cell>
          <table:table-cell table:style-name="ce64" table:formula="of:=IFERROR(([.AE45]-[.AE20])/[.AE20]*-1;&quot;&quot;)" office:value-type="float" office:value="-1.02941434110493" calcext:value-type="float">
            <text:p>-1.03</text:p>
          </table:table-cell>
          <table:table-cell table:style-name="ce64" table:formula="of:=IFERROR(([.AF45]-[.AF20])/[.AF20]*-1;&quot;&quot;)" office:value-type="float" office:value="-0.361997864602054" calcext:value-type="float">
            <text:p>-0.36</text:p>
          </table:table-cell>
          <table:table-cell table:style-name="ce64" table:formula="of:=IFERROR(([.AG45]-[.AG20])/[.AG20]*-1;&quot;&quot;)">
            <text:p/>
          </table:table-cell>
          <table:table-cell table:style-name="ce64" table:formula="of:=IFERROR(([.AH45]-[.AH20])/[.AH20]*-1;&quot;&quot;)" office:value-type="float" office:value="-0.62175042915198" calcext:value-type="float">
            <text:p>-0.62</text:p>
          </table:table-cell>
          <table:table-cell table:style-name="ce64" table:formula="of:=IFERROR(([.AI45]-[.AI20])/[.AI20]*-1;&quot;&quot;)" office:value-type="float" office:value="-2.13692416774921" calcext:value-type="float">
            <text:p>-2.14</text:p>
          </table:table-cell>
          <table:table-cell table:style-name="ce64" table:formula="of:=IFERROR(([.AJ45]-[.AJ20])/[.AJ20]*-1;&quot;&quot;)" office:value-type="float" office:value="-0.0892834281990838" calcext:value-type="float">
            <text:p>-0.09</text:p>
          </table:table-cell>
          <table:table-cell table:style-name="ce64" table:formula="of:=IFERROR(([.AK45]-[.AK20])/[.AK20]*-1;&quot;&quot;)" office:value-type="float" office:value="0.30957353709984" calcext:value-type="float">
            <text:p>0.31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9-09-01" calcext:value-type="date">
            <text:p>2019-09-01</text:p>
          </table:table-cell>
          <table:table-cell table:style-name="ce64" table:formula="of:=IFERROR(([.C46]-[.C21])/[.C21]*-1;&quot;&quot;)" office:value-type="float" office:value="-0.0779804124240583" calcext:value-type="float">
            <text:p>-0.08</text:p>
          </table:table-cell>
          <table:table-cell table:style-name="ce64" table:formula="of:=IFERROR(([.D46]-[.D21])/[.D21]*-1;&quot;&quot;)" office:value-type="float" office:value="-1.30983479815369" calcext:value-type="float">
            <text:p>-1.31</text:p>
          </table:table-cell>
          <table:table-cell table:style-name="ce64" table:formula="of:=IFERROR(([.E46]-[.E21])/[.E21]*-1;&quot;&quot;)" office:value-type="float" office:value="-1.47615715752365" calcext:value-type="float">
            <text:p>-1.48</text:p>
          </table:table-cell>
          <table:table-cell table:style-name="ce64" table:formula="of:=IFERROR(([.F46]-[.F21])/[.F21]*-1;&quot;&quot;)" office:value-type="float" office:value="-0.185464300773619" calcext:value-type="float">
            <text:p>-0.19</text:p>
          </table:table-cell>
          <table:table-cell table:style-name="ce64" table:formula="of:=IFERROR(([.G46]-[.G21])/[.G21]*-1;&quot;&quot;)" office:value-type="float" office:value="-1.11550678467727" calcext:value-type="float">
            <text:p>-1.12</text:p>
          </table:table-cell>
          <table:table-cell table:style-name="ce64" table:formula="of:=IFERROR(([.H46]-[.H21])/[.H21]*-1;&quot;&quot;)">
            <text:p/>
          </table:table-cell>
          <table:table-cell table:style-name="ce64" table:formula="of:=IFERROR(([.I46]-[.I21])/[.I21]*-1;&quot;&quot;)" office:value-type="float" office:value="-0.412844036697248" calcext:value-type="float">
            <text:p>-0.41</text:p>
          </table:table-cell>
          <table:table-cell table:style-name="ce64" table:formula="of:=IFERROR(([.J46]-[.J21])/[.J21]*-1;&quot;&quot;)" office:value-type="float" office:value="-0.54908722944368" calcext:value-type="float">
            <text:p>-0.55</text:p>
          </table:table-cell>
          <table:table-cell table:style-name="ce64" table:formula="of:=IFERROR(([.K46]-[.K21])/[.K21]*-1;&quot;&quot;)" office:value-type="float" office:value="-1.08373301748072" calcext:value-type="float">
            <text:p>-1.08</text:p>
          </table:table-cell>
          <table:table-cell table:style-name="ce64" table:formula="of:=IFERROR(([.L46]-[.L21])/[.L21]*-1;&quot;&quot;)" office:value-type="float" office:value="-0.689122224936192" calcext:value-type="float">
            <text:p>-0.69</text:p>
          </table:table-cell>
          <table:table-cell table:style-name="ce64" table:formula="of:=IFERROR(([.M46]-[.M21])/[.M21]*-1;&quot;&quot;)" office:value-type="float" office:value="-0.420250647090651" calcext:value-type="float">
            <text:p>-0.42</text:p>
          </table:table-cell>
          <table:table-cell table:style-name="ce64" table:formula="of:=IFERROR(([.N46]-[.N21])/[.N21]*-1;&quot;&quot;)">
            <text:p/>
          </table:table-cell>
          <table:table-cell table:style-name="ce64" table:formula="of:=IFERROR(([.O46]-[.O21])/[.O21]*-1;&quot;&quot;)" office:value-type="float" office:value="-1.03590838044025" calcext:value-type="float">
            <text:p>-1.04</text:p>
          </table:table-cell>
          <table:table-cell table:style-name="ce64" table:formula="of:=IFERROR(([.P46]-[.P21])/[.P21]*-1;&quot;&quot;)" office:value-type="float" office:value="-0.654540904308697" calcext:value-type="float">
            <text:p>-0.65</text:p>
          </table:table-cell>
          <table:table-cell table:style-name="ce64" table:formula="of:=IFERROR(([.Q46]-[.Q21])/[.Q21]*-1;&quot;&quot;)" office:value-type="float" office:value="-0.0734369011640177" calcext:value-type="float">
            <text:p>-0.07</text:p>
          </table:table-cell>
          <table:table-cell table:style-name="ce64" table:formula="of:=IFERROR(([.R46]-[.R21])/[.R21]*-1;&quot;&quot;)" office:value-type="float" office:value="-0.624822184445225" calcext:value-type="float">
            <text:p>-0.62</text:p>
          </table:table-cell>
          <table:table-cell table:style-name="ce64" table:formula="of:=IFERROR(([.S46]-[.S21])/[.S21]*-1;&quot;&quot;)" office:value-type="float" office:value="0.391676790640009" calcext:value-type="float">
            <text:p>0.39</text:p>
          </table:table-cell>
          <table:table-cell table:style-name="ce64" table:formula="of:=IFERROR(([.T46]-[.T21])/[.T21]*-1;&quot;&quot;)" office:value-type="float" office:value="-0.0984857848189873" calcext:value-type="float">
            <text:p>-0.10</text:p>
          </table:table-cell>
          <table:table-cell table:style-name="ce64" table:formula="of:=IFERROR(([.U46]-[.U21])/[.U21]*-1;&quot;&quot;)" office:value-type="float" office:value="-0.648597058371615" calcext:value-type="float">
            <text:p>-0.65</text:p>
          </table:table-cell>
          <table:table-cell table:style-name="ce64" table:formula="of:=IFERROR(([.V46]-[.V21])/[.V21]*-1;&quot;&quot;)" office:value-type="float" office:value="0.251245748579385" calcext:value-type="float">
            <text:p>0.25</text:p>
          </table:table-cell>
          <table:table-cell table:style-name="ce64" table:formula="of:=IFERROR(([.W46]-[.W21])/[.W21]*-1;&quot;&quot;)" office:value-type="float" office:value="-0.29547579339237" calcext:value-type="float">
            <text:p>-0.30</text:p>
          </table:table-cell>
          <table:table-cell table:style-name="ce64" table:formula="of:=IFERROR(([.X46]-[.X21])/[.X21]*-1;&quot;&quot;)">
            <text:p/>
          </table:table-cell>
          <table:table-cell table:style-name="ce64" table:formula="of:=IFERROR(([.Y46]-[.Y21])/[.Y21]*-1;&quot;&quot;)" office:value-type="float" office:value="-0.627612819395329" calcext:value-type="float">
            <text:p>-0.63</text:p>
          </table:table-cell>
          <table:table-cell table:style-name="ce64" table:formula="of:=IFERROR(([.Z46]-[.Z21])/[.Z21]*-1;&quot;&quot;)" office:value-type="float" office:value="-0.0465605947043623" calcext:value-type="float">
            <text:p>-0.05</text:p>
          </table:table-cell>
          <table:table-cell table:style-name="ce64" table:formula="of:=IFERROR(([.AA46]-[.AA21])/[.AA21]*-1;&quot;&quot;)" office:value-type="float" office:value="-0.695140653142022" calcext:value-type="float">
            <text:p>-0.70</text:p>
          </table:table-cell>
          <table:table-cell table:style-name="ce64" table:formula="of:=IFERROR(([.AB46]-[.AB21])/[.AB21]*-1;&quot;&quot;)" office:value-type="float" office:value="-0.830624587560711" calcext:value-type="float">
            <text:p>-0.83</text:p>
          </table:table-cell>
          <table:table-cell table:style-name="ce64" table:formula="of:=IFERROR(([.AC46]-[.AC21])/[.AC21]*-1;&quot;&quot;)" office:value-type="float" office:value="-1.73429581853446" calcext:value-type="float">
            <text:p>-1.73</text:p>
          </table:table-cell>
          <table:table-cell table:style-name="ce64" table:formula="of:=IFERROR(([.AD46]-[.AD21])/[.AD21]*-1;&quot;&quot;)" office:value-type="float" office:value="0.176186913594829" calcext:value-type="float">
            <text:p>0.18</text:p>
          </table:table-cell>
          <table:table-cell table:style-name="ce64" table:formula="of:=IFERROR(([.AE46]-[.AE21])/[.AE21]*-1;&quot;&quot;)">
            <text:p/>
          </table:table-cell>
          <table:table-cell table:style-name="ce64" table:formula="of:=IFERROR(([.AF46]-[.AF21])/[.AF21]*-1;&quot;&quot;)" office:value-type="float" office:value="-0.067357720911528" calcext:value-type="float">
            <text:p>-0.07</text:p>
          </table:table-cell>
          <table:table-cell table:style-name="ce64" table:formula="of:=IFERROR(([.AG46]-[.AG21])/[.AG21]*-1;&quot;&quot;)">
            <text:p/>
          </table:table-cell>
          <table:table-cell table:style-name="ce64" table:formula="of:=IFERROR(([.AH46]-[.AH21])/[.AH21]*-1;&quot;&quot;)" office:value-type="float" office:value="-0.334217886726608" calcext:value-type="float">
            <text:p>-0.33</text:p>
          </table:table-cell>
          <table:table-cell table:style-name="ce64" table:formula="of:=IFERROR(([.AI46]-[.AI21])/[.AI21]*-1;&quot;&quot;)" office:value-type="float" office:value="-2.56774193700387" calcext:value-type="float">
            <text:p>-2.57</text:p>
          </table:table-cell>
          <table:table-cell table:style-name="ce64" table:formula="of:=IFERROR(([.AJ46]-[.AJ21])/[.AJ21]*-1;&quot;&quot;)" office:value-type="float" office:value="-0.00453637504622517" calcext:value-type="float">
            <text:p>0.00</text:p>
          </table:table-cell>
          <table:table-cell table:style-name="ce64" table:formula="of:=IFERROR(([.AK46]-[.AK21])/[.AK21]*-1;&quot;&quot;)" office:value-type="float" office:value="0.272498966977105" calcext:value-type="float">
            <text:p>0.27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19-12-01" calcext:value-type="date">
            <text:p>2019-12-01</text:p>
          </table:table-cell>
          <table:table-cell table:style-name="ce64" table:formula="of:=IFERROR(([.C47]-[.C22])/[.C22]*-1;&quot;&quot;)" office:value-type="float" office:value="-0.0415491186106101" calcext:value-type="float">
            <text:p>-0.04</text:p>
          </table:table-cell>
          <table:table-cell table:style-name="ce64" table:formula="of:=IFERROR(([.D47]-[.D22])/[.D22]*-1;&quot;&quot;)" office:value-type="float" office:value="-1.10253801183032" calcext:value-type="float">
            <text:p>-1.10</text:p>
          </table:table-cell>
          <table:table-cell table:style-name="ce64" table:formula="of:=IFERROR(([.E47]-[.E22])/[.E22]*-1;&quot;&quot;)" office:value-type="float" office:value="-1.15354490637597" calcext:value-type="float">
            <text:p>-1.15</text:p>
          </table:table-cell>
          <table:table-cell table:style-name="ce64" table:formula="of:=IFERROR(([.F47]-[.F22])/[.F22]*-1;&quot;&quot;)" office:value-type="float" office:value="-0.168432323826132" calcext:value-type="float">
            <text:p>-0.17</text:p>
          </table:table-cell>
          <table:table-cell table:style-name="ce64" table:formula="of:=IFERROR(([.G47]-[.G22])/[.G22]*-1;&quot;&quot;)" office:value-type="float" office:value="-1.29823570413033" calcext:value-type="float">
            <text:p>-1.30</text:p>
          </table:table-cell>
          <table:table-cell table:style-name="ce64" table:formula="of:=IFERROR(([.H47]-[.H22])/[.H22]*-1;&quot;&quot;)">
            <text:p/>
          </table:table-cell>
          <table:table-cell table:style-name="ce64" table:formula="of:=IFERROR(([.I47]-[.I22])/[.I22]*-1;&quot;&quot;)" office:value-type="float" office:value="-0.2" calcext:value-type="float">
            <text:p>-0.20</text:p>
          </table:table-cell>
          <table:table-cell table:style-name="ce64" table:formula="of:=IFERROR(([.J47]-[.J22])/[.J22]*-1;&quot;&quot;)" office:value-type="float" office:value="-0.693945772688404" calcext:value-type="float">
            <text:p>-0.69</text:p>
          </table:table-cell>
          <table:table-cell table:style-name="ce64" table:formula="of:=IFERROR(([.K47]-[.K22])/[.K22]*-1;&quot;&quot;)" office:value-type="float" office:value="-1.05701250016368" calcext:value-type="float">
            <text:p>-1.06</text:p>
          </table:table-cell>
          <table:table-cell table:style-name="ce64" table:formula="of:=IFERROR(([.L47]-[.L22])/[.L22]*-1;&quot;&quot;)" office:value-type="float" office:value="-0.68800342715467" calcext:value-type="float">
            <text:p>-0.69</text:p>
          </table:table-cell>
          <table:table-cell table:style-name="ce64" table:formula="of:=IFERROR(([.M47]-[.M22])/[.M22]*-1;&quot;&quot;)" office:value-type="float" office:value="-0.47951452444769" calcext:value-type="float">
            <text:p>-0.48</text:p>
          </table:table-cell>
          <table:table-cell table:style-name="ce64" table:formula="of:=IFERROR(([.N47]-[.N22])/[.N22]*-1;&quot;&quot;)" office:value-type="float" office:value="-0.901928589022852" calcext:value-type="float">
            <text:p>-0.90</text:p>
          </table:table-cell>
          <table:table-cell table:style-name="ce64" table:formula="of:=IFERROR(([.O47]-[.O22])/[.O22]*-1;&quot;&quot;)" office:value-type="float" office:value="-1.04164302102518" calcext:value-type="float">
            <text:p>-1.04</text:p>
          </table:table-cell>
          <table:table-cell table:style-name="ce64" table:formula="of:=IFERROR(([.P47]-[.P22])/[.P22]*-1;&quot;&quot;)" office:value-type="float" office:value="-0.749205692697266" calcext:value-type="float">
            <text:p>-0.75</text:p>
          </table:table-cell>
          <table:table-cell table:style-name="ce64" table:formula="of:=IFERROR(([.Q47]-[.Q22])/[.Q22]*-1;&quot;&quot;)" office:value-type="float" office:value="-0.0687664870720342" calcext:value-type="float">
            <text:p>-0.07</text:p>
          </table:table-cell>
          <table:table-cell table:style-name="ce64" table:formula="of:=IFERROR(([.R47]-[.R22])/[.R22]*-1;&quot;&quot;)" office:value-type="float" office:value="-0.727088175827279" calcext:value-type="float">
            <text:p>-0.73</text:p>
          </table:table-cell>
          <table:table-cell table:style-name="ce64" table:formula="of:=IFERROR(([.S47]-[.S22])/[.S22]*-1;&quot;&quot;)" office:value-type="float" office:value="0.36393646908685" calcext:value-type="float">
            <text:p>0.36</text:p>
          </table:table-cell>
          <table:table-cell table:style-name="ce64" table:formula="of:=IFERROR(([.T47]-[.T22])/[.T22]*-1;&quot;&quot;)" office:value-type="float" office:value="-0.421851810941042" calcext:value-type="float">
            <text:p>-0.42</text:p>
          </table:table-cell>
          <table:table-cell table:style-name="ce64" table:formula="of:=IFERROR(([.U47]-[.U22])/[.U22]*-1;&quot;&quot;)">
            <text:p/>
          </table:table-cell>
          <table:table-cell table:style-name="ce64" table:formula="of:=IFERROR(([.V47]-[.V22])/[.V22]*-1;&quot;&quot;)" office:value-type="float" office:value="0.131002135541817" calcext:value-type="float">
            <text:p>0.13</text:p>
          </table:table-cell>
          <table:table-cell table:style-name="ce64" table:formula="of:=IFERROR(([.W47]-[.W22])/[.W22]*-1;&quot;&quot;)" office:value-type="float" office:value="-0.363359671708792" calcext:value-type="float">
            <text:p>-0.36</text:p>
          </table:table-cell>
          <table:table-cell table:style-name="ce64" table:formula="of:=IFERROR(([.X47]-[.X22])/[.X22]*-1;&quot;&quot;)" office:value-type="float" office:value="-0.0379578855012064" calcext:value-type="float">
            <text:p>-0.04</text:p>
          </table:table-cell>
          <table:table-cell table:style-name="ce64" table:formula="of:=IFERROR(([.Y47]-[.Y22])/[.Y22]*-1;&quot;&quot;)" office:value-type="float" office:value="-0.307342557552455" calcext:value-type="float">
            <text:p>-0.31</text:p>
          </table:table-cell>
          <table:table-cell table:style-name="ce64" table:formula="of:=IFERROR(([.Z47]-[.Z22])/[.Z22]*-1;&quot;&quot;)" office:value-type="float" office:value="-0.322369033311685" calcext:value-type="float">
            <text:p>-0.32</text:p>
          </table:table-cell>
          <table:table-cell table:style-name="ce64" table:formula="of:=IFERROR(([.AA47]-[.AA22])/[.AA22]*-1;&quot;&quot;)" office:value-type="float" office:value="-0.174195465835179" calcext:value-type="float">
            <text:p>-0.17</text:p>
          </table:table-cell>
          <table:table-cell table:style-name="ce64" table:formula="of:=IFERROR(([.AB47]-[.AB22])/[.AB22]*-1;&quot;&quot;)" office:value-type="float" office:value="-1.14858080422252" calcext:value-type="float">
            <text:p>-1.15</text:p>
          </table:table-cell>
          <table:table-cell table:style-name="ce64" table:formula="of:=IFERROR(([.AC47]-[.AC22])/[.AC22]*-1;&quot;&quot;)" office:value-type="float" office:value="-1.95673436585843" calcext:value-type="float">
            <text:p>-1.96</text:p>
          </table:table-cell>
          <table:table-cell table:style-name="ce64" table:formula="of:=IFERROR(([.AD47]-[.AD22])/[.AD22]*-1;&quot;&quot;)" office:value-type="float" office:value="0.25937491099338" calcext:value-type="float">
            <text:p>0.26</text:p>
          </table:table-cell>
          <table:table-cell table:style-name="ce64" table:formula="of:=IFERROR(([.AE47]-[.AE22])/[.AE22]*-1;&quot;&quot;)" office:value-type="float" office:value="-1.79337368987956" calcext:value-type="float">
            <text:p>-1.79</text:p>
          </table:table-cell>
          <table:table-cell table:style-name="ce64" table:formula="of:=IFERROR(([.AF47]-[.AF22])/[.AF22]*-1;&quot;&quot;)" office:value-type="float" office:value="-0.220204934046937" calcext:value-type="float">
            <text:p>-0.22</text:p>
          </table:table-cell>
          <table:table-cell table:style-name="ce64" table:formula="of:=IFERROR(([.AG47]-[.AG22])/[.AG22]*-1;&quot;&quot;)">
            <text:p/>
          </table:table-cell>
          <table:table-cell table:style-name="ce64" table:formula="of:=IFERROR(([.AH47]-[.AH22])/[.AH22]*-1;&quot;&quot;)" office:value-type="float" office:value="0.103257816704996" calcext:value-type="float">
            <text:p>0.10</text:p>
          </table:table-cell>
          <table:table-cell table:style-name="ce64" table:formula="of:=IFERROR(([.AI47]-[.AI22])/[.AI22]*-1;&quot;&quot;)" office:value-type="float" office:value="-3.0858613621234" calcext:value-type="float">
            <text:p>-3.09</text:p>
          </table:table-cell>
          <table:table-cell table:style-name="ce64" table:formula="of:=IFERROR(([.AJ47]-[.AJ22])/[.AJ22]*-1;&quot;&quot;)" office:value-type="float" office:value="-0.0785892303647279" calcext:value-type="float">
            <text:p>-0.08</text:p>
          </table:table-cell>
          <table:table-cell table:style-name="ce64" table:formula="of:=IFERROR(([.AK47]-[.AK22])/[.AK22]*-1;&quot;&quot;)" office:value-type="float" office:value="0.204552736410034" calcext:value-type="float">
            <text:p>0.20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/>
          <table:table-cell table:style-name="ce64" table:formula="of:=IFERROR(([.C48]-[.C23])/[.C23]*-1;&quot;&quot;)">
            <text:p/>
          </table:table-cell>
          <table:table-cell table:style-name="ce64" table:formula="of:=IFERROR(([.D48]-[.D23])/[.D23]*-1;&quot;&quot;)">
            <text:p/>
          </table:table-cell>
          <table:table-cell table:style-name="ce64" table:formula="of:=IFERROR(([.E48]-[.E23])/[.E23]*-1;&quot;&quot;)">
            <text:p/>
          </table:table-cell>
          <table:table-cell table:style-name="ce64" table:formula="of:=IFERROR(([.F48]-[.F23])/[.F23]*-1;&quot;&quot;)">
            <text:p/>
          </table:table-cell>
          <table:table-cell table:style-name="ce64" table:formula="of:=IFERROR(([.G48]-[.G23])/[.G23]*-1;&quot;&quot;)">
            <text:p/>
          </table:table-cell>
          <table:table-cell table:style-name="ce64" table:formula="of:=IFERROR(([.H48]-[.H23])/[.H23]*-1;&quot;&quot;)">
            <text:p/>
          </table:table-cell>
          <table:table-cell table:style-name="ce64" table:formula="of:=IFERROR(([.I48]-[.I23])/[.I23]*-1;&quot;&quot;)">
            <text:p/>
          </table:table-cell>
          <table:table-cell table:style-name="ce64" table:formula="of:=IFERROR(([.J48]-[.J23])/[.J23]*-1;&quot;&quot;)">
            <text:p/>
          </table:table-cell>
          <table:table-cell table:style-name="ce64" table:formula="of:=IFERROR(([.K48]-[.K23])/[.K23]*-1;&quot;&quot;)">
            <text:p/>
          </table:table-cell>
          <table:table-cell table:style-name="ce64" table:formula="of:=IFERROR(([.L48]-[.L23])/[.L23]*-1;&quot;&quot;)">
            <text:p/>
          </table:table-cell>
          <table:table-cell table:style-name="ce64" table:formula="of:=IFERROR(([.M48]-[.M23])/[.M23]*-1;&quot;&quot;)">
            <text:p/>
          </table:table-cell>
          <table:table-cell table:style-name="ce64" table:formula="of:=IFERROR(([.N48]-[.N23])/[.N23]*-1;&quot;&quot;)">
            <text:p/>
          </table:table-cell>
          <table:table-cell table:style-name="ce64" table:formula="of:=IFERROR(([.O48]-[.O23])/[.O23]*-1;&quot;&quot;)">
            <text:p/>
          </table:table-cell>
          <table:table-cell table:style-name="ce64" table:formula="of:=IFERROR(([.P48]-[.P23])/[.P23]*-1;&quot;&quot;)">
            <text:p/>
          </table:table-cell>
          <table:table-cell table:style-name="ce64" table:formula="of:=IFERROR(([.Q48]-[.Q23])/[.Q23]*-1;&quot;&quot;)">
            <text:p/>
          </table:table-cell>
          <table:table-cell table:style-name="ce64" table:formula="of:=IFERROR(([.R48]-[.R23])/[.R23]*-1;&quot;&quot;)">
            <text:p/>
          </table:table-cell>
          <table:table-cell table:style-name="ce64" table:formula="of:=IFERROR(([.S48]-[.S23])/[.S23]*-1;&quot;&quot;)">
            <text:p/>
          </table:table-cell>
          <table:table-cell table:style-name="ce64" table:formula="of:=IFERROR(([.T48]-[.T23])/[.T23]*-1;&quot;&quot;)">
            <text:p/>
          </table:table-cell>
          <table:table-cell table:style-name="ce64" table:formula="of:=IFERROR(([.U48]-[.U23])/[.U23]*-1;&quot;&quot;)">
            <text:p/>
          </table:table-cell>
          <table:table-cell table:style-name="ce64" table:formula="of:=IFERROR(([.V48]-[.V23])/[.V23]*-1;&quot;&quot;)">
            <text:p/>
          </table:table-cell>
          <table:table-cell table:style-name="ce64" table:formula="of:=IFERROR(([.W48]-[.W23])/[.W23]*-1;&quot;&quot;)">
            <text:p/>
          </table:table-cell>
          <table:table-cell table:style-name="ce64" table:formula="of:=IFERROR(([.X48]-[.X23])/[.X23]*-1;&quot;&quot;)">
            <text:p/>
          </table:table-cell>
          <table:table-cell table:style-name="ce64" table:formula="of:=IFERROR(([.Y48]-[.Y23])/[.Y23]*-1;&quot;&quot;)">
            <text:p/>
          </table:table-cell>
          <table:table-cell table:style-name="ce64" table:formula="of:=IFERROR(([.Z48]-[.Z23])/[.Z23]*-1;&quot;&quot;)">
            <text:p/>
          </table:table-cell>
          <table:table-cell table:style-name="ce64" table:formula="of:=IFERROR(([.AA48]-[.AA23])/[.AA23]*-1;&quot;&quot;)">
            <text:p/>
          </table:table-cell>
          <table:table-cell table:style-name="ce64" table:formula="of:=IFERROR(([.AB48]-[.AB23])/[.AB23]*-1;&quot;&quot;)">
            <text:p/>
          </table:table-cell>
          <table:table-cell table:style-name="ce64" table:formula="of:=IFERROR(([.AC48]-[.AC23])/[.AC23]*-1;&quot;&quot;)">
            <text:p/>
          </table:table-cell>
          <table:table-cell table:style-name="ce64" table:formula="of:=IFERROR(([.AD48]-[.AD23])/[.AD23]*-1;&quot;&quot;)">
            <text:p/>
          </table:table-cell>
          <table:table-cell table:style-name="ce64" table:formula="of:=IFERROR(([.AE48]-[.AE23])/[.AE23]*-1;&quot;&quot;)">
            <text:p/>
          </table:table-cell>
          <table:table-cell table:style-name="ce64" table:formula="of:=IFERROR(([.AF48]-[.AF23])/[.AF23]*-1;&quot;&quot;)">
            <text:p/>
          </table:table-cell>
          <table:table-cell table:style-name="ce64" table:formula="of:=IFERROR(([.AG48]-[.AG23])/[.AG23]*-1;&quot;&quot;)">
            <text:p/>
          </table:table-cell>
          <table:table-cell table:style-name="ce64" table:formula="of:=IFERROR(([.AH48]-[.AH23])/[.AH23]*-1;&quot;&quot;)">
            <text:p/>
          </table:table-cell>
          <table:table-cell table:style-name="ce64" table:formula="of:=IFERROR(([.AI48]-[.AI23])/[.AI23]*-1;&quot;&quot;)">
            <text:p/>
          </table:table-cell>
          <table:table-cell table:style-name="ce64" table:formula="of:=IFERROR(([.AJ48]-[.AJ23])/[.AJ23]*-1;&quot;&quot;)">
            <text:p/>
          </table:table-cell>
          <table:table-cell table:style-name="ce64" table:formula="of:=IFERROR(([.AK48]-[.AK23])/[.AK23]*-1;&quot;&quot;)">
            <text:p/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20-01-01" calcext:value-type="date">
            <text:p>2020-01-01</text:p>
          </table:table-cell>
          <table:table-cell table:style-name="ce64" table:formula="of:=IFERROR(([.C49]-[.C24])/[.C24]*-1;&quot;&quot;)" office:value-type="float" office:value="-0.0516587970681487" calcext:value-type="float">
            <text:p>-0.05</text:p>
          </table:table-cell>
          <table:table-cell table:style-name="ce64" table:formula="of:=IFERROR(([.D49]-[.D24])/[.D24]*-1;&quot;&quot;)" office:value-type="float" office:value="-1.58274002830019" calcext:value-type="float">
            <text:p>-1.58</text:p>
          </table:table-cell>
          <table:table-cell table:style-name="ce64" table:formula="of:=IFERROR(([.E49]-[.E24])/[.E24]*-1;&quot;&quot;)" office:value-type="float" office:value="-1.13831414167136" calcext:value-type="float">
            <text:p>-1.14</text:p>
          </table:table-cell>
          <table:table-cell table:style-name="ce64" table:formula="of:=IFERROR(([.F49]-[.F24])/[.F24]*-1;&quot;&quot;)" office:value-type="float" office:value="-0.0750686070661159" calcext:value-type="float">
            <text:p>-0.08</text:p>
          </table:table-cell>
          <table:table-cell table:style-name="ce64" table:formula="of:=IFERROR(([.G49]-[.G24])/[.G24]*-1;&quot;&quot;)" office:value-type="float" office:value="-1.28472164636066" calcext:value-type="float">
            <text:p>-1.28</text:p>
          </table:table-cell>
          <table:table-cell table:style-name="ce64" table:formula="of:=IFERROR(([.H49]-[.H24])/[.H24]*-1;&quot;&quot;)">
            <text:p/>
          </table:table-cell>
          <table:table-cell table:style-name="ce64" table:formula="of:=IFERROR(([.I49]-[.I24])/[.I24]*-1;&quot;&quot;)" office:value-type="float" office:value="-0.0606060606060607" calcext:value-type="float">
            <text:p>-0.06</text:p>
          </table:table-cell>
          <table:table-cell table:style-name="ce64" table:formula="of:=IFERROR(([.J49]-[.J24])/[.J24]*-1;&quot;&quot;)" office:value-type="float" office:value="0.0279069446280291" calcext:value-type="float">
            <text:p>0.03</text:p>
          </table:table-cell>
          <table:table-cell table:style-name="ce64" table:formula="of:=IFERROR(([.K49]-[.K24])/[.K24]*-1;&quot;&quot;)">
            <text:p/>
          </table:table-cell>
          <table:table-cell table:style-name="ce64" table:formula="of:=IFERROR(([.L49]-[.L24])/[.L24]*-1;&quot;&quot;)" office:value-type="float" office:value="-0.412102259376421" calcext:value-type="float">
            <text:p>-0.41</text:p>
          </table:table-cell>
          <table:table-cell table:style-name="ce64" table:formula="of:=IFERROR(([.M49]-[.M24])/[.M24]*-1;&quot;&quot;)" office:value-type="float" office:value="-0.548467128359993" calcext:value-type="float">
            <text:p>-0.55</text:p>
          </table:table-cell>
          <table:table-cell table:style-name="ce64" table:formula="of:=IFERROR(([.N49]-[.N24])/[.N24]*-1;&quot;&quot;)" office:value-type="float" office:value="-0.597202089161701" calcext:value-type="float">
            <text:p>-0.60</text:p>
          </table:table-cell>
          <table:table-cell table:style-name="ce64" table:formula="of:=IFERROR(([.O49]-[.O24])/[.O24]*-1;&quot;&quot;)" office:value-type="float" office:value="-0.705952371861033" calcext:value-type="float">
            <text:p>-0.71</text:p>
          </table:table-cell>
          <table:table-cell table:style-name="ce64" table:formula="of:=IFERROR(([.P49]-[.P24])/[.P24]*-1;&quot;&quot;)" office:value-type="float" office:value="-0.840102190155922" calcext:value-type="float">
            <text:p>-0.84</text:p>
          </table:table-cell>
          <table:table-cell table:style-name="ce64" table:formula="of:=IFERROR(([.Q49]-[.Q24])/[.Q24]*-1;&quot;&quot;)" office:value-type="float" office:value="-0.126997487570914" calcext:value-type="float">
            <text:p>-0.13</text:p>
          </table:table-cell>
          <table:table-cell table:style-name="ce64" table:formula="of:=IFERROR(([.R49]-[.R24])/[.R24]*-1;&quot;&quot;)" office:value-type="float" office:value="-0.874140540994734" calcext:value-type="float">
            <text:p>-0.87</text:p>
          </table:table-cell>
          <table:table-cell table:style-name="ce64" table:formula="of:=IFERROR(([.S49]-[.S24])/[.S24]*-1;&quot;&quot;)" office:value-type="float" office:value="-0.353364227023917" calcext:value-type="float">
            <text:p>-0.35</text:p>
          </table:table-cell>
          <table:table-cell table:style-name="ce64" table:formula="of:=IFERROR(([.T49]-[.T24])/[.T24]*-1;&quot;&quot;)" office:value-type="float" office:value="-0.311477609988275" calcext:value-type="float">
            <text:p>-0.31</text:p>
          </table:table-cell>
          <table:table-cell table:style-name="ce64" table:formula="of:=IFERROR(([.U49]-[.U24])/[.U24]*-1;&quot;&quot;)" office:value-type="float" office:value="-0.815290087337384" calcext:value-type="float">
            <text:p>-0.82</text:p>
          </table:table-cell>
          <table:table-cell table:style-name="ce64" table:formula="of:=IFERROR(([.V49]-[.V24])/[.V24]*-1;&quot;&quot;)" office:value-type="float" office:value="0.0607138227059532" calcext:value-type="float">
            <text:p>0.06</text:p>
          </table:table-cell>
          <table:table-cell table:style-name="ce64" table:formula="of:=IFERROR(([.W49]-[.W24])/[.W24]*-1;&quot;&quot;)" office:value-type="float" office:value="-0.416732183791748" calcext:value-type="float">
            <text:p>-0.42</text:p>
          </table:table-cell>
          <table:table-cell table:style-name="ce64" table:formula="of:=IFERROR(([.X49]-[.X24])/[.X24]*-1;&quot;&quot;)" office:value-type="float" office:value="-0.0576049344835418" calcext:value-type="float">
            <text:p>-0.06</text:p>
          </table:table-cell>
          <table:table-cell table:style-name="ce64" table:formula="of:=IFERROR(([.Y49]-[.Y24])/[.Y24]*-1;&quot;&quot;)" office:value-type="float" office:value="-0.947357391052467" calcext:value-type="float">
            <text:p>-0.95</text:p>
          </table:table-cell>
          <table:table-cell table:style-name="ce64" table:formula="of:=IFERROR(([.Z49]-[.Z24])/[.Z24]*-1;&quot;&quot;)" office:value-type="float" office:value="-0.507411026282232" calcext:value-type="float">
            <text:p>-0.51</text:p>
          </table:table-cell>
          <table:table-cell table:style-name="ce64" table:formula="of:=IFERROR(([.AA49]-[.AA24])/[.AA24]*-1;&quot;&quot;)" office:value-type="float" office:value="-0.47552197120488" calcext:value-type="float">
            <text:p>-0.48</text:p>
          </table:table-cell>
          <table:table-cell table:style-name="ce64" table:formula="of:=IFERROR(([.AB49]-[.AB24])/[.AB24]*-1;&quot;&quot;)" office:value-type="float" office:value="-0.90399887155611" calcext:value-type="float">
            <text:p>-0.90</text:p>
          </table:table-cell>
          <table:table-cell table:style-name="ce64" table:formula="of:=IFERROR(([.AC49]-[.AC24])/[.AC24]*-1;&quot;&quot;)" office:value-type="float" office:value="-1.68863032103315" calcext:value-type="float">
            <text:p>-1.69</text:p>
          </table:table-cell>
          <table:table-cell table:style-name="ce64" table:formula="of:=IFERROR(([.AD49]-[.AD24])/[.AD24]*-1;&quot;&quot;)" office:value-type="float" office:value="0.124087031696954" calcext:value-type="float">
            <text:p>0.12</text:p>
          </table:table-cell>
          <table:table-cell table:style-name="ce64" table:formula="of:=IFERROR(([.AE49]-[.AE24])/[.AE24]*-1;&quot;&quot;)">
            <text:p/>
          </table:table-cell>
          <table:table-cell table:style-name="ce64" table:formula="of:=IFERROR(([.AF49]-[.AF24])/[.AF24]*-1;&quot;&quot;)" office:value-type="float" office:value="-0.228245119536034" calcext:value-type="float">
            <text:p>-0.23</text:p>
          </table:table-cell>
          <table:table-cell table:style-name="ce64" table:formula="of:=IFERROR(([.AG49]-[.AG24])/[.AG24]*-1;&quot;&quot;)">
            <text:p/>
          </table:table-cell>
          <table:table-cell table:style-name="ce64" table:formula="of:=IFERROR(([.AH49]-[.AH24])/[.AH24]*-1;&quot;&quot;)" office:value-type="float" office:value="-0.369927118059859" calcext:value-type="float">
            <text:p>-0.37</text:p>
          </table:table-cell>
          <table:table-cell table:style-name="ce64" table:formula="of:=IFERROR(([.AI49]-[.AI24])/[.AI24]*-1;&quot;&quot;)" office:value-type="float" office:value="-2.8026691068042" calcext:value-type="float">
            <text:p>-2.80</text:p>
          </table:table-cell>
          <table:table-cell table:style-name="ce64" table:formula="of:=IFERROR(([.AJ49]-[.AJ24])/[.AJ24]*-1;&quot;&quot;)" office:value-type="float" office:value="-0.148338000115467" calcext:value-type="float">
            <text:p>-0.15</text:p>
          </table:table-cell>
          <table:table-cell table:style-name="ce64" table:formula="of:=IFERROR(([.AK49]-[.AK24])/[.AK24]*-1;&quot;&quot;)" office:value-type="float" office:value="0.0496816531506182" calcext:value-type="float">
            <text:p>0.05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20-03-01" calcext:value-type="date">
            <text:p>2020-03-01</text:p>
          </table:table-cell>
          <table:table-cell table:style-name="ce64" table:formula="of:=IFERROR(([.C50]-[.C25])/[.C25]*-1;&quot;&quot;)" office:value-type="float" office:value="-0.178934268949123" calcext:value-type="float">
            <text:p>-0.18</text:p>
          </table:table-cell>
          <table:table-cell table:style-name="ce64" table:formula="of:=IFERROR(([.D50]-[.D25])/[.D25]*-1;&quot;&quot;)" office:value-type="float" office:value="-1.9530600059006" calcext:value-type="float">
            <text:p>-1.95</text:p>
          </table:table-cell>
          <table:table-cell table:style-name="ce64" table:formula="of:=IFERROR(([.E50]-[.E25])/[.E25]*-1;&quot;&quot;)" office:value-type="float" office:value="-1.61642861938147" calcext:value-type="float">
            <text:p>-1.62</text:p>
          </table:table-cell>
          <table:table-cell table:style-name="ce64" table:formula="of:=IFERROR(([.F50]-[.F25])/[.F25]*-1;&quot;&quot;)" office:value-type="float" office:value="-0.154100909378292" calcext:value-type="float">
            <text:p>-0.15</text:p>
          </table:table-cell>
          <table:table-cell table:style-name="ce64" table:formula="of:=IFERROR(([.G50]-[.G25])/[.G25]*-1;&quot;&quot;)" office:value-type="float" office:value="-1.04297929548494" calcext:value-type="float">
            <text:p>-1.04</text:p>
          </table:table-cell>
          <table:table-cell table:style-name="ce64" table:formula="of:=IFERROR(([.H50]-[.H25])/[.H25]*-1;&quot;&quot;)">
            <text:p/>
          </table:table-cell>
          <table:table-cell table:style-name="ce64" table:formula="of:=IFERROR(([.I50]-[.I25])/[.I25]*-1;&quot;&quot;)" office:value-type="float" office:value="-0.317307692307692" calcext:value-type="float">
            <text:p>-0.32</text:p>
          </table:table-cell>
          <table:table-cell table:style-name="ce64" table:formula="of:=IFERROR(([.J50]-[.J25])/[.J25]*-1;&quot;&quot;)" office:value-type="float" office:value="-0.319120497393669" calcext:value-type="float">
            <text:p>-0.32</text:p>
          </table:table-cell>
          <table:table-cell table:style-name="ce64" table:formula="of:=IFERROR(([.K50]-[.K25])/[.K25]*-1;&quot;&quot;)">
            <text:p/>
          </table:table-cell>
          <table:table-cell table:style-name="ce64" table:formula="of:=IFERROR(([.L50]-[.L25])/[.L25]*-1;&quot;&quot;)" office:value-type="float" office:value="-0.447323952456207" calcext:value-type="float">
            <text:p>-0.45</text:p>
          </table:table-cell>
          <table:table-cell table:style-name="ce64" table:formula="of:=IFERROR(([.M50]-[.M25])/[.M25]*-1;&quot;&quot;)" office:value-type="float" office:value="-0.736128469269281" calcext:value-type="float">
            <text:p>-0.74</text:p>
          </table:table-cell>
          <table:table-cell table:style-name="ce64" table:formula="of:=IFERROR(([.N50]-[.N25])/[.N25]*-1;&quot;&quot;)" office:value-type="float" office:value="-0.0721631011370401" calcext:value-type="float">
            <text:p>-0.07</text:p>
          </table:table-cell>
          <table:table-cell table:style-name="ce64" table:formula="of:=IFERROR(([.O50]-[.O25])/[.O25]*-1;&quot;&quot;)" office:value-type="float" office:value="-0.594597109953491" calcext:value-type="float">
            <text:p>-0.59</text:p>
          </table:table-cell>
          <table:table-cell table:style-name="ce64" table:formula="of:=IFERROR(([.P50]-[.P25])/[.P25]*-1;&quot;&quot;)" office:value-type="float" office:value="-0.64607576645693" calcext:value-type="float">
            <text:p>-0.65</text:p>
          </table:table-cell>
          <table:table-cell table:style-name="ce64" table:formula="of:=IFERROR(([.Q50]-[.Q25])/[.Q25]*-1;&quot;&quot;)" office:value-type="float" office:value="-0.193572113593672" calcext:value-type="float">
            <text:p>-0.19</text:p>
          </table:table-cell>
          <table:table-cell table:style-name="ce64" table:formula="of:=IFERROR(([.R50]-[.R25])/[.R25]*-1;&quot;&quot;)" office:value-type="float" office:value="-1.0017463533173" calcext:value-type="float">
            <text:p>-1.00</text:p>
          </table:table-cell>
          <table:table-cell table:style-name="ce64" table:formula="of:=IFERROR(([.S50]-[.S25])/[.S25]*-1;&quot;&quot;)" office:value-type="float" office:value="0.0950727175425725" calcext:value-type="float">
            <text:p>0.10</text:p>
          </table:table-cell>
          <table:table-cell table:style-name="ce64" table:formula="of:=IFERROR(([.T50]-[.T25])/[.T25]*-1;&quot;&quot;)" office:value-type="float" office:value="-0.283023869685694" calcext:value-type="float">
            <text:p>-0.28</text:p>
          </table:table-cell>
          <table:table-cell table:style-name="ce64" table:formula="of:=IFERROR(([.U50]-[.U25])/[.U25]*-1;&quot;&quot;)" office:value-type="float" office:value="-0.508105896943728" calcext:value-type="float">
            <text:p>-0.51</text:p>
          </table:table-cell>
          <table:table-cell table:style-name="ce64" table:formula="of:=IFERROR(([.V50]-[.V25])/[.V25]*-1;&quot;&quot;)" office:value-type="float" office:value="0.0408799886801492" calcext:value-type="float">
            <text:p>0.04</text:p>
          </table:table-cell>
          <table:table-cell table:style-name="ce64" table:formula="of:=IFERROR(([.W50]-[.W25])/[.W25]*-1;&quot;&quot;)" office:value-type="float" office:value="-0.30222621175912" calcext:value-type="float">
            <text:p>-0.30</text:p>
          </table:table-cell>
          <table:table-cell table:style-name="ce64" table:formula="of:=IFERROR(([.X50]-[.X25])/[.X25]*-1;&quot;&quot;)" office:value-type="float" office:value="-0.0350920935790669" calcext:value-type="float">
            <text:p>-0.04</text:p>
          </table:table-cell>
          <table:table-cell table:style-name="ce64" table:formula="of:=IFERROR(([.Y50]-[.Y25])/[.Y25]*-1;&quot;&quot;)" office:value-type="float" office:value="-0.298685253932825" calcext:value-type="float">
            <text:p>-0.30</text:p>
          </table:table-cell>
          <table:table-cell table:style-name="ce64" table:formula="of:=IFERROR(([.Z50]-[.Z25])/[.Z25]*-1;&quot;&quot;)" office:value-type="float" office:value="-0.216079090670816" calcext:value-type="float">
            <text:p>-0.22</text:p>
          </table:table-cell>
          <table:table-cell table:style-name="ce64" table:formula="of:=IFERROR(([.AA50]-[.AA25])/[.AA25]*-1;&quot;&quot;)" office:value-type="float" office:value="0.129115682149268" calcext:value-type="float">
            <text:p>0.13</text:p>
          </table:table-cell>
          <table:table-cell table:style-name="ce64" table:formula="of:=IFERROR(([.AB50]-[.AB25])/[.AB25]*-1;&quot;&quot;)" office:value-type="float" office:value="-0.845373686893516" calcext:value-type="float">
            <text:p>-0.85</text:p>
          </table:table-cell>
          <table:table-cell table:style-name="ce64" table:formula="of:=IFERROR(([.AC50]-[.AC25])/[.AC25]*-1;&quot;&quot;)" office:value-type="float" office:value="-1.53047623352756" calcext:value-type="float">
            <text:p>-1.53</text:p>
          </table:table-cell>
          <table:table-cell table:style-name="ce64" table:formula="of:=IFERROR(([.AD50]-[.AD25])/[.AD25]*-1;&quot;&quot;)" office:value-type="float" office:value="-0.0095145690462062" calcext:value-type="float">
            <text:p>-0.01</text:p>
          </table:table-cell>
          <table:table-cell table:style-name="ce64" table:formula="of:=IFERROR(([.AE50]-[.AE25])/[.AE25]*-1;&quot;&quot;)" office:value-type="float" office:value="-0.589357006013726" calcext:value-type="float">
            <text:p>-0.59</text:p>
          </table:table-cell>
          <table:table-cell table:style-name="ce64" table:formula="of:=IFERROR(([.AF50]-[.AF25])/[.AF25]*-1;&quot;&quot;)" office:value-type="float" office:value="-0.848760616861165" calcext:value-type="float">
            <text:p>-0.85</text:p>
          </table:table-cell>
          <table:table-cell table:style-name="ce64" table:formula="of:=IFERROR(([.AG50]-[.AG25])/[.AG25]*-1;&quot;&quot;)">
            <text:p/>
          </table:table-cell>
          <table:table-cell table:style-name="ce64" table:formula="of:=IFERROR(([.AH50]-[.AH25])/[.AH25]*-1;&quot;&quot;)" office:value-type="float" office:value="-0.455335053030251" calcext:value-type="float">
            <text:p>-0.46</text:p>
          </table:table-cell>
          <table:table-cell table:style-name="ce64" table:formula="of:=IFERROR(([.AI50]-[.AI25])/[.AI25]*-1;&quot;&quot;)" office:value-type="float" office:value="-2.0992741552779" calcext:value-type="float">
            <text:p>-2.10</text:p>
          </table:table-cell>
          <table:table-cell table:style-name="ce64" table:formula="of:=IFERROR(([.AJ50]-[.AJ25])/[.AJ25]*-1;&quot;&quot;)" office:value-type="float" office:value="-0.159810979380263" calcext:value-type="float">
            <text:p>-0.16</text:p>
          </table:table-cell>
          <table:table-cell table:style-name="ce64" table:formula="of:=IFERROR(([.AK50]-[.AK25])/[.AK25]*-1;&quot;&quot;)" office:value-type="float" office:value="-0.198066978280565" calcext:value-type="float">
            <text:p>-0.20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20-09-01" calcext:value-type="date">
            <text:p>2020-09-01</text:p>
          </table:table-cell>
          <table:table-cell table:style-name="ce64" table:formula="of:=IFERROR(([.C51]-[.C26])/[.C26]*-1;&quot;&quot;)" office:value-type="float" office:value="-0.0846986408075487" calcext:value-type="float">
            <text:p>-0.08</text:p>
          </table:table-cell>
          <table:table-cell table:style-name="ce64" table:formula="of:=IFERROR(([.D51]-[.D26])/[.D26]*-1;&quot;&quot;)" office:value-type="float" office:value="-1.35007940852277" calcext:value-type="float">
            <text:p>-1.35</text:p>
          </table:table-cell>
          <table:table-cell table:style-name="ce64" table:formula="of:=IFERROR(([.E51]-[.E26])/[.E26]*-1;&quot;&quot;)" office:value-type="float" office:value="-1.51806869413722" calcext:value-type="float">
            <text:p>-1.52</text:p>
          </table:table-cell>
          <table:table-cell table:style-name="ce64" table:formula="of:=IFERROR(([.F51]-[.F26])/[.F26]*-1;&quot;&quot;)" office:value-type="float" office:value="-0.266502059347902" calcext:value-type="float">
            <text:p>-0.27</text:p>
          </table:table-cell>
          <table:table-cell table:style-name="ce64" table:formula="of:=IFERROR(([.G51]-[.G26])/[.G26]*-1;&quot;&quot;)" office:value-type="float" office:value="-0.831985398206951" calcext:value-type="float">
            <text:p>-0.83</text:p>
          </table:table-cell>
          <table:table-cell table:style-name="ce64" table:formula="of:=IFERROR(([.H51]-[.H26])/[.H26]*-1;&quot;&quot;)">
            <text:p/>
          </table:table-cell>
          <table:table-cell table:style-name="ce64" table:formula="of:=IFERROR(([.I51]-[.I26])/[.I26]*-1;&quot;&quot;)" office:value-type="float" office:value="-0.00546448087431682" calcext:value-type="float">
            <text:p>-0.01</text:p>
          </table:table-cell>
          <table:table-cell table:style-name="ce64" table:formula="of:=IFERROR(([.J51]-[.J26])/[.J26]*-1;&quot;&quot;)" office:value-type="float" office:value="-0.117197414156183" calcext:value-type="float">
            <text:p>-0.12</text:p>
          </table:table-cell>
          <table:table-cell table:style-name="ce64" table:formula="of:=IFERROR(([.K51]-[.K26])/[.K26]*-1;&quot;&quot;)">
            <text:p/>
          </table:table-cell>
          <table:table-cell table:style-name="ce64" table:formula="of:=IFERROR(([.L51]-[.L26])/[.L26]*-1;&quot;&quot;)" office:value-type="float" office:value="-0.691565469505234" calcext:value-type="float">
            <text:p>-0.69</text:p>
          </table:table-cell>
          <table:table-cell table:style-name="ce64" table:formula="of:=IFERROR(([.M51]-[.M26])/[.M26]*-1;&quot;&quot;)" office:value-type="float" office:value="-0.688477730568884" calcext:value-type="float">
            <text:p>-0.69</text:p>
          </table:table-cell>
          <table:table-cell table:style-name="ce64" table:formula="of:=IFERROR(([.N51]-[.N26])/[.N26]*-1;&quot;&quot;)" office:value-type="float" office:value="-0.19313622365703" calcext:value-type="float">
            <text:p>-0.19</text:p>
          </table:table-cell>
          <table:table-cell table:style-name="ce64" table:formula="of:=IFERROR(([.O51]-[.O26])/[.O26]*-1;&quot;&quot;)" office:value-type="float" office:value="-0.975376880430594" calcext:value-type="float">
            <text:p>-0.98</text:p>
          </table:table-cell>
          <table:table-cell table:style-name="ce64" table:formula="of:=IFERROR(([.P51]-[.P26])/[.P26]*-1;&quot;&quot;)" office:value-type="float" office:value="-0.660021356178872" calcext:value-type="float">
            <text:p>-0.66</text:p>
          </table:table-cell>
          <table:table-cell table:style-name="ce64" table:formula="of:=IFERROR(([.Q51]-[.Q26])/[.Q26]*-1;&quot;&quot;)" office:value-type="float" office:value="-0.362457601996902" calcext:value-type="float">
            <text:p>-0.36</text:p>
          </table:table-cell>
          <table:table-cell table:style-name="ce64" table:formula="of:=IFERROR(([.R51]-[.R26])/[.R26]*-1;&quot;&quot;)" office:value-type="float" office:value="-0.53815709499147" calcext:value-type="float">
            <text:p>-0.54</text:p>
          </table:table-cell>
          <table:table-cell table:style-name="ce64" table:formula="of:=IFERROR(([.S51]-[.S26])/[.S26]*-1;&quot;&quot;)" office:value-type="float" office:value="-0.367758471570862" calcext:value-type="float">
            <text:p>-0.37</text:p>
          </table:table-cell>
          <table:table-cell table:style-name="ce64" table:formula="of:=IFERROR(([.T51]-[.T26])/[.T26]*-1;&quot;&quot;)" office:value-type="float" office:value="-0.30260513069002" calcext:value-type="float">
            <text:p>-0.30</text:p>
          </table:table-cell>
          <table:table-cell table:style-name="ce64" table:formula="of:=IFERROR(([.U51]-[.U26])/[.U26]*-1;&quot;&quot;)" office:value-type="float" office:value="-1.29350328045973" calcext:value-type="float">
            <text:p>-1.29</text:p>
          </table:table-cell>
          <table:table-cell table:style-name="ce64" table:formula="of:=IFERROR(([.V51]-[.V26])/[.V26]*-1;&quot;&quot;)" office:value-type="float" office:value="0.116296454947249" calcext:value-type="float">
            <text:p>0.12</text:p>
          </table:table-cell>
          <table:table-cell table:style-name="ce64" table:formula="of:=IFERROR(([.W51]-[.W26])/[.W26]*-1;&quot;&quot;)" office:value-type="float" office:value="-0.394943678336668" calcext:value-type="float">
            <text:p>-0.39</text:p>
          </table:table-cell>
          <table:table-cell table:style-name="ce64" table:formula="of:=IFERROR(([.X51]-[.X26])/[.X26]*-1;&quot;&quot;)" office:value-type="float" office:value="-0.0055014777458975" calcext:value-type="float">
            <text:p>-0.01</text:p>
          </table:table-cell>
          <table:table-cell table:style-name="ce64" table:formula="of:=IFERROR(([.Y51]-[.Y26])/[.Y26]*-1;&quot;&quot;)" office:value-type="float" office:value="-0.679643573547422" calcext:value-type="float">
            <text:p>-0.68</text:p>
          </table:table-cell>
          <table:table-cell table:style-name="ce64" table:formula="of:=IFERROR(([.Z51]-[.Z26])/[.Z26]*-1;&quot;&quot;)" office:value-type="float" office:value="0.114253605264171" calcext:value-type="float">
            <text:p>0.11</text:p>
          </table:table-cell>
          <table:table-cell table:style-name="ce64" table:formula="of:=IFERROR(([.AA51]-[.AA26])/[.AA26]*-1;&quot;&quot;)" office:value-type="float" office:value="-0.622682801744993" calcext:value-type="float">
            <text:p>-0.62</text:p>
          </table:table-cell>
          <table:table-cell table:style-name="ce64" table:formula="of:=IFERROR(([.AB51]-[.AB26])/[.AB26]*-1;&quot;&quot;)" office:value-type="float" office:value="-0.922212912189896" calcext:value-type="float">
            <text:p>-0.92</text:p>
          </table:table-cell>
          <table:table-cell table:style-name="ce64" table:formula="of:=IFERROR(([.AC51]-[.AC26])/[.AC26]*-1;&quot;&quot;)" office:value-type="float" office:value="-1.28414267957391" calcext:value-type="float">
            <text:p>-1.28</text:p>
          </table:table-cell>
          <table:table-cell table:style-name="ce64" table:formula="of:=IFERROR(([.AD51]-[.AD26])/[.AD26]*-1;&quot;&quot;)" office:value-type="float" office:value="0.134072634742724" calcext:value-type="float">
            <text:p>0.13</text:p>
          </table:table-cell>
          <table:table-cell table:style-name="ce64" table:formula="of:=IFERROR(([.AE51]-[.AE26])/[.AE26]*-1;&quot;&quot;)" office:value-type="float" office:value="-0.928840884723822" calcext:value-type="float">
            <text:p>-0.93</text:p>
          </table:table-cell>
          <table:table-cell table:style-name="ce64" table:formula="of:=IFERROR(([.AF51]-[.AF26])/[.AF26]*-1;&quot;&quot;)" office:value-type="float" office:value="-0.212427370257371" calcext:value-type="float">
            <text:p>-0.21</text:p>
          </table:table-cell>
          <table:table-cell table:style-name="ce64" table:formula="of:=IFERROR(([.AG51]-[.AG26])/[.AG26]*-1;&quot;&quot;)">
            <text:p/>
          </table:table-cell>
          <table:table-cell table:style-name="ce64" table:formula="of:=IFERROR(([.AH51]-[.AH26])/[.AH26]*-1;&quot;&quot;)" office:value-type="float" office:value="-0.700094319282564" calcext:value-type="float">
            <text:p>-0.70</text:p>
          </table:table-cell>
          <table:table-cell table:style-name="ce64" table:formula="of:=IFERROR(([.AI51]-[.AI26])/[.AI26]*-1;&quot;&quot;)" office:value-type="float" office:value="-2.73802158058206" calcext:value-type="float">
            <text:p>-2.74</text:p>
          </table:table-cell>
          <table:table-cell table:style-name="ce64" table:formula="of:=IFERROR(([.AJ51]-[.AJ26])/[.AJ26]*-1;&quot;&quot;)" office:value-type="float" office:value="-0.177720168865293" calcext:value-type="float">
            <text:p>-0.18</text:p>
          </table:table-cell>
          <table:table-cell table:style-name="ce64" table:formula="of:=IFERROR(([.AK51]-[.AK26])/[.AK26]*-1;&quot;&quot;)" office:value-type="float" office:value="-0.167617136721064" calcext:value-type="float">
            <text:p>-0.17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>
          <table:table-cell/>
          <table:table-cell table:style-name="ce57" office:value-type="date" office:date-value="2020-12-01" calcext:value-type="date">
            <text:p>2020-12-01</text:p>
          </table:table-cell>
          <table:table-cell table:style-name="ce64" table:formula="of:=IFERROR(([.C52]-[.C27])/[.C27]*-1;&quot;&quot;)" office:value-type="float" office:value="-0.133356825468036" calcext:value-type="float">
            <text:p>-0.13</text:p>
          </table:table-cell>
          <table:table-cell table:style-name="ce64" table:formula="of:=IFERROR(([.D52]-[.D27])/[.D27]*-1;&quot;&quot;)" office:value-type="float" office:value="-1.7922328641506" calcext:value-type="float">
            <text:p>-1.79</text:p>
          </table:table-cell>
          <table:table-cell table:style-name="ce64" table:formula="of:=IFERROR(([.E52]-[.E27])/[.E27]*-1;&quot;&quot;)" office:value-type="float" office:value="-1.29693635765896" calcext:value-type="float">
            <text:p>-1.30</text:p>
          </table:table-cell>
          <table:table-cell table:style-name="ce64" table:formula="of:=IFERROR(([.F52]-[.F27])/[.F27]*-1;&quot;&quot;)" office:value-type="float" office:value="-0.239266893339126" calcext:value-type="float">
            <text:p>-0.24</text:p>
          </table:table-cell>
          <table:table-cell table:style-name="ce64" table:formula="of:=IFERROR(([.G52]-[.G27])/[.G27]*-1;&quot;&quot;)" office:value-type="float" office:value="-1.03202142209999" calcext:value-type="float">
            <text:p>-1.03</text:p>
          </table:table-cell>
          <table:table-cell table:style-name="ce64" table:formula="of:=IFERROR(([.H52]-[.H27])/[.H27]*-1;&quot;&quot;)">
            <text:p/>
          </table:table-cell>
          <table:table-cell table:style-name="ce64" table:formula="of:=IFERROR(([.I52]-[.I27])/[.I27]*-1;&quot;&quot;)" office:value-type="float" office:value="0.00694444444444442" calcext:value-type="float">
            <text:p>0.01</text:p>
          </table:table-cell>
          <table:table-cell table:style-name="ce64" table:formula="of:=IFERROR(([.J52]-[.J27])/[.J27]*-1;&quot;&quot;)" office:value-type="float" office:value="-0.178930458370319" calcext:value-type="float">
            <text:p>-0.18</text:p>
          </table:table-cell>
          <table:table-cell table:style-name="ce64" table:formula="of:=IFERROR(([.K52]-[.K27])/[.K27]*-1;&quot;&quot;)">
            <text:p/>
          </table:table-cell>
          <table:table-cell table:style-name="ce64" table:formula="of:=IFERROR(([.L52]-[.L27])/[.L27]*-1;&quot;&quot;)" office:value-type="float" office:value="-0.74848410697939" calcext:value-type="float">
            <text:p>-0.75</text:p>
          </table:table-cell>
          <table:table-cell table:style-name="ce64" table:formula="of:=IFERROR(([.M52]-[.M27])/[.M27]*-1;&quot;&quot;)" office:value-type="float" office:value="-0.820745255389402" calcext:value-type="float">
            <text:p>-0.82</text:p>
          </table:table-cell>
          <table:table-cell table:style-name="ce64" table:formula="of:=IFERROR(([.N52]-[.N27])/[.N27]*-1;&quot;&quot;)" office:value-type="float" office:value="-0.222463676220275" calcext:value-type="float">
            <text:p>-0.22</text:p>
          </table:table-cell>
          <table:table-cell table:style-name="ce64" table:formula="of:=IFERROR(([.O52]-[.O27])/[.O27]*-1;&quot;&quot;)" office:value-type="float" office:value="-1.13688865366428" calcext:value-type="float">
            <text:p>-1.14</text:p>
          </table:table-cell>
          <table:table-cell table:style-name="ce64" table:formula="of:=IFERROR(([.P52]-[.P27])/[.P27]*-1;&quot;&quot;)" office:value-type="float" office:value="-0.641019873207438" calcext:value-type="float">
            <text:p>-0.64</text:p>
          </table:table-cell>
          <table:table-cell table:style-name="ce64" table:formula="of:=IFERROR(([.Q52]-[.Q27])/[.Q27]*-1;&quot;&quot;)">
            <text:p/>
          </table:table-cell>
          <table:table-cell table:style-name="ce64" table:formula="of:=IFERROR(([.R52]-[.R27])/[.R27]*-1;&quot;&quot;)" office:value-type="float" office:value="-0.712712478604362" calcext:value-type="float">
            <text:p>-0.71</text:p>
          </table:table-cell>
          <table:table-cell table:style-name="ce64" table:formula="of:=IFERROR(([.S52]-[.S27])/[.S27]*-1;&quot;&quot;)" office:value-type="float" office:value="-0.678536097631993" calcext:value-type="float">
            <text:p>-0.68</text:p>
          </table:table-cell>
          <table:table-cell table:style-name="ce64" table:formula="of:=IFERROR(([.T52]-[.T27])/[.T27]*-1;&quot;&quot;)" office:value-type="float" office:value="-0.551289535732704" calcext:value-type="float">
            <text:p>-0.55</text:p>
          </table:table-cell>
          <table:table-cell table:style-name="ce64" table:formula="of:=IFERROR(([.U52]-[.U27])/[.U27]*-1;&quot;&quot;)" office:value-type="float" office:value="-2.34290949081727" calcext:value-type="float">
            <text:p>-2.34</text:p>
          </table:table-cell>
          <table:table-cell table:style-name="ce64" table:formula="of:=IFERROR(([.V52]-[.V27])/[.V27]*-1;&quot;&quot;)" office:value-type="float" office:value="0.0369323062112199" calcext:value-type="float">
            <text:p>0.04</text:p>
          </table:table-cell>
          <table:table-cell table:style-name="ce64" table:formula="of:=IFERROR(([.W52]-[.W27])/[.W27]*-1;&quot;&quot;)" office:value-type="float" office:value="-0.530249371753792" calcext:value-type="float">
            <text:p>-0.53</text:p>
          </table:table-cell>
          <table:table-cell table:style-name="ce64" table:formula="of:=IFERROR(([.X52]-[.X27])/[.X27]*-1;&quot;&quot;)" office:value-type="float" office:value="0.0383245888542813" calcext:value-type="float">
            <text:p>0.04</text:p>
          </table:table-cell>
          <table:table-cell table:style-name="ce64" table:formula="of:=IFERROR(([.Y52]-[.Y27])/[.Y27]*-1;&quot;&quot;)" office:value-type="float" office:value="-0.854038846348212" calcext:value-type="float">
            <text:p>-0.85</text:p>
          </table:table-cell>
          <table:table-cell table:style-name="ce64" table:formula="of:=IFERROR(([.Z52]-[.Z27])/[.Z27]*-1;&quot;&quot;)" office:value-type="float" office:value="-0.0707834368397857" calcext:value-type="float">
            <text:p>-0.07</text:p>
          </table:table-cell>
          <table:table-cell table:style-name="ce64" table:formula="of:=IFERROR(([.AA52]-[.AA27])/[.AA27]*-1;&quot;&quot;)" office:value-type="float" office:value="-0.562976537225068" calcext:value-type="float">
            <text:p>-0.56</text:p>
          </table:table-cell>
          <table:table-cell table:style-name="ce64" table:formula="of:=IFERROR(([.AB52]-[.AB27])/[.AB27]*-1;&quot;&quot;)" office:value-type="float" office:value="-1.18504897503626" calcext:value-type="float">
            <text:p>-1.19</text:p>
          </table:table-cell>
          <table:table-cell table:style-name="ce64" table:formula="of:=IFERROR(([.AC52]-[.AC27])/[.AC27]*-1;&quot;&quot;)" office:value-type="float" office:value="-1.96259942319255" calcext:value-type="float">
            <text:p>-1.96</text:p>
          </table:table-cell>
          <table:table-cell table:style-name="ce64" table:formula="of:=IFERROR(([.AD52]-[.AD27])/[.AD27]*-1;&quot;&quot;)" office:value-type="float" office:value="0.153977628897378" calcext:value-type="float">
            <text:p>0.15</text:p>
          </table:table-cell>
          <table:table-cell table:style-name="ce64" table:formula="of:=IFERROR(([.AE52]-[.AE27])/[.AE27]*-1;&quot;&quot;)" office:value-type="float" office:value="-0.701988956015575" calcext:value-type="float">
            <text:p>-0.70</text:p>
          </table:table-cell>
          <table:table-cell table:style-name="ce64" table:formula="of:=IFERROR(([.AF52]-[.AF27])/[.AF27]*-1;&quot;&quot;)" office:value-type="float" office:value="-0.105813361567036" calcext:value-type="float">
            <text:p>-0.11</text:p>
          </table:table-cell>
          <table:table-cell table:style-name="ce64" table:formula="of:=IFERROR(([.AG52]-[.AG27])/[.AG27]*-1;&quot;&quot;)" office:value-type="float" office:value="-0.621903063185525" calcext:value-type="float">
            <text:p>-0.62</text:p>
          </table:table-cell>
          <table:table-cell table:style-name="ce64" table:formula="of:=IFERROR(([.AH52]-[.AH27])/[.AH27]*-1;&quot;&quot;)" office:value-type="float" office:value="-0.311546550129011" calcext:value-type="float">
            <text:p>-0.31</text:p>
          </table:table-cell>
          <table:table-cell table:style-name="ce64" table:formula="of:=IFERROR(([.AI52]-[.AI27])/[.AI27]*-1;&quot;&quot;)" office:value-type="float" office:value="-2.94777441553542" calcext:value-type="float">
            <text:p>-2.95</text:p>
          </table:table-cell>
          <table:table-cell table:style-name="ce64" table:formula="of:=IFERROR(([.AJ52]-[.AJ27])/[.AJ27]*-1;&quot;&quot;)" office:value-type="float" office:value="-0.267159807837009" calcext:value-type="float">
            <text:p>-0.27</text:p>
          </table:table-cell>
          <table:table-cell table:style-name="ce64" table:formula="of:=IFERROR(([.AK52]-[.AK27])/[.AK27]*-1;&quot;&quot;)" office:value-type="float" office:value="-0.101272308179244" calcext:value-type="float">
            <text:p>-0.10</text:p>
          </table:table-cell>
          <table:table-cell table:style-name="ce64"/>
          <table:table-cell table:style-name="ce57"/>
          <table:table-cell table:style-name="ce64"/>
          <table:table-cell table:number-columns-repeated="984"/>
        </table:table-row>
        <table:table-row table:style-name="ro8" table:number-rows-repeated="9">
          <table:table-cell table:number-columns-repeated="1024"/>
        </table:table-row>
        <table:table-row table:style-name="ro8" table:number-rows-repeated="3">
          <table:table-cell table:number-columns-repeated="2"/>
          <table:table-cell table:style-name="ce57"/>
          <table:table-cell table:number-columns-repeated="1021"/>
        </table:table-row>
        <table:table-row table:style-name="ro8" table:number-rows-repeated="21">
          <table:table-cell table:number-columns-repeated="2"/>
          <table:table-cell table:style-name="ce57"/>
          <table:table-cell table:number-columns-repeated="10"/>
          <table:table-cell table:style-name="ce57"/>
          <table:table-cell table:number-columns-repeated="1010"/>
        </table:table-row>
        <table:table-row table:style-name="ro8" table:number-rows-repeated="3">
          <table:table-cell table:number-columns-repeated="13"/>
          <table:table-cell table:style-name="ce57"/>
          <table:table-cell table:number-columns-repeated="1010"/>
        </table:table-row>
        <table:table-row table:style-name="ro8" table:number-rows-repeated="104845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AGE_MIGR" table:base-cell-address="$'t1-a10'.$A$1" table:expression="#REF![.F20]!#REF!"/>
          <table:named-expression table:name="FB_AGE1" table:base-cell-address="$'t1-a10'.$A$1" table:expression="#REF!"/>
          <table:named-expression table:name="FB_AGE2" table:base-cell-address="$'t1-a10'.$A$1" table:expression="#REF!"/>
          <table:named-expression table:name="FB_AGE3" table:base-cell-address="$'t1-a10'.$A$1" table:expression="#REF!"/>
          <table:named-expression table:name="FB_FEM" table:base-cell-address="$'t1-a10'.$A$1" table:expression="#REF!"/>
          <table:named-expression table:name="FB_MAL" table:base-cell-address="$'t1-a10'.$A$1" table:expression="#REF!"/>
          <table:named-expression table:name="FQ" table:base-cell-address="$'t1-a10'.$A$1" table:expression="#REF![.F21]!#REF!"/>
          <table:named-expression table:name="IMGEN" table:base-cell-address="$'t1-a10'.$A$1" table:expression="#REF!"/>
          <table:named-expression table:name="IMYRCAT" table:base-cell-address="$'t1-a10'.$A$1" table:expression="#REF![.F19]!#REF!"/>
          <table:named-expression table:name="jknvfvfsdo" table:base-cell-address="$'t1-a10'.$A$1" table:expression="'[4]time series'!#REF!"/>
          <table:named-expression table:name="NB_AGE1" table:base-cell-address="$'t1-a10'.$A$1" table:expression="#REF!"/>
          <table:named-expression table:name="NB_AGE3" table:base-cell-address="$'t1-a10'.$A$1" table:expression="#REF!"/>
          <table:named-expression table:name="NB_FEM" table:base-cell-address="$'t1-a10'.$A$1" table:expression="#REF!"/>
          <table:named-expression table:name="NB_MAL" table:base-cell-address="$'t1-a10'.$A$1" table:expression="#REF!"/>
          <table:named-expression table:name="NUM" table:base-cell-address="$'t1-a10'.$A$1" table:expression="#REF!"/>
          <table:named-expression table:name="SAS_OUTPUT" table:base-cell-address="$'t1-a10'.$A$1" table:expression="#REF!"/>
          <table:named-expression table:name="_10__123Graph_CSWE_EMPL" table:base-cell-address="$'t1-a10'.$A$1" table:expression="'[1]time series'!#REF!"/>
          <table:named-expression table:name="_2__123Graph_AChart_1" table:base-cell-address="$'t1-a10'.$A$1" table:expression="'[2]table 1'!#REF!"/>
          <table:named-expression table:name="_4__123Graph_ADEV_EMPL" table:base-cell-address="$'t1-a10'.$A$1" table:expression="'[1]time series'!#REF!"/>
          <table:named-expression table:name="_6__123Graph_BDEV_EMPL" table:base-cell-address="$'t1-a10'.$A$1" table:expression="'[1]time series'!#REF!"/>
          <table:named-expression table:name="_8__123Graph_CDEV_EMPL" table:base-cell-address="$'t1-a10'.$A$1" table:expression="'[1]time series'!#REF!"/>
        </table:named-expressions>
      </table:table>
      <table:table table:name="About this file" table:style-name="ta2" table:print="false">
        <office:forms form:automatic-focus="false" form:apply-design-mode="false"/>
        <table:table-column table:style-name="co5" table:default-cell-style-name="Default"/>
        <table:table-column table:style-name="co7" table:default-cell-style-name="ce76"/>
        <table:table-column table:style-name="co8" table:number-columns-repeated="62" table:default-cell-style-name="Default"/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Excel file contains the data for the following figure or table: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/>
          <table:table-cell table:style-name="ce77" office:value-type="string" calcext:value-type="string">
            <text:p><text:a xlink:href="https://doi.org/10.1787/29f23e9d-en" xlink:type="simple">International Migration Outlook 2021 - © OECD 2021</text:a>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cent developments in international migration movements and labour market inclusion of immigrants - Annex Table 1.A.10. Quarterly unemployment rates by place of birth in OECD countries, 2016-2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1 - Last updated: 28-Oct-2021</text:p>
          </table:table-cell>
          <table:table-cell table:number-columns-repeated="62"/>
        </table:table-row>
        <table:table-row table:style-name="ro1">
          <table:table-cell/>
          <table:table-cell table:style-name="ce78" office:value-type="string" calcext:value-type="string">
            <text:p><text:a xlink:href="http://oe.cd/disclaimer" xlink:type="simple">Disclaimer: http://oe.cd/disclaimer</text:a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8" office:value-type="string" calcext:value-type="string">
            <text:p><text:a xlink:href="https://stat.link/7o58by" xlink:type="simple">Permanent location of this file: https://stat.link/7o58by</text:a></text:p>
          </table:table-cell>
          <table:table-cell table:number-columns-repeated="62"/>
        </table:table-row>
      </table:table>
      <table:named-expressions>
        <table:named-expression table:name="AGE_MIGR" table:base-cell-address="$'t1-a10'.$A$1" table:expression="#REF![.F20]!#REF!"/>
        <table:named-expression table:name="DME_BeforeCloseCompleted" table:base-cell-address="$'t1-a10'.$A$1" table:expression="&quot;False&quot;"/>
        <table:named-expression table:name="DME_Dirty" table:base-cell-address="$'t1-a10'.$A$1" table:expression="&quot;False&quot;"/>
        <table:named-expression table:name="DME_LocalFile" table:base-cell-address="$'t1-a10'.$A$1" table:expression="&quot;True&quot;"/>
        <table:named-expression table:name="euro_ee" table:base-cell-address="$'t1-a10'.$A$1" table:expression=""/>
        <table:named-expression table:name="FB_AGE1" table:base-cell-address="$'t1-a10'.$A$1" table:expression="#REF!"/>
        <table:named-expression table:name="FB_AGE2" table:base-cell-address="$'t1-a10'.$A$1" table:expression="#REF!"/>
        <table:named-expression table:name="FB_AGE3" table:base-cell-address="$'t1-a10'.$A$1" table:expression="#REF!"/>
        <table:named-expression table:name="FB_FEM" table:base-cell-address="$'t1-a10'.$A$1" table:expression="#REF!"/>
        <table:named-expression table:name="FB_MAL" table:base-cell-address="$'t1-a10'.$A$1" table:expression="#REF!"/>
        <table:named-expression table:name="FQ" table:base-cell-address="$'t1-a10'.$A$1" table:expression="#REF![.F21]!#REF!"/>
        <table:named-expression table:name="IMGEN" table:base-cell-address="$'t1-a10'.$A$1" table:expression="#REF!"/>
        <table:named-expression table:name="IMYRCAT" table:base-cell-address="$'t1-a10'.$A$1" table:expression="#REF![.F19]!#REF!"/>
        <table:named-expression table:name="jknvfvfsdo" table:base-cell-address="$'t1-a10'.$A$1" table:expression="'[4]time series'!#REF!"/>
        <table:named-expression table:name="NB_AGE1" table:base-cell-address="$'t1-a10'.$A$1" table:expression="#REF!"/>
        <table:named-expression table:name="NB_AGE3" table:base-cell-address="$'t1-a10'.$A$1" table:expression="#REF!"/>
        <table:named-expression table:name="NB_FEM" table:base-cell-address="$'t1-a10'.$A$1" table:expression="#REF!"/>
        <table:named-expression table:name="NB_MAL" table:base-cell-address="$'t1-a10'.$A$1" table:expression="#REF!"/>
        <table:named-expression table:name="NUM" table:base-cell-address="$'t1-a10'.$A$1" table:expression="#REF!"/>
        <table:named-expression table:name="oecd_ee" table:base-cell-address="$'t1-a10'.$A$1" table:expression=""/>
        <table:named-expression table:name="oecd_et" table:base-cell-address="$'t1-a10'.$A$1" table:expression=""/>
        <table:named-expression table:name="oecd_pop" table:base-cell-address="$'t1-a10'.$A$1" table:expression=""/>
        <table:named-expression table:name="panelA" table:base-cell-address="$'t1-a10'.$A$1" table:expression=""/>
        <table:named-expression table:name="panelB" table:base-cell-address="$'t1-a10'.$A$1" table:expression=""/>
        <table:named-expression table:name="SAS_OUTPUT" table:base-cell-address="$'t1-a10'.$A$1" table:expression="#REF!"/>
        <table:named-expression table:name="SSA_Crisis" table:base-cell-address="$'t1-a10'.$A$1" table:expression=""/>
        <table:named-expression table:name="SSA_Recov" table:base-cell-address="$'t1-a10'.$A$1" table:expression=""/>
        <table:named-expression table:name="SSA_TOT" table:base-cell-address="$'t1-a10'.$A$1" table:expression=""/>
        <table:named-expression table:name="_10__123Graph_CSWE_EMPL" table:base-cell-address="$'t1-a10'.$A$1" table:expression="'[1]time series'!#REF!"/>
        <table:named-expression table:name="_2__123Graph_AChart_1" table:base-cell-address="$'t1-a10'.$A$1" table:expression="'[2]table 1'!#REF!"/>
        <table:named-expression table:name="_4__123Graph_ADEV_EMPL" table:base-cell-address="$'t1-a10'.$A$1" table:expression="'[1]time series'!#REF!"/>
        <table:named-expression table:name="_6__123Graph_BDEV_EMPL" table:base-cell-address="$'t1-a10'.$A$1" table:expression="'[1]time series'!#REF!"/>
        <table:named-expression table:name="_8__123Graph_CDEV_EMPL" table:base-cell-address="$'t1-a10'.$A$1" table:expression="'[1]time series'!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E1" svg:font-family="'Arial CE'" style:font-pitch="variable"/>
    <style:font-face style:name="Arial Cyr" svg:font-family="'Arial Cyr'" style:font-pitch="variable"/>
    <style:font-face style:name="Helv" svg:font-family="Helv" style:font-pitch="variable"/>
    <style:font-face style:name="Tms Rmn" svg:font-family="'Tms Rmn'" style:font-pitch="variable"/>
    <style:font-face style:name="µ¸¿ò" svg:font-family="µ¸¿ò" style:font-pitch="variable"/>
    <style:font-face style:name="Courier" svg:font-family="Courier" style:font-family-generic="modern" style:font-pitch="variable"/>
    <style:font-face style:name="Terminal" svg:font-family="Terminal" style:font-family-generic="modern" style:font-pitch="variable"/>
    <style:font-face style:name="ＭＳ Ｐゴシック" svg:font-family="'ＭＳ Ｐゴシック'" style:font-family-generic="modern" style:font-pitch="variable"/>
    <style:font-face style:name="Bookman" svg:font-family="Bookman" style:font-family-generic="roman" style:font-pitch="variable"/>
    <style:font-face style:name="Century Schoolbook" svg:font-family="'Century Schoolboo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明朝" svg:font-family="明朝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Mäori" svg:font-family="'Arial Mäori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Sans Serif" svg:font-family="'Microsoft Sans Serif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€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24"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1" number:min-decimal-places="1" number:min-integer-digits="1"/>
    </number:number-style>
    <number:number-style style:name="N129P0" style:volatile="true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9P1" style:volatile="true">
      <number:text>-</number:text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9P2" style:volatile="true">
      <number:text> </number:text>
      <number:number number:decimal-places="0" number:min-decimal-places="0" number:min-integer-digits="1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min-integer-digits="1"/>
      <number:text> </number:text>
    </number:number-style>
    <number:number-style style:name="N131">
      <number:number number:decimal-places="1" number:min-decimal-places="1" number:min-integer-digits="1" number:grouping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4P0" style:volatile="true">
      <number:number number:decimal-places="1" number:min-decimal-places="1" number:min-integer-digits="1" number:grouping="true"/>
      <number:text>  </number:text>
    </number:number-style>
    <number:number-style style:name="N134P1" style:volatile="true">
      <number:number number:decimal-places="1" number:min-decimal-places="1" number:min-integer-digits="1" number:grouping="true"/>
      <number:text>  </number:text>
    </number:number-style>
    <number:number-style style:name="N134P2" style:volatile="true">
      <number:number number:decimal-places="1" number:min-decimal-places="1" number:min-integer-digits="1" number:grouping="true"/>
      <number:text>  </number:text>
    </number:number-style>
    <number:text-style style:name="N134">
      <number:text-content/>
      <number:text>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</number:text>
    </number:number-style>
    <number:number-style style:name="N137P2" style:volatile="true">
      <number:number number:decimal-places="2" number:min-decimal-places="2" number:min-integer-digits="1" number:grouping="true"/>
      <number:text>  </number:text>
    </number:number-style>
    <number:text-style style:name="N137">
      <number:text-content/>
      <number:text> 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number:min-decimal-places="0" number:min-integer-digits="1">
        <number:embedded-text number:position="3">,</number:embedded-text>
      </number:number>
      <number:text>.</number:text>
    </number:number-style>
    <number:number-style style:name="N139">
      <number:text>$</number:text>
      <number:number number:decimal-places="0" number:min-decimal-places="0" number:min-integer-digits="0"/>
      <number:text>.</number:text>
    </number:number-style>
    <number:number-style style:name="N141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0" number:min-decimal-places="0" number:min-integer-digits="1" number:grouping="true"/>
      <number:text>    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145P2" style:volatile="true">
      <number:text> -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number:min-decimal-places="2" number:min-integer-digits="1" number:grouping="true"/>
      <number:text>    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149P2" style:volatile="true">
      <number:text>-</number:text>
      <number:number number:decimal-places="0" number:min-decimal-places="0" number:min-integer-digits="0"/>
      <number:text> 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2" number:min-decimal-places="2" number:min-integer-digits="0"/>
    </number:number-style>
    <number:number-style style:name="N153P0" style:volatile="true">
      <number:number number:decimal-places="3" number:min-decimal-places="3" number:min-integer-digits="1" number:grouping="true"/>
      <number:text>  </number:text>
    </number:number-style>
    <number:number-style style:name="N153P1" style:volatile="true">
      <number:text>-</number:text>
      <number:number number:decimal-places="3" number:min-decimal-places="3" number:min-integer-digits="1" number:grouping="true"/>
      <number:text>  </number:text>
    </number:number-style>
    <number:number-style style:name="N153P2" style:volatile="true">
      <number:number number:decimal-places="3" number:min-decimal-places="3" number:min-integer-digits="1" number:grouping="true"/>
      <number:text>  </number:text>
    </number:number-style>
    <number:text-style style:name="N153">
      <number:text-content/>
      <number:text> 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9P2" style:volatile="true">
      <number:text> -  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</number:text>
      <number:number number:decimal-places="0" number:min-decimal-places="0" number:min-integer-digits="1" number:grouping="true"/>
      <number:text> FB </number:text>
    </number:number-style>
    <number:number-style style:name="N167P1" style:volatile="true">
      <number:text>-</number:text>
      <number:number number:decimal-places="0" number:min-decimal-places="0" number:min-integer-digits="1" number:grouping="true"/>
      <number:text> FB </number:text>
    </number:number-style>
    <number:number-style style:name="N167P2" style:volatile="true">
      <number:text> - FB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number number:decimal-places="2" number:min-decimal-places="2" number:min-integer-digits="1" number:grouping="true"/>
      <number:text> FB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FB </number:text>
    </number:number-style>
    <number:number-style style:name="N171P2" style:volatile="true">
      <number:text>-</number:text>
      <number:number number:decimal-places="0" number:min-decimal-places="0" number:min-integer-digits="0"/>
      <number:text> FB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174P1" style:volatile="true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174P2" style:volatile="true">
      <number:text> </number:text>
      <number:number number:decimal-places="0" number:min-decimal-places="0" number:min-integer-digits="1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2" number:min-decimal-places="2" number:min-integer-digits="1"/>
      <number:text> </number:text>
    </number:number-style>
    <number:number-style style:name="N179P0" style:volatile="true">
      <number:text> </number:text>
      <number:number number:decimal-places="0" number:min-decimal-places="0" number:min-integer-digits="1" number:grouping="true"/>
      <number:text> Ft </number:text>
    </number:number-style>
    <number:number-style style:name="N179P1" style:volatile="true">
      <number:text>-</number:text>
      <number:number number:decimal-places="0" number:min-decimal-places="0" number:min-integer-digits="1" number:grouping="true"/>
      <number:text> Ft </number:text>
    </number:number-style>
    <number:number-style style:name="N179P2" style:volatile="true">
      <number:text> - Ft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decimal-places="2" number:min-integer-digits="1" number:grouping="true"/>
      <number:text> Ft </number:text>
    </number:number-style>
    <number:number-style style:name="N183P1" style:volatile="true">
      <number:text>-</number:text>
      <number:number number:decimal-places="2" number:min-decimal-places="2" number:min-integer-digits="1" number:grouping="true"/>
      <number:text> Ft </number:text>
    </number:number-style>
    <number:number-style style:name="N183P2" style:volatile="true">
      <number:text>-</number:text>
      <number:number number:decimal-places="0" number:min-decimal-places="0" number:min-integer-digits="0"/>
      <number:text> Ft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(</number:text>
      <number:number number:decimal-places="2" number:min-decimal-places="2" number:min-integer-digits="1"/>
      <number:text>)</number:text>
    </number:number-style>
    <number:number-style style:name="N185">
      <number:text>(-</number:text>
      <number:number number:decimal-places="2" number:min-decimal-places="2" number:min-integer-digits="1"/>
      <number:text>)</number:text>
      <style:map style:condition="value()&gt;=0" style:apply-style-name="N185P0"/>
    </number:number-style>
    <number:number-style style:name="N18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$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¥</number:text>
      <number:number number:decimal-places="0" number:min-decimal-places="0" number:min-integer-digits="1" number:grouping="true"/>
    </number:number-style>
    <number:number-style style:name="N195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10000" number:language="en" number:country="GB">
      <number:number number:min-integer-digits="1"/>
    </number:number-style>
    <number:number-style style:name="N10001" number:language="en" number:country="GB">
      <number:number number:decimal-places="0" number:min-decimal-places="0" number:min-integer-digits="1"/>
    </number:number-style>
    <number:number-style style:name="N10003" number:language="en" number:country="GB">
      <number:number number:decimal-places="0" number:min-decimal-places="0" number:min-integer-digits="1" number:grouping="true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number:percentage-style style:name="N10011" number:language="en" number:country="GB">
      <number:number number:decimal-places="2" number:min-decimal-places="2" number:min-integer-digits="1"/>
      <number:text>%</number:text>
    </number:percentage-style>
    <number:text-style style:name="N10100" number:language="en" number:country="GB">
      <number:text-content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£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en" number:country="GB">
      <number:minutes number:style="long"/>
      <number:text>:</number:text>
      <number:seconds number:style="long"/>
    </number:time-style>
    <number:time-style style:name="N10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en" number:country="GB">
      <number:minutes number:style="long"/>
      <number:text>:</number:text>
      <number:seconds number:style="long" number:decimal-places="1"/>
    </number:time-style>
    <number:number-style style:name="N10127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  <style:style style:name="_32_0_25__20_-_20_Accent1_20_10" style:display-name="20% - Accent1 10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11" style:display-name="20% - Accent1 1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12" style:display-name="20% - Accent1 12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7" style:display-name="20% - Accent1 7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8" style:display-name="20% - Accent1 8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9" style:display-name="20% - Accent1 9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10" style:display-name="20% - Accent2 10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11" style:display-name="20% - Accent2 11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12" style:display-name="20% - Accent2 1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7" style:display-name="20% - Accent2 7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8" style:display-name="20% - Accent2 8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9" style:display-name="20% - Accent2 9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10" style:display-name="20% - Accent3 10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11" style:display-name="20% - Accent3 11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12" style:display-name="20% - Accent3 1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7" style:display-name="20% - Accent3 7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8" style:display-name="20% - Accent3 8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9" style:display-name="20% - Accent3 9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10" style:display-name="20% - Accent4 10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11" style:display-name="20% - Accent4 11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12" style:display-name="20% - Accent4 12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7" style:display-name="20% - Accent4 7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8" style:display-name="20% - Accent4 8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9" style:display-name="20% - Accent4 9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10" style:display-name="20% - Accent5 10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11" style:display-name="20% - Accent5 11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12" style:display-name="20% - Accent5 12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7" style:display-name="20% - Accent5 7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8" style:display-name="20% - Accent5 8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9" style:display-name="20% - Accent5 9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10" style:display-name="20% - Accent6 10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11" style:display-name="20% - Accent6 11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12" style:display-name="20% - Accent6 12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7" style:display-name="20% - Accent6 7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8" style:display-name="20% - Accent6 8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9" style:display-name="20% - Accent6 9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kzent1" style:display-name="20% - Akz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10" style:display-name="40% - Accent1 10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11" style:display-name="40% - Accent1 1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12" style:display-name="40% - Accent1 12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7" style:display-name="40% - Accent1 7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8" style:display-name="40% - Accent1 8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9" style:display-name="40% - Accent1 9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10" style:display-name="40% - Accent2 10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11" style:display-name="40% - Accent2 11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12" style:display-name="40% - Accent2 1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7" style:display-name="40% - Accent2 7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8" style:display-name="40% - Accent2 8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9" style:display-name="40% - Accent2 9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10" style:display-name="40% - Accent3 10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11" style:display-name="40% - Accent3 11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12" style:display-name="40% - Accent3 12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7" style:display-name="40% - Accent3 7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8" style:display-name="40% - Accent3 8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9" style:display-name="40% - Accent3 9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10" style:display-name="40% - Accent4 10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11" style:display-name="40% - Accent4 11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12" style:display-name="40% - Accent4 12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7" style:display-name="40% - Accent4 7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8" style:display-name="40% - Accent4 8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9" style:display-name="40% - Accent4 9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10" style:display-name="40% - Accent5 10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11" style:display-name="40% - Accent5 11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12" style:display-name="40% - Accent5 12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7" style:display-name="40% - Accent5 7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8" style:display-name="40% - Accent5 8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9" style:display-name="40% - Accent5 9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10" style:display-name="40% - Accent6 10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11" style:display-name="40% - Accent6 11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12" style:display-name="40% - Accent6 12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7" style:display-name="40% - Accent6 7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8" style:display-name="40% - Accent6 8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9" style:display-name="40% - Accent6 9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0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entury Schoolbook" fo:font-family="'Century Schoolbook'" style:font-family-generic="roman" style:font-pitch="variable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Akz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kz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NCLAS_2c_REZONES_20_Y_20_SUS_20_PARTES_2c_DE_20_FUNDICION_2c_DE_20_HIERRO_20_O_20_DE_20_ACERO" style:display-name="ANCLAS,REZONES Y SUS PARTES,DE FUNDICION,DE HIERRO O DE ACERO" style:family="table-cell" style:parent-style-name="Default">
      <style:text-properties style:use-window-font-color="true" style:text-outline="false" style:text-line-through-style="none" style:text-line-through-type="none" style:font-name="Helvetica" fo:font-family="Helvetic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Helvetica" style:font-family-complex="Helvetica" style:font-family-generic-complex="swiss" style:font-pitch-complex="variable" style:font-size-complex="8pt" style:font-style-complex="normal" style:font-weight-complex="normal"/>
    </style:style>
    <style:style style:name="annee_20_semestre" style:display-name="annee semestre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in" style:family="table-cell" style:parent-style-name="Default" style:data-style-name="N10000">
      <style:table-cell-properties fo:background-color="#ccccff" style:cell-protect="protected" style:print-content="true" style:diagonal-bl-tr="none" style:diagonal-tl-br="none" style:text-align-source="value-type" style:repeat-content="false" fo:wrap-option="no-wrap" fo:border="3pt double #000000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blue" style:family="table-cell" style:parent-style-name="Default" style:data-style-name="N10000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MS Sans Serif" style:font-family-complex="'MS Sans Serif'" style:font-family-generic-complex="swiss" style:font-pitch-complex="variable" style:font-size-complex="8pt" style:font-style-complex="normal" style:font-weight-complex="bold"/>
    </style:style>
    <style:style style:name="caché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el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Code_20_additions" style:display-name="Code additions" style:family="table-cell" style:parent-style-name="Default" style:data-style-name="N10000">
      <style:table-cell-properties fo:border-bottom="0.99pt solid #000000" fo:background-color="#ff0000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Col_26_RowHeadings" style:display-name="Col&amp;RowHeadings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.5pt" fo:font-style="normal" fo:text-shadow="none" style:text-underline-style="solid" style:text-underline-width="auto" style:text-underline-color="font-color" fo:font-weight="bold" style:font-size-asian="8.5pt" style:font-style-asian="normal" style:font-weight-asian="bold" style:font-name-complex="MS Sans Serif" style:font-family-complex="'MS Sans Serif'" style:font-family-generic-complex="swiss" style:font-pitch-complex="variable" style:font-size-complex="8.5pt" style:font-style-complex="normal" style:font-weight-complex="bold"/>
    </style:style>
    <style:style style:name="ColCodes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.5pt" fo:font-style="normal" fo:text-shadow="none" style:text-underline-style="none" fo:font-weight="bold" style:font-size-asian="8.5pt" style:font-style-asian="normal" style:font-weight-asian="bold" style:font-name-complex="MS Sans Serif" style:font-family-complex="'MS Sans Serif'" style:font-family-generic-complex="swiss" style:font-pitch-complex="variable" style:font-size-complex="8.5pt" style:font-style-complex="normal" style:font-weight-complex="bold"/>
    </style:style>
    <style:style style:name="ColTitles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lumn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Comma_20__20__5b_1_5d_" style:display-name="Comma  [1]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omma_20__20__5b_1_5d__20_2" style:display-name="Comma  [1] 2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omma_20_10" style:display-name="Comma 10" style:family="table-cell" style:parent-style-name="Default" style:data-style-name="N118"/>
    <style:style style:name="Comma_20_11" style:display-name="Comma 11" style:family="table-cell" style:parent-style-name="Default" style:data-style-name="N118"/>
    <style:style style:name="Comma_20_12" style:display-name="Comma 12" style:family="table-cell" style:parent-style-name="Default" style:data-style-name="N118"/>
    <style:style style:name="Comma_20_13" style:display-name="Comma 13" style:family="table-cell" style:parent-style-name="Default" style:data-style-name="N118"/>
    <style:style style:name="Comma_20_14" style:display-name="Comma 14" style:family="table-cell" style:parent-style-name="Default" style:data-style-name="N118"/>
    <style:style style:name="Comma_20_15" style:display-name="Comma 15" style:family="table-cell" style:parent-style-name="Default" style:data-style-name="N118"/>
    <style:style style:name="Comma_20_16" style:display-name="Comma 16" style:family="table-cell" style:parent-style-name="Default" style:data-style-name="N118"/>
    <style:style style:name="Comma_20_17" style:display-name="Comma 17" style:family="table-cell" style:parent-style-name="Default" style:data-style-name="N118"/>
    <style:style style:name="Comma_20_18" style:display-name="Comma 18" style:family="table-cell" style:parent-style-name="Default" style:data-style-name="N118"/>
    <style:style style:name="Comma_20_19" style:display-name="Comma 19" style:family="table-cell" style:parent-style-name="Default" style:data-style-name="N118"/>
    <style:style style:name="Comma_20_2" style:display-name="Comma 2" style:family="table-cell" style:parent-style-name="Default" style:data-style-name="N118"/>
    <style:style style:name="Comma_20_2_20_2" style:display-name="Comma 2 2" style:family="table-cell" style:parent-style-name="Default" style:data-style-name="N118"/>
    <style:style style:name="Comma_20_20" style:display-name="Comma 20" style:family="table-cell" style:parent-style-name="Default" style:data-style-name="N118"/>
    <style:style style:name="Comma_20_21" style:display-name="Comma 21" style:family="table-cell" style:parent-style-name="Default" style:data-style-name="N118"/>
    <style:style style:name="Comma_20_22" style:display-name="Comma 22" style:family="table-cell" style:parent-style-name="Default" style:data-style-name="N118"/>
    <style:style style:name="Comma_20_23" style:display-name="Comma 23" style:family="table-cell" style:parent-style-name="Default" style:data-style-name="N118"/>
    <style:style style:name="Comma_20_24" style:display-name="Comma 24" style:family="table-cell" style:parent-style-name="Default" style:data-style-name="N118"/>
    <style:style style:name="Comma_20_25" style:display-name="Comma 25" style:family="table-cell" style:parent-style-name="Default" style:data-style-name="N118"/>
    <style:style style:name="Comma_20_3" style:display-name="Comma 3" style:family="table-cell" style:parent-style-name="Default" style:data-style-name="N118"/>
    <style:style style:name="Comma_20_4" style:display-name="Comma 4" style:family="table-cell" style:parent-style-name="Default" style:data-style-name="N118"/>
    <style:style style:name="Comma_20_5" style:display-name="Comma 5" style:family="table-cell" style:parent-style-name="Default" style:data-style-name="N118"/>
    <style:style style:name="Comma_20_6" style:display-name="Comma 6" style:family="table-cell" style:parent-style-name="Default" style:data-style-name="N118"/>
    <style:style style:name="Comma_20_7" style:display-name="Comma 7" style:family="table-cell" style:parent-style-name="Default" style:data-style-name="N118"/>
    <style:style style:name="Comma_20_8" style:display-name="Comma 8" style:family="table-cell" style:parent-style-name="Default" style:data-style-name="N118"/>
    <style:style style:name="Comma_20_9" style:display-name="Comma 9" style:family="table-cell" style:parent-style-name="Default" style:data-style-name="N118"/>
    <style:style style:name="Comma_20_9_20_2" style:display-name="Comma 9 2" style:family="table-cell" style:parent-style-name="Default" style:data-style-name="N118"/>
    <style:style style:name="Comma_20__5b_0_5d__20_2" style:display-name="Comma [0] 2" style:family="table-cell" style:parent-style-name="Default" style:data-style-name="N114"/>
    <style:style style:name="Comma_20__5b_1_5d_" style:display-name="Comma [1]" style:family="table-cell" style:parent-style-name="Default" style:data-style-name="N1000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28_0_29_" style:display-name="Comma(0)" style:family="table-cell" style:parent-style-name="Default" style:data-style-name="N100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28_0_29__20_2" style:display-name="Comma(0) 2" style:family="table-cell" style:parent-style-name="Default" style:data-style-name="N100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28_1_29_" style:display-name="comma(1)" style:family="table-cell" style:parent-style-name="Default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28_1_29__20_2" style:display-name="comma(1) 2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omma_28_3_29_" style:display-name="Comma(3)" style:family="table-cell" style:parent-style-name="Default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28_3_29__20_2" style:display-name="Comma(3) 2" style:family="table-cell" style:parent-style-name="Default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0" style:family="table-cell" style:parent-style-name="Default" style:data-style-name="N13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variable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variable" style:font-size-complex="1pt" style:font-style-complex="normal" style:font-weight-complex="normal"/>
    </style:style>
    <style:style style:name="Comma0_20_2" style:display-name="Comma0 2" style:family="table-cell" style:parent-style-name="Default" style:data-style-name="N138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variable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variable" style:font-size-complex="1pt" style:font-style-complex="normal" style:font-weight-complex="normal"/>
    </style:style>
    <style:style style:name="Comma_5b_0_5d_" style:display-name="Comma[0]" style:family="table-cell" style:parent-style-name="Default" style:data-style-name="N100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5b_0_5d__20_2" style:display-name="Comma[0] 2" style:family="table-cell" style:parent-style-name="Default" style:data-style-name="N100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5b_1_5d_" style:display-name="Comma[1]" style:family="table-cell" style:parent-style-name="Default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5b_1_5d__20_2" style:display-name="Comma[1] 2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omma_5b_1_5d__5f__5f_" style:display-name="Comma[1]__" style:family="table-cell" style:parent-style-name="Default" style:data-style-name="N13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5b_2_5d__5f__5f_" style:display-name="Comma[2]__" style:family="table-cell" style:parent-style-name="Default" style:data-style-name="N137"/>
    <style:style style:name="Comma_5b_3_5d_" style:display-name="Comma[3]" style:family="table-cell" style:parent-style-name="Default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urrency0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variable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variable" style:font-size-complex="1pt" style:font-style-complex="normal" style:font-weight-complex="normal"/>
    </style:style>
    <style:style style:name="Currency0_20_2" style:display-name="Currency0 2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variable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variable" style:font-size-complex="1pt" style:font-style-complex="normal" style:font-weight-complex="normal"/>
    </style:style>
    <style:style style:name="DataEntryCells" style:family="table-cell" style:parent-style-name="Default" style:data-style-name="N1000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Date" style:family="table-cell" style:parent-style-name="Default" style:data-style-name="N10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variable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variable" style:font-size-complex="1pt" style:font-style-complex="normal" style:font-weight-complex="normal"/>
    </style:style>
    <style:style style:name="Date_20_2" style:display-name="Date 2" style:family="table-cell" style:parent-style-name="Default" style:data-style-name="N10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ezimal_20__5b_0_5d__5f_DIAGRAM" style:display-name="Dezimal [0]_DIAGRAM" style:family="table-cell" style:parent-style-name="Default" style:data-style-name="N114"/>
    <style:style style:name="Dezimal_5f_03-09-03" style:display-name="Dezimal_03-09-03" style:family="table-cell" style:parent-style-name="Default" style:data-style-name="N141"/>
    <style:style style:name="Didier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text-line-through-type="none" style:font-name="Bookman" fo:font-family="Bookman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Didier_20_-_20_Title" style:display-name="Didier - Title" style:family="table-cell" style:parent-style-name="Default" style:data-style-name="N10000">
      <style:table-cell-properties style:cell-protect="protected" style:print-content="true" style:diagonal-bl-tr="none" style:diagonal-tl-br="none" fo:background-color="transparent" fo:border="none" style:rotation-align="none"/>
      <style:text-properties fo:color="#0000ff" style:text-outline="false" style:text-line-through-style="none" style:text-line-through-type="none" style:font-name="Bookman" fo:font-family="Bookman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Didier_20_subtitles" style:display-name="Didier subtitles" style:family="table-cell" style:parent-style-name="Default" style:data-style-name="N10000">
      <style:table-cell-properties style:cell-protect="protected" style:print-content="true"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Bookman" fo:font-family="Bookman" style:font-family-generic="roman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données" style:family="table-cell" style:parent-style-name="Default" style:data-style-name="N125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onnéesbord" style:family="table-cell" style:parent-style-name="Default" style:data-style-name="N125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ingabe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ero" style:family="table-cell" style:parent-style-name="Default" style:data-style-name="N1000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Arial" style:font-family-complex="Arial" style:font-family-generic-complex="swiss" style:font-pitch-complex="variable" style:font-size-complex="7pt" style:font-style-complex="normal" style:font-weight-complex="normal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rrRpt-DataEntryCells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Rpt-GreyBackground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Rpt_5f_DataEntryCells" style:display-name="ErrRpt_DataEntryCells" style:family="table-cell" style:parent-style-name="Default" style:data-style-name="N1000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3pt double #000000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.5pt" fo:font-style="normal" fo:text-shadow="none" style:text-underline-style="none" fo:font-weight="normal" style:font-size-asian="8.5pt" style:font-style-asian="normal" style:font-weight-asian="normal" style:font-name-complex="MS Sans Serif" style:font-family-complex="'MS Sans Serif'" style:font-family-generic-complex="swiss" style:font-pitch-complex="variable" style:font-size-complex="8.5pt" style:font-style-complex="normal" style:font-weight-complex="normal"/>
    </style:style>
    <style:style style:name="Euro" style:family="table-cell" style:parent-style-name="Default" style:data-style-name="N122"/>
    <style:style style:name="Ezres_20__5b_0_5d__5f_demo" style:display-name="Ezres [0]_demo" style:family="table-cell" style:parent-style-name="Default" style:data-style-name="N145"/>
    <style:style style:name="Ezres_5f_demo" style:display-name="Ezres_demo" style:family="table-cell" style:parent-style-name="Default" style:data-style-name="N149"/>
    <style:style style:name="financniO" style:family="table-cell" style:parent-style-name="Default" style:data-style-name="N10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 CE" style:font-family-complex="'Arial CE'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15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variable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variable" style:font-size-complex="1pt" style:font-style-complex="normal" style:font-weight-complex="normal"/>
    </style:style>
    <style:style style:name="Fixed_20_2" style:display-name="Fixed 2" style:family="table-cell" style:parent-style-name="Default" style:data-style-name="N15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formula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gap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GreyBackground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MS Sans Serif" style:font-family-complex="'MS Sans Serif'" style:font-family-generic-complex="swiss" style:font-pitch-complex="variable" style:font-size-complex="8pt" style:font-style-complex="normal" style:font-weight-complex="bold"/>
    </style:style>
    <style:style style:name="Gut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_20_10" style:display-name="Heading 1 10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10_20_2" style:display-name="Heading 1 10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11" style:display-name="Heading 1 1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11_20_2" style:display-name="Heading 1 11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12" style:display-name="Heading 1 1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12_20_2" style:display-name="Heading 1 12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13" style:display-name="Heading 1 13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13_20_2" style:display-name="Heading 1 13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2" style:display-name="Heading 1 2" style:family="table-cell" style:parent-style-name="Default" style:data-style-name="N10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variable" fo:font-size="1pt" fo:font-style="italic" fo:text-shadow="none" style:text-underline-style="none" fo:font-weight="normal" style:font-size-asian="1pt" style:font-style-asian="italic" style:font-weight-asian="normal" style:font-name-complex="Courier" style:font-family-complex="Courier" style:font-family-generic-complex="modern" style:font-pitch-complex="variable" style:font-size-complex="1pt" style:font-style-complex="italic" style:font-weight-complex="normal"/>
    </style:style>
    <style:style style:name="Heading_20_1_20_2_20_2" style:display-name="Heading 1 2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3" style:display-name="Heading 1 3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3_20_2" style:display-name="Heading 1 3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4" style:display-name="Heading 1 4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4_20_2" style:display-name="Heading 1 4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5" style:display-name="Heading 1 5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5_20_2" style:display-name="Heading 1 5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6" style:display-name="Heading 1 6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6_20_2" style:display-name="Heading 1 6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7" style:display-name="Heading 1 7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7_20_2" style:display-name="Heading 1 7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8" style:display-name="Heading 1 8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8_20_2" style:display-name="Heading 1 8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9" style:display-name="Heading 1 9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1_20_9_20_2" style:display-name="Heading 1 9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_20_10" style:display-name="Heading 2 10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10_20_2" style:display-name="Heading 2 10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11" style:display-name="Heading 2 1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11_20_2" style:display-name="Heading 2 11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12" style:display-name="Heading 2 1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12_20_2" style:display-name="Heading 2 12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13" style:display-name="Heading 2 13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13_20_2" style:display-name="Heading 2 13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2" style:display-name="Heading 2 2" style:family="table-cell" style:parent-style-name="Default" style:data-style-name="N10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variable" fo:font-size="1pt" fo:font-style="normal" fo:text-shadow="none" style:text-underline-style="none" fo:font-weight="bold" style:font-size-asian="1pt" style:font-style-asian="normal" style:font-weight-asian="bold" style:font-name-complex="Courier" style:font-family-complex="Courier" style:font-family-generic-complex="modern" style:font-pitch-complex="variable" style:font-size-complex="1pt" style:font-style-complex="normal" style:font-weight-complex="bold"/>
    </style:style>
    <style:style style:name="Heading_20_2_20_2_20_2" style:display-name="Heading 2 2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3" style:display-name="Heading 2 3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3_20_2" style:display-name="Heading 2 3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4" style:display-name="Heading 2 4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4_20_2" style:display-name="Heading 2 4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5" style:display-name="Heading 2 5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5_20_2" style:display-name="Heading 2 5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6" style:display-name="Heading 2 6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6_20_2" style:display-name="Heading 2 6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7" style:display-name="Heading 2 7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7_20_2" style:display-name="Heading 2 7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8" style:display-name="Heading 2 8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8_20_2" style:display-name="Heading 2 8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9" style:display-name="Heading 2 9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2_20_9_20_2" style:display-name="Heading 2 9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155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/>
    </style:style>
    <style:style style:name="Heading1_20_2" style:display-name="Heading1 2" style:family="table-cell" style:parent-style-name="Default" style:data-style-name="N10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2" style:family="table-cell" style:parent-style-name="Default" style:data-style-name="N155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/>
    </style:style>
    <style:style style:name="Heading2_20_2" style:display-name="Heading2 2" style:family="table-cell" style:parent-style-name="Default" style:data-style-name="N10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ipervínculo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ipervínculo_20_10" style:display-name="Hipervínculo 10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0_20_2" style:display-name="Hipervínculo 10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1" style:display-name="Hipervínculo 11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1_20_2" style:display-name="Hipervínculo 11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2" style:display-name="Hipervínculo 1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2_20_2" style:display-name="Hipervínculo 12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3" style:display-name="Hipervínculo 13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4" style:display-name="Hipervínculo 14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5" style:display-name="Hipervínculo 15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6" style:display-name="Hipervínculo 16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7" style:display-name="Hipervínculo 17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8" style:display-name="Hipervínculo 18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19" style:display-name="Hipervínculo 19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" style:display-name="Hipervínculo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_20_2" style:display-name="Hipervínculo 2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0" style:display-name="Hipervínculo 20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1" style:display-name="Hipervínculo 21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2" style:display-name="Hipervínculo 2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3" style:display-name="Hipervínculo 23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4" style:display-name="Hipervínculo 24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5" style:display-name="Hipervínculo 25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6" style:display-name="Hipervínculo 26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7" style:display-name="Hipervínculo 27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8" style:display-name="Hipervínculo 28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29" style:display-name="Hipervínculo 29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3" style:display-name="Hipervínculo 3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3_20_2" style:display-name="Hipervínculo 3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30" style:display-name="Hipervínculo 30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31" style:display-name="Hipervínculo 31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32" style:display-name="Hipervínculo 3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4" style:display-name="Hipervínculo 4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4_20_2" style:display-name="Hipervínculo 4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5" style:display-name="Hipervínculo 5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5_20_2" style:display-name="Hipervínculo 5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6" style:display-name="Hipervínculo 6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6_20_2" style:display-name="Hipervínculo 6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7" style:display-name="Hipervínculo 7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7_20_2" style:display-name="Hipervínculo 7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8" style:display-name="Hipervínculo 8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8_20_2" style:display-name="Hipervínculo 8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9" style:display-name="Hipervínculo 9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9_20_2" style:display-name="Hipervínculo 9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" style:display-name="Hipervínculo visitado" style:family="table-cell" style:parent-style-name="Default">
      <style:text-properties fo:color="#800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ipervínculo_20_visitado_20_10" style:display-name="Hipervínculo visitado 10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0_20_2" style:display-name="Hipervínculo visitado 10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1" style:display-name="Hipervínculo visitado 11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1_20_2" style:display-name="Hipervínculo visitado 11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2" style:display-name="Hipervínculo visitado 1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2_20_2" style:display-name="Hipervínculo visitado 12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3" style:display-name="Hipervínculo visitado 13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4" style:display-name="Hipervínculo visitado 14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5" style:display-name="Hipervínculo visitado 15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6" style:display-name="Hipervínculo visitado 16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7" style:display-name="Hipervínculo visitado 17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8" style:display-name="Hipervínculo visitado 18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19" style:display-name="Hipervínculo visitado 19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" style:display-name="Hipervínculo visitado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_20_2" style:display-name="Hipervínculo visitado 2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0" style:display-name="Hipervínculo visitado 20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1" style:display-name="Hipervínculo visitado 21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2" style:display-name="Hipervínculo visitado 2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3" style:display-name="Hipervínculo visitado 23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4" style:display-name="Hipervínculo visitado 24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5" style:display-name="Hipervínculo visitado 25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6" style:display-name="Hipervínculo visitado 26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7" style:display-name="Hipervínculo visitado 27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8" style:display-name="Hipervínculo visitado 28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29" style:display-name="Hipervínculo visitado 29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3" style:display-name="Hipervínculo visitado 3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3_20_2" style:display-name="Hipervínculo visitado 3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30" style:display-name="Hipervínculo visitado 30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31" style:display-name="Hipervínculo visitado 31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32" style:display-name="Hipervínculo visitado 3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4" style:display-name="Hipervínculo visitado 4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4_20_2" style:display-name="Hipervínculo visitado 4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5" style:display-name="Hipervínculo visitado 5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5_20_2" style:display-name="Hipervínculo visitado 5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6" style:display-name="Hipervínculo visitado 6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6_20_2" style:display-name="Hipervínculo visitado 6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7" style:display-name="Hipervínculo visitado 7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7_20_2" style:display-name="Hipervínculo visitado 7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8" style:display-name="Hipervínculo visitado 8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8_20_2" style:display-name="Hipervínculo visitado 8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9" style:display-name="Hipervínculo visitado 9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ipervínculo_20_visitado_20_9_20_2" style:display-name="Hipervínculo visitado 9 2" style:family="table-cell" style:parent-style-name="Default"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Arial" style:font-family-complex="Arial" style:font-family-generic-complex="swiss" style:font-pitch-complex="variable" style:font-size-complex="7pt" style:font-style-complex="normal" style:font-weight-complex="normal"/>
    </style:style>
    <style:style style:name="Hyperlink_20_3" style:display-name="Hyperlink 3" style:family="table-cell" style:parent-style-name="Default">
      <style:text-properties fo:color="#0000ff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Hyperlink_20_3_20_2" style:display-name="Hyperlink 3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yperlink_20_4" style:display-name="Hyperlink 4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SC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isced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ISCED_20_Titles" style:display-name="ISCED Titles" style:family="table-cell" style:parent-style-name="Default" style:data-style-name="N10000">
      <style:table-cell-properties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.5pt" fo:font-style="normal" fo:text-shadow="none" style:text-underline-style="none" fo:font-weight="bold" style:font-size-asian="8.5pt" style:font-style-asian="normal" style:font-weight-asian="bold" style:font-name-complex="MS Sans Serif" style:font-family-complex="'MS Sans Serif'" style:font-family-generic-complex="swiss" style:font-pitch-complex="variable" style:font-size-complex="8.5pt" style:font-style-complex="normal" style:font-weight-complex="bold"/>
    </style:style>
    <style:style style:name="isced_5f_8gradk" style:display-name="isced_8gradk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evel1a" style:family="table-cell" style:parent-style-name="Default" style:data-style-name="N10000">
      <style:table-cell-properties fo:border-bottom="0.99pt solid #000000" fo:background-color="#c0c0c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level2" style:family="table-cell" style:parent-style-name="Default" style:data-style-name="N1000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level2a" style:family="table-cell" style:parent-style-name="Default" style:data-style-name="N10000">
      <style:table-cell-properties fo:border-bottom="0.99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level3" style:family="table-cell" style:parent-style-name="Default" style:data-style-name="N10000">
      <style:table-cell-properties fo:border-bottom="0.99pt solid #000000" fo:background-color="#c0c0c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Line_20_titles-Rows" style:display-name="Line titles-Rows" style:family="table-cell" style:parent-style-name="Default" style:data-style-name="N10000">
      <style:table-cell-properties fo:border-bottom="0.99pt solid #000000" fo:background-color="#ff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Migliaia_20__28_0_29__5f_conti99" style:display-name="Migliaia (0)_conti99" style:family="table-cell" style:parent-style-name="Default" style:data-style-name="N114"/>
    <style:style style:name="Migliaia_20__5b_0_5d__5f_Italy" style:display-name="Migliaia [0]_Italy" style:family="table-cell" style:parent-style-name="Default" style:data-style-name="N114"/>
    <style:style style:name="Migliaia_5f_FIN" style:display-name="Migliaia_FIN" style:family="table-cell" style:parent-style-name="Default" style:data-style-name="N118"/>
    <style:style style:name="miles" style:family="table-cell" style:parent-style-name="Default" style:data-style-name="N10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Arial" style:font-family-complex="Arial" style:font-family-generic-complex="swiss" style:font-pitch-complex="variable" style:font-size-complex="7pt" style:font-style-complex="normal" style:font-weight-complex="normal"/>
    </style:style>
    <style:style style:name="Milliers_20__5b_0_5d__5f_SECTV-41" style:display-name="Milliers [0]_SECTV-41" style:family="table-cell" style:parent-style-name="Default" style:data-style-name="N159"/>
    <style:style style:name="Milliers_5f_SECTV-41" style:display-name="Milliers_SECTV-41" style:family="table-cell" style:parent-style-name="Default" style:data-style-name="N163"/>
    <style:style style:name="Monétaire_20__5b_0_5d__5f_SECTV-41" style:display-name="Monétaire [0]_SECTV-41" style:family="table-cell" style:parent-style-name="Default" style:data-style-name="N167"/>
    <style:style style:name="Monétaire_5f_SECTV-41" style:display-name="Monétaire_SECTV-41" style:family="table-cell" style:parent-style-name="Default" style:data-style-name="N171"/>
    <style:style style:name="n0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entury Schoolbook" fo:font-family="'Century Schoolbook'" style:font-family-generic="roman" style:font-pitch="variable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Normaali_5f_sektorituotanto" style:display-name="Normaali_sektorituotanto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Normal_20_-_20_Style1" style:display-name="Normal - Style1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pitch="variable" fo:font-size="16pt" fo:font-style="italic" fo:text-shadow="none" style:text-underline-style="none" fo:font-weight="bold" style:font-size-asian="16pt" style:font-style-asian="italic" style:font-weight-asian="bold" style:font-name-complex="Helv" style:font-family-complex="Helv" style:font-pitch-complex="variable" style:font-size-complex="16pt" style:font-style-complex="italic" style:font-weight-complex="bold"/>
    </style:style>
    <style:style style:name="Normal_20_10" style:display-name="Normal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0" style:display-name="Normal 10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1" style:display-name="Normal 10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2" style:display-name="Normal 10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3" style:display-name="Normal 10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4" style:display-name="Normal 10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5" style:display-name="Normal 10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6" style:display-name="Normal 10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7" style:display-name="Normal 10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8" style:display-name="Normal 10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19" style:display-name="Normal 10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20" style:display-name="Normal 10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3" style:display-name="Normal 10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4" style:display-name="Normal 10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5" style:display-name="Normal 10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6" style:display-name="Normal 10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7" style:display-name="Normal 10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8" style:display-name="Normal 10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9" style:display-name="Normal 10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0" style:display-name="Normal 11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1" style:display-name="Normal 11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2" style:display-name="Normal 11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3" style:display-name="Normal 11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4" style:display-name="Normal 11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5" style:display-name="Normal 11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6" style:display-name="Normal 11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7" style:display-name="Normal 11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8" style:display-name="Normal 11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19" style:display-name="Normal 11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2" style:display-name="Normal 11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20" style:display-name="Normal 11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3" style:display-name="Normal 11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4" style:display-name="Normal 11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5" style:display-name="Normal 11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6" style:display-name="Normal 11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7" style:display-name="Normal 11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8" style:display-name="Normal 11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9" style:display-name="Normal 11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0" style:display-name="Normal 12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1" style:display-name="Normal 12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2" style:display-name="Normal 12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3" style:display-name="Normal 12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4" style:display-name="Normal 12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5" style:display-name="Normal 12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6" style:display-name="Normal 12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7" style:display-name="Normal 12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8" style:display-name="Normal 12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19" style:display-name="Normal 12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2" style:display-name="Normal 1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20" style:display-name="Normal 12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3" style:display-name="Normal 12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4" style:display-name="Normal 12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5" style:display-name="Normal 12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6" style:display-name="Normal 12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7" style:display-name="Normal 12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8" style:display-name="Normal 12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9" style:display-name="Normal 12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0" style:display-name="Normal 13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1" style:display-name="Normal 13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2" style:display-name="Normal 13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3" style:display-name="Normal 13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4" style:display-name="Normal 13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5" style:display-name="Normal 13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6" style:display-name="Normal 13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7" style:display-name="Normal 13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8" style:display-name="Normal 13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19" style:display-name="Normal 13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2" style:display-name="Normal 13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20" style:display-name="Normal 13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3" style:display-name="Normal 13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4" style:display-name="Normal 13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5" style:display-name="Normal 13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6" style:display-name="Normal 13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7" style:display-name="Normal 13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8" style:display-name="Normal 13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9" style:display-name="Normal 13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Normal_20_16_20_2" style:display-name="Normal 16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Normal_20_16_20_2_20_2" style:display-name="Normal 16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_20_2" style:display-name="Normal 17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_20_3" style:display-name="Normal 17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" style:display-name="Normal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Normal_20_18_20_2" style:display-name="Normal 18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_20_2_20_2" style:display-name="Normal 18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Normal_20_18_20_3" style:display-name="Normal 18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2" style:display-name="Normal 19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_20_3" style:display-name="Normal 19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0" style:display-name="Normal 2 10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1" style:display-name="Normal 2 10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2" style:display-name="Normal 2 10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3" style:display-name="Normal 2 10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4" style:display-name="Normal 2 10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5" style:display-name="Normal 2 10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6" style:display-name="Normal 2 10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7" style:display-name="Normal 2 10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8" style:display-name="Normal 2 10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9" style:display-name="Normal 2 10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2" style:display-name="Normal 2 10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20" style:display-name="Normal 2 10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3" style:display-name="Normal 2 10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4" style:display-name="Normal 2 10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5" style:display-name="Normal 2 10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6" style:display-name="Normal 2 10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7" style:display-name="Normal 2 10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8" style:display-name="Normal 2 10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9" style:display-name="Normal 2 10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0" style:display-name="Normal 2 11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1" style:display-name="Normal 2 11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2" style:display-name="Normal 2 11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3" style:display-name="Normal 2 11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4" style:display-name="Normal 2 11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5" style:display-name="Normal 2 11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6" style:display-name="Normal 2 11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7" style:display-name="Normal 2 11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8" style:display-name="Normal 2 11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9" style:display-name="Normal 2 11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2" style:display-name="Normal 2 11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20" style:display-name="Normal 2 11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3" style:display-name="Normal 2 11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4" style:display-name="Normal 2 11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5" style:display-name="Normal 2 11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6" style:display-name="Normal 2 11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7" style:display-name="Normal 2 11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8" style:display-name="Normal 2 11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9" style:display-name="Normal 2 11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0" style:display-name="Normal 2 12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1" style:display-name="Normal 2 12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2" style:display-name="Normal 2 12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3" style:display-name="Normal 2 12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4" style:display-name="Normal 2 12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5" style:display-name="Normal 2 12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6" style:display-name="Normal 2 12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7" style:display-name="Normal 2 12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8" style:display-name="Normal 2 12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9" style:display-name="Normal 2 12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2" style:display-name="Normal 2 1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20" style:display-name="Normal 2 12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3" style:display-name="Normal 2 12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4" style:display-name="Normal 2 12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5" style:display-name="Normal 2 12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6" style:display-name="Normal 2 12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7" style:display-name="Normal 2 12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8" style:display-name="Normal 2 12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9" style:display-name="Normal 2 12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5f_03_20_0_5f_Recha._5f__20_Aseg._5f_Dev._5f_y_20_Repa._20_propues." style:display-name="Normal 2 12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0" style:display-name="Normal 2 13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1" style:display-name="Normal 2 13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2" style:display-name="Normal 2 13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3" style:display-name="Normal 2 13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4" style:display-name="Normal 2 13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5" style:display-name="Normal 2 13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6" style:display-name="Normal 2 13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7" style:display-name="Normal 2 13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8" style:display-name="Normal 2 13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19" style:display-name="Normal 2 13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2" style:display-name="Normal 2 13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20" style:display-name="Normal 2 13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3" style:display-name="Normal 2 13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4" style:display-name="Normal 2 13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5" style:display-name="Normal 2 13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6" style:display-name="Normal 2 13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7" style:display-name="Normal 2 13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8" style:display-name="Normal 2 13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20_9" style:display-name="Normal 2 13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_5f_03_20_0_5f_Recha._5f__20_Aseg._5f_Dev._5f_y_20_Repa._20_propues." style:display-name="Normal 2 13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4_20_2" style:display-name="Normal 2 14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4_20_3" style:display-name="Normal 2 14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4_20_4" style:display-name="Normal 2 14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4_20_5" style:display-name="Normal 2 14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4_5f_03_20_0_5f_Recha._5f__20_Aseg._5f_Dev._5f_y_20_Repa._20_propues." style:display-name="Normal 2 14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6_20_2" style:display-name="Normal 2 16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6_20_3" style:display-name="Normal 2 16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6_20_4" style:display-name="Normal 2 16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6_5f_03_20_0_5f_Recha._5f__20_Aseg._5f_Dev._5f_y_20_Repa._20_propues." style:display-name="Normal 2 16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7_20_2" style:display-name="Normal 2 17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7_20_3" style:display-name="Normal 2 17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7_20_4" style:display-name="Normal 2 17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7_5f_03_20_0_5f_Recha._5f__20_Aseg._5f_Dev._5f_y_20_Repa._20_propues." style:display-name="Normal 2 17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9" style:display-name="Normal 2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2_20_2_20_10" style:display-name="Normal 2 2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1" style:display-name="Normal 2 2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2" style:display-name="Normal 2 2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3" style:display-name="Normal 2 2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4" style:display-name="Normal 2 2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5" style:display-name="Normal 2 2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6" style:display-name="Normal 2 2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7" style:display-name="Normal 2 2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8" style:display-name="Normal 2 2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9" style:display-name="Normal 2 2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0" style:display-name="Normal 2 2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1" style:display-name="Normal 2 2 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2" style:display-name="Normal 2 2 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2_20_2" style:display-name="Normal 2 2 2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_20_2" style:display-name="Normal 2 2 3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_20_2_20_2" style:display-name="Normal 2 2 3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4" style:display-name="Normal 2 2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5" style:display-name="Normal 2 2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6" style:display-name="Normal 2 2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7" style:display-name="Normal 2 2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8" style:display-name="Normal 2 2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9" style:display-name="Normal 2 2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0" style:display-name="Normal 2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3" style:display-name="Normal 2 2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4_20_2" style:display-name="Normal 2 24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5" style:display-name="Normal 2 2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5_20_2" style:display-name="Normal 2 25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6" style:display-name="Normal 2 2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6_20_2" style:display-name="Normal 2 26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7" style:display-name="Normal 2 2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8" style:display-name="Normal 2 2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9" style:display-name="Normal 2 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5f_03_20_0_5f_Recha._5f__20_Aseg._5f_Dev._5f_y_20_Repa._20_propues." style:display-name="Normal 2 2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0" style:display-name="Normal 2 3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1" style:display-name="Normal 2 3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2" style:display-name="Normal 2 3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3" style:display-name="Normal 2 3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4" style:display-name="Normal 2 3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5" style:display-name="Normal 2 3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6" style:display-name="Normal 2 3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7" style:display-name="Normal 2 3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8" style:display-name="Normal 2 3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9" style:display-name="Normal 2 3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2" style:display-name="Normal 2 3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20" style:display-name="Normal 2 3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4" style:display-name="Normal 2 3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5" style:display-name="Normal 2 3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6" style:display-name="Normal 2 3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7" style:display-name="Normal 2 3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8" style:display-name="Normal 2 3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9" style:display-name="Normal 2 3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0" style:display-name="Normal 2 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1" style:display-name="Normal 2 3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2" style:display-name="Normal 2 3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3" style:display-name="Normal 2 3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34" style:display-name="Normal 2 3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35" style:display-name="Normal 2 3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2_20_36" style:display-name="Normal 2 3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2_20_37" style:display-name="Normal 2 3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8" style:display-name="Normal 2 3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2_20_39" style:display-name="Normal 2 3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2_20_3_5f_03_20_0_5f_Recha._5f__20_Aseg._5f_Dev._5f_y_20_Repa._20_propues." style:display-name="Normal 2 3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10" style:display-name="Normal 2 4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1" style:display-name="Normal 2 4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2" style:display-name="Normal 2 4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3" style:display-name="Normal 2 4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4" style:display-name="Normal 2 4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5" style:display-name="Normal 2 4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6" style:display-name="Normal 2 4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7" style:display-name="Normal 2 4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8" style:display-name="Normal 2 4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9" style:display-name="Normal 2 4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2" style:display-name="Normal 2 4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20" style:display-name="Normal 2 4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21" style:display-name="Normal 2 4 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3" style:display-name="Normal 2 4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4" style:display-name="Normal 2 4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5" style:display-name="Normal 2 4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6" style:display-name="Normal 2 4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7" style:display-name="Normal 2 4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8" style:display-name="Normal 2 4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9" style:display-name="Normal 2 4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0" style:display-name="Normal 2 4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2_20_41" style:display-name="Normal 2 4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2_20_42" style:display-name="Normal 2 4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2_20_43" style:display-name="Normal 2 4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2_20_44" style:display-name="Normal 2 4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5" style:display-name="Normal 2 4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6" style:display-name="Normal 2 4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7" style:display-name="Normal 2 4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5_20_10" style:display-name="Normal 2 5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1" style:display-name="Normal 2 5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2" style:display-name="Normal 2 5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3" style:display-name="Normal 2 5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4" style:display-name="Normal 2 5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5" style:display-name="Normal 2 5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6" style:display-name="Normal 2 5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7" style:display-name="Normal 2 5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8" style:display-name="Normal 2 5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9" style:display-name="Normal 2 5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2" style:display-name="Normal 2 5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20" style:display-name="Normal 2 5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21" style:display-name="Normal 2 5 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3" style:display-name="Normal 2 5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4" style:display-name="Normal 2 5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5" style:display-name="Normal 2 5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6" style:display-name="Normal 2 5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7" style:display-name="Normal 2 5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8" style:display-name="Normal 2 5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9" style:display-name="Normal 2 5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0" style:display-name="Normal 2 6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1" style:display-name="Normal 2 6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2" style:display-name="Normal 2 6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3" style:display-name="Normal 2 6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4" style:display-name="Normal 2 6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5" style:display-name="Normal 2 6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6" style:display-name="Normal 2 6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7" style:display-name="Normal 2 6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8" style:display-name="Normal 2 6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9" style:display-name="Normal 2 6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2" style:display-name="Normal 2 6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20" style:display-name="Normal 2 6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3" style:display-name="Normal 2 6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4" style:display-name="Normal 2 6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5" style:display-name="Normal 2 6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6" style:display-name="Normal 2 6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7" style:display-name="Normal 2 6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8" style:display-name="Normal 2 6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9" style:display-name="Normal 2 6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0" style:display-name="Normal 2 7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1" style:display-name="Normal 2 7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2" style:display-name="Normal 2 7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3" style:display-name="Normal 2 7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4" style:display-name="Normal 2 7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5" style:display-name="Normal 2 7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6" style:display-name="Normal 2 7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7" style:display-name="Normal 2 7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8" style:display-name="Normal 2 7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9" style:display-name="Normal 2 7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2" style:display-name="Normal 2 7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20" style:display-name="Normal 2 7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3" style:display-name="Normal 2 7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4" style:display-name="Normal 2 7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5" style:display-name="Normal 2 7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6" style:display-name="Normal 2 7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7" style:display-name="Normal 2 7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8" style:display-name="Normal 2 7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9" style:display-name="Normal 2 7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0" style:display-name="Normal 2 8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1" style:display-name="Normal 2 8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2" style:display-name="Normal 2 8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3" style:display-name="Normal 2 8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4" style:display-name="Normal 2 8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5" style:display-name="Normal 2 8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6" style:display-name="Normal 2 8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7" style:display-name="Normal 2 8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8" style:display-name="Normal 2 8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9" style:display-name="Normal 2 8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2" style:display-name="Normal 2 8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20" style:display-name="Normal 2 8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3" style:display-name="Normal 2 8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4" style:display-name="Normal 2 8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5" style:display-name="Normal 2 8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6" style:display-name="Normal 2 8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7" style:display-name="Normal 2 8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8" style:display-name="Normal 2 8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9" style:display-name="Normal 2 8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0" style:display-name="Normal 2 9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1" style:display-name="Normal 2 9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2" style:display-name="Normal 2 9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3" style:display-name="Normal 2 9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4" style:display-name="Normal 2 9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5" style:display-name="Normal 2 9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6" style:display-name="Normal 2 9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7" style:display-name="Normal 2 9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8" style:display-name="Normal 2 9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9" style:display-name="Normal 2 9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2" style:display-name="Normal 2 9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20" style:display-name="Normal 2 9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3" style:display-name="Normal 2 9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4" style:display-name="Normal 2 9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5" style:display-name="Normal 2 9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6" style:display-name="Normal 2 9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7" style:display-name="Normal 2 9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8" style:display-name="Normal 2 9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9" style:display-name="Normal 2 9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0_20_2" style:display-name="Normal 20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3" style:display-name="Normal 20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0_20_4" style:display-name="Normal 20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0_20_4_20_2" style:display-name="Normal 20 4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1" style:display-name="Normal 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1_20_2" style:display-name="Normal 21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_20_3" style:display-name="Normal 21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2" style:display-name="Normal 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variable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Normal_20_22_20_2" style:display-name="Normal 2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2_20_3" style:display-name="Normal 22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_20_2" style:display-name="Normal 23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3_20_3" style:display-name="Normal 23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4" style:display-name="Normal 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5" style:display-name="Normal 2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6" style:display-name="Normal 2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7" style:display-name="Normal 2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8" style:display-name="Normal 2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9" style:display-name="Normal 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_5f_AUG_5f_TabChap2" style:display-name="Normal 2_AUG_TabChap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0" style:display-name="Normal 3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11" style:display-name="Normal 3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12" style:display-name="Normal 3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3" style:display-name="Normal 3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5" style:display-name="Normal 3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6" style:display-name="Normal 3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6_20_2" style:display-name="Normal 3 6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6_20_3" style:display-name="Normal 3 6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6_20_4" style:display-name="Normal 3 6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6_5f_03_20_0_5f_Recha._5f__20_Aseg._5f_Dev._5f_y_20_Repa._20_propues." style:display-name="Normal 3 6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7" style:display-name="Normal 3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8" style:display-name="Normal 3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9" style:display-name="Normal 3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0" style:display-name="Normal 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31" style:display-name="Normal 3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32" style:display-name="Normal 3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33" style:display-name="Normal 3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34" style:display-name="Normal 3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35" style:display-name="Normal 3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6" style:display-name="Normal 3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7" style:display-name="Normal 3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8" style:display-name="Normal 3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Narrow" fo:font-family="'Arial Narrow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39" style:display-name="Normal 3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9_20_2" style:display-name="Normal 39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0" style:display-name="Normal 4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1" style:display-name="Normal 4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2" style:display-name="Normal 4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3" style:display-name="Normal 4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14" style:display-name="Normal 4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15" style:display-name="Normal 4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16" style:display-name="Normal 4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7" style:display-name="Normal 4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8" style:display-name="Normal 4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9" style:display-name="Normal 4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2_20_2" style:display-name="Normal 4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0" style:display-name="Normal 4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1" style:display-name="Normal 4 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2" style:display-name="Normal 4 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3" style:display-name="Normal 4 2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4" style:display-name="Normal 4 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_20_2" style:display-name="Normal 4 3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4_20_4" style:display-name="Normal 4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7" style:display-name="Normal 4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8" style:display-name="Normal 4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9" style:display-name="Normal 4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0" style:display-name="Normal 4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1" style:display-name="Normal 4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2" style:display-name="Normal 4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2_20_2" style:display-name="Normal 4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2_20_2_20_2" style:display-name="Normal 42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2_20_2_20_2_20_2" style:display-name="Normal 42 2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3" style:display-name="Normal 4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3_20_2" style:display-name="Normal 43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4" style:display-name="Normal 4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4_20_2" style:display-name="Normal 44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5" style:display-name="Normal 4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6" style:display-name="Normal 4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7" style:display-name="Normal 4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8" style:display-name="Normal 4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9" style:display-name="Normal 4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5" style:display-name="Normal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0" style:display-name="Normal 5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1" style:display-name="Normal 5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2" style:display-name="Normal 5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3" style:display-name="Normal 5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4" style:display-name="Normal 5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5" style:display-name="Normal 5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6" style:display-name="Normal 5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7" style:display-name="Normal 5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8" style:display-name="Normal 5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9" style:display-name="Normal 5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0" style:display-name="Normal 5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1" style:display-name="Normal 5 2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5_20_22" style:display-name="Normal 5 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3" style:display-name="Normal 5 2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3" style:display-name="Normal 5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6_20_2" style:display-name="Normal 5 6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6_20_3" style:display-name="Normal 5 6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6_20_4" style:display-name="Normal 5 6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6_20_5" style:display-name="Normal 5 6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6_5f_03_20_0_5f_Recha._5f__20_Aseg._5f_Dev._5f_y_20_Repa._20_propues." style:display-name="Normal 5 6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7" style:display-name="Normal 5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7_20_2" style:display-name="Normal 5 7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7_20_3" style:display-name="Normal 5 7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7_20_4" style:display-name="Normal 5 7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7_20_5" style:display-name="Normal 5 7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7_5f_03_20_0_5f_Recha._5f__20_Aseg._5f_Dev._5f_y_20_Repa._20_propues." style:display-name="Normal 5 7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8" style:display-name="Normal 5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8_20_2" style:display-name="Normal 5 8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8_20_3" style:display-name="Normal 5 8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8_20_4" style:display-name="Normal 5 8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8_20_5" style:display-name="Normal 5 8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8_5f_03_20_0_5f_Recha._5f__20_Aseg._5f_Dev._5f_y_20_Repa._20_propues." style:display-name="Normal 5 8_03 0_Recha._ Aseg._Dev._y Repa. propues.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9" style:display-name="Normal 5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0" style:display-name="Normal 5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51" style:display-name="Normal 5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52" style:display-name="Normal 5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53" style:display-name="Normal 5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54" style:display-name="Normal 5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6" style:display-name="Normal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10" style:display-name="Normal 7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3" style:display-name="Normal 7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4" style:display-name="Normal 7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5" style:display-name="Normal 7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6" style:display-name="Normal 7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7" style:display-name="Normal 7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8" style:display-name="Normal 7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9" style:display-name="Normal 7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9_20_2" style:display-name="Normal 7 9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9_20_2_20_2" style:display-name="Normal 7 9 2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5" style:display-name="Normal 7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Mäori" fo:font-family="'Arial Mäo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Mäori" style:font-family-complex="'Arial Mäori'" style:font-family-generic-complex="swiss" style:font-pitch-complex="variable" style:font-size-complex="10pt" style:font-style-complex="normal" style:font-weight-complex="normal"/>
    </style:style>
    <style:style style:name="Normal_20_78" style:display-name="Normal 7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 Mäori" fo:font-family="'Arial Mäo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Mäori" style:font-family-complex="'Arial Mäori'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0" style:display-name="Normal 8 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1" style:display-name="Normal 8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2" style:display-name="Normal 8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3" style:display-name="Normal 8 1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4" style:display-name="Normal 8 1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5" style:display-name="Normal 8 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6" style:display-name="Normal 8 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7" style:display-name="Normal 8 1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8" style:display-name="Normal 8 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19" style:display-name="Normal 8 1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20" style:display-name="Normal 8 2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4" style:display-name="Normal 8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5" style:display-name="Normal 8 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6" style:display-name="Normal 8 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7" style:display-name="Normal 8 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8" style:display-name="Normal 8 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9" style:display-name="Normal 8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-blank" style:family="table-cell" style:parent-style-name="Default" style:data-style-name="N1000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rmal-blank_20_2" style:display-name="Normal-blank 2" style:family="table-cell" style:parent-style-name="Default" style:data-style-name="N1000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rmal-bottom" style:family="table-cell" style:parent-style-name="Default" style:data-style-name="N10001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Times" fo:font-family="Times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" style:font-family-complex="Times" style:font-family-generic-complex="roman" style:font-pitch-complex="variable" style:font-size-complex="10pt" style:font-style-complex="normal" style:font-weight-complex="normal"/>
    </style:style>
    <style:style style:name="Normal-center" style:family="table-cell" style:parent-style-name="Default" style:data-style-name="N1000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Normal-droit" style:family="table-cell" style:parent-style-name="Default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rmal-droit_20_2" style:display-name="Normal-droit 2" style:family="table-cell" style:parent-style-name="Default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rmal-droite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rmal-droite_20_2" style:display-name="Normal-droite 2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rmal-top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rmale_5f_AUS" style:display-name="Normale_AU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ál_5f_8gradk" style:display-name="Normál_8grad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ální_5f_Nove_20_vystupy_5f_DOPOCTENE" style:display-name="normální_Nove vystupy_DOPOCTEN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CE1" fo:font-family="'Arial CE'" style:font-pitch="variable" fo:font-size="12pt" fo:font-style="normal" fo:text-shadow="none" style:text-underline-style="none" fo:font-weight="normal" style:font-size-asian="12pt" style:font-style-asian="normal" style:font-weight-asian="normal" style:font-name-complex="Arial CE1" style:font-family-complex="'Arial CE'" style:font-pitch-complex="variable" style:font-size-complex="12pt" style:font-style-complex="normal" style:font-weight-complex="normal"/>
    </style:style>
    <style:style style:name="Notas_20_10" style:display-name="Notas 10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0_20_2" style:display-name="Notas 10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1" style:display-name="Notas 11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1_20_2" style:display-name="Notas 11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2" style:display-name="Notas 1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2_20_2" style:display-name="Notas 12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3" style:display-name="Notas 13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4" style:display-name="Notas 14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5" style:display-name="Notas 15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6" style:display-name="Notas 16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7" style:display-name="Notas 17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8" style:display-name="Notas 18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19" style:display-name="Notas 19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_20_2" style:display-name="Notas 2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0" style:display-name="Notas 20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1" style:display-name="Notas 21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2" style:display-name="Notas 2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3" style:display-name="Notas 23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4" style:display-name="Notas 24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5" style:display-name="Notas 25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6" style:display-name="Notas 26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7" style:display-name="Notas 27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8" style:display-name="Notas 28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29" style:display-name="Notas 29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3" style:display-name="Notas 3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3_20_2" style:display-name="Notas 3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30" style:display-name="Notas 30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31" style:display-name="Notas 31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32" style:display-name="Notas 3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4" style:display-name="Notas 4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4_20_2" style:display-name="Notas 4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5" style:display-name="Notas 5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5_20_2" style:display-name="Notas 5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6" style:display-name="Notas 6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6_20_2" style:display-name="Notas 6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7" style:display-name="Notas 7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7_20_2" style:display-name="Notas 7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8" style:display-name="Notas 8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8_20_2" style:display-name="Notas 8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9" style:display-name="Notas 9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as_20_9_20_2" style:display-name="Notas 9 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10" style:display-name="Note 10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11" style:display-name="Note 11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12" style:display-name="Note 12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2" style:display-name="Note 2" style:family="table-cell" style:parent-style-name="Default" style:data-style-name="N1000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7" style:display-name="Note 7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8" style:display-name="Note 8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_20_9" style:display-name="Note 9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notes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Percent_20_2" style:display-name="Percent 2" style:family="table-cell" style:parent-style-name="Default" style:data-style-name="N10010"/>
    <style:style style:name="Percent_20_2_20_2" style:display-name="Percent 2 2" style:family="table-cell" style:parent-style-name="Default" style:data-style-name="N10010"/>
    <style:style style:name="Percent_20_3" style:display-name="Percent 3" style:family="table-cell" style:parent-style-name="Default" style:data-style-name="N10010"/>
    <style:style style:name="Percent_20_4" style:display-name="Percent 4" style:family="table-cell" style:parent-style-name="Default" style:data-style-name="N10010"/>
    <style:style style:name="Percent_20__5b_2_5d_" style:display-name="Percent [2]" style:family="table-cell" style:parent-style-name="Default" style:data-style-name="N10011"/>
    <style:style style:name="Percent_20__5b_2_5d__20_2" style:display-name="Percent [2] 2" style:family="table-cell" style:parent-style-name="Default" style:data-style-name="N10011"/>
    <style:style style:name="Prozent_5f_SubCatperStud" style:display-name="Prozent_SubCatperStud" style:family="table-cell" style:parent-style-name="Default"/>
    <style:style style:name="Pénznem_20__5b_0_5d__5f_demo" style:display-name="Pénznem [0]_demo" style:family="table-cell" style:parent-style-name="Default" style:data-style-name="N179"/>
    <style:style style:name="Pénznem_5f_demo" style:display-name="Pénznem_demo" style:family="table-cell" style:parent-style-name="Default" style:data-style-name="N183"/>
    <style:style style:name="row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w-Col_20_Headings" style:display-name="Row-Col Headings" style:family="table-cell" style:parent-style-name="Default" style:data-style-name="N1000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RowCodes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.5pt" fo:font-style="normal" fo:text-shadow="none" style:text-underline-style="none" fo:font-weight="bold" style:font-size-asian="8.5pt" style:font-style-asian="normal" style:font-weight-asian="bold" style:font-name-complex="MS Sans Serif" style:font-family-complex="'MS Sans Serif'" style:font-family-generic-complex="swiss" style:font-pitch-complex="variable" style:font-size-complex="8.5pt" style:font-style-complex="normal" style:font-weight-complex="bold"/>
    </style:style>
    <style:style style:name="RowTitles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RowTitles-Col2" style:family="table-cell" style:parent-style-name="Default" style:data-style-name="N10000">
      <style:table-cell-properties fo:border-bottom="0.99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RowTitles-Detail" style:family="table-cell" style:parent-style-name="Default" style:data-style-name="N10000">
      <style:table-cell-properties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RowTitles1-Detail" style:family="table-cell" style:parent-style-name="Default" style:data-style-name="N10000">
      <style:table-cell-properties fo:border-bottom="0.99pt solid #000000" fo:background-color="#c0c0c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7.5pt" fo:font-style="normal" fo:text-shadow="none" style:text-underline-style="none" fo:font-weight="normal" style:font-size-asian="7.5pt" style:font-style-asian="normal" style:font-weight-asian="normal" style:font-name-complex="MS Sans Serif" style:font-family-complex="'MS Sans Serif'" style:font-family-generic-complex="swiss" style:font-pitch-complex="variable" style:font-size-complex="7.5pt" style:font-style-complex="normal" style:font-weight-complex="normal"/>
    </style:style>
    <style:style style:name="sangria_5f_n1" style:display-name="sangria_n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.587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Arial" style:font-family-complex="Arial" style:font-family-generic-complex="swiss" style:font-pitch-complex="variable" style:font-size-complex="7pt" style:font-style-complex="normal" style:font-weight-complex="normal"/>
    </style:style>
    <style:style style:name="Schlecht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emestre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Snorm" style:family="table-cell" style:parent-style-name="Default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Standard_5f_Austria" style:display-name="Standard_Austri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" style:font-family-complex="Times" style:font-family-generic-complex="roman" style:font-pitch-complex="variable" style:font-size-complex="10pt" style:font-style-complex="normal" style:font-weight-complex="normal"/>
    </style:style>
    <style:style style:name="Style_20_1" style:display-name="Style 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Style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Style4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Microsoft Sans Serif" fo:font-family="'Microsoft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icrosoft Sans Serif" style:font-family-complex="'Microsoft Sans Serif'" style:font-family-generic-complex="swiss" style:font-pitch-complex="variable" style:font-size-complex="8pt" style:font-style-complex="normal" style:font-weight-complex="normal"/>
    </style:style>
    <style:style style:name="Style5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Microsoft Sans Serif" fo:font-family="'Microsoft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icrosoft Sans Serif" style:font-family-complex="'Microsoft Sans Serif'" style:font-family-generic-complex="swiss" style:font-pitch-complex="variable" style:font-size-complex="8pt" style:font-style-complex="normal" style:font-weight-complex="normal"/>
    </style:style>
    <style:style style:name="Sub-titles" style:family="table-cell" style:parent-style-name="Default" style:data-style-name="N10000">
      <style:table-cell-properties fo:background-color="#99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Sub-titles_20_Cols" style:display-name="Sub-titles Cols" style:family="table-cell" style:parent-style-name="Default" style:data-style-name="N10000">
      <style:table-cell-properties fo:background-color="#99cc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.5pt" fo:font-style="normal" fo:text-shadow="none" style:text-underline-style="none" fo:font-weight="bold" style:font-size-asian="8.5pt" style:font-style-asian="normal" style:font-weight-asian="bold" style:font-name-complex="MS Sans Serif" style:font-family-complex="'MS Sans Serif'" style:font-family-generic-complex="swiss" style:font-pitch-complex="variable" style:font-size-complex="8.5pt" style:font-style-complex="normal" style:font-weight-complex="bold"/>
    </style:style>
    <style:style style:name="Sub-titles_20_rows" style:display-name="Sub-titles rows" style:family="table-cell" style:parent-style-name="Default" style:data-style-name="N10000">
      <style:table-cell-properties fo:background-color="#99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t-Stud" style:family="table-cell" style:parent-style-name="Default" style:data-style-name="N18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name-complex="Arial" style:font-family-complex="Arial" style:font-family-generic-complex="swiss" style:font-pitch-complex="variable" style:font-size-complex="9pt" style:font-style-complex="italic" style:font-weight-complex="normal"/>
    </style:style>
    <style:style style:name="Table_20_No." style:display-name="Table No." style:family="table-cell" style:parent-style-name="Default" style:data-style-name="N10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4pt solid #333333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pitch="variable" fo:font-size="14pt" fo:font-style="normal" fo:text-shadow="none" style:text-underline-style="none" fo:font-weight="bold" style:font-size-asian="14pt" style:font-style-asian="normal" style:font-weight-asian="bold" style:font-name-complex="Helv" style:font-family-complex="Helv" style:font-pitch-complex="variable" style:font-size-complex="14pt" style:font-style-complex="normal" style:font-weight-complex="bold"/>
    </style:style>
    <style:style style:name="Table_20_Title" style:display-name="Table Titl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pitch="variable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pitch-complex="variable" style:font-size-complex="12pt" style:font-style-complex="normal" style:font-weight-complex="bold"/>
    </style:style>
    <style:style style:name="temp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8.5pt" fo:font-style="normal" fo:text-shadow="none" style:text-underline-style="solid" style:text-underline-width="auto" style:text-underline-color="font-color" fo:font-weight="bold" style:font-size-asian="8.5pt" style:font-style-asian="normal" style:font-weight-asian="bold" style:font-name-complex="MS Sans Serif" style:font-family-complex="'MS Sans Serif'" style:font-family-generic-complex="swiss" style:font-pitch-complex="variable" style:font-size-complex="8.5pt" style:font-style-complex="normal" style:font-weight-complex="bold"/>
    </style:style>
    <style:style style:name="TEXT" style:family="table-cell" style:parent-style-name="Default" style:data-style-name="N10100">
      <style:text-properties fo:color="#000000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title1" style:family="table-cell" style:parent-style-name="Default" style:data-style-name="N10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itles" style:family="table-cell" style:parent-style-name="Default" style:data-style-name="N10000">
      <style:table-cell-properties fo:background-color="#99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titr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ms Rmn" fo:font-family="'Tms Rmn'" style:font-pitch="variable" fo:font-size="8pt" fo:font-style="normal" fo:text-shadow="none" style:text-underline-style="none" fo:font-weight="bold" style:font-size-asian="8pt" style:font-style-asian="normal" style:font-weight-asian="bold" style:font-name-complex="Tms Rmn" style:font-family-complex="'Tms Rmn'" style:font-pitch-complex="variable" style:font-size-complex="8pt" style:font-style-complex="normal" style:font-weight-complex="bold"/>
    </style:style>
    <style:style style:name="Total_20_10" style:display-name="Total 10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10_20_2" style:display-name="Total 10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11" style:display-name="Total 1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11_20_2" style:display-name="Total 11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12" style:display-name="Total 1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12_20_2" style:display-name="Total 12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13" style:display-name="Total 1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13_20_2" style:display-name="Total 13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2" style:display-name="Total 2" style:family="table-cell" style:parent-style-name="Default" style:data-style-name="N10000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variable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variable" style:font-size-complex="1pt" style:font-style-complex="normal" style:font-weight-complex="normal"/>
    </style:style>
    <style:style style:name="Total_20_2_20_2" style:display-name="Total 2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3" style:display-name="Total 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3_20_2" style:display-name="Total 3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4" style:display-name="Total 4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4_20_2" style:display-name="Total 4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5" style:display-name="Total 5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5_20_2" style:display-name="Total 5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6" style:display-name="Total 6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6_20_2" style:display-name="Total 6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7" style:display-name="Total 7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7_20_2" style:display-name="Total 7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8" style:display-name="Total 8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8_20_2" style:display-name="Total 8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9" style:display-name="Total 9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otal_20_9_20_2" style:display-name="Total 9 2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usental_20__28_0_29__5f_Blad2" style:display-name="Tusental (0)_Blad2" style:family="table-cell" style:parent-style-name="Default" style:data-style-name="N114"/>
    <style:style style:name="Tusental_5f_Blad2" style:display-name="Tusental_Blad2" style:family="table-cell" style:parent-style-name="Default" style:data-style-name="N118"/>
    <style:style style:name="tête_20_chapitre" style:display-name="tête chapitr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ms Rmn" fo:font-family="'Tms Rmn'" style:font-pitch="variable" fo:font-size="8pt" fo:font-style="italic" fo:text-shadow="none" style:text-underline-style="none" fo:font-weight="normal" style:font-size-asian="8pt" style:font-style-asian="italic" style:font-weight-asian="normal" style:font-name-complex="Tms Rmn" style:font-family-complex="'Tms Rmn'" style:font-pitch-complex="variable" style:font-size-complex="8pt" style:font-style-complex="italic" style:font-weight-complex="normal"/>
    </style:style>
    <style:style style:name="Valuta_20__28_0_29__5f_Blad2" style:display-name="Valuta (0)_Blad2" style:family="table-cell" style:parent-style-name="Default" style:data-style-name="N189"/>
    <style:style style:name="Valuta_5f_Blad2" style:display-name="Valuta_Blad2" style:family="table-cell" style:parent-style-name="Default" style:data-style-name="N193"/>
    <style:style style:name="Verknüpfte_20_Zelle" style:display-name="Verknüpfte Zell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rapped" style:family="table-cell" style:parent-style-name="Default" style:data-style-name="N1000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Wrapped_20_2" style:display-name="Wrapped 2" style:family="table-cell" style:parent-style-name="Default" style:data-style-name="N10001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Währung_20__5b_0_5d__5f_DIAGRAM" style:display-name="Währung [0]_DIAGRAM" style:family="table-cell" style:parent-style-name="Default" style:data-style-name="N189"/>
    <style:style style:name="Währung_5f_DIAGRAM" style:display-name="Währung_DIAGRAM" style:family="table-cell" style:parent-style-name="Default" style:data-style-name="N193"/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Ç_a5_ÁØ_5f_ENRL2" style:display-name="Ç¥ÁØ_ENRL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µ¸¿ò" fo:font-family="µ¸¿ò" style:font-pitch="variable" fo:font-size="11pt" fo:font-style="normal" fo:text-shadow="none" style:text-underline-style="none" fo:font-weight="normal" style:font-size-asian="11pt" style:font-style-asian="normal" style:font-weight-asian="normal" style:font-name-complex="µ¸¿ò" style:font-family-complex="µ¸¿ò" style:font-pitch-complex="variable" style:font-size-complex="11pt" style:font-style-complex="normal" style:font-weight-complex="normal"/>
    </style:style>
    <style:style style:name="Überschrift_20_1" style:display-name="Überschrift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Обычный_5f_Лист1" style:display-name="Обычный_Лист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Cyr" fo:font-family="'Arial Cyr'" style:font-pitch="variable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pitch-complex="variable" style:font-size-complex="10pt" style:font-style-complex="normal" style:font-weight-complex="normal"/>
    </style:style>
    <style:style style:name="標準_20_2" style:display-name="標準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variable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標準_20_4" style:display-name="標準 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erminal" fo:font-family="Terminal" style:font-family-generic="modern" style:font-pitch="variable" fo:font-size="14pt" fo:font-style="normal" fo:text-shadow="none" style:text-underline-style="none" fo:font-weight="normal" style:font-size-asian="14pt" style:font-style-asian="normal" style:font-weight-asian="normal" style:font-name-complex="Terminal" style:font-family-complex="Terminal" style:font-family-generic-complex="modern" style:font-pitch-complex="variable" style:font-size-complex="14pt" style:font-style-complex="normal" style:font-weight-complex="normal"/>
    </style:style>
    <style:style style:name="標準_5f_統計表15" style:display-name="標準_統計表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明朝" fo:font-family="明朝" style:font-family-generic="roman" style:font-pitch="variable" fo:font-size="14pt" fo:font-style="normal" fo:text-shadow="none" style:text-underline-style="none" fo:font-weight="normal" style:font-name-asian="明朝" style:font-family-asian="明朝" style:font-family-generic-asian="roman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通貨_20_2" style:display-name="通貨 2" style:family="table-cell" style:parent-style-name="Default" style:data-style-name="N195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1:26:10.5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1-a10" style:display-name="PageStyle_t1-a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ut_20_this_20_file" style:display-name="PageStyle_About this fi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11:26:43.620000000</dc:date>
    <meta:generator>LibreOffice/7.0.3.1$Windows_X86_64 LibreOffice_project/d7547858d014d4cf69878db179d326fc3483e082</meta:generator>
    <meta:editing-duration>PT33M1S</meta:editing-duration>
    <meta:editing-cycles>4</meta:editing-cycles>
    <meta:document-statistic meta:table-count="2" meta:cell-count="2384" meta:object-count="0"/>
  </office:meta>
</office:document-meta>
</file>